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15.942cm" svg:y="3.851cm">
            <draw:object draw:notify-on-update-of-ranges="Sheet1.B1:Sheet1.B1 Sheet1.B2:Sheet1.B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16.685cm" svg:y="9.244cm">
            <draw:object draw:notify-on-update-of-ranges="Sheet1.B1:Sheet1.B1 Sheet1.B2:Sheet1.B3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1.523cm" svg:y="1.853cm">
            <draw:object draw:notify-on-update-of-ranges="Sheet1.B1:Sheet1.B1 Sheet1.B2:Sheet1.B9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nge</text:p>
          </table:table-cell>
        </table:table-row>
        <table:table-row table:style-name="ro1">
          <table:table-cell office:value-type="date" office:date-value="2000-01-01" calcext:value-type="date">
            <text:p>01/01/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]+1" office:value-type="date" office:date-value="2000-01-02" calcext:value-type="date">
            <text:p>02/01/00</text:p>
          </table:table-cell>
          <table:table-cell table:formula="of:=[.B2]+[.C3]" office:value-type="float" office:value="1003.46551705133" calcext:value-type="float">
            <text:p>1003.46551705133</text:p>
          </table:table-cell>
          <table:table-cell table:formula="of:=(RAND()-0.5)*100" office:value-type="float" office:value="3.46551705132812" calcext:value-type="float">
            <text:p>3.46551705132812</text:p>
          </table:table-cell>
        </table:table-row>
        <table:table-row table:style-name="ro1">
          <table:table-cell table:formula="of:=[.A3]+1" office:value-type="date" office:date-value="2000-01-03" calcext:value-type="date">
            <text:p>03/01/00</text:p>
          </table:table-cell>
          <table:table-cell table:formula="of:=[.B3]+[.C4]" office:value-type="float" office:value="1019.82449364453" calcext:value-type="float">
            <text:p>1019.82449364453</text:p>
          </table:table-cell>
          <table:table-cell table:formula="of:=(RAND()-0.5)*100" office:value-type="float" office:value="16.3589765932044" calcext:value-type="float">
            <text:p>16.3589765932044</text:p>
          </table:table-cell>
        </table:table-row>
        <table:table-row table:style-name="ro1">
          <table:table-cell table:formula="of:=[.A4]+1" office:value-type="date" office:date-value="2000-01-04" calcext:value-type="date">
            <text:p>04/01/00</text:p>
          </table:table-cell>
          <table:table-cell table:formula="of:=[.B4]+[.C5]" office:value-type="float" office:value="981.017551854565" calcext:value-type="float">
            <text:p>981.017551854565</text:p>
          </table:table-cell>
          <table:table-cell table:formula="of:=(RAND()-0.5)*100" office:value-type="float" office:value="-38.8069417899677" calcext:value-type="float">
            <text:p>-38.8069417899677</text:p>
          </table:table-cell>
        </table:table-row>
        <table:table-row table:style-name="ro1">
          <table:table-cell table:formula="of:=[.A5]+1" office:value-type="date" office:date-value="2000-01-05" calcext:value-type="date">
            <text:p>05/01/00</text:p>
          </table:table-cell>
          <table:table-cell table:formula="of:=[.B5]+[.C6]" office:value-type="float" office:value="1020.64137911244" calcext:value-type="float">
            <text:p>1020.64137911244</text:p>
          </table:table-cell>
          <table:table-cell table:formula="of:=(RAND()-0.5)*100" office:value-type="float" office:value="39.6238272578765" calcext:value-type="float">
            <text:p>39.6238272578765</text:p>
          </table:table-cell>
        </table:table-row>
        <table:table-row table:style-name="ro1">
          <table:table-cell table:formula="of:=[.A6]+1" office:value-type="date" office:date-value="2000-01-06" calcext:value-type="date">
            <text:p>06/01/00</text:p>
          </table:table-cell>
          <table:table-cell table:formula="of:=[.B6]+[.C7]" office:value-type="float" office:value="1032.41279632346" calcext:value-type="float">
            <text:p>1032.41279632346</text:p>
          </table:table-cell>
          <table:table-cell table:formula="of:=(RAND()-0.5)*100" office:value-type="float" office:value="11.7714172110199" calcext:value-type="float">
            <text:p>11.7714172110199</text:p>
          </table:table-cell>
        </table:table-row>
        <table:table-row table:style-name="ro1">
          <table:table-cell table:formula="of:=[.A7]+1" office:value-type="date" office:date-value="2000-01-07" calcext:value-type="date">
            <text:p>07/01/00</text:p>
          </table:table-cell>
          <table:table-cell table:formula="of:=[.B7]+[.C8]" office:value-type="float" office:value="1038.47264924994" calcext:value-type="float">
            <text:p>1038.47264924994</text:p>
          </table:table-cell>
          <table:table-cell table:formula="of:=(RAND()-0.5)*100" office:value-type="float" office:value="6.05985292647866" calcext:value-type="float">
            <text:p>6.05985292647866</text:p>
          </table:table-cell>
        </table:table-row>
        <table:table-row table:style-name="ro1">
          <table:table-cell table:formula="of:=[.A8]+1" office:value-type="date" office:date-value="2000-01-08" calcext:value-type="date">
            <text:p>08/01/00</text:p>
          </table:table-cell>
          <table:table-cell table:formula="of:=[.B8]+[.C9]" office:value-type="float" office:value="1057.74807089833" calcext:value-type="float">
            <text:p>1057.74807089833</text:p>
          </table:table-cell>
          <table:table-cell table:formula="of:=(RAND()-0.5)*100" office:value-type="float" office:value="19.275421648386" calcext:value-type="float">
            <text:p>19.275421648386</text:p>
          </table:table-cell>
        </table:table-row>
        <table:table-row table:style-name="ro1">
          <table:table-cell table:formula="of:=[.A9]+1" office:value-type="date" office:date-value="2000-01-09" calcext:value-type="date">
            <text:p>09/01/00</text:p>
          </table:table-cell>
          <table:table-cell table:formula="of:=[.B9]+[.C10]" office:value-type="float" office:value="1021.41092423524" calcext:value-type="float">
            <text:p>1021.41092423524</text:p>
          </table:table-cell>
          <table:table-cell table:formula="of:=(RAND()-0.5)*100" office:value-type="float" office:value="-36.3371466630875" calcext:value-type="float">
            <text:p>-36.3371466630875</text:p>
          </table:table-cell>
        </table:table-row>
        <table:table-row table:style-name="ro1">
          <table:table-cell table:formula="of:=[.A10]+1" office:value-type="date" office:date-value="2000-01-10" calcext:value-type="date">
            <text:p>10/01/00</text:p>
          </table:table-cell>
          <table:table-cell table:formula="of:=[.B10]+[.C11]" office:value-type="float" office:value="1017.44499740254" calcext:value-type="float">
            <text:p>1017.44499740254</text:p>
          </table:table-cell>
          <table:table-cell table:formula="of:=(RAND()-0.5)*100" office:value-type="float" office:value="-3.96592683270187" calcext:value-type="float">
            <text:p>-3.96592683270187</text:p>
          </table:table-cell>
        </table:table-row>
        <table:table-row table:style-name="ro1">
          <table:table-cell table:formula="of:=[.A11]+1" office:value-type="date" office:date-value="2000-01-11" calcext:value-type="date">
            <text:p>11/01/00</text:p>
          </table:table-cell>
          <table:table-cell table:formula="of:=[.B11]+[.C12]" office:value-type="float" office:value="1022.05450571333" calcext:value-type="float">
            <text:p>1022.05450571333</text:p>
          </table:table-cell>
          <table:table-cell table:formula="of:=(RAND()-0.5)*100" office:value-type="float" office:value="4.60950831079725" calcext:value-type="float">
            <text:p>4.60950831079725</text:p>
          </table:table-cell>
        </table:table-row>
        <table:table-row table:style-name="ro1">
          <table:table-cell table:formula="of:=[.A12]+1" office:value-type="date" office:date-value="2000-01-12" calcext:value-type="date">
            <text:p>12/01/00</text:p>
          </table:table-cell>
          <table:table-cell table:formula="of:=[.B12]+[.C13]" office:value-type="float" office:value="1028.67738933638" calcext:value-type="float">
            <text:p>1028.67738933638</text:p>
          </table:table-cell>
          <table:table-cell table:formula="of:=(RAND()-0.5)*100" office:value-type="float" office:value="6.62288362305061" calcext:value-type="float">
            <text:p>6.62288362305061</text:p>
          </table:table-cell>
        </table:table-row>
        <table:table-row table:style-name="ro1">
          <table:table-cell table:formula="of:=[.A13]+1" office:value-type="date" office:date-value="2000-01-13" calcext:value-type="date">
            <text:p>13/01/00</text:p>
          </table:table-cell>
          <table:table-cell table:formula="of:=[.B13]+[.C14]" office:value-type="float" office:value="993.988193062487" calcext:value-type="float">
            <text:p>993.988193062487</text:p>
          </table:table-cell>
          <table:table-cell table:formula="of:=(RAND()-0.5)*100" office:value-type="float" office:value="-34.6891962738973" calcext:value-type="float">
            <text:p>-34.6891962738973</text:p>
          </table:table-cell>
        </table:table-row>
        <table:table-row table:style-name="ro1">
          <table:table-cell table:formula="of:=[.A14]+1" office:value-type="date" office:date-value="2000-01-14" calcext:value-type="date">
            <text:p>14/01/00</text:p>
          </table:table-cell>
          <table:table-cell table:formula="of:=[.B14]+[.C15]" office:value-type="float" office:value="977.554250277707" calcext:value-type="float">
            <text:p>977.554250277707</text:p>
          </table:table-cell>
          <table:table-cell table:formula="of:=(RAND()-0.5)*100" office:value-type="float" office:value="-16.4339427847797" calcext:value-type="float">
            <text:p>-16.4339427847797</text:p>
          </table:table-cell>
        </table:table-row>
        <table:table-row table:style-name="ro1">
          <table:table-cell table:formula="of:=[.A15]+1" office:value-type="date" office:date-value="2000-01-15" calcext:value-type="date">
            <text:p>15/01/00</text:p>
          </table:table-cell>
          <table:table-cell table:formula="of:=[.B15]+[.C16]" office:value-type="float" office:value="967.605156845202" calcext:value-type="float">
            <text:p>967.605156845202</text:p>
          </table:table-cell>
          <table:table-cell table:formula="of:=(RAND()-0.5)*100" office:value-type="float" office:value="-9.94909343250521" calcext:value-type="float">
            <text:p>-9.94909343250521</text:p>
          </table:table-cell>
        </table:table-row>
        <table:table-row table:style-name="ro1">
          <table:table-cell table:formula="of:=[.A16]+1" office:value-type="date" office:date-value="2000-01-16" calcext:value-type="date">
            <text:p>16/01/00</text:p>
          </table:table-cell>
          <table:table-cell table:formula="of:=[.B16]+[.C17]" office:value-type="float" office:value="998.112643813876" calcext:value-type="float">
            <text:p>998.112643813876</text:p>
          </table:table-cell>
          <table:table-cell table:formula="of:=(RAND()-0.5)*100" office:value-type="float" office:value="30.5074869686741" calcext:value-type="float">
            <text:p>30.5074869686741</text:p>
          </table:table-cell>
        </table:table-row>
        <table:table-row table:style-name="ro1">
          <table:table-cell table:formula="of:=[.A17]+1" office:value-type="date" office:date-value="2000-01-17" calcext:value-type="date">
            <text:p>17/01/00</text:p>
          </table:table-cell>
          <table:table-cell table:formula="of:=[.B17]+[.C18]" office:value-type="float" office:value="974.89663436168" calcext:value-type="float">
            <text:p>974.89663436168</text:p>
          </table:table-cell>
          <table:table-cell table:formula="of:=(RAND()-0.5)*100" office:value-type="float" office:value="-23.2160094521963" calcext:value-type="float">
            <text:p>-23.2160094521963</text:p>
          </table:table-cell>
        </table:table-row>
        <table:table-row table:style-name="ro1">
          <table:table-cell table:formula="of:=[.A18]+1" office:value-type="date" office:date-value="2000-01-18" calcext:value-type="date">
            <text:p>18/01/00</text:p>
          </table:table-cell>
          <table:table-cell table:formula="of:=[.B18]+[.C19]" office:value-type="float" office:value="960.729896246283" calcext:value-type="float">
            <text:p>960.729896246283</text:p>
          </table:table-cell>
          <table:table-cell table:formula="of:=(RAND()-0.5)*100" office:value-type="float" office:value="-14.1667381153968" calcext:value-type="float">
            <text:p>-14.1667381153968</text:p>
          </table:table-cell>
        </table:table-row>
        <table:table-row table:style-name="ro1">
          <table:table-cell table:formula="of:=[.A19]+1" office:value-type="date" office:date-value="2000-01-19" calcext:value-type="date">
            <text:p>19/01/00</text:p>
          </table:table-cell>
          <table:table-cell table:formula="of:=[.B19]+[.C20]" office:value-type="float" office:value="946.189852371722" calcext:value-type="float">
            <text:p>946.189852371722</text:p>
          </table:table-cell>
          <table:table-cell table:formula="of:=(RAND()-0.5)*100" office:value-type="float" office:value="-14.5400438745614" calcext:value-type="float">
            <text:p>-14.5400438745614</text:p>
          </table:table-cell>
        </table:table-row>
        <table:table-row table:style-name="ro1">
          <table:table-cell table:formula="of:=[.A20]+1" office:value-type="date" office:date-value="2000-01-20" calcext:value-type="date">
            <text:p>20/01/00</text:p>
          </table:table-cell>
          <table:table-cell table:formula="of:=[.B20]+[.C21]" office:value-type="float" office:value="982.243592726053" calcext:value-type="float">
            <text:p>982.243592726053</text:p>
          </table:table-cell>
          <table:table-cell table:formula="of:=(RAND()-0.5)*100" office:value-type="float" office:value="36.0537403543315" calcext:value-type="float">
            <text:p>36.0537403543315</text:p>
          </table:table-cell>
        </table:table-row>
        <table:table-row table:style-name="ro1">
          <table:table-cell table:formula="of:=[.A21]+1" office:value-type="date" office:date-value="2000-01-21" calcext:value-type="date">
            <text:p>21/01/00</text:p>
          </table:table-cell>
          <table:table-cell table:formula="of:=[.B21]+[.C22]" office:value-type="float" office:value="950.346954559067" calcext:value-type="float">
            <text:p>950.346954559067</text:p>
          </table:table-cell>
          <table:table-cell table:formula="of:=(RAND()-0.5)*100" office:value-type="float" office:value="-31.8966381669862" calcext:value-type="float">
            <text:p>-31.8966381669862</text:p>
          </table:table-cell>
        </table:table-row>
        <table:table-row table:style-name="ro1">
          <table:table-cell table:formula="of:=[.A22]+1" office:value-type="date" office:date-value="2000-01-22" calcext:value-type="date">
            <text:p>22/01/00</text:p>
          </table:table-cell>
          <table:table-cell table:formula="of:=[.B22]+[.C23]" office:value-type="float" office:value="981.418106213716" calcext:value-type="float">
            <text:p>981.418106213716</text:p>
          </table:table-cell>
          <table:table-cell table:formula="of:=(RAND()-0.5)*100" office:value-type="float" office:value="31.0711516546489" calcext:value-type="float">
            <text:p>31.0711516546489</text:p>
          </table:table-cell>
        </table:table-row>
        <table:table-row table:style-name="ro1">
          <table:table-cell table:formula="of:=[.A23]+1" office:value-type="date" office:date-value="2000-01-23" calcext:value-type="date">
            <text:p>23/01/00</text:p>
          </table:table-cell>
          <table:table-cell table:formula="of:=[.B23]+[.C24]" office:value-type="float" office:value="1002.29709904692" calcext:value-type="float">
            <text:p>1002.29709904692</text:p>
          </table:table-cell>
          <table:table-cell table:formula="of:=(RAND()-0.5)*100" office:value-type="float" office:value="20.878992833201" calcext:value-type="float">
            <text:p>20.878992833201</text:p>
          </table:table-cell>
        </table:table-row>
        <table:table-row table:style-name="ro1">
          <table:table-cell table:formula="of:=[.A24]+1" office:value-type="date" office:date-value="2000-01-24" calcext:value-type="date">
            <text:p>24/01/00</text:p>
          </table:table-cell>
          <table:table-cell table:formula="of:=[.B24]+[.C25]" office:value-type="float" office:value="973.933943345696" calcext:value-type="float">
            <text:p>973.933943345696</text:p>
          </table:table-cell>
          <table:table-cell table:formula="of:=(RAND()-0.5)*100" office:value-type="float" office:value="-28.3631557012207" calcext:value-type="float">
            <text:p>-28.3631557012207</text:p>
          </table:table-cell>
        </table:table-row>
        <table:table-row table:style-name="ro1">
          <table:table-cell table:formula="of:=[.A25]+1" office:value-type="date" office:date-value="2000-01-25" calcext:value-type="date">
            <text:p>25/01/00</text:p>
          </table:table-cell>
          <table:table-cell table:formula="of:=[.B25]+[.C26]" office:value-type="float" office:value="944.009859970462" calcext:value-type="float">
            <text:p>944.009859970462</text:p>
          </table:table-cell>
          <table:table-cell table:formula="of:=(RAND()-0.5)*100" office:value-type="float" office:value="-29.9240833752346" calcext:value-type="float">
            <text:p>-29.9240833752346</text:p>
          </table:table-cell>
        </table:table-row>
        <table:table-row table:style-name="ro1">
          <table:table-cell table:formula="of:=[.A26]+1" office:value-type="date" office:date-value="2000-01-26" calcext:value-type="date">
            <text:p>26/01/00</text:p>
          </table:table-cell>
          <table:table-cell table:formula="of:=[.B26]+[.C27]" office:value-type="float" office:value="971.404411836054" calcext:value-type="float">
            <text:p>971.404411836054</text:p>
          </table:table-cell>
          <table:table-cell table:formula="of:=(RAND()-0.5)*100" office:value-type="float" office:value="27.3945518655923" calcext:value-type="float">
            <text:p>27.3945518655923</text:p>
          </table:table-cell>
        </table:table-row>
        <table:table-row table:style-name="ro1">
          <table:table-cell table:formula="of:=[.A27]+1" office:value-type="date" office:date-value="2000-01-27" calcext:value-type="date">
            <text:p>27/01/00</text:p>
          </table:table-cell>
          <table:table-cell table:formula="of:=[.B27]+[.C28]" office:value-type="float" office:value="1003.91582963111" calcext:value-type="float">
            <text:p>1003.91582963111</text:p>
          </table:table-cell>
          <table:table-cell table:formula="of:=(RAND()-0.5)*100" office:value-type="float" office:value="32.5114177950514" calcext:value-type="float">
            <text:p>32.5114177950514</text:p>
          </table:table-cell>
        </table:table-row>
        <table:table-row table:style-name="ro1">
          <table:table-cell table:formula="of:=[.A28]+1" office:value-type="date" office:date-value="2000-01-28" calcext:value-type="date">
            <text:p>28/01/00</text:p>
          </table:table-cell>
          <table:table-cell table:formula="of:=[.B28]+[.C29]" office:value-type="float" office:value="1002.55978724267" calcext:value-type="float">
            <text:p>1002.55978724267</text:p>
          </table:table-cell>
          <table:table-cell table:formula="of:=(RAND()-0.5)*100" office:value-type="float" office:value="-1.35604238844034" calcext:value-type="float">
            <text:p>-1.35604238844034</text:p>
          </table:table-cell>
        </table:table-row>
        <table:table-row table:style-name="ro1">
          <table:table-cell table:formula="of:=[.A29]+1" office:value-type="date" office:date-value="2000-01-29" calcext:value-type="date">
            <text:p>29/01/00</text:p>
          </table:table-cell>
          <table:table-cell table:formula="of:=[.B29]+[.C30]" office:value-type="float" office:value="963.640958325994" calcext:value-type="float">
            <text:p>963.640958325994</text:p>
          </table:table-cell>
          <table:table-cell table:formula="of:=(RAND()-0.5)*100" office:value-type="float" office:value="-38.9188289166713" calcext:value-type="float">
            <text:p>-38.9188289166713</text:p>
          </table:table-cell>
        </table:table-row>
        <table:table-row table:style-name="ro1">
          <table:table-cell table:formula="of:=[.A30]+1" office:value-type="date" office:date-value="2000-01-30" calcext:value-type="date">
            <text:p>30/01/00</text:p>
          </table:table-cell>
          <table:table-cell table:formula="of:=[.B30]+[.C31]" office:value-type="float" office:value="960.770924799129" calcext:value-type="float">
            <text:p>960.770924799129</text:p>
          </table:table-cell>
          <table:table-cell table:formula="of:=(RAND()-0.5)*100" office:value-type="float" office:value="-2.8700335268644" calcext:value-type="float">
            <text:p>-2.8700335268644</text:p>
          </table:table-cell>
        </table:table-row>
        <table:table-row table:style-name="ro1">
          <table:table-cell table:formula="of:=[.A31]+1" office:value-type="date" office:date-value="2000-01-31" calcext:value-type="date">
            <text:p>31/01/00</text:p>
          </table:table-cell>
          <table:table-cell table:formula="of:=[.B31]+[.C32]" office:value-type="float" office:value="913.116825581301" calcext:value-type="float">
            <text:p>913.116825581301</text:p>
          </table:table-cell>
          <table:table-cell table:formula="of:=(RAND()-0.5)*100" office:value-type="float" office:value="-47.6540992178281" calcext:value-type="float">
            <text:p>-47.6540992178281</text:p>
          </table:table-cell>
        </table:table-row>
        <table:table-row table:style-name="ro1">
          <table:table-cell table:formula="of:=[.A32]+1" office:value-type="date" office:date-value="2000-02-01" calcext:value-type="date">
            <text:p>01/02/00</text:p>
          </table:table-cell>
          <table:table-cell table:formula="of:=[.B32]+[.C33]" office:value-type="float" office:value="944.21331692337" calcext:value-type="float">
            <text:p>944.21331692337</text:p>
          </table:table-cell>
          <table:table-cell table:formula="of:=(RAND()-0.5)*100" office:value-type="float" office:value="31.0964913420686" calcext:value-type="float">
            <text:p>31.0964913420686</text:p>
          </table:table-cell>
        </table:table-row>
        <table:table-row table:style-name="ro1">
          <table:table-cell table:formula="of:=[.A33]+1" office:value-type="date" office:date-value="2000-02-02" calcext:value-type="date">
            <text:p>02/02/00</text:p>
          </table:table-cell>
          <table:table-cell table:formula="of:=[.B33]+[.C34]" office:value-type="float" office:value="962.49206374737" calcext:value-type="float">
            <text:p>962.49206374737</text:p>
          </table:table-cell>
          <table:table-cell table:formula="of:=(RAND()-0.5)*100" office:value-type="float" office:value="18.2787468240005" calcext:value-type="float">
            <text:p>18.2787468240005</text:p>
          </table:table-cell>
        </table:table-row>
        <table:table-row table:style-name="ro1">
          <table:table-cell table:formula="of:=[.A34]+1" office:value-type="date" office:date-value="2000-02-03" calcext:value-type="date">
            <text:p>03/02/00</text:p>
          </table:table-cell>
          <table:table-cell table:formula="of:=[.B34]+[.C35]" office:value-type="float" office:value="983.061007543311" calcext:value-type="float">
            <text:p>983.061007543311</text:p>
          </table:table-cell>
          <table:table-cell table:formula="of:=(RAND()-0.5)*100" office:value-type="float" office:value="20.5689437959402" calcext:value-type="float">
            <text:p>20.5689437959402</text:p>
          </table:table-cell>
        </table:table-row>
        <table:table-row table:style-name="ro1">
          <table:table-cell table:formula="of:=[.A35]+1" office:value-type="date" office:date-value="2000-02-04" calcext:value-type="date">
            <text:p>04/02/00</text:p>
          </table:table-cell>
          <table:table-cell table:formula="of:=[.B35]+[.C36]" office:value-type="float" office:value="1013.78470435892" calcext:value-type="float">
            <text:p>1013.78470435892</text:p>
          </table:table-cell>
          <table:table-cell table:formula="of:=(RAND()-0.5)*100" office:value-type="float" office:value="30.7236968156116" calcext:value-type="float">
            <text:p>30.7236968156116</text:p>
          </table:table-cell>
        </table:table-row>
        <table:table-row table:style-name="ro1">
          <table:table-cell table:formula="of:=[.A36]+1" office:value-type="date" office:date-value="2000-02-05" calcext:value-type="date">
            <text:p>05/02/00</text:p>
          </table:table-cell>
          <table:table-cell table:formula="of:=[.B36]+[.C37]" office:value-type="float" office:value="975.989432197246" calcext:value-type="float">
            <text:p>975.989432197246</text:p>
          </table:table-cell>
          <table:table-cell table:formula="of:=(RAND()-0.5)*100" office:value-type="float" office:value="-37.7952721616763" calcext:value-type="float">
            <text:p>-37.7952721616763</text:p>
          </table:table-cell>
        </table:table-row>
        <table:table-row table:style-name="ro1">
          <table:table-cell table:formula="of:=[.A37]+1" office:value-type="date" office:date-value="2000-02-06" calcext:value-type="date">
            <text:p>06/02/00</text:p>
          </table:table-cell>
          <table:table-cell table:formula="of:=[.B37]+[.C38]" office:value-type="float" office:value="991.394358532955" calcext:value-type="float">
            <text:p>991.394358532955</text:p>
          </table:table-cell>
          <table:table-cell table:formula="of:=(RAND()-0.5)*100" office:value-type="float" office:value="15.4049263357088" calcext:value-type="float">
            <text:p>15.4049263357088</text:p>
          </table:table-cell>
        </table:table-row>
        <table:table-row table:style-name="ro1">
          <table:table-cell table:formula="of:=[.A38]+1" office:value-type="date" office:date-value="2000-02-07" calcext:value-type="date">
            <text:p>07/02/00</text:p>
          </table:table-cell>
          <table:table-cell table:formula="of:=[.B38]+[.C39]" office:value-type="float" office:value="1037.03671000099" calcext:value-type="float">
            <text:p>1037.03671000099</text:p>
          </table:table-cell>
          <table:table-cell table:formula="of:=(RAND()-0.5)*100" office:value-type="float" office:value="45.6423514680348" calcext:value-type="float">
            <text:p>45.6423514680348</text:p>
          </table:table-cell>
        </table:table-row>
        <table:table-row table:style-name="ro1">
          <table:table-cell table:formula="of:=[.A39]+1" office:value-type="date" office:date-value="2000-02-08" calcext:value-type="date">
            <text:p>08/02/00</text:p>
          </table:table-cell>
          <table:table-cell table:formula="of:=[.B39]+[.C40]" office:value-type="float" office:value="1036.88284389678" calcext:value-type="float">
            <text:p>1036.88284389678</text:p>
          </table:table-cell>
          <table:table-cell table:formula="of:=(RAND()-0.5)*100" office:value-type="float" office:value="-0.153866104207101" calcext:value-type="float">
            <text:p>-0.153866104207101</text:p>
          </table:table-cell>
        </table:table-row>
        <table:table-row table:style-name="ro1">
          <table:table-cell table:formula="of:=[.A40]+1" office:value-type="date" office:date-value="2000-02-09" calcext:value-type="date">
            <text:p>09/02/00</text:p>
          </table:table-cell>
          <table:table-cell table:formula="of:=[.B40]+[.C41]" office:value-type="float" office:value="987.071883195845" calcext:value-type="float">
            <text:p>987.071883195845</text:p>
          </table:table-cell>
          <table:table-cell table:formula="of:=(RAND()-0.5)*100" office:value-type="float" office:value="-49.810960700937" calcext:value-type="float">
            <text:p>-49.810960700937</text:p>
          </table:table-cell>
        </table:table-row>
        <table:table-row table:style-name="ro1">
          <table:table-cell table:formula="of:=[.A41]+1" office:value-type="date" office:date-value="2000-02-10" calcext:value-type="date">
            <text:p>10/02/00</text:p>
          </table:table-cell>
          <table:table-cell table:formula="of:=[.B41]+[.C42]" office:value-type="float" office:value="959.276664882058" calcext:value-type="float">
            <text:p>959.276664882058</text:p>
          </table:table-cell>
          <table:table-cell table:formula="of:=(RAND()-0.5)*100" office:value-type="float" office:value="-27.7952183137871" calcext:value-type="float">
            <text:p>-27.7952183137871</text:p>
          </table:table-cell>
        </table:table-row>
        <table:table-row table:style-name="ro1">
          <table:table-cell table:formula="of:=[.A42]+1" office:value-type="date" office:date-value="2000-02-11" calcext:value-type="date">
            <text:p>11/02/00</text:p>
          </table:table-cell>
          <table:table-cell table:formula="of:=[.B42]+[.C43]" office:value-type="float" office:value="1004.83729926336" calcext:value-type="float">
            <text:p>1004.83729926336</text:p>
          </table:table-cell>
          <table:table-cell table:formula="of:=(RAND()-0.5)*100" office:value-type="float" office:value="45.5606343812984" calcext:value-type="float">
            <text:p>45.5606343812984</text:p>
          </table:table-cell>
        </table:table-row>
        <table:table-row table:style-name="ro1">
          <table:table-cell table:formula="of:=[.A43]+1" office:value-type="date" office:date-value="2000-02-12" calcext:value-type="date">
            <text:p>12/02/00</text:p>
          </table:table-cell>
          <table:table-cell table:formula="of:=[.B43]+[.C44]" office:value-type="float" office:value="1014.58607419497" calcext:value-type="float">
            <text:p>1014.58607419497</text:p>
          </table:table-cell>
          <table:table-cell table:formula="of:=(RAND()-0.5)*100" office:value-type="float" office:value="9.74877493160935" calcext:value-type="float">
            <text:p>9.74877493160935</text:p>
          </table:table-cell>
        </table:table-row>
        <table:table-row table:style-name="ro1">
          <table:table-cell table:formula="of:=[.A44]+1" office:value-type="date" office:date-value="2000-02-13" calcext:value-type="date">
            <text:p>13/02/00</text:p>
          </table:table-cell>
          <table:table-cell table:formula="of:=[.B44]+[.C45]" office:value-type="float" office:value="1037.94359720807" calcext:value-type="float">
            <text:p>1037.94359720807</text:p>
          </table:table-cell>
          <table:table-cell table:formula="of:=(RAND()-0.5)*100" office:value-type="float" office:value="23.3575230131061" calcext:value-type="float">
            <text:p>23.3575230131061</text:p>
          </table:table-cell>
        </table:table-row>
        <table:table-row table:style-name="ro1">
          <table:table-cell table:formula="of:=[.A45]+1" office:value-type="date" office:date-value="2000-02-14" calcext:value-type="date">
            <text:p>14/02/00</text:p>
          </table:table-cell>
          <table:table-cell table:formula="of:=[.B45]+[.C46]" office:value-type="float" office:value="1052.20155394715" calcext:value-type="float">
            <text:p>1052.20155394715</text:p>
          </table:table-cell>
          <table:table-cell table:formula="of:=(RAND()-0.5)*100" office:value-type="float" office:value="14.2579567390769" calcext:value-type="float">
            <text:p>14.2579567390769</text:p>
          </table:table-cell>
        </table:table-row>
        <table:table-row table:style-name="ro1">
          <table:table-cell table:formula="of:=[.A46]+1" office:value-type="date" office:date-value="2000-02-15" calcext:value-type="date">
            <text:p>15/02/00</text:p>
          </table:table-cell>
          <table:table-cell table:formula="of:=[.B46]+[.C47]" office:value-type="float" office:value="1027.96988214666" calcext:value-type="float">
            <text:p>1027.96988214666</text:p>
          </table:table-cell>
          <table:table-cell table:formula="of:=(RAND()-0.5)*100" office:value-type="float" office:value="-24.23167180049" calcext:value-type="float">
            <text:p>-24.23167180049</text:p>
          </table:table-cell>
        </table:table-row>
        <table:table-row table:style-name="ro1">
          <table:table-cell table:formula="of:=[.A47]+1" office:value-type="date" office:date-value="2000-02-16" calcext:value-type="date">
            <text:p>16/02/00</text:p>
          </table:table-cell>
          <table:table-cell table:formula="of:=[.B47]+[.C48]" office:value-type="float" office:value="1045.51301045902" calcext:value-type="float">
            <text:p>1045.51301045902</text:p>
          </table:table-cell>
          <table:table-cell table:formula="of:=(RAND()-0.5)*100" office:value-type="float" office:value="17.5431283123656" calcext:value-type="float">
            <text:p>17.5431283123656</text:p>
          </table:table-cell>
        </table:table-row>
        <table:table-row table:style-name="ro1">
          <table:table-cell table:formula="of:=[.A48]+1" office:value-type="date" office:date-value="2000-02-17" calcext:value-type="date">
            <text:p>17/02/00</text:p>
          </table:table-cell>
          <table:table-cell table:formula="of:=[.B48]+[.C49]" office:value-type="float" office:value="998.960012477462" calcext:value-type="float">
            <text:p>998.960012477462</text:p>
          </table:table-cell>
          <table:table-cell table:formula="of:=(RAND()-0.5)*100" office:value-type="float" office:value="-46.5529979815624" calcext:value-type="float">
            <text:p>-46.5529979815624</text:p>
          </table:table-cell>
        </table:table-row>
        <table:table-row table:style-name="ro1">
          <table:table-cell table:formula="of:=[.A49]+1" office:value-type="date" office:date-value="2000-02-18" calcext:value-type="date">
            <text:p>18/02/00</text:p>
          </table:table-cell>
          <table:table-cell table:formula="of:=[.B49]+[.C50]" office:value-type="float" office:value="1015.08883727907" calcext:value-type="float">
            <text:p>1015.08883727907</text:p>
          </table:table-cell>
          <table:table-cell table:formula="of:=(RAND()-0.5)*100" office:value-type="float" office:value="16.1288248016052" calcext:value-type="float">
            <text:p>16.1288248016052</text:p>
          </table:table-cell>
        </table:table-row>
        <table:table-row table:style-name="ro1">
          <table:table-cell table:formula="of:=[.A50]+1" office:value-type="date" office:date-value="2000-02-19" calcext:value-type="date">
            <text:p>19/02/00</text:p>
          </table:table-cell>
          <table:table-cell table:formula="of:=[.B50]+[.C51]" office:value-type="float" office:value="967.061473147943" calcext:value-type="float">
            <text:p>967.061473147943</text:p>
          </table:table-cell>
          <table:table-cell table:formula="of:=(RAND()-0.5)*100" office:value-type="float" office:value="-48.0273641311245" calcext:value-type="float">
            <text:p>-48.0273641311245</text:p>
          </table:table-cell>
        </table:table-row>
        <table:table-row table:style-name="ro1">
          <table:table-cell table:formula="of:=[.A51]+1" office:value-type="date" office:date-value="2000-02-20" calcext:value-type="date">
            <text:p>20/02/00</text:p>
          </table:table-cell>
          <table:table-cell table:formula="of:=[.B51]+[.C52]" office:value-type="float" office:value="965.540207180086" calcext:value-type="float">
            <text:p>965.540207180086</text:p>
          </table:table-cell>
          <table:table-cell table:formula="of:=(RAND()-0.5)*100" office:value-type="float" office:value="-1.52126596785744" calcext:value-type="float">
            <text:p>-1.52126596785744</text:p>
          </table:table-cell>
        </table:table-row>
        <table:table-row table:style-name="ro1">
          <table:table-cell table:formula="of:=[.A52]+1" office:value-type="date" office:date-value="2000-02-21" calcext:value-type="date">
            <text:p>21/02/00</text:p>
          </table:table-cell>
          <table:table-cell table:formula="of:=[.B52]+[.C53]" office:value-type="float" office:value="928.926763623497" calcext:value-type="float">
            <text:p>928.926763623497</text:p>
          </table:table-cell>
          <table:table-cell table:formula="of:=(RAND()-0.5)*100" office:value-type="float" office:value="-36.6134435565883" calcext:value-type="float">
            <text:p>-36.6134435565883</text:p>
          </table:table-cell>
        </table:table-row>
        <table:table-row table:style-name="ro1">
          <table:table-cell table:formula="of:=[.A53]+1" office:value-type="date" office:date-value="2000-02-22" calcext:value-type="date">
            <text:p>22/02/00</text:p>
          </table:table-cell>
          <table:table-cell table:formula="of:=[.B53]+[.C54]" office:value-type="float" office:value="908.992058824087" calcext:value-type="float">
            <text:p>908.992058824087</text:p>
          </table:table-cell>
          <table:table-cell table:formula="of:=(RAND()-0.5)*100" office:value-type="float" office:value="-19.93470479941" calcext:value-type="float">
            <text:p>-19.93470479941</text:p>
          </table:table-cell>
        </table:table-row>
        <table:table-row table:style-name="ro1">
          <table:table-cell table:formula="of:=[.A54]+1" office:value-type="date" office:date-value="2000-02-23" calcext:value-type="date">
            <text:p>23/02/00</text:p>
          </table:table-cell>
          <table:table-cell table:formula="of:=[.B54]+[.C55]" office:value-type="float" office:value="937.380411593911" calcext:value-type="float">
            <text:p>937.380411593911</text:p>
          </table:table-cell>
          <table:table-cell table:formula="of:=(RAND()-0.5)*100" office:value-type="float" office:value="28.3883527698242" calcext:value-type="float">
            <text:p>28.3883527698242</text:p>
          </table:table-cell>
        </table:table-row>
        <table:table-row table:style-name="ro1">
          <table:table-cell table:formula="of:=[.A55]+1" office:value-type="date" office:date-value="2000-02-24" calcext:value-type="date">
            <text:p>24/02/00</text:p>
          </table:table-cell>
          <table:table-cell table:formula="of:=[.B55]+[.C56]" office:value-type="float" office:value="939.366480812973" calcext:value-type="float">
            <text:p>939.366480812973</text:p>
          </table:table-cell>
          <table:table-cell table:formula="of:=(RAND()-0.5)*100" office:value-type="float" office:value="1.98606921906161" calcext:value-type="float">
            <text:p>1.98606921906161</text:p>
          </table:table-cell>
        </table:table-row>
        <table:table-row table:style-name="ro1">
          <table:table-cell table:formula="of:=[.A56]+1" office:value-type="date" office:date-value="2000-02-25" calcext:value-type="date">
            <text:p>25/02/00</text:p>
          </table:table-cell>
          <table:table-cell table:formula="of:=[.B56]+[.C57]" office:value-type="float" office:value="972.081673575742" calcext:value-type="float">
            <text:p>972.081673575742</text:p>
          </table:table-cell>
          <table:table-cell table:formula="of:=(RAND()-0.5)*100" office:value-type="float" office:value="32.715192762769" calcext:value-type="float">
            <text:p>32.715192762769</text:p>
          </table:table-cell>
        </table:table-row>
        <table:table-row table:style-name="ro1">
          <table:table-cell table:formula="of:=[.A57]+1" office:value-type="date" office:date-value="2000-02-26" calcext:value-type="date">
            <text:p>26/02/00</text:p>
          </table:table-cell>
          <table:table-cell table:formula="of:=[.B57]+[.C58]" office:value-type="float" office:value="1009.87838193137" calcext:value-type="float">
            <text:p>1009.87838193137</text:p>
          </table:table-cell>
          <table:table-cell table:formula="of:=(RAND()-0.5)*100" office:value-type="float" office:value="37.7967083556263" calcext:value-type="float">
            <text:p>37.7967083556263</text:p>
          </table:table-cell>
        </table:table-row>
        <table:table-row table:style-name="ro1">
          <table:table-cell table:formula="of:=[.A58]+1" office:value-type="date" office:date-value="2000-02-27" calcext:value-type="date">
            <text:p>27/02/00</text:p>
          </table:table-cell>
          <table:table-cell table:formula="of:=[.B58]+[.C59]" office:value-type="float" office:value="1025.82136565478" calcext:value-type="float">
            <text:p>1025.82136565478</text:p>
          </table:table-cell>
          <table:table-cell table:formula="of:=(RAND()-0.5)*100" office:value-type="float" office:value="15.9429837234081" calcext:value-type="float">
            <text:p>15.9429837234081</text:p>
          </table:table-cell>
        </table:table-row>
        <table:table-row table:style-name="ro1">
          <table:table-cell table:formula="of:=[.A59]+1" office:value-type="date" office:date-value="2000-02-28" calcext:value-type="date">
            <text:p>28/02/00</text:p>
          </table:table-cell>
          <table:table-cell table:formula="of:=[.B59]+[.C60]" office:value-type="float" office:value="1039.77900916205" calcext:value-type="float">
            <text:p>1039.77900916205</text:p>
          </table:table-cell>
          <table:table-cell table:formula="of:=(RAND()-0.5)*100" office:value-type="float" office:value="13.9576435072743" calcext:value-type="float">
            <text:p>13.9576435072743</text:p>
          </table:table-cell>
        </table:table-row>
        <table:table-row table:style-name="ro1">
          <table:table-cell table:formula="of:=[.A60]+1" office:value-type="date" office:date-value="2000-02-29" calcext:value-type="date">
            <text:p>29/02/00</text:p>
          </table:table-cell>
          <table:table-cell table:formula="of:=[.B60]+[.C61]" office:value-type="float" office:value="1034.11094580977" calcext:value-type="float">
            <text:p>1034.11094580977</text:p>
          </table:table-cell>
          <table:table-cell table:formula="of:=(RAND()-0.5)*100" office:value-type="float" office:value="-5.6680633522795" calcext:value-type="float">
            <text:p>-5.6680633522795</text:p>
          </table:table-cell>
        </table:table-row>
        <table:table-row table:style-name="ro1">
          <table:table-cell table:formula="of:=[.A61]+1" office:value-type="date" office:date-value="2000-03-01" calcext:value-type="date">
            <text:p>01/03/00</text:p>
          </table:table-cell>
          <table:table-cell table:formula="of:=[.B61]+[.C62]" office:value-type="float" office:value="1074.08410981868" calcext:value-type="float">
            <text:p>1074.08410981868</text:p>
          </table:table-cell>
          <table:table-cell table:formula="of:=(RAND()-0.5)*100" office:value-type="float" office:value="39.9731640089132" calcext:value-type="float">
            <text:p>39.9731640089132</text:p>
          </table:table-cell>
        </table:table-row>
        <table:table-row table:style-name="ro1">
          <table:table-cell table:formula="of:=[.A62]+1" office:value-type="date" office:date-value="2000-03-02" calcext:value-type="date">
            <text:p>02/03/00</text:p>
          </table:table-cell>
          <table:table-cell table:formula="of:=[.B62]+[.C63]" office:value-type="float" office:value="1082.8916531068" calcext:value-type="float">
            <text:p>1082.8916531068</text:p>
          </table:table-cell>
          <table:table-cell table:formula="of:=(RAND()-0.5)*100" office:value-type="float" office:value="8.80754328811584" calcext:value-type="float">
            <text:p>8.80754328811584</text:p>
          </table:table-cell>
        </table:table-row>
        <table:table-row table:style-name="ro1">
          <table:table-cell table:formula="of:=[.A63]+1" office:value-type="date" office:date-value="2000-03-03" calcext:value-type="date">
            <text:p>03/03/00</text:p>
          </table:table-cell>
          <table:table-cell table:formula="of:=[.B63]+[.C64]" office:value-type="float" office:value="1043.68447076583" calcext:value-type="float">
            <text:p>1043.68447076583</text:p>
          </table:table-cell>
          <table:table-cell table:formula="of:=(RAND()-0.5)*100" office:value-type="float" office:value="-39.2071823409693" calcext:value-type="float">
            <text:p>-39.2071823409693</text:p>
          </table:table-cell>
        </table:table-row>
        <table:table-row table:style-name="ro1">
          <table:table-cell table:formula="of:=[.A64]+1" office:value-type="date" office:date-value="2000-03-04" calcext:value-type="date">
            <text:p>04/03/00</text:p>
          </table:table-cell>
          <table:table-cell table:formula="of:=[.B64]+[.C65]" office:value-type="float" office:value="1006.23412000737" calcext:value-type="float">
            <text:p>1006.23412000737</text:p>
          </table:table-cell>
          <table:table-cell table:formula="of:=(RAND()-0.5)*100" office:value-type="float" office:value="-37.4503507584635" calcext:value-type="float">
            <text:p>-37.4503507584635</text:p>
          </table:table-cell>
        </table:table-row>
        <table:table-row table:style-name="ro1">
          <table:table-cell table:formula="of:=[.A65]+1" office:value-type="date" office:date-value="2000-03-05" calcext:value-type="date">
            <text:p>05/03/00</text:p>
          </table:table-cell>
          <table:table-cell table:formula="of:=[.B65]+[.C66]" office:value-type="float" office:value="971.50809817944" calcext:value-type="float">
            <text:p>971.50809817944</text:p>
          </table:table-cell>
          <table:table-cell table:formula="of:=(RAND()-0.5)*100" office:value-type="float" office:value="-34.726021827928" calcext:value-type="float">
            <text:p>-34.726021827928</text:p>
          </table:table-cell>
        </table:table-row>
        <table:table-row table:style-name="ro1">
          <table:table-cell table:formula="of:=[.A66]+1" office:value-type="date" office:date-value="2000-03-06" calcext:value-type="date">
            <text:p>06/03/00</text:p>
          </table:table-cell>
          <table:table-cell table:formula="of:=[.B66]+[.C67]" office:value-type="float" office:value="931.931167659727" calcext:value-type="float">
            <text:p>931.931167659727</text:p>
          </table:table-cell>
          <table:table-cell table:formula="of:=(RAND()-0.5)*100" office:value-type="float" office:value="-39.5769305197124" calcext:value-type="float">
            <text:p>-39.5769305197124</text:p>
          </table:table-cell>
        </table:table-row>
        <table:table-row table:style-name="ro1">
          <table:table-cell table:formula="of:=[.A67]+1" office:value-type="date" office:date-value="2000-03-07" calcext:value-type="date">
            <text:p>07/03/00</text:p>
          </table:table-cell>
          <table:table-cell table:formula="of:=[.B67]+[.C68]" office:value-type="float" office:value="913.060216151025" calcext:value-type="float">
            <text:p>913.060216151025</text:p>
          </table:table-cell>
          <table:table-cell table:formula="of:=(RAND()-0.5)*100" office:value-type="float" office:value="-18.8709515087026" calcext:value-type="float">
            <text:p>-18.8709515087026</text:p>
          </table:table-cell>
        </table:table-row>
        <table:table-row table:style-name="ro1">
          <table:table-cell table:formula="of:=[.A68]+1" office:value-type="date" office:date-value="2000-03-08" calcext:value-type="date">
            <text:p>08/03/00</text:p>
          </table:table-cell>
          <table:table-cell table:formula="of:=[.B68]+[.C69]" office:value-type="float" office:value="896.787170221949" calcext:value-type="float">
            <text:p>896.787170221949</text:p>
          </table:table-cell>
          <table:table-cell table:formula="of:=(RAND()-0.5)*100" office:value-type="float" office:value="-16.2730459290753" calcext:value-type="float">
            <text:p>-16.2730459290753</text:p>
          </table:table-cell>
        </table:table-row>
        <table:table-row table:style-name="ro1">
          <table:table-cell table:formula="of:=[.A69]+1" office:value-type="date" office:date-value="2000-03-09" calcext:value-type="date">
            <text:p>09/03/00</text:p>
          </table:table-cell>
          <table:table-cell table:formula="of:=[.B69]+[.C70]" office:value-type="float" office:value="930.101113516808" calcext:value-type="float">
            <text:p>930.101113516808</text:p>
          </table:table-cell>
          <table:table-cell table:formula="of:=(RAND()-0.5)*100" office:value-type="float" office:value="33.313943294859" calcext:value-type="float">
            <text:p>33.313943294859</text:p>
          </table:table-cell>
        </table:table-row>
        <table:table-row table:style-name="ro1">
          <table:table-cell table:formula="of:=[.A70]+1" office:value-type="date" office:date-value="2000-03-10" calcext:value-type="date">
            <text:p>10/03/00</text:p>
          </table:table-cell>
          <table:table-cell table:formula="of:=[.B70]+[.C71]" office:value-type="float" office:value="942.335995054249" calcext:value-type="float">
            <text:p>942.335995054249</text:p>
          </table:table-cell>
          <table:table-cell table:formula="of:=(RAND()-0.5)*100" office:value-type="float" office:value="12.2348815374406" calcext:value-type="float">
            <text:p>12.2348815374406</text:p>
          </table:table-cell>
        </table:table-row>
        <table:table-row table:style-name="ro1">
          <table:table-cell table:formula="of:=[.A71]+1" office:value-type="date" office:date-value="2000-03-11" calcext:value-type="date">
            <text:p>11/03/00</text:p>
          </table:table-cell>
          <table:table-cell table:formula="of:=[.B71]+[.C72]" office:value-type="float" office:value="957.700264258284" calcext:value-type="float">
            <text:p>957.700264258284</text:p>
          </table:table-cell>
          <table:table-cell table:formula="of:=(RAND()-0.5)*100" office:value-type="float" office:value="15.3642692040347" calcext:value-type="float">
            <text:p>15.3642692040347</text:p>
          </table:table-cell>
        </table:table-row>
        <table:table-row table:style-name="ro1">
          <table:table-cell table:formula="of:=[.A72]+1" office:value-type="date" office:date-value="2000-03-12" calcext:value-type="date">
            <text:p>12/03/00</text:p>
          </table:table-cell>
          <table:table-cell table:formula="of:=[.B72]+[.C73]" office:value-type="float" office:value="983.649162573105" calcext:value-type="float">
            <text:p>983.649162573105</text:p>
          </table:table-cell>
          <table:table-cell table:formula="of:=(RAND()-0.5)*100" office:value-type="float" office:value="25.9488983148218" calcext:value-type="float">
            <text:p>25.9488983148218</text:p>
          </table:table-cell>
        </table:table-row>
        <table:table-row table:style-name="ro1">
          <table:table-cell table:formula="of:=[.A73]+1" office:value-type="date" office:date-value="2000-03-13" calcext:value-type="date">
            <text:p>13/03/00</text:p>
          </table:table-cell>
          <table:table-cell table:formula="of:=[.B73]+[.C74]" office:value-type="float" office:value="950.79176579436" calcext:value-type="float">
            <text:p>950.79176579436</text:p>
          </table:table-cell>
          <table:table-cell table:formula="of:=(RAND()-0.5)*100" office:value-type="float" office:value="-32.857396778745" calcext:value-type="float">
            <text:p>-32.857396778745</text:p>
          </table:table-cell>
        </table:table-row>
        <table:table-row table:style-name="ro1">
          <table:table-cell table:formula="of:=[.A74]+1" office:value-type="date" office:date-value="2000-03-14" calcext:value-type="date">
            <text:p>14/03/00</text:p>
          </table:table-cell>
          <table:table-cell table:formula="of:=[.B74]+[.C75]" office:value-type="float" office:value="1000.39366300996" calcext:value-type="float">
            <text:p>1000.39366300996</text:p>
          </table:table-cell>
          <table:table-cell table:formula="of:=(RAND()-0.5)*100" office:value-type="float" office:value="49.6018972156042" calcext:value-type="float">
            <text:p>49.6018972156042</text:p>
          </table:table-cell>
        </table:table-row>
        <table:table-row table:style-name="ro1">
          <table:table-cell table:formula="of:=[.A75]+1" office:value-type="date" office:date-value="2000-03-15" calcext:value-type="date">
            <text:p>15/03/00</text:p>
          </table:table-cell>
          <table:table-cell table:formula="of:=[.B75]+[.C76]" office:value-type="float" office:value="994.650299993768" calcext:value-type="float">
            <text:p>994.650299993768</text:p>
          </table:table-cell>
          <table:table-cell table:formula="of:=(RAND()-0.5)*100" office:value-type="float" office:value="-5.74336301619634" calcext:value-type="float">
            <text:p>-5.74336301619634</text:p>
          </table:table-cell>
        </table:table-row>
        <table:table-row table:style-name="ro1">
          <table:table-cell table:formula="of:=[.A76]+1" office:value-type="date" office:date-value="2000-03-16" calcext:value-type="date">
            <text:p>16/03/00</text:p>
          </table:table-cell>
          <table:table-cell table:formula="of:=[.B76]+[.C77]" office:value-type="float" office:value="1022.77747317318" calcext:value-type="float">
            <text:p>1022.77747317318</text:p>
          </table:table-cell>
          <table:table-cell table:formula="of:=(RAND()-0.5)*100" office:value-type="float" office:value="28.127173179409" calcext:value-type="float">
            <text:p>28.127173179409</text:p>
          </table:table-cell>
        </table:table-row>
        <table:table-row table:style-name="ro1">
          <table:table-cell table:formula="of:=[.A77]+1" office:value-type="date" office:date-value="2000-03-17" calcext:value-type="date">
            <text:p>17/03/00</text:p>
          </table:table-cell>
          <table:table-cell table:formula="of:=[.B77]+[.C78]" office:value-type="float" office:value="987.617867786904" calcext:value-type="float">
            <text:p>987.617867786904</text:p>
          </table:table-cell>
          <table:table-cell table:formula="of:=(RAND()-0.5)*100" office:value-type="float" office:value="-35.1596053862734" calcext:value-type="float">
            <text:p>-35.1596053862734</text:p>
          </table:table-cell>
        </table:table-row>
        <table:table-row table:style-name="ro1">
          <table:table-cell table:formula="of:=[.A78]+1" office:value-type="date" office:date-value="2000-03-18" calcext:value-type="date">
            <text:p>18/03/00</text:p>
          </table:table-cell>
          <table:table-cell table:formula="of:=[.B78]+[.C79]" office:value-type="float" office:value="947.796806190051" calcext:value-type="float">
            <text:p>947.796806190051</text:p>
          </table:table-cell>
          <table:table-cell table:formula="of:=(RAND()-0.5)*100" office:value-type="float" office:value="-39.8210615968524" calcext:value-type="float">
            <text:p>-39.8210615968524</text:p>
          </table:table-cell>
        </table:table-row>
        <table:table-row table:style-name="ro1">
          <table:table-cell table:formula="of:=[.A79]+1" office:value-type="date" office:date-value="2000-03-19" calcext:value-type="date">
            <text:p>19/03/00</text:p>
          </table:table-cell>
          <table:table-cell table:formula="of:=[.B79]+[.C80]" office:value-type="float" office:value="992.206769687724" calcext:value-type="float">
            <text:p>992.206769687724</text:p>
          </table:table-cell>
          <table:table-cell table:formula="of:=(RAND()-0.5)*100" office:value-type="float" office:value="44.409963497673" calcext:value-type="float">
            <text:p>44.409963497673</text:p>
          </table:table-cell>
        </table:table-row>
        <table:table-row table:style-name="ro1">
          <table:table-cell table:formula="of:=[.A80]+1" office:value-type="date" office:date-value="2000-03-20" calcext:value-type="date">
            <text:p>20/03/00</text:p>
          </table:table-cell>
          <table:table-cell table:formula="of:=[.B80]+[.C81]" office:value-type="float" office:value="1005.80331104528" calcext:value-type="float">
            <text:p>1005.80331104528</text:p>
          </table:table-cell>
          <table:table-cell table:formula="of:=(RAND()-0.5)*100" office:value-type="float" office:value="13.5965413575582" calcext:value-type="float">
            <text:p>13.5965413575582</text:p>
          </table:table-cell>
        </table:table-row>
        <table:table-row table:style-name="ro1">
          <table:table-cell table:formula="of:=[.A81]+1" office:value-type="date" office:date-value="2000-03-21" calcext:value-type="date">
            <text:p>21/03/00</text:p>
          </table:table-cell>
          <table:table-cell table:formula="of:=[.B81]+[.C82]" office:value-type="float" office:value="1038.98732030791" calcext:value-type="float">
            <text:p>1038.98732030791</text:p>
          </table:table-cell>
          <table:table-cell table:formula="of:=(RAND()-0.5)*100" office:value-type="float" office:value="33.1840092626272" calcext:value-type="float">
            <text:p>33.1840092626272</text:p>
          </table:table-cell>
        </table:table-row>
        <table:table-row table:style-name="ro1">
          <table:table-cell table:formula="of:=[.A82]+1" office:value-type="date" office:date-value="2000-03-22" calcext:value-type="date">
            <text:p>22/03/00</text:p>
          </table:table-cell>
          <table:table-cell table:formula="of:=[.B82]+[.C83]" office:value-type="float" office:value="1028.99773545273" calcext:value-type="float">
            <text:p>1028.99773545273</text:p>
          </table:table-cell>
          <table:table-cell table:formula="of:=(RAND()-0.5)*100" office:value-type="float" office:value="-9.98958485517763" calcext:value-type="float">
            <text:p>-9.98958485517763</text:p>
          </table:table-cell>
        </table:table-row>
        <table:table-row table:style-name="ro1">
          <table:table-cell table:formula="of:=[.A83]+1" office:value-type="date" office:date-value="2000-03-23" calcext:value-type="date">
            <text:p>23/03/00</text:p>
          </table:table-cell>
          <table:table-cell table:formula="of:=[.B83]+[.C84]" office:value-type="float" office:value="1017.6498714719" calcext:value-type="float">
            <text:p>1017.6498714719</text:p>
          </table:table-cell>
          <table:table-cell table:formula="of:=(RAND()-0.5)*100" office:value-type="float" office:value="-11.3478639808309" calcext:value-type="float">
            <text:p>-11.3478639808309</text:p>
          </table:table-cell>
        </table:table-row>
        <table:table-row table:style-name="ro1">
          <table:table-cell table:formula="of:=[.A84]+1" office:value-type="date" office:date-value="2000-03-24" calcext:value-type="date">
            <text:p>24/03/00</text:p>
          </table:table-cell>
          <table:table-cell table:formula="of:=[.B84]+[.C85]" office:value-type="float" office:value="1029.7354973054" calcext:value-type="float">
            <text:p>1029.7354973054</text:p>
          </table:table-cell>
          <table:table-cell table:formula="of:=(RAND()-0.5)*100" office:value-type="float" office:value="12.0856258335018" calcext:value-type="float">
            <text:p>12.0856258335018</text:p>
          </table:table-cell>
        </table:table-row>
        <table:table-row table:style-name="ro1">
          <table:table-cell table:formula="of:=[.A85]+1" office:value-type="date" office:date-value="2000-03-25" calcext:value-type="date">
            <text:p>25/03/00</text:p>
          </table:table-cell>
          <table:table-cell table:formula="of:=[.B85]+[.C86]" office:value-type="float" office:value="1072.43454973342" calcext:value-type="float">
            <text:p>1072.43454973342</text:p>
          </table:table-cell>
          <table:table-cell table:formula="of:=(RAND()-0.5)*100" office:value-type="float" office:value="42.6990524280188" calcext:value-type="float">
            <text:p>42.6990524280188</text:p>
          </table:table-cell>
        </table:table-row>
        <table:table-row table:style-name="ro1">
          <table:table-cell table:formula="of:=[.A86]+1" office:value-type="date" office:date-value="2000-03-26" calcext:value-type="date">
            <text:p>26/03/00</text:p>
          </table:table-cell>
          <table:table-cell table:formula="of:=[.B86]+[.C87]" office:value-type="float" office:value="1112.36323966024" calcext:value-type="float">
            <text:p>1112.36323966024</text:p>
          </table:table-cell>
          <table:table-cell table:formula="of:=(RAND()-0.5)*100" office:value-type="float" office:value="39.9286899268221" calcext:value-type="float">
            <text:p>39.9286899268221</text:p>
          </table:table-cell>
        </table:table-row>
        <table:table-row table:style-name="ro1">
          <table:table-cell table:formula="of:=[.A87]+1" office:value-type="date" office:date-value="2000-03-27" calcext:value-type="date">
            <text:p>27/03/00</text:p>
          </table:table-cell>
          <table:table-cell table:formula="of:=[.B87]+[.C88]" office:value-type="float" office:value="1116.35205179588" calcext:value-type="float">
            <text:p>1116.35205179588</text:p>
          </table:table-cell>
          <table:table-cell table:formula="of:=(RAND()-0.5)*100" office:value-type="float" office:value="3.98881213563265" calcext:value-type="float">
            <text:p>3.98881213563265</text:p>
          </table:table-cell>
        </table:table-row>
        <table:table-row table:style-name="ro1">
          <table:table-cell table:formula="of:=[.A88]+1" office:value-type="date" office:date-value="2000-03-28" calcext:value-type="date">
            <text:p>28/03/00</text:p>
          </table:table-cell>
          <table:table-cell table:formula="of:=[.B88]+[.C89]" office:value-type="float" office:value="1163.50807428954" calcext:value-type="float">
            <text:p>1163.50807428954</text:p>
          </table:table-cell>
          <table:table-cell table:formula="of:=(RAND()-0.5)*100" office:value-type="float" office:value="47.1560224936683" calcext:value-type="float">
            <text:p>47.1560224936683</text:p>
          </table:table-cell>
        </table:table-row>
        <table:table-row table:style-name="ro1">
          <table:table-cell table:formula="of:=[.A89]+1" office:value-type="date" office:date-value="2000-03-29" calcext:value-type="date">
            <text:p>29/03/00</text:p>
          </table:table-cell>
          <table:table-cell table:formula="of:=[.B89]+[.C90]" office:value-type="float" office:value="1159.86157932986" calcext:value-type="float">
            <text:p>1159.86157932986</text:p>
          </table:table-cell>
          <table:table-cell table:formula="of:=(RAND()-0.5)*100" office:value-type="float" office:value="-3.64649495968532" calcext:value-type="float">
            <text:p>-3.64649495968532</text:p>
          </table:table-cell>
        </table:table-row>
        <table:table-row table:style-name="ro1">
          <table:table-cell table:formula="of:=[.A90]+1" office:value-type="date" office:date-value="2000-03-30" calcext:value-type="date">
            <text:p>30/03/00</text:p>
          </table:table-cell>
          <table:table-cell table:formula="of:=[.B90]+[.C91]" office:value-type="float" office:value="1198.13249149292" calcext:value-type="float">
            <text:p>1198.13249149292</text:p>
          </table:table-cell>
          <table:table-cell table:formula="of:=(RAND()-0.5)*100" office:value-type="float" office:value="38.2709121630614" calcext:value-type="float">
            <text:p>38.2709121630614</text:p>
          </table:table-cell>
        </table:table-row>
        <table:table-row table:style-name="ro1">
          <table:table-cell table:formula="of:=[.A91]+1" office:value-type="date" office:date-value="2000-03-31" calcext:value-type="date">
            <text:p>31/03/00</text:p>
          </table:table-cell>
          <table:table-cell table:formula="of:=[.B91]+[.C92]" office:value-type="float" office:value="1172.22109995564" calcext:value-type="float">
            <text:p>1172.22109995564</text:p>
          </table:table-cell>
          <table:table-cell table:formula="of:=(RAND()-0.5)*100" office:value-type="float" office:value="-25.9113915372768" calcext:value-type="float">
            <text:p>-25.9113915372768</text:p>
          </table:table-cell>
        </table:table-row>
        <table:table-row table:style-name="ro1">
          <table:table-cell table:formula="of:=[.A92]+1" office:value-type="date" office:date-value="2000-04-01" calcext:value-type="date">
            <text:p>01/04/00</text:p>
          </table:table-cell>
          <table:table-cell table:formula="of:=[.B92]+[.C93]" office:value-type="float" office:value="1148.86611842349" calcext:value-type="float">
            <text:p>1148.86611842349</text:p>
          </table:table-cell>
          <table:table-cell table:formula="of:=(RAND()-0.5)*100" office:value-type="float" office:value="-23.3549815321583" calcext:value-type="float">
            <text:p>-23.3549815321583</text:p>
          </table:table-cell>
        </table:table-row>
        <table:table-row table:style-name="ro1">
          <table:table-cell table:formula="of:=[.A93]+1" office:value-type="date" office:date-value="2000-04-02" calcext:value-type="date">
            <text:p>02/04/00</text:p>
          </table:table-cell>
          <table:table-cell table:formula="of:=[.B93]+[.C94]" office:value-type="float" office:value="1120.33655722896" calcext:value-type="float">
            <text:p>1120.33655722896</text:p>
          </table:table-cell>
          <table:table-cell table:formula="of:=(RAND()-0.5)*100" office:value-type="float" office:value="-28.5295611945244" calcext:value-type="float">
            <text:p>-28.5295611945244</text:p>
          </table:table-cell>
        </table:table-row>
        <table:table-row table:style-name="ro1">
          <table:table-cell table:formula="of:=[.A94]+1" office:value-type="date" office:date-value="2000-04-03" calcext:value-type="date">
            <text:p>03/04/00</text:p>
          </table:table-cell>
          <table:table-cell table:formula="of:=[.B94]+[.C95]" office:value-type="float" office:value="1135.37837821441" calcext:value-type="float">
            <text:p>1135.37837821441</text:p>
          </table:table-cell>
          <table:table-cell table:formula="of:=(RAND()-0.5)*100" office:value-type="float" office:value="15.0418209854505" calcext:value-type="float">
            <text:p>15.0418209854505</text:p>
          </table:table-cell>
        </table:table-row>
        <table:table-row table:style-name="ro1">
          <table:table-cell table:formula="of:=[.A95]+1" office:value-type="date" office:date-value="2000-04-04" calcext:value-type="date">
            <text:p>04/04/00</text:p>
          </table:table-cell>
          <table:table-cell table:formula="of:=[.B95]+[.C96]" office:value-type="float" office:value="1110.76921430053" calcext:value-type="float">
            <text:p>1110.76921430053</text:p>
          </table:table-cell>
          <table:table-cell table:formula="of:=(RAND()-0.5)*100" office:value-type="float" office:value="-24.6091639138853" calcext:value-type="float">
            <text:p>-24.6091639138853</text:p>
          </table:table-cell>
        </table:table-row>
        <table:table-row table:style-name="ro1">
          <table:table-cell table:formula="of:=[.A96]+1" office:value-type="date" office:date-value="2000-04-05" calcext:value-type="date">
            <text:p>05/04/00</text:p>
          </table:table-cell>
          <table:table-cell table:formula="of:=[.B96]+[.C97]" office:value-type="float" office:value="1109.32697992285" calcext:value-type="float">
            <text:p>1109.32697992285</text:p>
          </table:table-cell>
          <table:table-cell table:formula="of:=(RAND()-0.5)*100" office:value-type="float" office:value="-1.44223437767226" calcext:value-type="float">
            <text:p>-1.44223437767226</text:p>
          </table:table-cell>
        </table:table-row>
        <table:table-row table:style-name="ro1">
          <table:table-cell table:formula="of:=[.A97]+1" office:value-type="date" office:date-value="2000-04-06" calcext:value-type="date">
            <text:p>06/04/00</text:p>
          </table:table-cell>
          <table:table-cell table:formula="of:=[.B97]+[.C98]" office:value-type="float" office:value="1080.96783612152" calcext:value-type="float">
            <text:p>1080.96783612152</text:p>
          </table:table-cell>
          <table:table-cell table:formula="of:=(RAND()-0.5)*100" office:value-type="float" office:value="-28.3591438013318" calcext:value-type="float">
            <text:p>-28.3591438013318</text:p>
          </table:table-cell>
        </table:table-row>
        <table:table-row table:style-name="ro1">
          <table:table-cell table:formula="of:=[.A98]+1" office:value-type="date" office:date-value="2000-04-07" calcext:value-type="date">
            <text:p>07/04/00</text:p>
          </table:table-cell>
          <table:table-cell table:formula="of:=[.B98]+[.C99]" office:value-type="float" office:value="1084.18279098702" calcext:value-type="float">
            <text:p>1084.18279098702</text:p>
          </table:table-cell>
          <table:table-cell table:formula="of:=(RAND()-0.5)*100" office:value-type="float" office:value="3.21495486550206" calcext:value-type="float">
            <text:p>3.21495486550206</text:p>
          </table:table-cell>
        </table:table-row>
        <table:table-row table:style-name="ro1">
          <table:table-cell table:formula="of:=[.A99]+1" office:value-type="date" office:date-value="2000-04-08" calcext:value-type="date">
            <text:p>08/04/00</text:p>
          </table:table-cell>
          <table:table-cell table:formula="of:=[.B99]+[.C100]" office:value-type="float" office:value="1053.18948256715" calcext:value-type="float">
            <text:p>1053.18948256715</text:p>
          </table:table-cell>
          <table:table-cell table:formula="of:=(RAND()-0.5)*100" office:value-type="float" office:value="-30.9933084198725" calcext:value-type="float">
            <text:p>-30.9933084198725</text:p>
          </table:table-cell>
        </table:table-row>
        <table:table-row table:style-name="ro1">
          <table:table-cell table:formula="of:=[.A100]+1" office:value-type="date" office:date-value="2000-04-09" calcext:value-type="date">
            <text:p>09/04/00</text:p>
          </table:table-cell>
          <table:table-cell table:formula="of:=[.B100]+[.C101]" office:value-type="float" office:value="1076.71494417125" calcext:value-type="float">
            <text:p>1076.71494417125</text:p>
          </table:table-cell>
          <table:table-cell table:formula="of:=(RAND()-0.5)*100" office:value-type="float" office:value="23.5254616040957" calcext:value-type="float">
            <text:p>23.5254616040957</text:p>
          </table:table-cell>
        </table:table-row>
        <table:table-row table:style-name="ro1">
          <table:table-cell table:formula="of:=[.A101]+1" office:value-type="date" office:date-value="2000-04-10" calcext:value-type="date">
            <text:p>10/04/00</text:p>
          </table:table-cell>
          <table:table-cell table:formula="of:=[.B101]+[.C102]" office:value-type="float" office:value="1058.92971109725" calcext:value-type="float">
            <text:p>1058.92971109725</text:p>
          </table:table-cell>
          <table:table-cell table:formula="of:=(RAND()-0.5)*100" office:value-type="float" office:value="-17.7852330740007" calcext:value-type="float">
            <text:p>-17.7852330740007</text:p>
          </table:table-cell>
        </table:table-row>
        <table:table-row table:style-name="ro1">
          <table:table-cell table:formula="of:=[.A102]+1" office:value-type="date" office:date-value="2000-04-11" calcext:value-type="date">
            <text:p>11/04/00</text:p>
          </table:table-cell>
          <table:table-cell table:formula="of:=[.B102]+[.C103]" office:value-type="float" office:value="1088.73337612042" calcext:value-type="float">
            <text:p>1088.73337612042</text:p>
          </table:table-cell>
          <table:table-cell table:formula="of:=(RAND()-0.5)*100" office:value-type="float" office:value="29.8036650231749" calcext:value-type="float">
            <text:p>29.8036650231749</text:p>
          </table:table-cell>
        </table:table-row>
        <table:table-row table:style-name="ro1">
          <table:table-cell table:formula="of:=[.A103]+1" office:value-type="date" office:date-value="2000-04-12" calcext:value-type="date">
            <text:p>12/04/00</text:p>
          </table:table-cell>
          <table:table-cell table:formula="of:=[.B103]+[.C104]" office:value-type="float" office:value="1052.68718148777" calcext:value-type="float">
            <text:p>1052.68718148777</text:p>
          </table:table-cell>
          <table:table-cell table:formula="of:=(RAND()-0.5)*100" office:value-type="float" office:value="-36.0461946326545" calcext:value-type="float">
            <text:p>-36.0461946326545</text:p>
          </table:table-cell>
        </table:table-row>
        <table:table-row table:style-name="ro1">
          <table:table-cell table:formula="of:=[.A104]+1" office:value-type="date" office:date-value="2000-04-13" calcext:value-type="date">
            <text:p>13/04/00</text:p>
          </table:table-cell>
          <table:table-cell table:formula="of:=[.B104]+[.C105]" office:value-type="float" office:value="1097.88210987873" calcext:value-type="float">
            <text:p>1097.88210987873</text:p>
          </table:table-cell>
          <table:table-cell table:formula="of:=(RAND()-0.5)*100" office:value-type="float" office:value="45.1949283909665" calcext:value-type="float">
            <text:p>45.1949283909665</text:p>
          </table:table-cell>
        </table:table-row>
        <table:table-row table:style-name="ro1">
          <table:table-cell table:formula="of:=[.A105]+1" office:value-type="date" office:date-value="2000-04-14" calcext:value-type="date">
            <text:p>14/04/00</text:p>
          </table:table-cell>
          <table:table-cell table:formula="of:=[.B105]+[.C106]" office:value-type="float" office:value="1137.68076597236" calcext:value-type="float">
            <text:p>1137.68076597236</text:p>
          </table:table-cell>
          <table:table-cell table:formula="of:=(RAND()-0.5)*100" office:value-type="float" office:value="39.7986560936246" calcext:value-type="float">
            <text:p>39.7986560936246</text:p>
          </table:table-cell>
        </table:table-row>
        <table:table-row table:style-name="ro1">
          <table:table-cell table:formula="of:=[.A106]+1" office:value-type="date" office:date-value="2000-04-15" calcext:value-type="date">
            <text:p>15/04/00</text:p>
          </table:table-cell>
          <table:table-cell table:formula="of:=[.B106]+[.C107]" office:value-type="float" office:value="1168.18182248648" calcext:value-type="float">
            <text:p>1168.18182248648</text:p>
          </table:table-cell>
          <table:table-cell table:formula="of:=(RAND()-0.5)*100" office:value-type="float" office:value="30.5010565141242" calcext:value-type="float">
            <text:p>30.5010565141242</text:p>
          </table:table-cell>
        </table:table-row>
        <table:table-row table:style-name="ro1">
          <table:table-cell table:formula="of:=[.A107]+1" office:value-type="date" office:date-value="2000-04-16" calcext:value-type="date">
            <text:p>16/04/00</text:p>
          </table:table-cell>
          <table:table-cell table:formula="of:=[.B107]+[.C108]" office:value-type="float" office:value="1149.12345072193" calcext:value-type="float">
            <text:p>1149.12345072193</text:p>
          </table:table-cell>
          <table:table-cell table:formula="of:=(RAND()-0.5)*100" office:value-type="float" office:value="-19.0583717645524" calcext:value-type="float">
            <text:p>-19.0583717645524</text:p>
          </table:table-cell>
        </table:table-row>
        <table:table-row table:style-name="ro1">
          <table:table-cell table:formula="of:=[.A108]+1" office:value-type="date" office:date-value="2000-04-17" calcext:value-type="date">
            <text:p>17/04/00</text:p>
          </table:table-cell>
          <table:table-cell table:formula="of:=[.B108]+[.C109]" office:value-type="float" office:value="1126.75991187982" calcext:value-type="float">
            <text:p>1126.75991187982</text:p>
          </table:table-cell>
          <table:table-cell table:formula="of:=(RAND()-0.5)*100" office:value-type="float" office:value="-22.363538842112" calcext:value-type="float">
            <text:p>-22.363538842112</text:p>
          </table:table-cell>
        </table:table-row>
        <table:table-row table:style-name="ro1">
          <table:table-cell table:formula="of:=[.A109]+1" office:value-type="date" office:date-value="2000-04-18" calcext:value-type="date">
            <text:p>18/04/00</text:p>
          </table:table-cell>
          <table:table-cell table:formula="of:=[.B109]+[.C110]" office:value-type="float" office:value="1169.78447274853" calcext:value-type="float">
            <text:p>1169.78447274853</text:p>
          </table:table-cell>
          <table:table-cell table:formula="of:=(RAND()-0.5)*100" office:value-type="float" office:value="43.0245608687087" calcext:value-type="float">
            <text:p>43.0245608687087</text:p>
          </table:table-cell>
        </table:table-row>
        <table:table-row table:style-name="ro1">
          <table:table-cell table:formula="of:=[.A110]+1" office:value-type="date" office:date-value="2000-04-19" calcext:value-type="date">
            <text:p>19/04/00</text:p>
          </table:table-cell>
          <table:table-cell table:formula="of:=[.B110]+[.C111]" office:value-type="float" office:value="1140.15331854118" calcext:value-type="float">
            <text:p>1140.15331854118</text:p>
          </table:table-cell>
          <table:table-cell table:formula="of:=(RAND()-0.5)*100" office:value-type="float" office:value="-29.631154207343" calcext:value-type="float">
            <text:p>-29.631154207343</text:p>
          </table:table-cell>
        </table:table-row>
        <table:table-row table:style-name="ro1">
          <table:table-cell table:formula="of:=[.A111]+1" office:value-type="date" office:date-value="2000-04-20" calcext:value-type="date">
            <text:p>20/04/00</text:p>
          </table:table-cell>
          <table:table-cell table:formula="of:=[.B111]+[.C112]" office:value-type="float" office:value="1174.12626728325" calcext:value-type="float">
            <text:p>1174.12626728325</text:p>
          </table:table-cell>
          <table:table-cell table:formula="of:=(RAND()-0.5)*100" office:value-type="float" office:value="33.9729487420654" calcext:value-type="float">
            <text:p>33.9729487420654</text:p>
          </table:table-cell>
        </table:table-row>
        <table:table-row table:style-name="ro1">
          <table:table-cell table:formula="of:=[.A112]+1" office:value-type="date" office:date-value="2000-04-21" calcext:value-type="date">
            <text:p>21/04/00</text:p>
          </table:table-cell>
          <table:table-cell table:formula="of:=[.B112]+[.C113]" office:value-type="float" office:value="1138.18165236951" calcext:value-type="float">
            <text:p>1138.18165236951</text:p>
          </table:table-cell>
          <table:table-cell table:formula="of:=(RAND()-0.5)*100" office:value-type="float" office:value="-35.9446149137413" calcext:value-type="float">
            <text:p>-35.9446149137413</text:p>
          </table:table-cell>
        </table:table-row>
        <table:table-row table:style-name="ro1">
          <table:table-cell table:formula="of:=[.A113]+1" office:value-type="date" office:date-value="2000-04-22" calcext:value-type="date">
            <text:p>22/04/00</text:p>
          </table:table-cell>
          <table:table-cell table:formula="of:=[.B113]+[.C114]" office:value-type="float" office:value="1183.06195776076" calcext:value-type="float">
            <text:p>1183.06195776076</text:p>
          </table:table-cell>
          <table:table-cell table:formula="of:=(RAND()-0.5)*100" office:value-type="float" office:value="44.8803053912481" calcext:value-type="float">
            <text:p>44.8803053912481</text:p>
          </table:table-cell>
        </table:table-row>
        <table:table-row table:style-name="ro1">
          <table:table-cell table:formula="of:=[.A114]+1" office:value-type="date" office:date-value="2000-04-23" calcext:value-type="date">
            <text:p>23/04/00</text:p>
          </table:table-cell>
          <table:table-cell table:formula="of:=[.B114]+[.C115]" office:value-type="float" office:value="1144.05349775508" calcext:value-type="float">
            <text:p>1144.05349775508</text:p>
          </table:table-cell>
          <table:table-cell table:formula="of:=(RAND()-0.5)*100" office:value-type="float" office:value="-39.0084600056794" calcext:value-type="float">
            <text:p>-39.0084600056794</text:p>
          </table:table-cell>
        </table:table-row>
        <table:table-row table:style-name="ro1">
          <table:table-cell table:formula="of:=[.A115]+1" office:value-type="date" office:date-value="2000-04-24" calcext:value-type="date">
            <text:p>24/04/00</text:p>
          </table:table-cell>
          <table:table-cell table:formula="of:=[.B115]+[.C116]" office:value-type="float" office:value="1175.13446886924" calcext:value-type="float">
            <text:p>1175.13446886924</text:p>
          </table:table-cell>
          <table:table-cell table:formula="of:=(RAND()-0.5)*100" office:value-type="float" office:value="31.0809711141593" calcext:value-type="float">
            <text:p>31.0809711141593</text:p>
          </table:table-cell>
        </table:table-row>
        <table:table-row table:style-name="ro1">
          <table:table-cell table:formula="of:=[.A116]+1" office:value-type="date" office:date-value="2000-04-25" calcext:value-type="date">
            <text:p>25/04/00</text:p>
          </table:table-cell>
          <table:table-cell table:formula="of:=[.B116]+[.C117]" office:value-type="float" office:value="1189.62052480523" calcext:value-type="float">
            <text:p>1189.62052480523</text:p>
          </table:table-cell>
          <table:table-cell table:formula="of:=(RAND()-0.5)*100" office:value-type="float" office:value="14.4860559359945" calcext:value-type="float">
            <text:p>14.4860559359945</text:p>
          </table:table-cell>
        </table:table-row>
        <table:table-row table:style-name="ro1">
          <table:table-cell table:formula="of:=[.A117]+1" office:value-type="date" office:date-value="2000-04-26" calcext:value-type="date">
            <text:p>26/04/00</text:p>
          </table:table-cell>
          <table:table-cell table:formula="of:=[.B117]+[.C118]" office:value-type="float" office:value="1183.53108259281" calcext:value-type="float">
            <text:p>1183.53108259281</text:p>
          </table:table-cell>
          <table:table-cell table:formula="of:=(RAND()-0.5)*100" office:value-type="float" office:value="-6.08944221241681" calcext:value-type="float">
            <text:p>-6.08944221241681</text:p>
          </table:table-cell>
        </table:table-row>
        <table:table-row table:style-name="ro1">
          <table:table-cell table:formula="of:=[.A118]+1" office:value-type="date" office:date-value="2000-04-27" calcext:value-type="date">
            <text:p>27/04/00</text:p>
          </table:table-cell>
          <table:table-cell table:formula="of:=[.B118]+[.C119]" office:value-type="float" office:value="1146.26610999459" calcext:value-type="float">
            <text:p>1146.26610999459</text:p>
          </table:table-cell>
          <table:table-cell table:formula="of:=(RAND()-0.5)*100" office:value-type="float" office:value="-37.2649725982252" calcext:value-type="float">
            <text:p>-37.2649725982252</text:p>
          </table:table-cell>
        </table:table-row>
        <table:table-row table:style-name="ro1">
          <table:table-cell table:formula="of:=[.A119]+1" office:value-type="date" office:date-value="2000-04-28" calcext:value-type="date">
            <text:p>28/04/00</text:p>
          </table:table-cell>
          <table:table-cell table:formula="of:=[.B119]+[.C120]" office:value-type="float" office:value="1159.62628924733" calcext:value-type="float">
            <text:p>1159.62628924733</text:p>
          </table:table-cell>
          <table:table-cell table:formula="of:=(RAND()-0.5)*100" office:value-type="float" office:value="13.3601792527431" calcext:value-type="float">
            <text:p>13.3601792527431</text:p>
          </table:table-cell>
        </table:table-row>
        <table:table-row table:style-name="ro1">
          <table:table-cell table:formula="of:=[.A120]+1" office:value-type="date" office:date-value="2000-04-29" calcext:value-type="date">
            <text:p>29/04/00</text:p>
          </table:table-cell>
          <table:table-cell table:formula="of:=[.B120]+[.C121]" office:value-type="float" office:value="1160.89904407958" calcext:value-type="float">
            <text:p>1160.89904407958</text:p>
          </table:table-cell>
          <table:table-cell table:formula="of:=(RAND()-0.5)*100" office:value-type="float" office:value="1.27275483224825" calcext:value-type="float">
            <text:p>1.27275483224825</text:p>
          </table:table-cell>
        </table:table-row>
        <table:table-row table:style-name="ro1">
          <table:table-cell table:formula="of:=[.A121]+1" office:value-type="date" office:date-value="2000-04-30" calcext:value-type="date">
            <text:p>30/04/00</text:p>
          </table:table-cell>
          <table:table-cell table:formula="of:=[.B121]+[.C122]" office:value-type="float" office:value="1121.69787586078" calcext:value-type="float">
            <text:p>1121.69787586078</text:p>
          </table:table-cell>
          <table:table-cell table:formula="of:=(RAND()-0.5)*100" office:value-type="float" office:value="-39.2011682187974" calcext:value-type="float">
            <text:p>-39.2011682187974</text:p>
          </table:table-cell>
        </table:table-row>
        <table:table-row table:style-name="ro1">
          <table:table-cell table:formula="of:=[.A122]+1" office:value-type="date" office:date-value="2000-05-01" calcext:value-type="date">
            <text:p>01/05/00</text:p>
          </table:table-cell>
          <table:table-cell table:formula="of:=[.B122]+[.C123]" office:value-type="float" office:value="1087.73665735727" calcext:value-type="float">
            <text:p>1087.73665735727</text:p>
          </table:table-cell>
          <table:table-cell table:formula="of:=(RAND()-0.5)*100" office:value-type="float" office:value="-33.9612185035121" calcext:value-type="float">
            <text:p>-33.9612185035121</text:p>
          </table:table-cell>
        </table:table-row>
        <table:table-row table:style-name="ro1">
          <table:table-cell table:formula="of:=[.A123]+1" office:value-type="date" office:date-value="2000-05-02" calcext:value-type="date">
            <text:p>02/05/00</text:p>
          </table:table-cell>
          <table:table-cell table:formula="of:=[.B123]+[.C124]" office:value-type="float" office:value="1134.82105543123" calcext:value-type="float">
            <text:p>1134.82105543123</text:p>
          </table:table-cell>
          <table:table-cell table:formula="of:=(RAND()-0.5)*100" office:value-type="float" office:value="47.084398073962" calcext:value-type="float">
            <text:p>47.084398073962</text:p>
          </table:table-cell>
        </table:table-row>
        <table:table-row table:style-name="ro1">
          <table:table-cell table:formula="of:=[.A124]+1" office:value-type="date" office:date-value="2000-05-03" calcext:value-type="date">
            <text:p>03/05/00</text:p>
          </table:table-cell>
          <table:table-cell table:formula="of:=[.B124]+[.C125]" office:value-type="float" office:value="1095.78327304263" calcext:value-type="float">
            <text:p>1095.78327304263</text:p>
          </table:table-cell>
          <table:table-cell table:formula="of:=(RAND()-0.5)*100" office:value-type="float" office:value="-39.0377823885976" calcext:value-type="float">
            <text:p>-39.0377823885976</text:p>
          </table:table-cell>
        </table:table-row>
        <table:table-row table:style-name="ro1">
          <table:table-cell table:formula="of:=[.A125]+1" office:value-type="date" office:date-value="2000-05-04" calcext:value-type="date">
            <text:p>04/05/00</text:p>
          </table:table-cell>
          <table:table-cell table:formula="of:=[.B125]+[.C126]" office:value-type="float" office:value="1104.73507212364" calcext:value-type="float">
            <text:p>1104.73507212364</text:p>
          </table:table-cell>
          <table:table-cell table:formula="of:=(RAND()-0.5)*100" office:value-type="float" office:value="8.95179908100825" calcext:value-type="float">
            <text:p>8.95179908100825</text:p>
          </table:table-cell>
        </table:table-row>
        <table:table-row table:style-name="ro1">
          <table:table-cell table:formula="of:=[.A126]+1" office:value-type="date" office:date-value="2000-05-05" calcext:value-type="date">
            <text:p>05/05/00</text:p>
          </table:table-cell>
          <table:table-cell table:formula="of:=[.B126]+[.C127]" office:value-type="float" office:value="1138.85198483878" calcext:value-type="float">
            <text:p>1138.85198483878</text:p>
          </table:table-cell>
          <table:table-cell table:formula="of:=(RAND()-0.5)*100" office:value-type="float" office:value="34.1169127151373" calcext:value-type="float">
            <text:p>34.1169127151373</text:p>
          </table:table-cell>
        </table:table-row>
        <table:table-row table:style-name="ro1">
          <table:table-cell table:formula="of:=[.A127]+1" office:value-type="date" office:date-value="2000-05-06" calcext:value-type="date">
            <text:p>06/05/00</text:p>
          </table:table-cell>
          <table:table-cell table:formula="of:=[.B127]+[.C128]" office:value-type="float" office:value="1142.60937668572" calcext:value-type="float">
            <text:p>1142.60937668572</text:p>
          </table:table-cell>
          <table:table-cell table:formula="of:=(RAND()-0.5)*100" office:value-type="float" office:value="3.75739184694068" calcext:value-type="float">
            <text:p>3.75739184694068</text:p>
          </table:table-cell>
        </table:table-row>
        <table:table-row table:style-name="ro1">
          <table:table-cell table:formula="of:=[.A128]+1" office:value-type="date" office:date-value="2000-05-07" calcext:value-type="date">
            <text:p>07/05/00</text:p>
          </table:table-cell>
          <table:table-cell table:formula="of:=[.B128]+[.C129]" office:value-type="float" office:value="1134.63405313061" calcext:value-type="float">
            <text:p>1134.63405313061</text:p>
          </table:table-cell>
          <table:table-cell table:formula="of:=(RAND()-0.5)*100" office:value-type="float" office:value="-7.97532355510879" calcext:value-type="float">
            <text:p>-7.97532355510879</text:p>
          </table:table-cell>
        </table:table-row>
        <table:table-row table:style-name="ro1">
          <table:table-cell table:formula="of:=[.A129]+1" office:value-type="date" office:date-value="2000-05-08" calcext:value-type="date">
            <text:p>08/05/00</text:p>
          </table:table-cell>
          <table:table-cell table:formula="of:=[.B129]+[.C130]" office:value-type="float" office:value="1144.34863430466" calcext:value-type="float">
            <text:p>1144.34863430466</text:p>
          </table:table-cell>
          <table:table-cell table:formula="of:=(RAND()-0.5)*100" office:value-type="float" office:value="9.7145811740472" calcext:value-type="float">
            <text:p>9.7145811740472</text:p>
          </table:table-cell>
        </table:table-row>
        <table:table-row table:style-name="ro1">
          <table:table-cell table:formula="of:=[.A130]+1" office:value-type="date" office:date-value="2000-05-09" calcext:value-type="date">
            <text:p>09/05/00</text:p>
          </table:table-cell>
          <table:table-cell table:formula="of:=[.B130]+[.C131]" office:value-type="float" office:value="1167.06483562082" calcext:value-type="float">
            <text:p>1167.06483562082</text:p>
          </table:table-cell>
          <table:table-cell table:formula="of:=(RAND()-0.5)*100" office:value-type="float" office:value="22.7162013161583" calcext:value-type="float">
            <text:p>22.7162013161583</text:p>
          </table:table-cell>
        </table:table-row>
        <table:table-row table:style-name="ro1">
          <table:table-cell table:formula="of:=[.A131]+1" office:value-type="date" office:date-value="2000-05-10" calcext:value-type="date">
            <text:p>10/05/00</text:p>
          </table:table-cell>
          <table:table-cell table:formula="of:=[.B131]+[.C132]" office:value-type="float" office:value="1208.44974381377" calcext:value-type="float">
            <text:p>1208.44974381377</text:p>
          </table:table-cell>
          <table:table-cell table:formula="of:=(RAND()-0.5)*100" office:value-type="float" office:value="41.3849081929575" calcext:value-type="float">
            <text:p>41.3849081929575</text:p>
          </table:table-cell>
        </table:table-row>
        <table:table-row table:style-name="ro1">
          <table:table-cell table:formula="of:=[.A132]+1" office:value-type="date" office:date-value="2000-05-11" calcext:value-type="date">
            <text:p>11/05/00</text:p>
          </table:table-cell>
          <table:table-cell table:formula="of:=[.B132]+[.C133]" office:value-type="float" office:value="1248.65706028272" calcext:value-type="float">
            <text:p>1248.65706028272</text:p>
          </table:table-cell>
          <table:table-cell table:formula="of:=(RAND()-0.5)*100" office:value-type="float" office:value="40.207316468944" calcext:value-type="float">
            <text:p>40.207316468944</text:p>
          </table:table-cell>
        </table:table-row>
        <table:table-row table:style-name="ro1">
          <table:table-cell table:formula="of:=[.A133]+1" office:value-type="date" office:date-value="2000-05-12" calcext:value-type="date">
            <text:p>12/05/00</text:p>
          </table:table-cell>
          <table:table-cell table:formula="of:=[.B133]+[.C134]" office:value-type="float" office:value="1240.25515301915" calcext:value-type="float">
            <text:p>1240.25515301915</text:p>
          </table:table-cell>
          <table:table-cell table:formula="of:=(RAND()-0.5)*100" office:value-type="float" office:value="-8.40190726357196" calcext:value-type="float">
            <text:p>-8.40190726357196</text:p>
          </table:table-cell>
        </table:table-row>
        <table:table-row table:style-name="ro1">
          <table:table-cell table:formula="of:=[.A134]+1" office:value-type="date" office:date-value="2000-05-13" calcext:value-type="date">
            <text:p>13/05/00</text:p>
          </table:table-cell>
          <table:table-cell table:formula="of:=[.B134]+[.C135]" office:value-type="float" office:value="1206.04816509199" calcext:value-type="float">
            <text:p>1206.04816509199</text:p>
          </table:table-cell>
          <table:table-cell table:formula="of:=(RAND()-0.5)*100" office:value-type="float" office:value="-34.2069879271524" calcext:value-type="float">
            <text:p>-34.2069879271524</text:p>
          </table:table-cell>
        </table:table-row>
        <table:table-row table:style-name="ro1">
          <table:table-cell table:formula="of:=[.A135]+1" office:value-type="date" office:date-value="2000-05-14" calcext:value-type="date">
            <text:p>14/05/00</text:p>
          </table:table-cell>
          <table:table-cell table:formula="of:=[.B135]+[.C136]" office:value-type="float" office:value="1174.35276891392" calcext:value-type="float">
            <text:p>1174.35276891392</text:p>
          </table:table-cell>
          <table:table-cell table:formula="of:=(RAND()-0.5)*100" office:value-type="float" office:value="-31.6953961780694" calcext:value-type="float">
            <text:p>-31.6953961780694</text:p>
          </table:table-cell>
        </table:table-row>
        <table:table-row table:style-name="ro1">
          <table:table-cell table:formula="of:=[.A136]+1" office:value-type="date" office:date-value="2000-05-15" calcext:value-type="date">
            <text:p>15/05/00</text:p>
          </table:table-cell>
          <table:table-cell table:formula="of:=[.B136]+[.C137]" office:value-type="float" office:value="1157.5286286724" calcext:value-type="float">
            <text:p>1157.5286286724</text:p>
          </table:table-cell>
          <table:table-cell table:formula="of:=(RAND()-0.5)*100" office:value-type="float" office:value="-16.8241402415218" calcext:value-type="float">
            <text:p>-16.8241402415218</text:p>
          </table:table-cell>
        </table:table-row>
        <table:table-row table:style-name="ro1">
          <table:table-cell table:formula="of:=[.A137]+1" office:value-type="date" office:date-value="2000-05-16" calcext:value-type="date">
            <text:p>16/05/00</text:p>
          </table:table-cell>
          <table:table-cell table:formula="of:=[.B137]+[.C138]" office:value-type="float" office:value="1172.27220729459" calcext:value-type="float">
            <text:p>1172.27220729459</text:p>
          </table:table-cell>
          <table:table-cell table:formula="of:=(RAND()-0.5)*100" office:value-type="float" office:value="14.7435786221859" calcext:value-type="float">
            <text:p>14.7435786221859</text:p>
          </table:table-cell>
        </table:table-row>
        <table:table-row table:style-name="ro1">
          <table:table-cell table:formula="of:=[.A138]+1" office:value-type="date" office:date-value="2000-05-17" calcext:value-type="date">
            <text:p>17/05/00</text:p>
          </table:table-cell>
          <table:table-cell table:formula="of:=[.B138]+[.C139]" office:value-type="float" office:value="1128.3241526449" calcext:value-type="float">
            <text:p>1128.3241526449</text:p>
          </table:table-cell>
          <table:table-cell table:formula="of:=(RAND()-0.5)*100" office:value-type="float" office:value="-43.948054649685" calcext:value-type="float">
            <text:p>-43.948054649685</text:p>
          </table:table-cell>
        </table:table-row>
        <table:table-row table:style-name="ro1">
          <table:table-cell table:formula="of:=[.A139]+1" office:value-type="date" office:date-value="2000-05-18" calcext:value-type="date">
            <text:p>18/05/00</text:p>
          </table:table-cell>
          <table:table-cell table:formula="of:=[.B139]+[.C140]" office:value-type="float" office:value="1084.43862306748" calcext:value-type="float">
            <text:p>1084.43862306748</text:p>
          </table:table-cell>
          <table:table-cell table:formula="of:=(RAND()-0.5)*100" office:value-type="float" office:value="-43.8855295774245" calcext:value-type="float">
            <text:p>-43.8855295774245</text:p>
          </table:table-cell>
        </table:table-row>
        <table:table-row table:style-name="ro1">
          <table:table-cell table:formula="of:=[.A140]+1" office:value-type="date" office:date-value="2000-05-19" calcext:value-type="date">
            <text:p>19/05/00</text:p>
          </table:table-cell>
          <table:table-cell table:formula="of:=[.B140]+[.C141]" office:value-type="float" office:value="1116.31049769788" calcext:value-type="float">
            <text:p>1116.31049769788</text:p>
          </table:table-cell>
          <table:table-cell table:formula="of:=(RAND()-0.5)*100" office:value-type="float" office:value="31.871874630402" calcext:value-type="float">
            <text:p>31.871874630402</text:p>
          </table:table-cell>
        </table:table-row>
        <table:table-row table:style-name="ro1">
          <table:table-cell table:formula="of:=[.A141]+1" office:value-type="date" office:date-value="2000-05-20" calcext:value-type="date">
            <text:p>20/05/00</text:p>
          </table:table-cell>
          <table:table-cell table:formula="of:=[.B141]+[.C142]" office:value-type="float" office:value="1095.49719997416" calcext:value-type="float">
            <text:p>1095.49719997416</text:p>
          </table:table-cell>
          <table:table-cell table:formula="of:=(RAND()-0.5)*100" office:value-type="float" office:value="-20.8132977237263" calcext:value-type="float">
            <text:p>-20.8132977237263</text:p>
          </table:table-cell>
        </table:table-row>
        <table:table-row table:style-name="ro1">
          <table:table-cell table:formula="of:=[.A142]+1" office:value-type="date" office:date-value="2000-05-21" calcext:value-type="date">
            <text:p>21/05/00</text:p>
          </table:table-cell>
          <table:table-cell table:formula="of:=[.B142]+[.C143]" office:value-type="float" office:value="1088.60384421642" calcext:value-type="float">
            <text:p>1088.60384421642</text:p>
          </table:table-cell>
          <table:table-cell table:formula="of:=(RAND()-0.5)*100" office:value-type="float" office:value="-6.89335575773167" calcext:value-type="float">
            <text:p>-6.89335575773167</text:p>
          </table:table-cell>
        </table:table-row>
        <table:table-row table:style-name="ro1">
          <table:table-cell table:formula="of:=[.A143]+1" office:value-type="date" office:date-value="2000-05-22" calcext:value-type="date">
            <text:p>22/05/00</text:p>
          </table:table-cell>
          <table:table-cell table:formula="of:=[.B143]+[.C144]" office:value-type="float" office:value="1038.86691260612" calcext:value-type="float">
            <text:p>1038.86691260612</text:p>
          </table:table-cell>
          <table:table-cell table:formula="of:=(RAND()-0.5)*100" office:value-type="float" office:value="-49.7369316103067" calcext:value-type="float">
            <text:p>-49.7369316103067</text:p>
          </table:table-cell>
        </table:table-row>
        <table:table-row table:style-name="ro1">
          <table:table-cell table:formula="of:=[.A144]+1" office:value-type="date" office:date-value="2000-05-23" calcext:value-type="date">
            <text:p>23/05/00</text:p>
          </table:table-cell>
          <table:table-cell table:formula="of:=[.B144]+[.C145]" office:value-type="float" office:value="1020.98571125195" calcext:value-type="float">
            <text:p>1020.98571125195</text:p>
          </table:table-cell>
          <table:table-cell table:formula="of:=(RAND()-0.5)*100" office:value-type="float" office:value="-17.8812013541692" calcext:value-type="float">
            <text:p>-17.8812013541692</text:p>
          </table:table-cell>
        </table:table-row>
        <table:table-row table:style-name="ro1">
          <table:table-cell table:formula="of:=[.A145]+1" office:value-type="date" office:date-value="2000-05-24" calcext:value-type="date">
            <text:p>24/05/00</text:p>
          </table:table-cell>
          <table:table-cell table:formula="of:=[.B145]+[.C146]" office:value-type="float" office:value="972.147338573395" calcext:value-type="float">
            <text:p>972.147338573395</text:p>
          </table:table-cell>
          <table:table-cell table:formula="of:=(RAND()-0.5)*100" office:value-type="float" office:value="-48.8383726785529" calcext:value-type="float">
            <text:p>-48.8383726785529</text:p>
          </table:table-cell>
        </table:table-row>
        <table:table-row table:style-name="ro1">
          <table:table-cell table:formula="of:=[.A146]+1" office:value-type="date" office:date-value="2000-05-25" calcext:value-type="date">
            <text:p>25/05/00</text:p>
          </table:table-cell>
          <table:table-cell table:formula="of:=[.B146]+[.C147]" office:value-type="float" office:value="1000.69651334515" calcext:value-type="float">
            <text:p>1000.69651334515</text:p>
          </table:table-cell>
          <table:table-cell table:formula="of:=(RAND()-0.5)*100" office:value-type="float" office:value="28.5491747717555" calcext:value-type="float">
            <text:p>28.5491747717555</text:p>
          </table:table-cell>
        </table:table-row>
        <table:table-row table:style-name="ro1">
          <table:table-cell table:formula="of:=[.A147]+1" office:value-type="date" office:date-value="2000-05-26" calcext:value-type="date">
            <text:p>26/05/00</text:p>
          </table:table-cell>
          <table:table-cell table:formula="of:=[.B147]+[.C148]" office:value-type="float" office:value="1029.686836051" calcext:value-type="float">
            <text:p>1029.686836051</text:p>
          </table:table-cell>
          <table:table-cell table:formula="of:=(RAND()-0.5)*100" office:value-type="float" office:value="28.9903227058535" calcext:value-type="float">
            <text:p>28.9903227058535</text:p>
          </table:table-cell>
        </table:table-row>
        <table:table-row table:style-name="ro1">
          <table:table-cell table:formula="of:=[.A148]+1" office:value-type="date" office:date-value="2000-05-27" calcext:value-type="date">
            <text:p>27/05/00</text:p>
          </table:table-cell>
          <table:table-cell table:formula="of:=[.B148]+[.C149]" office:value-type="float" office:value="1044.71082972549" calcext:value-type="float">
            <text:p>1044.71082972549</text:p>
          </table:table-cell>
          <table:table-cell table:formula="of:=(RAND()-0.5)*100" office:value-type="float" office:value="15.0239936744854" calcext:value-type="float">
            <text:p>15.0239936744854</text:p>
          </table:table-cell>
        </table:table-row>
        <table:table-row table:style-name="ro1">
          <table:table-cell table:formula="of:=[.A149]+1" office:value-type="date" office:date-value="2000-05-28" calcext:value-type="date">
            <text:p>28/05/00</text:p>
          </table:table-cell>
          <table:table-cell table:formula="of:=[.B149]+[.C150]" office:value-type="float" office:value="1029.19739423402" calcext:value-type="float">
            <text:p>1029.19739423402</text:p>
          </table:table-cell>
          <table:table-cell table:formula="of:=(RAND()-0.5)*100" office:value-type="float" office:value="-15.5134354914701" calcext:value-type="float">
            <text:p>-15.5134354914701</text:p>
          </table:table-cell>
        </table:table-row>
        <table:table-row table:style-name="ro1">
          <table:table-cell table:formula="of:=[.A150]+1" office:value-type="date" office:date-value="2000-05-29" calcext:value-type="date">
            <text:p>29/05/00</text:p>
          </table:table-cell>
          <table:table-cell table:formula="of:=[.B150]+[.C151]" office:value-type="float" office:value="1037.08194583321" calcext:value-type="float">
            <text:p>1037.08194583321</text:p>
          </table:table-cell>
          <table:table-cell table:formula="of:=(RAND()-0.5)*100" office:value-type="float" office:value="7.88455159918789" calcext:value-type="float">
            <text:p>7.88455159918789</text:p>
          </table:table-cell>
        </table:table-row>
        <table:table-row table:style-name="ro1">
          <table:table-cell table:formula="of:=[.A151]+1" office:value-type="date" office:date-value="2000-05-30" calcext:value-type="date">
            <text:p>30/05/00</text:p>
          </table:table-cell>
          <table:table-cell table:formula="of:=[.B151]+[.C152]" office:value-type="float" office:value="988.495339730001" calcext:value-type="float">
            <text:p>988.495339730001</text:p>
          </table:table-cell>
          <table:table-cell table:formula="of:=(RAND()-0.5)*100" office:value-type="float" office:value="-48.5866061032061" calcext:value-type="float">
            <text:p>-48.5866061032061</text:p>
          </table:table-cell>
        </table:table-row>
        <table:table-row table:style-name="ro1">
          <table:table-cell table:formula="of:=[.A152]+1" office:value-type="date" office:date-value="2000-05-31" calcext:value-type="date">
            <text:p>31/05/00</text:p>
          </table:table-cell>
          <table:table-cell table:formula="of:=[.B152]+[.C153]" office:value-type="float" office:value="954.762338664271" calcext:value-type="float">
            <text:p>954.762338664271</text:p>
          </table:table-cell>
          <table:table-cell table:formula="of:=(RAND()-0.5)*100" office:value-type="float" office:value="-33.7330010657303" calcext:value-type="float">
            <text:p>-33.7330010657303</text:p>
          </table:table-cell>
        </table:table-row>
        <table:table-row table:style-name="ro1">
          <table:table-cell table:formula="of:=[.A153]+1" office:value-type="date" office:date-value="2000-06-01" calcext:value-type="date">
            <text:p>01/06/00</text:p>
          </table:table-cell>
          <table:table-cell table:formula="of:=[.B153]+[.C154]" office:value-type="float" office:value="955.620646736647" calcext:value-type="float">
            <text:p>955.620646736647</text:p>
          </table:table-cell>
          <table:table-cell table:formula="of:=(RAND()-0.5)*100" office:value-type="float" office:value="0.858308072376501" calcext:value-type="float">
            <text:p>0.858308072376501</text:p>
          </table:table-cell>
        </table:table-row>
        <table:table-row table:style-name="ro1">
          <table:table-cell table:formula="of:=[.A154]+1" office:value-type="date" office:date-value="2000-06-02" calcext:value-type="date">
            <text:p>02/06/00</text:p>
          </table:table-cell>
          <table:table-cell table:formula="of:=[.B154]+[.C155]" office:value-type="float" office:value="967.034809204925" calcext:value-type="float">
            <text:p>967.034809204925</text:p>
          </table:table-cell>
          <table:table-cell table:formula="of:=(RAND()-0.5)*100" office:value-type="float" office:value="11.4141624682776" calcext:value-type="float">
            <text:p>11.4141624682776</text:p>
          </table:table-cell>
        </table:table-row>
        <table:table-row table:style-name="ro1">
          <table:table-cell table:formula="of:=[.A155]+1" office:value-type="date" office:date-value="2000-06-03" calcext:value-type="date">
            <text:p>03/06/00</text:p>
          </table:table-cell>
          <table:table-cell table:formula="of:=[.B155]+[.C156]" office:value-type="float" office:value="982.396949352876" calcext:value-type="float">
            <text:p>982.396949352876</text:p>
          </table:table-cell>
          <table:table-cell table:formula="of:=(RAND()-0.5)*100" office:value-type="float" office:value="15.3621401479511" calcext:value-type="float">
            <text:p>15.3621401479511</text:p>
          </table:table-cell>
        </table:table-row>
        <table:table-row table:style-name="ro1">
          <table:table-cell table:formula="of:=[.A156]+1" office:value-type="date" office:date-value="2000-06-04" calcext:value-type="date">
            <text:p>04/06/00</text:p>
          </table:table-cell>
          <table:table-cell table:formula="of:=[.B156]+[.C157]" office:value-type="float" office:value="970.61354406942" calcext:value-type="float">
            <text:p>970.61354406942</text:p>
          </table:table-cell>
          <table:table-cell table:formula="of:=(RAND()-0.5)*100" office:value-type="float" office:value="-11.7834052834556" calcext:value-type="float">
            <text:p>-11.7834052834556</text:p>
          </table:table-cell>
        </table:table-row>
        <table:table-row table:style-name="ro1">
          <table:table-cell table:formula="of:=[.A157]+1" office:value-type="date" office:date-value="2000-06-05" calcext:value-type="date">
            <text:p>05/06/00</text:p>
          </table:table-cell>
          <table:table-cell table:formula="of:=[.B157]+[.C158]" office:value-type="float" office:value="937.40939559903" calcext:value-type="float">
            <text:p>937.40939559903</text:p>
          </table:table-cell>
          <table:table-cell table:formula="of:=(RAND()-0.5)*100" office:value-type="float" office:value="-33.2041484703907" calcext:value-type="float">
            <text:p>-33.2041484703907</text:p>
          </table:table-cell>
        </table:table-row>
        <table:table-row table:style-name="ro1">
          <table:table-cell table:formula="of:=[.A158]+1" office:value-type="date" office:date-value="2000-06-06" calcext:value-type="date">
            <text:p>06/06/00</text:p>
          </table:table-cell>
          <table:table-cell table:formula="of:=[.B158]+[.C159]" office:value-type="float" office:value="949.689691525015" calcext:value-type="float">
            <text:p>949.689691525015</text:p>
          </table:table-cell>
          <table:table-cell table:formula="of:=(RAND()-0.5)*100" office:value-type="float" office:value="12.2802959259851" calcext:value-type="float">
            <text:p>12.2802959259851</text:p>
          </table:table-cell>
        </table:table-row>
        <table:table-row table:style-name="ro1">
          <table:table-cell table:formula="of:=[.A159]+1" office:value-type="date" office:date-value="2000-06-07" calcext:value-type="date">
            <text:p>07/06/00</text:p>
          </table:table-cell>
          <table:table-cell table:formula="of:=[.B159]+[.C160]" office:value-type="float" office:value="995.467042343129" calcext:value-type="float">
            <text:p>995.467042343129</text:p>
          </table:table-cell>
          <table:table-cell table:formula="of:=(RAND()-0.5)*100" office:value-type="float" office:value="45.7773508181142" calcext:value-type="float">
            <text:p>45.7773508181142</text:p>
          </table:table-cell>
        </table:table-row>
        <table:table-row table:style-name="ro1">
          <table:table-cell table:formula="of:=[.A160]+1" office:value-type="date" office:date-value="2000-06-08" calcext:value-type="date">
            <text:p>08/06/00</text:p>
          </table:table-cell>
          <table:table-cell table:formula="of:=[.B160]+[.C161]" office:value-type="float" office:value="1010.99364307371" calcext:value-type="float">
            <text:p>1010.99364307371</text:p>
          </table:table-cell>
          <table:table-cell table:formula="of:=(RAND()-0.5)*100" office:value-type="float" office:value="15.5266007305818" calcext:value-type="float">
            <text:p>15.5266007305818</text:p>
          </table:table-cell>
        </table:table-row>
        <table:table-row table:style-name="ro1">
          <table:table-cell table:formula="of:=[.A161]+1" office:value-type="date" office:date-value="2000-06-09" calcext:value-type="date">
            <text:p>09/06/00</text:p>
          </table:table-cell>
          <table:table-cell table:formula="of:=[.B161]+[.C162]" office:value-type="float" office:value="1017.71052340155" calcext:value-type="float">
            <text:p>1017.71052340155</text:p>
          </table:table-cell>
          <table:table-cell table:formula="of:=(RAND()-0.5)*100" office:value-type="float" office:value="6.71688032784043" calcext:value-type="float">
            <text:p>6.71688032784043</text:p>
          </table:table-cell>
        </table:table-row>
        <table:table-row table:style-name="ro1">
          <table:table-cell table:formula="of:=[.A162]+1" office:value-type="date" office:date-value="2000-06-10" calcext:value-type="date">
            <text:p>10/06/00</text:p>
          </table:table-cell>
          <table:table-cell table:formula="of:=[.B162]+[.C163]" office:value-type="float" office:value="1041.64304980068" calcext:value-type="float">
            <text:p>1041.64304980068</text:p>
          </table:table-cell>
          <table:table-cell table:formula="of:=(RAND()-0.5)*100" office:value-type="float" office:value="23.9325263991282" calcext:value-type="float">
            <text:p>23.9325263991282</text:p>
          </table:table-cell>
        </table:table-row>
        <table:table-row table:style-name="ro1">
          <table:table-cell table:formula="of:=[.A163]+1" office:value-type="date" office:date-value="2000-06-11" calcext:value-type="date">
            <text:p>11/06/00</text:p>
          </table:table-cell>
          <table:table-cell table:formula="of:=[.B163]+[.C164]" office:value-type="float" office:value="1067.23951174273" calcext:value-type="float">
            <text:p>1067.23951174273</text:p>
          </table:table-cell>
          <table:table-cell table:formula="of:=(RAND()-0.5)*100" office:value-type="float" office:value="25.5964619420473" calcext:value-type="float">
            <text:p>25.5964619420473</text:p>
          </table:table-cell>
        </table:table-row>
        <table:table-row table:style-name="ro1">
          <table:table-cell table:formula="of:=[.A164]+1" office:value-type="date" office:date-value="2000-06-12" calcext:value-type="date">
            <text:p>12/06/00</text:p>
          </table:table-cell>
          <table:table-cell table:formula="of:=[.B164]+[.C165]" office:value-type="float" office:value="1106.8171503657" calcext:value-type="float">
            <text:p>1106.8171503657</text:p>
          </table:table-cell>
          <table:table-cell table:formula="of:=(RAND()-0.5)*100" office:value-type="float" office:value="39.5776386229712" calcext:value-type="float">
            <text:p>39.5776386229712</text:p>
          </table:table-cell>
        </table:table-row>
        <table:table-row table:style-name="ro1">
          <table:table-cell table:formula="of:=[.A165]+1" office:value-type="date" office:date-value="2000-06-13" calcext:value-type="date">
            <text:p>13/06/00</text:p>
          </table:table-cell>
          <table:table-cell table:formula="of:=[.B165]+[.C166]" office:value-type="float" office:value="1062.96369033897" calcext:value-type="float">
            <text:p>1062.96369033897</text:p>
          </table:table-cell>
          <table:table-cell table:formula="of:=(RAND()-0.5)*100" office:value-type="float" office:value="-43.8534600267243" calcext:value-type="float">
            <text:p>-43.8534600267243</text:p>
          </table:table-cell>
        </table:table-row>
        <table:table-row table:style-name="ro1">
          <table:table-cell table:formula="of:=[.A166]+1" office:value-type="date" office:date-value="2000-06-14" calcext:value-type="date">
            <text:p>14/06/00</text:p>
          </table:table-cell>
          <table:table-cell table:formula="of:=[.B166]+[.C167]" office:value-type="float" office:value="1032.54435777357" calcext:value-type="float">
            <text:p>1032.54435777357</text:p>
          </table:table-cell>
          <table:table-cell table:formula="of:=(RAND()-0.5)*100" office:value-type="float" office:value="-30.4193325654021" calcext:value-type="float">
            <text:p>-30.4193325654021</text:p>
          </table:table-cell>
        </table:table-row>
        <table:table-row table:style-name="ro1">
          <table:table-cell table:formula="of:=[.A167]+1" office:value-type="date" office:date-value="2000-06-15" calcext:value-type="date">
            <text:p>15/06/00</text:p>
          </table:table-cell>
          <table:table-cell table:formula="of:=[.B167]+[.C168]" office:value-type="float" office:value="1056.7777194657" calcext:value-type="float">
            <text:p>1056.7777194657</text:p>
          </table:table-cell>
          <table:table-cell table:formula="of:=(RAND()-0.5)*100" office:value-type="float" office:value="24.2333616921322" calcext:value-type="float">
            <text:p>24.2333616921322</text:p>
          </table:table-cell>
        </table:table-row>
        <table:table-row table:style-name="ro1">
          <table:table-cell table:formula="of:=[.A168]+1" office:value-type="date" office:date-value="2000-06-16" calcext:value-type="date">
            <text:p>16/06/00</text:p>
          </table:table-cell>
          <table:table-cell table:formula="of:=[.B168]+[.C169]" office:value-type="float" office:value="1021.2658917023" calcext:value-type="float">
            <text:p>1021.2658917023</text:p>
          </table:table-cell>
          <table:table-cell table:formula="of:=(RAND()-0.5)*100" office:value-type="float" office:value="-35.5118277634079" calcext:value-type="float">
            <text:p>-35.5118277634079</text:p>
          </table:table-cell>
        </table:table-row>
        <table:table-row table:style-name="ro1">
          <table:table-cell table:formula="of:=[.A169]+1" office:value-type="date" office:date-value="2000-06-17" calcext:value-type="date">
            <text:p>17/06/00</text:p>
          </table:table-cell>
          <table:table-cell table:formula="of:=[.B169]+[.C170]" office:value-type="float" office:value="1000.44500663216" calcext:value-type="float">
            <text:p>1000.44500663216</text:p>
          </table:table-cell>
          <table:table-cell table:formula="of:=(RAND()-0.5)*100" office:value-type="float" office:value="-20.8208850701313" calcext:value-type="float">
            <text:p>-20.8208850701313</text:p>
          </table:table-cell>
        </table:table-row>
        <table:table-row table:style-name="ro1">
          <table:table-cell table:formula="of:=[.A170]+1" office:value-type="date" office:date-value="2000-06-18" calcext:value-type="date">
            <text:p>18/06/00</text:p>
          </table:table-cell>
          <table:table-cell table:formula="of:=[.B170]+[.C171]" office:value-type="float" office:value="1043.43439648298" calcext:value-type="float">
            <text:p>1043.43439648298</text:p>
          </table:table-cell>
          <table:table-cell table:formula="of:=(RAND()-0.5)*100" office:value-type="float" office:value="42.9893898508183" calcext:value-type="float">
            <text:p>42.9893898508183</text:p>
          </table:table-cell>
        </table:table-row>
        <table:table-row table:style-name="ro1">
          <table:table-cell table:formula="of:=[.A171]+1" office:value-type="date" office:date-value="2000-06-19" calcext:value-type="date">
            <text:p>19/06/00</text:p>
          </table:table-cell>
          <table:table-cell table:formula="of:=[.B171]+[.C172]" office:value-type="float" office:value="1072.47077678209" calcext:value-type="float">
            <text:p>1072.47077678209</text:p>
          </table:table-cell>
          <table:table-cell table:formula="of:=(RAND()-0.5)*100" office:value-type="float" office:value="29.0363802991093" calcext:value-type="float">
            <text:p>29.0363802991093</text:p>
          </table:table-cell>
        </table:table-row>
        <table:table-row table:style-name="ro1">
          <table:table-cell table:formula="of:=[.A172]+1" office:value-type="date" office:date-value="2000-06-20" calcext:value-type="date">
            <text:p>20/06/00</text:p>
          </table:table-cell>
          <table:table-cell table:formula="of:=[.B172]+[.C173]" office:value-type="float" office:value="1117.15438579255" calcext:value-type="float">
            <text:p>1117.15438579255</text:p>
          </table:table-cell>
          <table:table-cell table:formula="of:=(RAND()-0.5)*100" office:value-type="float" office:value="44.6836090104529" calcext:value-type="float">
            <text:p>44.6836090104529</text:p>
          </table:table-cell>
        </table:table-row>
        <table:table-row table:style-name="ro1">
          <table:table-cell table:formula="of:=[.A173]+1" office:value-type="date" office:date-value="2000-06-21" calcext:value-type="date">
            <text:p>21/06/00</text:p>
          </table:table-cell>
          <table:table-cell table:formula="of:=[.B173]+[.C174]" office:value-type="float" office:value="1096.31920193764" calcext:value-type="float">
            <text:p>1096.31920193764</text:p>
          </table:table-cell>
          <table:table-cell table:formula="of:=(RAND()-0.5)*100" office:value-type="float" office:value="-20.8351838549035" calcext:value-type="float">
            <text:p>-20.8351838549035</text:p>
          </table:table-cell>
        </table:table-row>
        <table:table-row table:style-name="ro1">
          <table:table-cell table:formula="of:=[.A174]+1" office:value-type="date" office:date-value="2000-06-22" calcext:value-type="date">
            <text:p>22/06/00</text:p>
          </table:table-cell>
          <table:table-cell table:formula="of:=[.B174]+[.C175]" office:value-type="float" office:value="1134.86753667868" calcext:value-type="float">
            <text:p>1134.86753667868</text:p>
          </table:table-cell>
          <table:table-cell table:formula="of:=(RAND()-0.5)*100" office:value-type="float" office:value="38.548334741039" calcext:value-type="float">
            <text:p>38.548334741039</text:p>
          </table:table-cell>
        </table:table-row>
        <table:table-row table:style-name="ro1">
          <table:table-cell table:formula="of:=[.A175]+1" office:value-type="date" office:date-value="2000-06-23" calcext:value-type="date">
            <text:p>23/06/00</text:p>
          </table:table-cell>
          <table:table-cell table:formula="of:=[.B175]+[.C176]" office:value-type="float" office:value="1134.04051639994" calcext:value-type="float">
            <text:p>1134.04051639994</text:p>
          </table:table-cell>
          <table:table-cell table:formula="of:=(RAND()-0.5)*100" office:value-type="float" office:value="-0.827020278738222" calcext:value-type="float">
            <text:p>-0.827020278738222</text:p>
          </table:table-cell>
        </table:table-row>
        <table:table-row table:style-name="ro1">
          <table:table-cell table:formula="of:=[.A176]+1" office:value-type="date" office:date-value="2000-06-24" calcext:value-type="date">
            <text:p>24/06/00</text:p>
          </table:table-cell>
          <table:table-cell table:formula="of:=[.B176]+[.C177]" office:value-type="float" office:value="1176.89258105212" calcext:value-type="float">
            <text:p>1176.89258105212</text:p>
          </table:table-cell>
          <table:table-cell table:formula="of:=(RAND()-0.5)*100" office:value-type="float" office:value="42.8520646521739" calcext:value-type="float">
            <text:p>42.8520646521739</text:p>
          </table:table-cell>
        </table:table-row>
        <table:table-row table:style-name="ro1">
          <table:table-cell table:formula="of:=[.A177]+1" office:value-type="date" office:date-value="2000-06-25" calcext:value-type="date">
            <text:p>25/06/00</text:p>
          </table:table-cell>
          <table:table-cell table:formula="of:=[.B177]+[.C178]" office:value-type="float" office:value="1136.79162691827" calcext:value-type="float">
            <text:p>1136.79162691827</text:p>
          </table:table-cell>
          <table:table-cell table:formula="of:=(RAND()-0.5)*100" office:value-type="float" office:value="-40.1009541338471" calcext:value-type="float">
            <text:p>-40.1009541338471</text:p>
          </table:table-cell>
        </table:table-row>
        <table:table-row table:style-name="ro1">
          <table:table-cell table:formula="of:=[.A178]+1" office:value-type="date" office:date-value="2000-06-26" calcext:value-type="date">
            <text:p>26/06/00</text:p>
          </table:table-cell>
          <table:table-cell table:formula="of:=[.B178]+[.C179]" office:value-type="float" office:value="1180.28231966124" calcext:value-type="float">
            <text:p>1180.28231966124</text:p>
          </table:table-cell>
          <table:table-cell table:formula="of:=(RAND()-0.5)*100" office:value-type="float" office:value="43.4906927429737" calcext:value-type="float">
            <text:p>43.4906927429737</text:p>
          </table:table-cell>
        </table:table-row>
        <table:table-row table:style-name="ro1">
          <table:table-cell table:formula="of:=[.A179]+1" office:value-type="date" office:date-value="2000-06-27" calcext:value-type="date">
            <text:p>27/06/00</text:p>
          </table:table-cell>
          <table:table-cell table:formula="of:=[.B179]+[.C180]" office:value-type="float" office:value="1204.19008185899" calcext:value-type="float">
            <text:p>1204.19008185899</text:p>
          </table:table-cell>
          <table:table-cell table:formula="of:=(RAND()-0.5)*100" office:value-type="float" office:value="23.9077621977497" calcext:value-type="float">
            <text:p>23.9077621977497</text:p>
          </table:table-cell>
        </table:table-row>
        <table:table-row table:style-name="ro1">
          <table:table-cell table:formula="of:=[.A180]+1" office:value-type="date" office:date-value="2000-06-28" calcext:value-type="date">
            <text:p>28/06/00</text:p>
          </table:table-cell>
          <table:table-cell table:formula="of:=[.B180]+[.C181]" office:value-type="float" office:value="1234.92800544992" calcext:value-type="float">
            <text:p>1234.92800544992</text:p>
          </table:table-cell>
          <table:table-cell table:formula="of:=(RAND()-0.5)*100" office:value-type="float" office:value="30.7379235909244" calcext:value-type="float">
            <text:p>30.7379235909244</text:p>
          </table:table-cell>
        </table:table-row>
        <table:table-row table:style-name="ro1">
          <table:table-cell table:formula="of:=[.A181]+1" office:value-type="date" office:date-value="2000-06-29" calcext:value-type="date">
            <text:p>29/06/00</text:p>
          </table:table-cell>
          <table:table-cell table:formula="of:=[.B181]+[.C182]" office:value-type="float" office:value="1223.4546310942" calcext:value-type="float">
            <text:p>1223.4546310942</text:p>
          </table:table-cell>
          <table:table-cell table:formula="of:=(RAND()-0.5)*100" office:value-type="float" office:value="-11.4733743557191" calcext:value-type="float">
            <text:p>-11.4733743557191</text:p>
          </table:table-cell>
        </table:table-row>
        <table:table-row table:style-name="ro1">
          <table:table-cell table:formula="of:=[.A182]+1" office:value-type="date" office:date-value="2000-06-30" calcext:value-type="date">
            <text:p>30/06/00</text:p>
          </table:table-cell>
          <table:table-cell table:formula="of:=[.B182]+[.C183]" office:value-type="float" office:value="1196.70803483643" calcext:value-type="float">
            <text:p>1196.70803483643</text:p>
          </table:table-cell>
          <table:table-cell table:formula="of:=(RAND()-0.5)*100" office:value-type="float" office:value="-26.7465962577645" calcext:value-type="float">
            <text:p>-26.7465962577645</text:p>
          </table:table-cell>
        </table:table-row>
        <table:table-row table:style-name="ro1">
          <table:table-cell table:formula="of:=[.A183]+1" office:value-type="date" office:date-value="2000-07-01" calcext:value-type="date">
            <text:p>01/07/00</text:p>
          </table:table-cell>
          <table:table-cell table:formula="of:=[.B183]+[.C184]" office:value-type="float" office:value="1162.29176632923" calcext:value-type="float">
            <text:p>1162.29176632923</text:p>
          </table:table-cell>
          <table:table-cell table:formula="of:=(RAND()-0.5)*100" office:value-type="float" office:value="-34.4162685072038" calcext:value-type="float">
            <text:p>-34.4162685072038</text:p>
          </table:table-cell>
        </table:table-row>
        <table:table-row table:style-name="ro1">
          <table:table-cell table:formula="of:=[.A184]+1" office:value-type="date" office:date-value="2000-07-02" calcext:value-type="date">
            <text:p>02/07/00</text:p>
          </table:table-cell>
          <table:table-cell table:formula="of:=[.B184]+[.C185]" office:value-type="float" office:value="1193.33000831744" calcext:value-type="float">
            <text:p>1193.33000831744</text:p>
          </table:table-cell>
          <table:table-cell table:formula="of:=(RAND()-0.5)*100" office:value-type="float" office:value="31.0382419882099" calcext:value-type="float">
            <text:p>31.0382419882099</text:p>
          </table:table-cell>
        </table:table-row>
        <table:table-row table:style-name="ro1">
          <table:table-cell table:formula="of:=[.A185]+1" office:value-type="date" office:date-value="2000-07-03" calcext:value-type="date">
            <text:p>03/07/00</text:p>
          </table:table-cell>
          <table:table-cell table:formula="of:=[.B185]+[.C186]" office:value-type="float" office:value="1177.33193514139" calcext:value-type="float">
            <text:p>1177.33193514139</text:p>
          </table:table-cell>
          <table:table-cell table:formula="of:=(RAND()-0.5)*100" office:value-type="float" office:value="-15.9980731760477" calcext:value-type="float">
            <text:p>-15.9980731760477</text:p>
          </table:table-cell>
        </table:table-row>
        <table:table-row table:style-name="ro1">
          <table:table-cell table:formula="of:=[.A186]+1" office:value-type="date" office:date-value="2000-07-04" calcext:value-type="date">
            <text:p>04/07/00</text:p>
          </table:table-cell>
          <table:table-cell table:formula="of:=[.B186]+[.C187]" office:value-type="float" office:value="1144.04665257707" calcext:value-type="float">
            <text:p>1144.04665257707</text:p>
          </table:table-cell>
          <table:table-cell table:formula="of:=(RAND()-0.5)*100" office:value-type="float" office:value="-33.2852825643219" calcext:value-type="float">
            <text:p>-33.2852825643219</text:p>
          </table:table-cell>
        </table:table-row>
        <table:table-row table:style-name="ro1">
          <table:table-cell table:formula="of:=[.A187]+1" office:value-type="date" office:date-value="2000-07-05" calcext:value-type="date">
            <text:p>05/07/00</text:p>
          </table:table-cell>
          <table:table-cell table:formula="of:=[.B187]+[.C188]" office:value-type="float" office:value="1188.03578266299" calcext:value-type="float">
            <text:p>1188.03578266299</text:p>
          </table:table-cell>
          <table:table-cell table:formula="of:=(RAND()-0.5)*100" office:value-type="float" office:value="43.9891300859207" calcext:value-type="float">
            <text:p>43.9891300859207</text:p>
          </table:table-cell>
        </table:table-row>
        <table:table-row table:style-name="ro1">
          <table:table-cell table:formula="of:=[.A188]+1" office:value-type="date" office:date-value="2000-07-06" calcext:value-type="date">
            <text:p>06/07/00</text:p>
          </table:table-cell>
          <table:table-cell table:formula="of:=[.B188]+[.C189]" office:value-type="float" office:value="1188.0798177011" calcext:value-type="float">
            <text:p>1188.0798177011</text:p>
          </table:table-cell>
          <table:table-cell table:formula="of:=(RAND()-0.5)*100" office:value-type="float" office:value="0.0440350381064936" calcext:value-type="float">
            <text:p>0.0440350381064936</text:p>
          </table:table-cell>
        </table:table-row>
        <table:table-row table:style-name="ro1">
          <table:table-cell table:formula="of:=[.A189]+1" office:value-type="date" office:date-value="2000-07-07" calcext:value-type="date">
            <text:p>07/07/00</text:p>
          </table:table-cell>
          <table:table-cell table:formula="of:=[.B189]+[.C190]" office:value-type="float" office:value="1191.79581164452" calcext:value-type="float">
            <text:p>1191.79581164452</text:p>
          </table:table-cell>
          <table:table-cell table:formula="of:=(RAND()-0.5)*100" office:value-type="float" office:value="3.71599394342578" calcext:value-type="float">
            <text:p>3.71599394342578</text:p>
          </table:table-cell>
        </table:table-row>
        <table:table-row table:style-name="ro1">
          <table:table-cell table:formula="of:=[.A190]+1" office:value-type="date" office:date-value="2000-07-08" calcext:value-type="date">
            <text:p>08/07/00</text:p>
          </table:table-cell>
          <table:table-cell table:formula="of:=[.B190]+[.C191]" office:value-type="float" office:value="1209.87683439809" calcext:value-type="float">
            <text:p>1209.87683439809</text:p>
          </table:table-cell>
          <table:table-cell table:formula="of:=(RAND()-0.5)*100" office:value-type="float" office:value="18.0810227535629" calcext:value-type="float">
            <text:p>18.0810227535629</text:p>
          </table:table-cell>
        </table:table-row>
        <table:table-row table:style-name="ro1">
          <table:table-cell table:formula="of:=[.A191]+1" office:value-type="date" office:date-value="2000-07-09" calcext:value-type="date">
            <text:p>09/07/00</text:p>
          </table:table-cell>
          <table:table-cell table:formula="of:=[.B191]+[.C192]" office:value-type="float" office:value="1204.41589319295" calcext:value-type="float">
            <text:p>1204.41589319295</text:p>
          </table:table-cell>
          <table:table-cell table:formula="of:=(RAND()-0.5)*100" office:value-type="float" office:value="-5.46094120513445" calcext:value-type="float">
            <text:p>-5.46094120513445</text:p>
          </table:table-cell>
        </table:table-row>
        <table:table-row table:style-name="ro1">
          <table:table-cell table:formula="of:=[.A192]+1" office:value-type="date" office:date-value="2000-07-10" calcext:value-type="date">
            <text:p>10/07/00</text:p>
          </table:table-cell>
          <table:table-cell table:formula="of:=[.B192]+[.C193]" office:value-type="float" office:value="1197.73677666029" calcext:value-type="float">
            <text:p>1197.73677666029</text:p>
          </table:table-cell>
          <table:table-cell table:formula="of:=(RAND()-0.5)*100" office:value-type="float" office:value="-6.67911653265818" calcext:value-type="float">
            <text:p>-6.67911653265818</text:p>
          </table:table-cell>
        </table:table-row>
        <table:table-row table:style-name="ro1">
          <table:table-cell table:formula="of:=[.A193]+1" office:value-type="date" office:date-value="2000-07-11" calcext:value-type="date">
            <text:p>11/07/00</text:p>
          </table:table-cell>
          <table:table-cell table:formula="of:=[.B193]+[.C194]" office:value-type="float" office:value="1189.13446845513" calcext:value-type="float">
            <text:p>1189.13446845513</text:p>
          </table:table-cell>
          <table:table-cell table:formula="of:=(RAND()-0.5)*100" office:value-type="float" office:value="-8.60230820515933" calcext:value-type="float">
            <text:p>-8.60230820515933</text:p>
          </table:table-cell>
        </table:table-row>
        <table:table-row table:style-name="ro1">
          <table:table-cell table:formula="of:=[.A194]+1" office:value-type="date" office:date-value="2000-07-12" calcext:value-type="date">
            <text:p>12/07/00</text:p>
          </table:table-cell>
          <table:table-cell table:formula="of:=[.B194]+[.C195]" office:value-type="float" office:value="1171.75326755453" calcext:value-type="float">
            <text:p>1171.75326755453</text:p>
          </table:table-cell>
          <table:table-cell table:formula="of:=(RAND()-0.5)*100" office:value-type="float" office:value="-17.3812009006026" calcext:value-type="float">
            <text:p>-17.3812009006026</text:p>
          </table:table-cell>
        </table:table-row>
        <table:table-row table:style-name="ro1">
          <table:table-cell table:formula="of:=[.A195]+1" office:value-type="date" office:date-value="2000-07-13" calcext:value-type="date">
            <text:p>13/07/00</text:p>
          </table:table-cell>
          <table:table-cell table:formula="of:=[.B195]+[.C196]" office:value-type="float" office:value="1214.78665707515" calcext:value-type="float">
            <text:p>1214.78665707515</text:p>
          </table:table-cell>
          <table:table-cell table:formula="of:=(RAND()-0.5)*100" office:value-type="float" office:value="43.0333895206225" calcext:value-type="float">
            <text:p>43.0333895206225</text:p>
          </table:table-cell>
        </table:table-row>
        <table:table-row table:style-name="ro1">
          <table:table-cell table:formula="of:=[.A196]+1" office:value-type="date" office:date-value="2000-07-14" calcext:value-type="date">
            <text:p>14/07/00</text:p>
          </table:table-cell>
          <table:table-cell table:formula="of:=[.B196]+[.C197]" office:value-type="float" office:value="1246.17853804669" calcext:value-type="float">
            <text:p>1246.17853804669</text:p>
          </table:table-cell>
          <table:table-cell table:formula="of:=(RAND()-0.5)*100" office:value-type="float" office:value="31.3918809715389" calcext:value-type="float">
            <text:p>31.3918809715389</text:p>
          </table:table-cell>
        </table:table-row>
        <table:table-row table:style-name="ro1">
          <table:table-cell table:formula="of:=[.A197]+1" office:value-type="date" office:date-value="2000-07-15" calcext:value-type="date">
            <text:p>15/07/00</text:p>
          </table:table-cell>
          <table:table-cell table:formula="of:=[.B197]+[.C198]" office:value-type="float" office:value="1290.20565473365" calcext:value-type="float">
            <text:p>1290.20565473365</text:p>
          </table:table-cell>
          <table:table-cell table:formula="of:=(RAND()-0.5)*100" office:value-type="float" office:value="44.0271166869618" calcext:value-type="float">
            <text:p>44.0271166869618</text:p>
          </table:table-cell>
        </table:table-row>
        <table:table-row table:style-name="ro1">
          <table:table-cell table:formula="of:=[.A198]+1" office:value-type="date" office:date-value="2000-07-16" calcext:value-type="date">
            <text:p>16/07/00</text:p>
          </table:table-cell>
          <table:table-cell table:formula="of:=[.B198]+[.C199]" office:value-type="float" office:value="1290.32727731382" calcext:value-type="float">
            <text:p>1290.32727731382</text:p>
          </table:table-cell>
          <table:table-cell table:formula="of:=(RAND()-0.5)*100" office:value-type="float" office:value="0.121622580165026" calcext:value-type="float">
            <text:p>0.121622580165026</text:p>
          </table:table-cell>
        </table:table-row>
        <table:table-row table:style-name="ro1">
          <table:table-cell table:formula="of:=[.A199]+1" office:value-type="date" office:date-value="2000-07-17" calcext:value-type="date">
            <text:p>17/07/00</text:p>
          </table:table-cell>
          <table:table-cell table:formula="of:=[.B199]+[.C200]" office:value-type="float" office:value="1253.17733915468" calcext:value-type="float">
            <text:p>1253.17733915468</text:p>
          </table:table-cell>
          <table:table-cell table:formula="of:=(RAND()-0.5)*100" office:value-type="float" office:value="-37.1499381591405" calcext:value-type="float">
            <text:p>-37.1499381591405</text:p>
          </table:table-cell>
        </table:table-row>
        <table:table-row table:style-name="ro1">
          <table:table-cell table:formula="of:=[.A200]+1" office:value-type="date" office:date-value="2000-07-18" calcext:value-type="date">
            <text:p>18/07/00</text:p>
          </table:table-cell>
          <table:table-cell table:formula="of:=[.B200]+[.C201]" office:value-type="float" office:value="1233.45117642582" calcext:value-type="float">
            <text:p>1233.45117642582</text:p>
          </table:table-cell>
          <table:table-cell table:formula="of:=(RAND()-0.5)*100" office:value-type="float" office:value="-19.726162728855" calcext:value-type="float">
            <text:p>-19.726162728855</text:p>
          </table:table-cell>
        </table:table-row>
        <table:table-row table:style-name="ro1">
          <table:table-cell table:formula="of:=[.A201]+1" office:value-type="date" office:date-value="2000-07-19" calcext:value-type="date">
            <text:p>19/07/00</text:p>
          </table:table-cell>
          <table:table-cell table:formula="of:=[.B201]+[.C202]" office:value-type="float" office:value="1245.26838928516" calcext:value-type="float">
            <text:p>1245.26838928516</text:p>
          </table:table-cell>
          <table:table-cell table:formula="of:=(RAND()-0.5)*100" office:value-type="float" office:value="11.8172128593354" calcext:value-type="float">
            <text:p>11.8172128593354</text:p>
          </table:table-cell>
        </table:table-row>
        <table:table-row table:style-name="ro1">
          <table:table-cell table:formula="of:=[.A202]+1" office:value-type="date" office:date-value="2000-07-20" calcext:value-type="date">
            <text:p>20/07/00</text:p>
          </table:table-cell>
          <table:table-cell table:formula="of:=[.B202]+[.C203]" office:value-type="float" office:value="1258.65193922471" calcext:value-type="float">
            <text:p>1258.65193922471</text:p>
          </table:table-cell>
          <table:table-cell table:formula="of:=(RAND()-0.5)*100" office:value-type="float" office:value="13.3835499395552" calcext:value-type="float">
            <text:p>13.3835499395552</text:p>
          </table:table-cell>
        </table:table-row>
        <table:table-row table:style-name="ro1">
          <table:table-cell table:formula="of:=[.A203]+1" office:value-type="date" office:date-value="2000-07-21" calcext:value-type="date">
            <text:p>21/07/00</text:p>
          </table:table-cell>
          <table:table-cell table:formula="of:=[.B203]+[.C204]" office:value-type="float" office:value="1220.17137663267" calcext:value-type="float">
            <text:p>1220.17137663267</text:p>
          </table:table-cell>
          <table:table-cell table:formula="of:=(RAND()-0.5)*100" office:value-type="float" office:value="-38.4805625920409" calcext:value-type="float">
            <text:p>-38.4805625920409</text:p>
          </table:table-cell>
        </table:table-row>
        <table:table-row table:style-name="ro1">
          <table:table-cell table:formula="of:=[.A204]+1" office:value-type="date" office:date-value="2000-07-22" calcext:value-type="date">
            <text:p>22/07/00</text:p>
          </table:table-cell>
          <table:table-cell table:formula="of:=[.B204]+[.C205]" office:value-type="float" office:value="1227.74609336996" calcext:value-type="float">
            <text:p>1227.74609336996</text:p>
          </table:table-cell>
          <table:table-cell table:formula="of:=(RAND()-0.5)*100" office:value-type="float" office:value="7.57471673728338" calcext:value-type="float">
            <text:p>7.57471673728338</text:p>
          </table:table-cell>
        </table:table-row>
        <table:table-row table:style-name="ro1">
          <table:table-cell table:formula="of:=[.A205]+1" office:value-type="date" office:date-value="2000-07-23" calcext:value-type="date">
            <text:p>23/07/00</text:p>
          </table:table-cell>
          <table:table-cell table:formula="of:=[.B205]+[.C206]" office:value-type="float" office:value="1251.24256500303" calcext:value-type="float">
            <text:p>1251.24256500303</text:p>
          </table:table-cell>
          <table:table-cell table:formula="of:=(RAND()-0.5)*100" office:value-type="float" office:value="23.4964716330739" calcext:value-type="float">
            <text:p>23.4964716330739</text:p>
          </table:table-cell>
        </table:table-row>
        <table:table-row table:style-name="ro1">
          <table:table-cell table:formula="of:=[.A206]+1" office:value-type="date" office:date-value="2000-07-24" calcext:value-type="date">
            <text:p>24/07/00</text:p>
          </table:table-cell>
          <table:table-cell table:formula="of:=[.B206]+[.C207]" office:value-type="float" office:value="1291.54832443037" calcext:value-type="float">
            <text:p>1291.54832443037</text:p>
          </table:table-cell>
          <table:table-cell table:formula="of:=(RAND()-0.5)*100" office:value-type="float" office:value="40.3057594273425" calcext:value-type="float">
            <text:p>40.3057594273425</text:p>
          </table:table-cell>
        </table:table-row>
        <table:table-row table:style-name="ro1">
          <table:table-cell table:formula="of:=[.A207]+1" office:value-type="date" office:date-value="2000-07-25" calcext:value-type="date">
            <text:p>25/07/00</text:p>
          </table:table-cell>
          <table:table-cell table:formula="of:=[.B207]+[.C208]" office:value-type="float" office:value="1246.43253532295" calcext:value-type="float">
            <text:p>1246.43253532295</text:p>
          </table:table-cell>
          <table:table-cell table:formula="of:=(RAND()-0.5)*100" office:value-type="float" office:value="-45.1157891074261" calcext:value-type="float">
            <text:p>-45.1157891074261</text:p>
          </table:table-cell>
        </table:table-row>
        <table:table-row table:style-name="ro1">
          <table:table-cell table:formula="of:=[.A208]+1" office:value-type="date" office:date-value="2000-07-26" calcext:value-type="date">
            <text:p>26/07/00</text:p>
          </table:table-cell>
          <table:table-cell table:formula="of:=[.B208]+[.C209]" office:value-type="float" office:value="1260.04824934085" calcext:value-type="float">
            <text:p>1260.04824934085</text:p>
          </table:table-cell>
          <table:table-cell table:formula="of:=(RAND()-0.5)*100" office:value-type="float" office:value="13.6157140179032" calcext:value-type="float">
            <text:p>13.6157140179032</text:p>
          </table:table-cell>
        </table:table-row>
        <table:table-row table:style-name="ro1">
          <table:table-cell table:formula="of:=[.A209]+1" office:value-type="date" office:date-value="2000-07-27" calcext:value-type="date">
            <text:p>27/07/00</text:p>
          </table:table-cell>
          <table:table-cell table:formula="of:=[.B209]+[.C210]" office:value-type="float" office:value="1217.12681848404" calcext:value-type="float">
            <text:p>1217.12681848404</text:p>
          </table:table-cell>
          <table:table-cell table:formula="of:=(RAND()-0.5)*100" office:value-type="float" office:value="-42.9214308568079" calcext:value-type="float">
            <text:p>-42.9214308568079</text:p>
          </table:table-cell>
        </table:table-row>
        <table:table-row table:style-name="ro1">
          <table:table-cell table:formula="of:=[.A210]+1" office:value-type="date" office:date-value="2000-07-28" calcext:value-type="date">
            <text:p>28/07/00</text:p>
          </table:table-cell>
          <table:table-cell table:formula="of:=[.B210]+[.C211]" office:value-type="float" office:value="1215.64216368861" calcext:value-type="float">
            <text:p>1215.64216368861</text:p>
          </table:table-cell>
          <table:table-cell table:formula="of:=(RAND()-0.5)*100" office:value-type="float" office:value="-1.48465479543268" calcext:value-type="float">
            <text:p>-1.48465479543268</text:p>
          </table:table-cell>
        </table:table-row>
        <table:table-row table:style-name="ro1">
          <table:table-cell table:formula="of:=[.A211]+1" office:value-type="date" office:date-value="2000-07-29" calcext:value-type="date">
            <text:p>29/07/00</text:p>
          </table:table-cell>
          <table:table-cell table:formula="of:=[.B211]+[.C212]" office:value-type="float" office:value="1190.18489390889" calcext:value-type="float">
            <text:p>1190.18489390889</text:p>
          </table:table-cell>
          <table:table-cell table:formula="of:=(RAND()-0.5)*100" office:value-type="float" office:value="-25.4572697797235" calcext:value-type="float">
            <text:p>-25.4572697797235</text:p>
          </table:table-cell>
        </table:table-row>
        <table:table-row table:style-name="ro1">
          <table:table-cell table:formula="of:=[.A212]+1" office:value-type="date" office:date-value="2000-07-30" calcext:value-type="date">
            <text:p>30/07/00</text:p>
          </table:table-cell>
          <table:table-cell table:formula="of:=[.B212]+[.C213]" office:value-type="float" office:value="1197.01604127513" calcext:value-type="float">
            <text:p>1197.01604127513</text:p>
          </table:table-cell>
          <table:table-cell table:formula="of:=(RAND()-0.5)*100" office:value-type="float" office:value="6.8311473662414" calcext:value-type="float">
            <text:p>6.8311473662414</text:p>
          </table:table-cell>
        </table:table-row>
        <table:table-row table:style-name="ro1">
          <table:table-cell table:formula="of:=[.A213]+1" office:value-type="date" office:date-value="2000-07-31" calcext:value-type="date">
            <text:p>31/07/00</text:p>
          </table:table-cell>
          <table:table-cell table:formula="of:=[.B213]+[.C214]" office:value-type="float" office:value="1170.3824350815" calcext:value-type="float">
            <text:p>1170.3824350815</text:p>
          </table:table-cell>
          <table:table-cell table:formula="of:=(RAND()-0.5)*100" office:value-type="float" office:value="-26.6336061936264" calcext:value-type="float">
            <text:p>-26.6336061936264</text:p>
          </table:table-cell>
        </table:table-row>
        <table:table-row table:style-name="ro1">
          <table:table-cell table:formula="of:=[.A214]+1" office:value-type="date" office:date-value="2000-08-01" calcext:value-type="date">
            <text:p>01/08/00</text:p>
          </table:table-cell>
          <table:table-cell table:formula="of:=[.B214]+[.C215]" office:value-type="float" office:value="1189.96596766493" calcext:value-type="float">
            <text:p>1189.96596766493</text:p>
          </table:table-cell>
          <table:table-cell table:formula="of:=(RAND()-0.5)*100" office:value-type="float" office:value="19.5835325834253" calcext:value-type="float">
            <text:p>19.5835325834253</text:p>
          </table:table-cell>
        </table:table-row>
        <table:table-row table:style-name="ro1">
          <table:table-cell table:formula="of:=[.A215]+1" office:value-type="date" office:date-value="2000-08-02" calcext:value-type="date">
            <text:p>02/08/00</text:p>
          </table:table-cell>
          <table:table-cell table:formula="of:=[.B215]+[.C216]" office:value-type="float" office:value="1221.63334937442" calcext:value-type="float">
            <text:p>1221.63334937442</text:p>
          </table:table-cell>
          <table:table-cell table:formula="of:=(RAND()-0.5)*100" office:value-type="float" office:value="31.6673817094886" calcext:value-type="float">
            <text:p>31.6673817094886</text:p>
          </table:table-cell>
        </table:table-row>
        <table:table-row table:style-name="ro1">
          <table:table-cell table:formula="of:=[.A216]+1" office:value-type="date" office:date-value="2000-08-03" calcext:value-type="date">
            <text:p>03/08/00</text:p>
          </table:table-cell>
          <table:table-cell table:formula="of:=[.B216]+[.C217]" office:value-type="float" office:value="1221.48411332086" calcext:value-type="float">
            <text:p>1221.48411332086</text:p>
          </table:table-cell>
          <table:table-cell table:formula="of:=(RAND()-0.5)*100" office:value-type="float" office:value="-0.149236053560448" calcext:value-type="float">
            <text:p>-0.149236053560448</text:p>
          </table:table-cell>
        </table:table-row>
        <table:table-row table:style-name="ro1">
          <table:table-cell table:formula="of:=[.A217]+1" office:value-type="date" office:date-value="2000-08-04" calcext:value-type="date">
            <text:p>04/08/00</text:p>
          </table:table-cell>
          <table:table-cell table:formula="of:=[.B217]+[.C218]" office:value-type="float" office:value="1218.24727299353" calcext:value-type="float">
            <text:p>1218.24727299353</text:p>
          </table:table-cell>
          <table:table-cell table:formula="of:=(RAND()-0.5)*100" office:value-type="float" office:value="-3.23684032732295" calcext:value-type="float">
            <text:p>-3.23684032732295</text:p>
          </table:table-cell>
        </table:table-row>
        <table:table-row table:style-name="ro1">
          <table:table-cell table:formula="of:=[.A218]+1" office:value-type="date" office:date-value="2000-08-05" calcext:value-type="date">
            <text:p>05/08/00</text:p>
          </table:table-cell>
          <table:table-cell table:formula="of:=[.B218]+[.C219]" office:value-type="float" office:value="1178.32202226905" calcext:value-type="float">
            <text:p>1178.32202226905</text:p>
          </table:table-cell>
          <table:table-cell table:formula="of:=(RAND()-0.5)*100" office:value-type="float" office:value="-39.9252507244799" calcext:value-type="float">
            <text:p>-39.9252507244799</text:p>
          </table:table-cell>
        </table:table-row>
        <table:table-row table:style-name="ro1">
          <table:table-cell table:formula="of:=[.A219]+1" office:value-type="date" office:date-value="2000-08-06" calcext:value-type="date">
            <text:p>06/08/00</text:p>
          </table:table-cell>
          <table:table-cell table:formula="of:=[.B219]+[.C220]" office:value-type="float" office:value="1191.69911266182" calcext:value-type="float">
            <text:p>1191.69911266182</text:p>
          </table:table-cell>
          <table:table-cell table:formula="of:=(RAND()-0.5)*100" office:value-type="float" office:value="13.377090392766" calcext:value-type="float">
            <text:p>13.377090392766</text:p>
          </table:table-cell>
        </table:table-row>
        <table:table-row table:style-name="ro1">
          <table:table-cell table:formula="of:=[.A220]+1" office:value-type="date" office:date-value="2000-08-07" calcext:value-type="date">
            <text:p>07/08/00</text:p>
          </table:table-cell>
          <table:table-cell table:formula="of:=[.B220]+[.C221]" office:value-type="float" office:value="1154.04575380962" calcext:value-type="float">
            <text:p>1154.04575380962</text:p>
          </table:table-cell>
          <table:table-cell table:formula="of:=(RAND()-0.5)*100" office:value-type="float" office:value="-37.6533588522023" calcext:value-type="float">
            <text:p>-37.6533588522023</text:p>
          </table:table-cell>
        </table:table-row>
        <table:table-row table:style-name="ro1">
          <table:table-cell table:formula="of:=[.A221]+1" office:value-type="date" office:date-value="2000-08-08" calcext:value-type="date">
            <text:p>08/08/00</text:p>
          </table:table-cell>
          <table:table-cell table:formula="of:=[.B221]+[.C222]" office:value-type="float" office:value="1139.24362960415" calcext:value-type="float">
            <text:p>1139.24362960415</text:p>
          </table:table-cell>
          <table:table-cell table:formula="of:=(RAND()-0.5)*100" office:value-type="float" office:value="-14.8021242054701" calcext:value-type="float">
            <text:p>-14.8021242054701</text:p>
          </table:table-cell>
        </table:table-row>
        <table:table-row table:style-name="ro1">
          <table:table-cell table:formula="of:=[.A222]+1" office:value-type="date" office:date-value="2000-08-09" calcext:value-type="date">
            <text:p>09/08/00</text:p>
          </table:table-cell>
          <table:table-cell table:formula="of:=[.B222]+[.C223]" office:value-type="float" office:value="1110.17170219029" calcext:value-type="float">
            <text:p>1110.17170219029</text:p>
          </table:table-cell>
          <table:table-cell table:formula="of:=(RAND()-0.5)*100" office:value-type="float" office:value="-29.071927413856" calcext:value-type="float">
            <text:p>-29.071927413856</text:p>
          </table:table-cell>
        </table:table-row>
        <table:table-row table:style-name="ro1">
          <table:table-cell table:formula="of:=[.A223]+1" office:value-type="date" office:date-value="2000-08-10" calcext:value-type="date">
            <text:p>10/08/00</text:p>
          </table:table-cell>
          <table:table-cell table:formula="of:=[.B223]+[.C224]" office:value-type="float" office:value="1109.4632974187" calcext:value-type="float">
            <text:p>1109.4632974187</text:p>
          </table:table-cell>
          <table:table-cell table:formula="of:=(RAND()-0.5)*100" office:value-type="float" office:value="-0.708404771592019" calcext:value-type="float">
            <text:p>-0.708404771592019</text:p>
          </table:table-cell>
        </table:table-row>
        <table:table-row table:style-name="ro1">
          <table:table-cell table:formula="of:=[.A224]+1" office:value-type="date" office:date-value="2000-08-11" calcext:value-type="date">
            <text:p>11/08/00</text:p>
          </table:table-cell>
          <table:table-cell table:formula="of:=[.B224]+[.C225]" office:value-type="float" office:value="1061.6644217582" calcext:value-type="float">
            <text:p>1061.6644217582</text:p>
          </table:table-cell>
          <table:table-cell table:formula="of:=(RAND()-0.5)*100" office:value-type="float" office:value="-47.7988756605027" calcext:value-type="float">
            <text:p>-47.7988756605027</text:p>
          </table:table-cell>
        </table:table-row>
        <table:table-row table:style-name="ro1">
          <table:table-cell table:formula="of:=[.A225]+1" office:value-type="date" office:date-value="2000-08-12" calcext:value-type="date">
            <text:p>12/08/00</text:p>
          </table:table-cell>
          <table:table-cell table:formula="of:=[.B225]+[.C226]" office:value-type="float" office:value="1058.89897042381" calcext:value-type="float">
            <text:p>1058.89897042381</text:p>
          </table:table-cell>
          <table:table-cell table:formula="of:=(RAND()-0.5)*100" office:value-type="float" office:value="-2.76545133438099" calcext:value-type="float">
            <text:p>-2.76545133438099</text:p>
          </table:table-cell>
        </table:table-row>
        <table:table-row table:style-name="ro1">
          <table:table-cell table:formula="of:=[.A226]+1" office:value-type="date" office:date-value="2000-08-13" calcext:value-type="date">
            <text:p>13/08/00</text:p>
          </table:table-cell>
          <table:table-cell table:formula="of:=[.B226]+[.C227]" office:value-type="float" office:value="1034.94507104632" calcext:value-type="float">
            <text:p>1034.94507104632</text:p>
          </table:table-cell>
          <table:table-cell table:formula="of:=(RAND()-0.5)*100" office:value-type="float" office:value="-23.9538993774952" calcext:value-type="float">
            <text:p>-23.9538993774952</text:p>
          </table:table-cell>
        </table:table-row>
        <table:table-row table:style-name="ro1">
          <table:table-cell table:formula="of:=[.A227]+1" office:value-type="date" office:date-value="2000-08-14" calcext:value-type="date">
            <text:p>14/08/00</text:p>
          </table:table-cell>
          <table:table-cell table:formula="of:=[.B227]+[.C228]" office:value-type="float" office:value="996.106541176371" calcext:value-type="float">
            <text:p>996.106541176371</text:p>
          </table:table-cell>
          <table:table-cell table:formula="of:=(RAND()-0.5)*100" office:value-type="float" office:value="-38.8385298699476" calcext:value-type="float">
            <text:p>-38.8385298699476</text:p>
          </table:table-cell>
        </table:table-row>
        <table:table-row table:style-name="ro1">
          <table:table-cell table:formula="of:=[.A228]+1" office:value-type="date" office:date-value="2000-08-15" calcext:value-type="date">
            <text:p>15/08/00</text:p>
          </table:table-cell>
          <table:table-cell table:formula="of:=[.B228]+[.C229]" office:value-type="float" office:value="974.424477283333" calcext:value-type="float">
            <text:p>974.424477283333</text:p>
          </table:table-cell>
          <table:table-cell table:formula="of:=(RAND()-0.5)*100" office:value-type="float" office:value="-21.6820638930384" calcext:value-type="float">
            <text:p>-21.6820638930384</text:p>
          </table:table-cell>
        </table:table-row>
        <table:table-row table:style-name="ro1">
          <table:table-cell table:formula="of:=[.A229]+1" office:value-type="date" office:date-value="2000-08-16" calcext:value-type="date">
            <text:p>16/08/00</text:p>
          </table:table-cell>
          <table:table-cell table:formula="of:=[.B229]+[.C230]" office:value-type="float" office:value="969.767783271468" calcext:value-type="float">
            <text:p>969.767783271468</text:p>
          </table:table-cell>
          <table:table-cell table:formula="of:=(RAND()-0.5)*100" office:value-type="float" office:value="-4.65669401186449" calcext:value-type="float">
            <text:p>-4.65669401186449</text:p>
          </table:table-cell>
        </table:table-row>
        <table:table-row table:style-name="ro1">
          <table:table-cell table:formula="of:=[.A230]+1" office:value-type="date" office:date-value="2000-08-17" calcext:value-type="date">
            <text:p>17/08/00</text:p>
          </table:table-cell>
          <table:table-cell table:formula="of:=[.B230]+[.C231]" office:value-type="float" office:value="923.087094613804" calcext:value-type="float">
            <text:p>923.087094613804</text:p>
          </table:table-cell>
          <table:table-cell table:formula="of:=(RAND()-0.5)*100" office:value-type="float" office:value="-46.6806886576642" calcext:value-type="float">
            <text:p>-46.6806886576642</text:p>
          </table:table-cell>
        </table:table-row>
        <table:table-row table:style-name="ro1">
          <table:table-cell table:formula="of:=[.A231]+1" office:value-type="date" office:date-value="2000-08-18" calcext:value-type="date">
            <text:p>18/08/00</text:p>
          </table:table-cell>
          <table:table-cell table:formula="of:=[.B231]+[.C232]" office:value-type="float" office:value="910.887702857542" calcext:value-type="float">
            <text:p>910.887702857542</text:p>
          </table:table-cell>
          <table:table-cell table:formula="of:=(RAND()-0.5)*100" office:value-type="float" office:value="-12.1993917562622" calcext:value-type="float">
            <text:p>-12.1993917562622</text:p>
          </table:table-cell>
        </table:table-row>
        <table:table-row table:style-name="ro1">
          <table:table-cell table:formula="of:=[.A232]+1" office:value-type="date" office:date-value="2000-08-19" calcext:value-type="date">
            <text:p>19/08/00</text:p>
          </table:table-cell>
          <table:table-cell table:formula="of:=[.B232]+[.C233]" office:value-type="float" office:value="936.680828405713" calcext:value-type="float">
            <text:p>936.680828405713</text:p>
          </table:table-cell>
          <table:table-cell table:formula="of:=(RAND()-0.5)*100" office:value-type="float" office:value="25.7931255481708" calcext:value-type="float">
            <text:p>25.7931255481708</text:p>
          </table:table-cell>
        </table:table-row>
        <table:table-row table:style-name="ro1">
          <table:table-cell table:formula="of:=[.A233]+1" office:value-type="date" office:date-value="2000-08-20" calcext:value-type="date">
            <text:p>20/08/00</text:p>
          </table:table-cell>
          <table:table-cell table:formula="of:=[.B233]+[.C234]" office:value-type="float" office:value="952.369559703739" calcext:value-type="float">
            <text:p>952.369559703739</text:p>
          </table:table-cell>
          <table:table-cell table:formula="of:=(RAND()-0.5)*100" office:value-type="float" office:value="15.6887312980266" calcext:value-type="float">
            <text:p>15.6887312980266</text:p>
          </table:table-cell>
        </table:table-row>
        <table:table-row table:style-name="ro1">
          <table:table-cell table:formula="of:=[.A234]+1" office:value-type="date" office:date-value="2000-08-21" calcext:value-type="date">
            <text:p>21/08/00</text:p>
          </table:table-cell>
          <table:table-cell table:formula="of:=[.B234]+[.C235]" office:value-type="float" office:value="947.135375056517" calcext:value-type="float">
            <text:p>947.135375056517</text:p>
          </table:table-cell>
          <table:table-cell table:formula="of:=(RAND()-0.5)*100" office:value-type="float" office:value="-5.2341846472222" calcext:value-type="float">
            <text:p>-5.2341846472222</text:p>
          </table:table-cell>
        </table:table-row>
        <table:table-row table:style-name="ro1">
          <table:table-cell table:formula="of:=[.A235]+1" office:value-type="date" office:date-value="2000-08-22" calcext:value-type="date">
            <text:p>22/08/00</text:p>
          </table:table-cell>
          <table:table-cell table:formula="of:=[.B235]+[.C236]" office:value-type="float" office:value="917.221888268443" calcext:value-type="float">
            <text:p>917.221888268443</text:p>
          </table:table-cell>
          <table:table-cell table:formula="of:=(RAND()-0.5)*100" office:value-type="float" office:value="-29.9134867880743" calcext:value-type="float">
            <text:p>-29.9134867880743</text:p>
          </table:table-cell>
        </table:table-row>
        <table:table-row table:style-name="ro1">
          <table:table-cell table:formula="of:=[.A236]+1" office:value-type="date" office:date-value="2000-08-23" calcext:value-type="date">
            <text:p>23/08/00</text:p>
          </table:table-cell>
          <table:table-cell table:formula="of:=[.B236]+[.C237]" office:value-type="float" office:value="882.870014699231" calcext:value-type="float">
            <text:p>882.870014699231</text:p>
          </table:table-cell>
          <table:table-cell table:formula="of:=(RAND()-0.5)*100" office:value-type="float" office:value="-34.3518735692123" calcext:value-type="float">
            <text:p>-34.3518735692123</text:p>
          </table:table-cell>
        </table:table-row>
        <table:table-row table:style-name="ro1">
          <table:table-cell table:formula="of:=[.A237]+1" office:value-type="date" office:date-value="2000-08-24" calcext:value-type="date">
            <text:p>24/08/00</text:p>
          </table:table-cell>
          <table:table-cell table:formula="of:=[.B237]+[.C238]" office:value-type="float" office:value="843.589289493869" calcext:value-type="float">
            <text:p>843.589289493869</text:p>
          </table:table-cell>
          <table:table-cell table:formula="of:=(RAND()-0.5)*100" office:value-type="float" office:value="-39.280725205361" calcext:value-type="float">
            <text:p>-39.280725205361</text:p>
          </table:table-cell>
        </table:table-row>
        <table:table-row table:style-name="ro1">
          <table:table-cell table:formula="of:=[.A238]+1" office:value-type="date" office:date-value="2000-08-25" calcext:value-type="date">
            <text:p>25/08/00</text:p>
          </table:table-cell>
          <table:table-cell table:formula="of:=[.B238]+[.C239]" office:value-type="float" office:value="883.469991688906" calcext:value-type="float">
            <text:p>883.469991688906</text:p>
          </table:table-cell>
          <table:table-cell table:formula="of:=(RAND()-0.5)*100" office:value-type="float" office:value="39.8807021950365" calcext:value-type="float">
            <text:p>39.8807021950365</text:p>
          </table:table-cell>
        </table:table-row>
        <table:table-row table:style-name="ro1">
          <table:table-cell table:formula="of:=[.A239]+1" office:value-type="date" office:date-value="2000-08-26" calcext:value-type="date">
            <text:p>26/08/00</text:p>
          </table:table-cell>
          <table:table-cell table:formula="of:=[.B239]+[.C240]" office:value-type="float" office:value="882.853350799366" calcext:value-type="float">
            <text:p>882.853350799366</text:p>
          </table:table-cell>
          <table:table-cell table:formula="of:=(RAND()-0.5)*100" office:value-type="float" office:value="-0.616640889540249" calcext:value-type="float">
            <text:p>-0.616640889540249</text:p>
          </table:table-cell>
        </table:table-row>
        <table:table-row table:style-name="ro1">
          <table:table-cell table:formula="of:=[.A240]+1" office:value-type="date" office:date-value="2000-08-27" calcext:value-type="date">
            <text:p>27/08/00</text:p>
          </table:table-cell>
          <table:table-cell table:formula="of:=[.B240]+[.C241]" office:value-type="float" office:value="880.676544978776" calcext:value-type="float">
            <text:p>880.676544978776</text:p>
          </table:table-cell>
          <table:table-cell table:formula="of:=(RAND()-0.5)*100" office:value-type="float" office:value="-2.17680582058996" calcext:value-type="float">
            <text:p>-2.17680582058996</text:p>
          </table:table-cell>
        </table:table-row>
        <table:table-row table:style-name="ro1">
          <table:table-cell table:formula="of:=[.A241]+1" office:value-type="date" office:date-value="2000-08-28" calcext:value-type="date">
            <text:p>28/08/00</text:p>
          </table:table-cell>
          <table:table-cell table:formula="of:=[.B241]+[.C242]" office:value-type="float" office:value="881.989187854758" calcext:value-type="float">
            <text:p>881.989187854758</text:p>
          </table:table-cell>
          <table:table-cell table:formula="of:=(RAND()-0.5)*100" office:value-type="float" office:value="1.3126428759821" calcext:value-type="float">
            <text:p>1.3126428759821</text:p>
          </table:table-cell>
        </table:table-row>
        <table:table-row table:style-name="ro1">
          <table:table-cell table:formula="of:=[.A242]+1" office:value-type="date" office:date-value="2000-08-29" calcext:value-type="date">
            <text:p>29/08/00</text:p>
          </table:table-cell>
          <table:table-cell table:formula="of:=[.B242]+[.C243]" office:value-type="float" office:value="864.591490261313" calcext:value-type="float">
            <text:p>864.591490261313</text:p>
          </table:table-cell>
          <table:table-cell table:formula="of:=(RAND()-0.5)*100" office:value-type="float" office:value="-17.3976975934451" calcext:value-type="float">
            <text:p>-17.3976975934451</text:p>
          </table:table-cell>
        </table:table-row>
        <table:table-row table:style-name="ro1">
          <table:table-cell table:formula="of:=[.A243]+1" office:value-type="date" office:date-value="2000-08-30" calcext:value-type="date">
            <text:p>30/08/00</text:p>
          </table:table-cell>
          <table:table-cell table:formula="of:=[.B243]+[.C244]" office:value-type="float" office:value="895.946196728201" calcext:value-type="float">
            <text:p>895.946196728201</text:p>
          </table:table-cell>
          <table:table-cell table:formula="of:=(RAND()-0.5)*100" office:value-type="float" office:value="31.3547064668881" calcext:value-type="float">
            <text:p>31.3547064668881</text:p>
          </table:table-cell>
        </table:table-row>
        <table:table-row table:style-name="ro1">
          <table:table-cell table:formula="of:=[.A244]+1" office:value-type="date" office:date-value="2000-08-31" calcext:value-type="date">
            <text:p>31/08/00</text:p>
          </table:table-cell>
          <table:table-cell table:formula="of:=[.B244]+[.C245]" office:value-type="float" office:value="880.81822923073" calcext:value-type="float">
            <text:p>880.81822923073</text:p>
          </table:table-cell>
          <table:table-cell table:formula="of:=(RAND()-0.5)*100" office:value-type="float" office:value="-15.1279674974706" calcext:value-type="float">
            <text:p>-15.1279674974706</text:p>
          </table:table-cell>
        </table:table-row>
        <table:table-row table:style-name="ro1">
          <table:table-cell table:formula="of:=[.A245]+1" office:value-type="date" office:date-value="2000-09-01" calcext:value-type="date">
            <text:p>01/09/00</text:p>
          </table:table-cell>
          <table:table-cell table:formula="of:=[.B245]+[.C246]" office:value-type="float" office:value="926.01458626089" calcext:value-type="float">
            <text:p>926.01458626089</text:p>
          </table:table-cell>
          <table:table-cell table:formula="of:=(RAND()-0.5)*100" office:value-type="float" office:value="45.1963570301598" calcext:value-type="float">
            <text:p>45.1963570301598</text:p>
          </table:table-cell>
        </table:table-row>
        <table:table-row table:style-name="ro1">
          <table:table-cell table:formula="of:=[.A246]+1" office:value-type="date" office:date-value="2000-09-02" calcext:value-type="date">
            <text:p>02/09/00</text:p>
          </table:table-cell>
          <table:table-cell table:formula="of:=[.B246]+[.C247]" office:value-type="float" office:value="877.986732939335" calcext:value-type="float">
            <text:p>877.986732939335</text:p>
          </table:table-cell>
          <table:table-cell table:formula="of:=(RAND()-0.5)*100" office:value-type="float" office:value="-48.027853321555" calcext:value-type="float">
            <text:p>-48.027853321555</text:p>
          </table:table-cell>
        </table:table-row>
        <table:table-row table:style-name="ro1">
          <table:table-cell table:formula="of:=[.A247]+1" office:value-type="date" office:date-value="2000-09-03" calcext:value-type="date">
            <text:p>03/09/00</text:p>
          </table:table-cell>
          <table:table-cell table:formula="of:=[.B247]+[.C248]" office:value-type="float" office:value="847.043092639086" calcext:value-type="float">
            <text:p>847.043092639086</text:p>
          </table:table-cell>
          <table:table-cell table:formula="of:=(RAND()-0.5)*100" office:value-type="float" office:value="-30.9436403002489" calcext:value-type="float">
            <text:p>-30.9436403002489</text:p>
          </table:table-cell>
        </table:table-row>
        <table:table-row table:style-name="ro1">
          <table:table-cell table:formula="of:=[.A248]+1" office:value-type="date" office:date-value="2000-09-04" calcext:value-type="date">
            <text:p>04/09/00</text:p>
          </table:table-cell>
          <table:table-cell table:formula="of:=[.B248]+[.C249]" office:value-type="float" office:value="821.739109977768" calcext:value-type="float">
            <text:p>821.739109977768</text:p>
          </table:table-cell>
          <table:table-cell table:formula="of:=(RAND()-0.5)*100" office:value-type="float" office:value="-25.3039826613188" calcext:value-type="float">
            <text:p>-25.3039826613188</text:p>
          </table:table-cell>
        </table:table-row>
        <table:table-row table:style-name="ro1">
          <table:table-cell table:formula="of:=[.A249]+1" office:value-type="date" office:date-value="2000-09-05" calcext:value-type="date">
            <text:p>05/09/00</text:p>
          </table:table-cell>
          <table:table-cell table:formula="of:=[.B249]+[.C250]" office:value-type="float" office:value="865.767387883782" calcext:value-type="float">
            <text:p>865.767387883782</text:p>
          </table:table-cell>
          <table:table-cell table:formula="of:=(RAND()-0.5)*100" office:value-type="float" office:value="44.0282779060148" calcext:value-type="float">
            <text:p>44.0282779060148</text:p>
          </table:table-cell>
        </table:table-row>
        <table:table-row table:style-name="ro1">
          <table:table-cell table:formula="of:=[.A250]+1" office:value-type="date" office:date-value="2000-09-06" calcext:value-type="date">
            <text:p>06/09/00</text:p>
          </table:table-cell>
          <table:table-cell table:formula="of:=[.B250]+[.C251]" office:value-type="float" office:value="906.453172582832" calcext:value-type="float">
            <text:p>906.453172582832</text:p>
          </table:table-cell>
          <table:table-cell table:formula="of:=(RAND()-0.5)*100" office:value-type="float" office:value="40.6857846990496" calcext:value-type="float">
            <text:p>40.6857846990496</text:p>
          </table:table-cell>
        </table:table-row>
        <table:table-row table:style-name="ro1">
          <table:table-cell table:formula="of:=[.A251]+1" office:value-type="date" office:date-value="2000-09-07" calcext:value-type="date">
            <text:p>07/09/00</text:p>
          </table:table-cell>
          <table:table-cell table:formula="of:=[.B251]+[.C252]" office:value-type="float" office:value="898.889786015308" calcext:value-type="float">
            <text:p>898.889786015308</text:p>
          </table:table-cell>
          <table:table-cell table:formula="of:=(RAND()-0.5)*100" office:value-type="float" office:value="-7.56338656752435" calcext:value-type="float">
            <text:p>-7.56338656752435</text:p>
          </table:table-cell>
        </table:table-row>
        <table:table-row table:style-name="ro1">
          <table:table-cell table:formula="of:=[.A252]+1" office:value-type="date" office:date-value="2000-09-08" calcext:value-type="date">
            <text:p>08/09/00</text:p>
          </table:table-cell>
          <table:table-cell table:formula="of:=[.B252]+[.C253]" office:value-type="float" office:value="894.914637854923" calcext:value-type="float">
            <text:p>894.914637854923</text:p>
          </table:table-cell>
          <table:table-cell table:formula="of:=(RAND()-0.5)*100" office:value-type="float" office:value="-3.97514816038506" calcext:value-type="float">
            <text:p>-3.97514816038506</text:p>
          </table:table-cell>
        </table:table-row>
        <table:table-row table:style-name="ro1">
          <table:table-cell table:formula="of:=[.A253]+1" office:value-type="date" office:date-value="2000-09-09" calcext:value-type="date">
            <text:p>09/09/00</text:p>
          </table:table-cell>
          <table:table-cell table:formula="of:=[.B253]+[.C254]" office:value-type="float" office:value="935.432766590577" calcext:value-type="float">
            <text:p>935.432766590577</text:p>
          </table:table-cell>
          <table:table-cell table:formula="of:=(RAND()-0.5)*100" office:value-type="float" office:value="40.5181287356547" calcext:value-type="float">
            <text:p>40.5181287356547</text:p>
          </table:table-cell>
        </table:table-row>
        <table:table-row table:style-name="ro1">
          <table:table-cell table:formula="of:=[.A254]+1" office:value-type="date" office:date-value="2000-09-10" calcext:value-type="date">
            <text:p>10/09/00</text:p>
          </table:table-cell>
          <table:table-cell table:formula="of:=[.B254]+[.C255]" office:value-type="float" office:value="975.876427869208" calcext:value-type="float">
            <text:p>975.876427869208</text:p>
          </table:table-cell>
          <table:table-cell table:formula="of:=(RAND()-0.5)*100" office:value-type="float" office:value="40.4436612786309" calcext:value-type="float">
            <text:p>40.4436612786309</text:p>
          </table:table-cell>
        </table:table-row>
        <table:table-row table:style-name="ro1">
          <table:table-cell table:formula="of:=[.A255]+1" office:value-type="date" office:date-value="2000-09-11" calcext:value-type="date">
            <text:p>11/09/00</text:p>
          </table:table-cell>
          <table:table-cell table:formula="of:=[.B255]+[.C256]" office:value-type="float" office:value="1015.63860056797" calcext:value-type="float">
            <text:p>1015.63860056797</text:p>
          </table:table-cell>
          <table:table-cell table:formula="of:=(RAND()-0.5)*100" office:value-type="float" office:value="39.7621726987627" calcext:value-type="float">
            <text:p>39.7621726987627</text:p>
          </table:table-cell>
        </table:table-row>
        <table:table-row table:style-name="ro1">
          <table:table-cell table:formula="of:=[.A256]+1" office:value-type="date" office:date-value="2000-09-12" calcext:value-type="date">
            <text:p>12/09/00</text:p>
          </table:table-cell>
          <table:table-cell table:formula="of:=[.B256]+[.C257]" office:value-type="float" office:value="968.280895009803" calcext:value-type="float">
            <text:p>968.280895009803</text:p>
          </table:table-cell>
          <table:table-cell table:formula="of:=(RAND()-0.5)*100" office:value-type="float" office:value="-47.3577055581682" calcext:value-type="float">
            <text:p>-47.3577055581682</text:p>
          </table:table-cell>
        </table:table-row>
        <table:table-row table:style-name="ro1">
          <table:table-cell table:formula="of:=[.A257]+1" office:value-type="date" office:date-value="2000-09-13" calcext:value-type="date">
            <text:p>13/09/00</text:p>
          </table:table-cell>
          <table:table-cell table:formula="of:=[.B257]+[.C258]" office:value-type="float" office:value="995.025629024691" calcext:value-type="float">
            <text:p>995.025629024691</text:p>
          </table:table-cell>
          <table:table-cell table:formula="of:=(RAND()-0.5)*100" office:value-type="float" office:value="26.7447340148879" calcext:value-type="float">
            <text:p>26.7447340148879</text:p>
          </table:table-cell>
        </table:table-row>
        <table:table-row table:style-name="ro1">
          <table:table-cell table:formula="of:=[.A258]+1" office:value-type="date" office:date-value="2000-09-14" calcext:value-type="date">
            <text:p>14/09/00</text:p>
          </table:table-cell>
          <table:table-cell table:formula="of:=[.B258]+[.C259]" office:value-type="float" office:value="957.554614809682" calcext:value-type="float">
            <text:p>957.554614809682</text:p>
          </table:table-cell>
          <table:table-cell table:formula="of:=(RAND()-0.5)*100" office:value-type="float" office:value="-37.4710142150082" calcext:value-type="float">
            <text:p>-37.4710142150082</text:p>
          </table:table-cell>
        </table:table-row>
        <table:table-row table:style-name="ro1">
          <table:table-cell table:formula="of:=[.A259]+1" office:value-type="date" office:date-value="2000-09-15" calcext:value-type="date">
            <text:p>15/09/00</text:p>
          </table:table-cell>
          <table:table-cell table:formula="of:=[.B259]+[.C260]" office:value-type="float" office:value="932.303174135699" calcext:value-type="float">
            <text:p>932.303174135699</text:p>
          </table:table-cell>
          <table:table-cell table:formula="of:=(RAND()-0.5)*100" office:value-type="float" office:value="-25.2514406739833" calcext:value-type="float">
            <text:p>-25.2514406739833</text:p>
          </table:table-cell>
        </table:table-row>
        <table:table-row table:style-name="ro1">
          <table:table-cell table:formula="of:=[.A260]+1" office:value-type="date" office:date-value="2000-09-16" calcext:value-type="date">
            <text:p>16/09/00</text:p>
          </table:table-cell>
          <table:table-cell table:formula="of:=[.B260]+[.C261]" office:value-type="float" office:value="916.522187918921" calcext:value-type="float">
            <text:p>916.522187918921</text:p>
          </table:table-cell>
          <table:table-cell table:formula="of:=(RAND()-0.5)*100" office:value-type="float" office:value="-15.7809862167777" calcext:value-type="float">
            <text:p>-15.7809862167777</text:p>
          </table:table-cell>
        </table:table-row>
        <table:table-row table:style-name="ro1">
          <table:table-cell table:formula="of:=[.A261]+1" office:value-type="date" office:date-value="2000-09-17" calcext:value-type="date">
            <text:p>17/09/00</text:p>
          </table:table-cell>
          <table:table-cell table:formula="of:=[.B261]+[.C262]" office:value-type="float" office:value="942.418687956047" calcext:value-type="float">
            <text:p>942.418687956047</text:p>
          </table:table-cell>
          <table:table-cell table:formula="of:=(RAND()-0.5)*100" office:value-type="float" office:value="25.8965000371253" calcext:value-type="float">
            <text:p>25.8965000371253</text:p>
          </table:table-cell>
        </table:table-row>
        <table:table-row table:style-name="ro1">
          <table:table-cell table:formula="of:=[.A262]+1" office:value-type="date" office:date-value="2000-09-18" calcext:value-type="date">
            <text:p>18/09/00</text:p>
          </table:table-cell>
          <table:table-cell table:formula="of:=[.B262]+[.C263]" office:value-type="float" office:value="897.414897898927" calcext:value-type="float">
            <text:p>897.414897898927</text:p>
          </table:table-cell>
          <table:table-cell table:formula="of:=(RAND()-0.5)*100" office:value-type="float" office:value="-45.0037900571196" calcext:value-type="float">
            <text:p>-45.0037900571196</text:p>
          </table:table-cell>
        </table:table-row>
        <table:table-row table:style-name="ro1">
          <table:table-cell table:formula="of:=[.A263]+1" office:value-type="date" office:date-value="2000-09-19" calcext:value-type="date">
            <text:p>19/09/00</text:p>
          </table:table-cell>
          <table:table-cell table:formula="of:=[.B263]+[.C264]" office:value-type="float" office:value="945.518468074841" calcext:value-type="float">
            <text:p>945.518468074841</text:p>
          </table:table-cell>
          <table:table-cell table:formula="of:=(RAND()-0.5)*100" office:value-type="float" office:value="48.1035701759139" calcext:value-type="float">
            <text:p>48.1035701759139</text:p>
          </table:table-cell>
        </table:table-row>
        <table:table-row table:style-name="ro1">
          <table:table-cell table:formula="of:=[.A264]+1" office:value-type="date" office:date-value="2000-09-20" calcext:value-type="date">
            <text:p>20/09/00</text:p>
          </table:table-cell>
          <table:table-cell table:formula="of:=[.B264]+[.C265]" office:value-type="float" office:value="949.639923375805" calcext:value-type="float">
            <text:p>949.639923375805</text:p>
          </table:table-cell>
          <table:table-cell table:formula="of:=(RAND()-0.5)*100" office:value-type="float" office:value="4.12145530096428" calcext:value-type="float">
            <text:p>4.12145530096428</text:p>
          </table:table-cell>
        </table:table-row>
        <table:table-row table:style-name="ro1">
          <table:table-cell table:formula="of:=[.A265]+1" office:value-type="date" office:date-value="2000-09-21" calcext:value-type="date">
            <text:p>21/09/00</text:p>
          </table:table-cell>
          <table:table-cell table:formula="of:=[.B265]+[.C266]" office:value-type="float" office:value="942.677043229946" calcext:value-type="float">
            <text:p>942.677043229946</text:p>
          </table:table-cell>
          <table:table-cell table:formula="of:=(RAND()-0.5)*100" office:value-type="float" office:value="-6.96288014585904" calcext:value-type="float">
            <text:p>-6.96288014585904</text:p>
          </table:table-cell>
        </table:table-row>
        <table:table-row table:style-name="ro1">
          <table:table-cell table:formula="of:=[.A266]+1" office:value-type="date" office:date-value="2000-09-22" calcext:value-type="date">
            <text:p>22/09/00</text:p>
          </table:table-cell>
          <table:table-cell table:formula="of:=[.B266]+[.C267]" office:value-type="float" office:value="946.724400038993" calcext:value-type="float">
            <text:p>946.724400038993</text:p>
          </table:table-cell>
          <table:table-cell table:formula="of:=(RAND()-0.5)*100" office:value-type="float" office:value="4.04735680904714" calcext:value-type="float">
            <text:p>4.04735680904714</text:p>
          </table:table-cell>
        </table:table-row>
        <table:table-row table:style-name="ro1">
          <table:table-cell table:formula="of:=[.A267]+1" office:value-type="date" office:date-value="2000-09-23" calcext:value-type="date">
            <text:p>23/09/00</text:p>
          </table:table-cell>
          <table:table-cell table:formula="of:=[.B267]+[.C268]" office:value-type="float" office:value="916.302821453897" calcext:value-type="float">
            <text:p>916.302821453897</text:p>
          </table:table-cell>
          <table:table-cell table:formula="of:=(RAND()-0.5)*100" office:value-type="float" office:value="-30.4215785850964" calcext:value-type="float">
            <text:p>-30.4215785850964</text:p>
          </table:table-cell>
        </table:table-row>
        <table:table-row table:style-name="ro1">
          <table:table-cell table:formula="of:=[.A268]+1" office:value-type="date" office:date-value="2000-09-24" calcext:value-type="date">
            <text:p>24/09/00</text:p>
          </table:table-cell>
          <table:table-cell table:formula="of:=[.B268]+[.C269]" office:value-type="float" office:value="884.77570184806" calcext:value-type="float">
            <text:p>884.77570184806</text:p>
          </table:table-cell>
          <table:table-cell table:formula="of:=(RAND()-0.5)*100" office:value-type="float" office:value="-31.5271196058369" calcext:value-type="float">
            <text:p>-31.5271196058369</text:p>
          </table:table-cell>
        </table:table-row>
        <table:table-row table:style-name="ro1">
          <table:table-cell table:formula="of:=[.A269]+1" office:value-type="date" office:date-value="2000-09-25" calcext:value-type="date">
            <text:p>25/09/00</text:p>
          </table:table-cell>
          <table:table-cell table:formula="of:=[.B269]+[.C270]" office:value-type="float" office:value="864.173950373891" calcext:value-type="float">
            <text:p>864.173950373891</text:p>
          </table:table-cell>
          <table:table-cell table:formula="of:=(RAND()-0.5)*100" office:value-type="float" office:value="-20.6017514741695" calcext:value-type="float">
            <text:p>-20.6017514741695</text:p>
          </table:table-cell>
        </table:table-row>
        <table:table-row table:style-name="ro1">
          <table:table-cell table:formula="of:=[.A270]+1" office:value-type="date" office:date-value="2000-09-26" calcext:value-type="date">
            <text:p>26/09/00</text:p>
          </table:table-cell>
          <table:table-cell table:formula="of:=[.B270]+[.C271]" office:value-type="float" office:value="828.405676397223" calcext:value-type="float">
            <text:p>828.405676397223</text:p>
          </table:table-cell>
          <table:table-cell table:formula="of:=(RAND()-0.5)*100" office:value-type="float" office:value="-35.7682739766679" calcext:value-type="float">
            <text:p>-35.7682739766679</text:p>
          </table:table-cell>
        </table:table-row>
        <table:table-row table:style-name="ro1">
          <table:table-cell table:formula="of:=[.A271]+1" office:value-type="date" office:date-value="2000-09-27" calcext:value-type="date">
            <text:p>27/09/00</text:p>
          </table:table-cell>
          <table:table-cell table:formula="of:=[.B271]+[.C272]" office:value-type="float" office:value="848.429765830733" calcext:value-type="float">
            <text:p>848.429765830733</text:p>
          </table:table-cell>
          <table:table-cell table:formula="of:=(RAND()-0.5)*100" office:value-type="float" office:value="20.0240894335104" calcext:value-type="float">
            <text:p>20.0240894335104</text:p>
          </table:table-cell>
        </table:table-row>
        <table:table-row table:style-name="ro1">
          <table:table-cell table:formula="of:=[.A272]+1" office:value-type="date" office:date-value="2000-09-28" calcext:value-type="date">
            <text:p>28/09/00</text:p>
          </table:table-cell>
          <table:table-cell table:formula="of:=[.B272]+[.C273]" office:value-type="float" office:value="840.53833540906" calcext:value-type="float">
            <text:p>840.53833540906</text:p>
          </table:table-cell>
          <table:table-cell table:formula="of:=(RAND()-0.5)*100" office:value-type="float" office:value="-7.89143042167299" calcext:value-type="float">
            <text:p>-7.89143042167299</text:p>
          </table:table-cell>
        </table:table-row>
        <table:table-row table:style-name="ro1">
          <table:table-cell table:formula="of:=[.A273]+1" office:value-type="date" office:date-value="2000-09-29" calcext:value-type="date">
            <text:p>29/09/00</text:p>
          </table:table-cell>
          <table:table-cell table:formula="of:=[.B273]+[.C274]" office:value-type="float" office:value="864.426707199123" calcext:value-type="float">
            <text:p>864.426707199123</text:p>
          </table:table-cell>
          <table:table-cell table:formula="of:=(RAND()-0.5)*100" office:value-type="float" office:value="23.8883717900628" calcext:value-type="float">
            <text:p>23.8883717900628</text:p>
          </table:table-cell>
        </table:table-row>
        <table:table-row table:style-name="ro1">
          <table:table-cell table:formula="of:=[.A274]+1" office:value-type="date" office:date-value="2000-09-30" calcext:value-type="date">
            <text:p>30/09/00</text:p>
          </table:table-cell>
          <table:table-cell table:formula="of:=[.B274]+[.C275]" office:value-type="float" office:value="898.151884128836" calcext:value-type="float">
            <text:p>898.151884128836</text:p>
          </table:table-cell>
          <table:table-cell table:formula="of:=(RAND()-0.5)*100" office:value-type="float" office:value="33.7251769297127" calcext:value-type="float">
            <text:p>33.7251769297127</text:p>
          </table:table-cell>
        </table:table-row>
        <table:table-row table:style-name="ro1">
          <table:table-cell table:formula="of:=[.A275]+1" office:value-type="date" office:date-value="2000-10-01" calcext:value-type="date">
            <text:p>01/10/00</text:p>
          </table:table-cell>
          <table:table-cell table:formula="of:=[.B275]+[.C276]" office:value-type="float" office:value="853.115813800802" calcext:value-type="float">
            <text:p>853.115813800802</text:p>
          </table:table-cell>
          <table:table-cell table:formula="of:=(RAND()-0.5)*100" office:value-type="float" office:value="-45.0360703280338" calcext:value-type="float">
            <text:p>-45.0360703280338</text:p>
          </table:table-cell>
        </table:table-row>
        <table:table-row table:style-name="ro1">
          <table:table-cell table:formula="of:=[.A276]+1" office:value-type="date" office:date-value="2000-10-02" calcext:value-type="date">
            <text:p>02/10/00</text:p>
          </table:table-cell>
          <table:table-cell table:formula="of:=[.B276]+[.C277]" office:value-type="float" office:value="823.099882633847" calcext:value-type="float">
            <text:p>823.099882633847</text:p>
          </table:table-cell>
          <table:table-cell table:formula="of:=(RAND()-0.5)*100" office:value-type="float" office:value="-30.0159311669554" calcext:value-type="float">
            <text:p>-30.0159311669554</text:p>
          </table:table-cell>
        </table:table-row>
        <table:table-row table:style-name="ro1">
          <table:table-cell table:formula="of:=[.A277]+1" office:value-type="date" office:date-value="2000-10-03" calcext:value-type="date">
            <text:p>03/10/00</text:p>
          </table:table-cell>
          <table:table-cell table:formula="of:=[.B277]+[.C278]" office:value-type="float" office:value="835.757195962768" calcext:value-type="float">
            <text:p>835.757195962768</text:p>
          </table:table-cell>
          <table:table-cell table:formula="of:=(RAND()-0.5)*100" office:value-type="float" office:value="12.6573133289213" calcext:value-type="float">
            <text:p>12.6573133289213</text:p>
          </table:table-cell>
        </table:table-row>
        <table:table-row table:style-name="ro1">
          <table:table-cell table:formula="of:=[.A278]+1" office:value-type="date" office:date-value="2000-10-04" calcext:value-type="date">
            <text:p>04/10/00</text:p>
          </table:table-cell>
          <table:table-cell table:formula="of:=[.B278]+[.C279]" office:value-type="float" office:value="818.720722287116" calcext:value-type="float">
            <text:p>818.720722287116</text:p>
          </table:table-cell>
          <table:table-cell table:formula="of:=(RAND()-0.5)*100" office:value-type="float" office:value="-17.0364736756517" calcext:value-type="float">
            <text:p>-17.0364736756517</text:p>
          </table:table-cell>
        </table:table-row>
        <table:table-row table:style-name="ro1">
          <table:table-cell table:formula="of:=[.A279]+1" office:value-type="date" office:date-value="2000-10-05" calcext:value-type="date">
            <text:p>05/10/00</text:p>
          </table:table-cell>
          <table:table-cell table:formula="of:=[.B279]+[.C280]" office:value-type="float" office:value="817.958408650173" calcext:value-type="float">
            <text:p>817.958408650173</text:p>
          </table:table-cell>
          <table:table-cell table:formula="of:=(RAND()-0.5)*100" office:value-type="float" office:value="-0.762313636943407" calcext:value-type="float">
            <text:p>-0.762313636943407</text:p>
          </table:table-cell>
        </table:table-row>
        <table:table-row table:style-name="ro1">
          <table:table-cell table:formula="of:=[.A280]+1" office:value-type="date" office:date-value="2000-10-06" calcext:value-type="date">
            <text:p>06/10/00</text:p>
          </table:table-cell>
          <table:table-cell table:formula="of:=[.B280]+[.C281]" office:value-type="float" office:value="769.343177431107" calcext:value-type="float">
            <text:p>769.343177431107</text:p>
          </table:table-cell>
          <table:table-cell table:formula="of:=(RAND()-0.5)*100" office:value-type="float" office:value="-48.6152312190656" calcext:value-type="float">
            <text:p>-48.6152312190656</text:p>
          </table:table-cell>
        </table:table-row>
        <table:table-row table:style-name="ro1">
          <table:table-cell table:formula="of:=[.A281]+1" office:value-type="date" office:date-value="2000-10-07" calcext:value-type="date">
            <text:p>07/10/00</text:p>
          </table:table-cell>
          <table:table-cell table:formula="of:=[.B281]+[.C282]" office:value-type="float" office:value="741.227861969071" calcext:value-type="float">
            <text:p>741.227861969071</text:p>
          </table:table-cell>
          <table:table-cell table:formula="of:=(RAND()-0.5)*100" office:value-type="float" office:value="-28.1153154620364" calcext:value-type="float">
            <text:p>-28.1153154620364</text:p>
          </table:table-cell>
        </table:table-row>
        <table:table-row table:style-name="ro1">
          <table:table-cell table:formula="of:=[.A282]+1" office:value-type="date" office:date-value="2000-10-08" calcext:value-type="date">
            <text:p>08/10/00</text:p>
          </table:table-cell>
          <table:table-cell table:formula="of:=[.B282]+[.C283]" office:value-type="float" office:value="695.051069820257" calcext:value-type="float">
            <text:p>695.051069820257</text:p>
          </table:table-cell>
          <table:table-cell table:formula="of:=(RAND()-0.5)*100" office:value-type="float" office:value="-46.1767921488141" calcext:value-type="float">
            <text:p>-46.1767921488141</text:p>
          </table:table-cell>
        </table:table-row>
        <table:table-row table:style-name="ro1">
          <table:table-cell table:formula="of:=[.A283]+1" office:value-type="date" office:date-value="2000-10-09" calcext:value-type="date">
            <text:p>09/10/00</text:p>
          </table:table-cell>
          <table:table-cell table:formula="of:=[.B283]+[.C284]" office:value-type="float" office:value="649.166741140023" calcext:value-type="float">
            <text:p>649.166741140023</text:p>
          </table:table-cell>
          <table:table-cell table:formula="of:=(RAND()-0.5)*100" office:value-type="float" office:value="-45.8843286802334" calcext:value-type="float">
            <text:p>-45.8843286802334</text:p>
          </table:table-cell>
        </table:table-row>
        <table:table-row table:style-name="ro1">
          <table:table-cell table:formula="of:=[.A284]+1" office:value-type="date" office:date-value="2000-10-10" calcext:value-type="date">
            <text:p>10/10/00</text:p>
          </table:table-cell>
          <table:table-cell table:formula="of:=[.B284]+[.C285]" office:value-type="float" office:value="635.943688961865" calcext:value-type="float">
            <text:p>635.943688961865</text:p>
          </table:table-cell>
          <table:table-cell table:formula="of:=(RAND()-0.5)*100" office:value-type="float" office:value="-13.2230521781585" calcext:value-type="float">
            <text:p>-13.2230521781585</text:p>
          </table:table-cell>
        </table:table-row>
        <table:table-row table:style-name="ro1">
          <table:table-cell table:formula="of:=[.A285]+1" office:value-type="date" office:date-value="2000-10-11" calcext:value-type="date">
            <text:p>11/10/00</text:p>
          </table:table-cell>
          <table:table-cell table:formula="of:=[.B285]+[.C286]" office:value-type="float" office:value="654.400366672309" calcext:value-type="float">
            <text:p>654.400366672309</text:p>
          </table:table-cell>
          <table:table-cell table:formula="of:=(RAND()-0.5)*100" office:value-type="float" office:value="18.4566777104444" calcext:value-type="float">
            <text:p>18.4566777104444</text:p>
          </table:table-cell>
        </table:table-row>
        <table:table-row table:style-name="ro1">
          <table:table-cell table:formula="of:=[.A286]+1" office:value-type="date" office:date-value="2000-10-12" calcext:value-type="date">
            <text:p>12/10/00</text:p>
          </table:table-cell>
          <table:table-cell table:formula="of:=[.B286]+[.C287]" office:value-type="float" office:value="626.479538827036" calcext:value-type="float">
            <text:p>626.479538827036</text:p>
          </table:table-cell>
          <table:table-cell table:formula="of:=(RAND()-0.5)*100" office:value-type="float" office:value="-27.9208278452734" calcext:value-type="float">
            <text:p>-27.9208278452734</text:p>
          </table:table-cell>
        </table:table-row>
        <table:table-row table:style-name="ro1">
          <table:table-cell table:formula="of:=[.A287]+1" office:value-type="date" office:date-value="2000-10-13" calcext:value-type="date">
            <text:p>13/10/00</text:p>
          </table:table-cell>
          <table:table-cell table:formula="of:=[.B287]+[.C288]" office:value-type="float" office:value="588.169656658233" calcext:value-type="float">
            <text:p>588.169656658233</text:p>
          </table:table-cell>
          <table:table-cell table:formula="of:=(RAND()-0.5)*100" office:value-type="float" office:value="-38.3098821688033" calcext:value-type="float">
            <text:p>-38.3098821688033</text:p>
          </table:table-cell>
        </table:table-row>
        <table:table-row table:style-name="ro1">
          <table:table-cell table:formula="of:=[.A288]+1" office:value-type="date" office:date-value="2000-10-14" calcext:value-type="date">
            <text:p>14/10/00</text:p>
          </table:table-cell>
          <table:table-cell table:formula="of:=[.B288]+[.C289]" office:value-type="float" office:value="598.145507331766" calcext:value-type="float">
            <text:p>598.145507331766</text:p>
          </table:table-cell>
          <table:table-cell table:formula="of:=(RAND()-0.5)*100" office:value-type="float" office:value="9.97585067353286" calcext:value-type="float">
            <text:p>9.97585067353286</text:p>
          </table:table-cell>
        </table:table-row>
        <table:table-row table:style-name="ro1">
          <table:table-cell table:formula="of:=[.A289]+1" office:value-type="date" office:date-value="2000-10-15" calcext:value-type="date">
            <text:p>15/10/00</text:p>
          </table:table-cell>
          <table:table-cell table:formula="of:=[.B289]+[.C290]" office:value-type="float" office:value="630.946711389096" calcext:value-type="float">
            <text:p>630.946711389096</text:p>
          </table:table-cell>
          <table:table-cell table:formula="of:=(RAND()-0.5)*100" office:value-type="float" office:value="32.8012040573302" calcext:value-type="float">
            <text:p>32.8012040573302</text:p>
          </table:table-cell>
        </table:table-row>
        <table:table-row table:style-name="ro1">
          <table:table-cell table:formula="of:=[.A290]+1" office:value-type="date" office:date-value="2000-10-16" calcext:value-type="date">
            <text:p>16/10/00</text:p>
          </table:table-cell>
          <table:table-cell table:formula="of:=[.B290]+[.C291]" office:value-type="float" office:value="612.439367936026" calcext:value-type="float">
            <text:p>612.439367936026</text:p>
          </table:table-cell>
          <table:table-cell table:formula="of:=(RAND()-0.5)*100" office:value-type="float" office:value="-18.5073434530702" calcext:value-type="float">
            <text:p>-18.5073434530702</text:p>
          </table:table-cell>
        </table:table-row>
        <table:table-row table:style-name="ro1">
          <table:table-cell table:formula="of:=[.A291]+1" office:value-type="date" office:date-value="2000-10-17" calcext:value-type="date">
            <text:p>17/10/00</text:p>
          </table:table-cell>
          <table:table-cell table:formula="of:=[.B291]+[.C292]" office:value-type="float" office:value="575.495643467719" calcext:value-type="float">
            <text:p>575.495643467719</text:p>
          </table:table-cell>
          <table:table-cell table:formula="of:=(RAND()-0.5)*100" office:value-type="float" office:value="-36.9437244683062" calcext:value-type="float">
            <text:p>-36.9437244683062</text:p>
          </table:table-cell>
        </table:table-row>
        <table:table-row table:style-name="ro1">
          <table:table-cell table:formula="of:=[.A292]+1" office:value-type="date" office:date-value="2000-10-18" calcext:value-type="date">
            <text:p>18/10/00</text:p>
          </table:table-cell>
          <table:table-cell table:formula="of:=[.B292]+[.C293]" office:value-type="float" office:value="601.789763828297" calcext:value-type="float">
            <text:p>601.789763828297</text:p>
          </table:table-cell>
          <table:table-cell table:formula="of:=(RAND()-0.5)*100" office:value-type="float" office:value="26.2941203605778" calcext:value-type="float">
            <text:p>26.2941203605778</text:p>
          </table:table-cell>
        </table:table-row>
        <table:table-row table:style-name="ro1">
          <table:table-cell table:formula="of:=[.A293]+1" office:value-type="date" office:date-value="2000-10-19" calcext:value-type="date">
            <text:p>19/10/00</text:p>
          </table:table-cell>
          <table:table-cell table:formula="of:=[.B293]+[.C294]" office:value-type="float" office:value="618.728223794452" calcext:value-type="float">
            <text:p>618.728223794452</text:p>
          </table:table-cell>
          <table:table-cell table:formula="of:=(RAND()-0.5)*100" office:value-type="float" office:value="16.9384599661545" calcext:value-type="float">
            <text:p>16.9384599661545</text:p>
          </table:table-cell>
        </table:table-row>
        <table:table-row table:style-name="ro1">
          <table:table-cell table:formula="of:=[.A294]+1" office:value-type="date" office:date-value="2000-10-20" calcext:value-type="date">
            <text:p>20/10/00</text:p>
          </table:table-cell>
          <table:table-cell table:formula="of:=[.B294]+[.C295]" office:value-type="float" office:value="578.386711377255" calcext:value-type="float">
            <text:p>578.386711377255</text:p>
          </table:table-cell>
          <table:table-cell table:formula="of:=(RAND()-0.5)*100" office:value-type="float" office:value="-40.3415124171967" calcext:value-type="float">
            <text:p>-40.3415124171967</text:p>
          </table:table-cell>
        </table:table-row>
        <table:table-row table:style-name="ro1">
          <table:table-cell table:formula="of:=[.A295]+1" office:value-type="date" office:date-value="2000-10-21" calcext:value-type="date">
            <text:p>21/10/00</text:p>
          </table:table-cell>
          <table:table-cell table:formula="of:=[.B295]+[.C296]" office:value-type="float" office:value="613.776598012589" calcext:value-type="float">
            <text:p>613.776598012589</text:p>
          </table:table-cell>
          <table:table-cell table:formula="of:=(RAND()-0.5)*100" office:value-type="float" office:value="35.3898866353338" calcext:value-type="float">
            <text:p>35.3898866353338</text:p>
          </table:table-cell>
        </table:table-row>
        <table:table-row table:style-name="ro1">
          <table:table-cell table:formula="of:=[.A296]+1" office:value-type="date" office:date-value="2000-10-22" calcext:value-type="date">
            <text:p>22/10/00</text:p>
          </table:table-cell>
          <table:table-cell table:formula="of:=[.B296]+[.C297]" office:value-type="float" office:value="646.756177427104" calcext:value-type="float">
            <text:p>646.756177427104</text:p>
          </table:table-cell>
          <table:table-cell table:formula="of:=(RAND()-0.5)*100" office:value-type="float" office:value="32.9795794145155" calcext:value-type="float">
            <text:p>32.9795794145155</text:p>
          </table:table-cell>
        </table:table-row>
        <table:table-row table:style-name="ro1">
          <table:table-cell table:formula="of:=[.A297]+1" office:value-type="date" office:date-value="2000-10-23" calcext:value-type="date">
            <text:p>23/10/00</text:p>
          </table:table-cell>
          <table:table-cell table:formula="of:=[.B297]+[.C298]" office:value-type="float" office:value="648.748588988931" calcext:value-type="float">
            <text:p>648.748588988931</text:p>
          </table:table-cell>
          <table:table-cell table:formula="of:=(RAND()-0.5)*100" office:value-type="float" office:value="1.99241156182723" calcext:value-type="float">
            <text:p>1.99241156182723</text:p>
          </table:table-cell>
        </table:table-row>
        <table:table-row table:style-name="ro1">
          <table:table-cell table:formula="of:=[.A298]+1" office:value-type="date" office:date-value="2000-10-24" calcext:value-type="date">
            <text:p>24/10/00</text:p>
          </table:table-cell>
          <table:table-cell table:formula="of:=[.B298]+[.C299]" office:value-type="float" office:value="645.83388256725" calcext:value-type="float">
            <text:p>645.83388256725</text:p>
          </table:table-cell>
          <table:table-cell table:formula="of:=(RAND()-0.5)*100" office:value-type="float" office:value="-2.91470642168137" calcext:value-type="float">
            <text:p>-2.91470642168137</text:p>
          </table:table-cell>
        </table:table-row>
        <table:table-row table:style-name="ro1">
          <table:table-cell table:formula="of:=[.A299]+1" office:value-type="date" office:date-value="2000-10-25" calcext:value-type="date">
            <text:p>25/10/00</text:p>
          </table:table-cell>
          <table:table-cell table:formula="of:=[.B299]+[.C300]" office:value-type="float" office:value="629.022303422011" calcext:value-type="float">
            <text:p>629.022303422011</text:p>
          </table:table-cell>
          <table:table-cell table:formula="of:=(RAND()-0.5)*100" office:value-type="float" office:value="-16.8115791452387" calcext:value-type="float">
            <text:p>-16.8115791452387</text:p>
          </table:table-cell>
        </table:table-row>
        <table:table-row table:style-name="ro1">
          <table:table-cell table:formula="of:=[.A300]+1" office:value-type="date" office:date-value="2000-10-26" calcext:value-type="date">
            <text:p>26/10/00</text:p>
          </table:table-cell>
          <table:table-cell table:formula="of:=[.B300]+[.C301]" office:value-type="float" office:value="651.083487403367" calcext:value-type="float">
            <text:p>651.083487403367</text:p>
          </table:table-cell>
          <table:table-cell table:formula="of:=(RAND()-0.5)*100" office:value-type="float" office:value="22.0611839813554" calcext:value-type="float">
            <text:p>22.0611839813554</text:p>
          </table:table-cell>
        </table:table-row>
        <table:table-row table:style-name="ro1">
          <table:table-cell table:formula="of:=[.A301]+1" office:value-type="date" office:date-value="2000-10-27" calcext:value-type="date">
            <text:p>27/10/00</text:p>
          </table:table-cell>
          <table:table-cell table:formula="of:=[.B301]+[.C302]" office:value-type="float" office:value="680.499641801405" calcext:value-type="float">
            <text:p>680.499641801405</text:p>
          </table:table-cell>
          <table:table-cell table:formula="of:=(RAND()-0.5)*100" office:value-type="float" office:value="29.4161543980383" calcext:value-type="float">
            <text:p>29.4161543980383</text:p>
          </table:table-cell>
        </table:table-row>
        <table:table-row table:style-name="ro1">
          <table:table-cell table:formula="of:=[.A302]+1" office:value-type="date" office:date-value="2000-10-28" calcext:value-type="date">
            <text:p>28/10/00</text:p>
          </table:table-cell>
          <table:table-cell table:formula="of:=[.B302]+[.C303]" office:value-type="float" office:value="661.18714313431" calcext:value-type="float">
            <text:p>661.18714313431</text:p>
          </table:table-cell>
          <table:table-cell table:formula="of:=(RAND()-0.5)*100" office:value-type="float" office:value="-19.3124986670947" calcext:value-type="float">
            <text:p>-19.3124986670947</text:p>
          </table:table-cell>
        </table:table-row>
        <table:table-row table:style-name="ro1">
          <table:table-cell table:formula="of:=[.A303]+1" office:value-type="date" office:date-value="2000-10-29" calcext:value-type="date">
            <text:p>29/10/00</text:p>
          </table:table-cell>
          <table:table-cell table:formula="of:=[.B303]+[.C304]" office:value-type="float" office:value="672.96414780584" calcext:value-type="float">
            <text:p>672.96414780584</text:p>
          </table:table-cell>
          <table:table-cell table:formula="of:=(RAND()-0.5)*100" office:value-type="float" office:value="11.7770046715299" calcext:value-type="float">
            <text:p>11.7770046715299</text:p>
          </table:table-cell>
        </table:table-row>
        <table:table-row table:style-name="ro1">
          <table:table-cell table:formula="of:=[.A304]+1" office:value-type="date" office:date-value="2000-10-30" calcext:value-type="date">
            <text:p>30/10/00</text:p>
          </table:table-cell>
          <table:table-cell table:formula="of:=[.B304]+[.C305]" office:value-type="float" office:value="711.657489014863" calcext:value-type="float">
            <text:p>711.657489014863</text:p>
          </table:table-cell>
          <table:table-cell table:formula="of:=(RAND()-0.5)*100" office:value-type="float" office:value="38.6933412090226" calcext:value-type="float">
            <text:p>38.6933412090226</text:p>
          </table:table-cell>
        </table:table-row>
        <table:table-row table:style-name="ro1">
          <table:table-cell table:formula="of:=[.A305]+1" office:value-type="date" office:date-value="2000-10-31" calcext:value-type="date">
            <text:p>31/10/00</text:p>
          </table:table-cell>
          <table:table-cell table:formula="of:=[.B305]+[.C306]" office:value-type="float" office:value="672.743039610349" calcext:value-type="float">
            <text:p>672.743039610349</text:p>
          </table:table-cell>
          <table:table-cell table:formula="of:=(RAND()-0.5)*100" office:value-type="float" office:value="-38.9144494045142" calcext:value-type="float">
            <text:p>-38.9144494045142</text:p>
          </table:table-cell>
        </table:table-row>
        <table:table-row table:style-name="ro1">
          <table:table-cell table:formula="of:=[.A306]+1" office:value-type="date" office:date-value="2000-11-01" calcext:value-type="date">
            <text:p>01/11/00</text:p>
          </table:table-cell>
          <table:table-cell table:formula="of:=[.B306]+[.C307]" office:value-type="float" office:value="648.297067124036" calcext:value-type="float">
            <text:p>648.297067124036</text:p>
          </table:table-cell>
          <table:table-cell table:formula="of:=(RAND()-0.5)*100" office:value-type="float" office:value="-24.4459724863132" calcext:value-type="float">
            <text:p>-24.4459724863132</text:p>
          </table:table-cell>
        </table:table-row>
        <table:table-row table:style-name="ro1">
          <table:table-cell table:formula="of:=[.A307]+1" office:value-type="date" office:date-value="2000-11-02" calcext:value-type="date">
            <text:p>02/11/00</text:p>
          </table:table-cell>
          <table:table-cell table:formula="of:=[.B307]+[.C308]" office:value-type="float" office:value="604.776024919303" calcext:value-type="float">
            <text:p>604.776024919303</text:p>
          </table:table-cell>
          <table:table-cell table:formula="of:=(RAND()-0.5)*100" office:value-type="float" office:value="-43.5210422047329" calcext:value-type="float">
            <text:p>-43.5210422047329</text:p>
          </table:table-cell>
        </table:table-row>
        <table:table-row table:style-name="ro1">
          <table:table-cell table:formula="of:=[.A308]+1" office:value-type="date" office:date-value="2000-11-03" calcext:value-type="date">
            <text:p>03/11/00</text:p>
          </table:table-cell>
          <table:table-cell table:formula="of:=[.B308]+[.C309]" office:value-type="float" office:value="627.392486337951" calcext:value-type="float">
            <text:p>627.392486337951</text:p>
          </table:table-cell>
          <table:table-cell table:formula="of:=(RAND()-0.5)*100" office:value-type="float" office:value="22.6164614186482" calcext:value-type="float">
            <text:p>22.6164614186482</text:p>
          </table:table-cell>
        </table:table-row>
        <table:table-row table:style-name="ro1">
          <table:table-cell table:formula="of:=[.A309]+1" office:value-type="date" office:date-value="2000-11-04" calcext:value-type="date">
            <text:p>04/11/00</text:p>
          </table:table-cell>
          <table:table-cell table:formula="of:=[.B309]+[.C310]" office:value-type="float" office:value="596.711970217284" calcext:value-type="float">
            <text:p>596.711970217284</text:p>
          </table:table-cell>
          <table:table-cell table:formula="of:=(RAND()-0.5)*100" office:value-type="float" office:value="-30.6805161206664" calcext:value-type="float">
            <text:p>-30.6805161206664</text:p>
          </table:table-cell>
        </table:table-row>
        <table:table-row table:style-name="ro1">
          <table:table-cell table:formula="of:=[.A310]+1" office:value-type="date" office:date-value="2000-11-05" calcext:value-type="date">
            <text:p>05/11/00</text:p>
          </table:table-cell>
          <table:table-cell table:formula="of:=[.B310]+[.C311]" office:value-type="float" office:value="643.16716667547" calcext:value-type="float">
            <text:p>643.16716667547</text:p>
          </table:table-cell>
          <table:table-cell table:formula="of:=(RAND()-0.5)*100" office:value-type="float" office:value="46.4551964581855" calcext:value-type="float">
            <text:p>46.4551964581855</text:p>
          </table:table-cell>
        </table:table-row>
        <table:table-row table:style-name="ro1">
          <table:table-cell table:formula="of:=[.A311]+1" office:value-type="date" office:date-value="2000-11-06" calcext:value-type="date">
            <text:p>06/11/00</text:p>
          </table:table-cell>
          <table:table-cell table:formula="of:=[.B311]+[.C312]" office:value-type="float" office:value="653.14663630608" calcext:value-type="float">
            <text:p>653.14663630608</text:p>
          </table:table-cell>
          <table:table-cell table:formula="of:=(RAND()-0.5)*100" office:value-type="float" office:value="9.97946963061016" calcext:value-type="float">
            <text:p>9.97946963061016</text:p>
          </table:table-cell>
        </table:table-row>
        <table:table-row table:style-name="ro1">
          <table:table-cell table:formula="of:=[.A312]+1" office:value-type="date" office:date-value="2000-11-07" calcext:value-type="date">
            <text:p>07/11/00</text:p>
          </table:table-cell>
          <table:table-cell table:formula="of:=[.B312]+[.C313]" office:value-type="float" office:value="605.139137425079" calcext:value-type="float">
            <text:p>605.139137425079</text:p>
          </table:table-cell>
          <table:table-cell table:formula="of:=(RAND()-0.5)*100" office:value-type="float" office:value="-48.0074988810011" calcext:value-type="float">
            <text:p>-48.0074988810011</text:p>
          </table:table-cell>
        </table:table-row>
        <table:table-row table:style-name="ro1">
          <table:table-cell table:formula="of:=[.A313]+1" office:value-type="date" office:date-value="2000-11-08" calcext:value-type="date">
            <text:p>08/11/00</text:p>
          </table:table-cell>
          <table:table-cell table:formula="of:=[.B313]+[.C314]" office:value-type="float" office:value="635.803245019915" calcext:value-type="float">
            <text:p>635.803245019915</text:p>
          </table:table-cell>
          <table:table-cell table:formula="of:=(RAND()-0.5)*100" office:value-type="float" office:value="30.6641075948356" calcext:value-type="float">
            <text:p>30.6641075948356</text:p>
          </table:table-cell>
        </table:table-row>
        <table:table-row table:style-name="ro1">
          <table:table-cell table:formula="of:=[.A314]+1" office:value-type="date" office:date-value="2000-11-09" calcext:value-type="date">
            <text:p>09/11/00</text:p>
          </table:table-cell>
          <table:table-cell table:formula="of:=[.B314]+[.C315]" office:value-type="float" office:value="663.127295994677" calcext:value-type="float">
            <text:p>663.127295994677</text:p>
          </table:table-cell>
          <table:table-cell table:formula="of:=(RAND()-0.5)*100" office:value-type="float" office:value="27.3240509747619" calcext:value-type="float">
            <text:p>27.3240509747619</text:p>
          </table:table-cell>
        </table:table-row>
        <table:table-row table:style-name="ro1">
          <table:table-cell table:formula="of:=[.A315]+1" office:value-type="date" office:date-value="2000-11-10" calcext:value-type="date">
            <text:p>10/11/00</text:p>
          </table:table-cell>
          <table:table-cell table:formula="of:=[.B315]+[.C316]" office:value-type="float" office:value="652.316328033877" calcext:value-type="float">
            <text:p>652.316328033877</text:p>
          </table:table-cell>
          <table:table-cell table:formula="of:=(RAND()-0.5)*100" office:value-type="float" office:value="-10.8109679607994" calcext:value-type="float">
            <text:p>-10.8109679607994</text:p>
          </table:table-cell>
        </table:table-row>
        <table:table-row table:style-name="ro1">
          <table:table-cell table:formula="of:=[.A316]+1" office:value-type="date" office:date-value="2000-11-11" calcext:value-type="date">
            <text:p>11/11/00</text:p>
          </table:table-cell>
          <table:table-cell table:formula="of:=[.B316]+[.C317]" office:value-type="float" office:value="613.669564009554" calcext:value-type="float">
            <text:p>613.669564009554</text:p>
          </table:table-cell>
          <table:table-cell table:formula="of:=(RAND()-0.5)*100" office:value-type="float" office:value="-38.6467640243235" calcext:value-type="float">
            <text:p>-38.6467640243235</text:p>
          </table:table-cell>
        </table:table-row>
        <table:table-row table:style-name="ro1">
          <table:table-cell table:formula="of:=[.A317]+1" office:value-type="date" office:date-value="2000-11-12" calcext:value-type="date">
            <text:p>12/11/00</text:p>
          </table:table-cell>
          <table:table-cell table:formula="of:=[.B317]+[.C318]" office:value-type="float" office:value="596.130324712107" calcext:value-type="float">
            <text:p>596.130324712107</text:p>
          </table:table-cell>
          <table:table-cell table:formula="of:=(RAND()-0.5)*100" office:value-type="float" office:value="-17.5392392974471" calcext:value-type="float">
            <text:p>-17.5392392974471</text:p>
          </table:table-cell>
        </table:table-row>
        <table:table-row table:style-name="ro1">
          <table:table-cell table:formula="of:=[.A318]+1" office:value-type="date" office:date-value="2000-11-13" calcext:value-type="date">
            <text:p>13/11/00</text:p>
          </table:table-cell>
          <table:table-cell table:formula="of:=[.B318]+[.C319]" office:value-type="float" office:value="586.071617501699" calcext:value-type="float">
            <text:p>586.071617501699</text:p>
          </table:table-cell>
          <table:table-cell table:formula="of:=(RAND()-0.5)*100" office:value-type="float" office:value="-10.0587072104072" calcext:value-type="float">
            <text:p>-10.0587072104072</text:p>
          </table:table-cell>
        </table:table-row>
        <table:table-row table:style-name="ro1">
          <table:table-cell table:formula="of:=[.A319]+1" office:value-type="date" office:date-value="2000-11-14" calcext:value-type="date">
            <text:p>14/11/00</text:p>
          </table:table-cell>
          <table:table-cell table:formula="of:=[.B319]+[.C320]" office:value-type="float" office:value="618.944460404395" calcext:value-type="float">
            <text:p>618.944460404395</text:p>
          </table:table-cell>
          <table:table-cell table:formula="of:=(RAND()-0.5)*100" office:value-type="float" office:value="32.8728429026954" calcext:value-type="float">
            <text:p>32.8728429026954</text:p>
          </table:table-cell>
        </table:table-row>
        <table:table-row table:style-name="ro1">
          <table:table-cell table:formula="of:=[.A320]+1" office:value-type="date" office:date-value="2000-11-15" calcext:value-type="date">
            <text:p>15/11/00</text:p>
          </table:table-cell>
          <table:table-cell table:formula="of:=[.B320]+[.C321]" office:value-type="float" office:value="617.816161650151" calcext:value-type="float">
            <text:p>617.816161650151</text:p>
          </table:table-cell>
          <table:table-cell table:formula="of:=(RAND()-0.5)*100" office:value-type="float" office:value="-1.12829875424393" calcext:value-type="float">
            <text:p>-1.12829875424393</text:p>
          </table:table-cell>
        </table:table-row>
        <table:table-row table:style-name="ro1">
          <table:table-cell table:formula="of:=[.A321]+1" office:value-type="date" office:date-value="2000-11-16" calcext:value-type="date">
            <text:p>16/11/00</text:p>
          </table:table-cell>
          <table:table-cell table:formula="of:=[.B321]+[.C322]" office:value-type="float" office:value="633.817173947084" calcext:value-type="float">
            <text:p>633.817173947084</text:p>
          </table:table-cell>
          <table:table-cell table:formula="of:=(RAND()-0.5)*100" office:value-type="float" office:value="16.0010122969329" calcext:value-type="float">
            <text:p>16.0010122969329</text:p>
          </table:table-cell>
        </table:table-row>
        <table:table-row table:style-name="ro1">
          <table:table-cell table:formula="of:=[.A322]+1" office:value-type="date" office:date-value="2000-11-17" calcext:value-type="date">
            <text:p>17/11/00</text:p>
          </table:table-cell>
          <table:table-cell table:formula="of:=[.B322]+[.C323]" office:value-type="float" office:value="617.43435157915" calcext:value-type="float">
            <text:p>617.43435157915</text:p>
          </table:table-cell>
          <table:table-cell table:formula="of:=(RAND()-0.5)*100" office:value-type="float" office:value="-16.3828223679333" calcext:value-type="float">
            <text:p>-16.3828223679333</text:p>
          </table:table-cell>
        </table:table-row>
        <table:table-row table:style-name="ro1">
          <table:table-cell table:formula="of:=[.A323]+1" office:value-type="date" office:date-value="2000-11-18" calcext:value-type="date">
            <text:p>18/11/00</text:p>
          </table:table-cell>
          <table:table-cell table:formula="of:=[.B323]+[.C324]" office:value-type="float" office:value="606.531926618598" calcext:value-type="float">
            <text:p>606.531926618598</text:p>
          </table:table-cell>
          <table:table-cell table:formula="of:=(RAND()-0.5)*100" office:value-type="float" office:value="-10.9024249605525" calcext:value-type="float">
            <text:p>-10.9024249605525</text:p>
          </table:table-cell>
        </table:table-row>
        <table:table-row table:style-name="ro1">
          <table:table-cell table:formula="of:=[.A324]+1" office:value-type="date" office:date-value="2000-11-19" calcext:value-type="date">
            <text:p>19/11/00</text:p>
          </table:table-cell>
          <table:table-cell table:formula="of:=[.B324]+[.C325]" office:value-type="float" office:value="586.560908617406" calcext:value-type="float">
            <text:p>586.560908617406</text:p>
          </table:table-cell>
          <table:table-cell table:formula="of:=(RAND()-0.5)*100" office:value-type="float" office:value="-19.9710180011918" calcext:value-type="float">
            <text:p>-19.9710180011918</text:p>
          </table:table-cell>
        </table:table-row>
        <table:table-row table:style-name="ro1">
          <table:table-cell table:formula="of:=[.A325]+1" office:value-type="date" office:date-value="2000-11-20" calcext:value-type="date">
            <text:p>20/11/00</text:p>
          </table:table-cell>
          <table:table-cell table:formula="of:=[.B325]+[.C326]" office:value-type="float" office:value="591.427959934316" calcext:value-type="float">
            <text:p>591.427959934316</text:p>
          </table:table-cell>
          <table:table-cell table:formula="of:=(RAND()-0.5)*100" office:value-type="float" office:value="4.86705131691021" calcext:value-type="float">
            <text:p>4.86705131691021</text:p>
          </table:table-cell>
        </table:table-row>
        <table:table-row table:style-name="ro1">
          <table:table-cell table:formula="of:=[.A326]+1" office:value-type="date" office:date-value="2000-11-21" calcext:value-type="date">
            <text:p>21/11/00</text:p>
          </table:table-cell>
          <table:table-cell table:formula="of:=[.B326]+[.C327]" office:value-type="float" office:value="577.063244924928" calcext:value-type="float">
            <text:p>577.063244924928</text:p>
          </table:table-cell>
          <table:table-cell table:formula="of:=(RAND()-0.5)*100" office:value-type="float" office:value="-14.3647150093879" calcext:value-type="float">
            <text:p>-14.3647150093879</text:p>
          </table:table-cell>
        </table:table-row>
        <table:table-row table:style-name="ro1">
          <table:table-cell table:formula="of:=[.A327]+1" office:value-type="date" office:date-value="2000-11-22" calcext:value-type="date">
            <text:p>22/11/00</text:p>
          </table:table-cell>
          <table:table-cell table:formula="of:=[.B327]+[.C328]" office:value-type="float" office:value="586.496213386019" calcext:value-type="float">
            <text:p>586.496213386019</text:p>
          </table:table-cell>
          <table:table-cell table:formula="of:=(RAND()-0.5)*100" office:value-type="float" office:value="9.43296846109064" calcext:value-type="float">
            <text:p>9.43296846109064</text:p>
          </table:table-cell>
        </table:table-row>
        <table:table-row table:style-name="ro1">
          <table:table-cell table:formula="of:=[.A328]+1" office:value-type="date" office:date-value="2000-11-23" calcext:value-type="date">
            <text:p>23/11/00</text:p>
          </table:table-cell>
          <table:table-cell table:formula="of:=[.B328]+[.C329]" office:value-type="float" office:value="538.765823980736" calcext:value-type="float">
            <text:p>538.765823980736</text:p>
          </table:table-cell>
          <table:table-cell table:formula="of:=(RAND()-0.5)*100" office:value-type="float" office:value="-47.7303894052829" calcext:value-type="float">
            <text:p>-47.7303894052829</text:p>
          </table:table-cell>
        </table:table-row>
        <table:table-row table:style-name="ro1">
          <table:table-cell table:formula="of:=[.A329]+1" office:value-type="date" office:date-value="2000-11-24" calcext:value-type="date">
            <text:p>24/11/00</text:p>
          </table:table-cell>
          <table:table-cell table:formula="of:=[.B329]+[.C330]" office:value-type="float" office:value="584.470832596581" calcext:value-type="float">
            <text:p>584.470832596581</text:p>
          </table:table-cell>
          <table:table-cell table:formula="of:=(RAND()-0.5)*100" office:value-type="float" office:value="45.7050086158449" calcext:value-type="float">
            <text:p>45.7050086158449</text:p>
          </table:table-cell>
        </table:table-row>
        <table:table-row table:style-name="ro1">
          <table:table-cell table:formula="of:=[.A330]+1" office:value-type="date" office:date-value="2000-11-25" calcext:value-type="date">
            <text:p>25/11/00</text:p>
          </table:table-cell>
          <table:table-cell table:formula="of:=[.B330]+[.C331]" office:value-type="float" office:value="573.859115561898" calcext:value-type="float">
            <text:p>573.859115561898</text:p>
          </table:table-cell>
          <table:table-cell table:formula="of:=(RAND()-0.5)*100" office:value-type="float" office:value="-10.611717034683" calcext:value-type="float">
            <text:p>-10.611717034683</text:p>
          </table:table-cell>
        </table:table-row>
        <table:table-row table:style-name="ro1">
          <table:table-cell table:formula="of:=[.A331]+1" office:value-type="date" office:date-value="2000-11-26" calcext:value-type="date">
            <text:p>26/11/00</text:p>
          </table:table-cell>
          <table:table-cell table:formula="of:=[.B331]+[.C332]" office:value-type="float" office:value="527.784574746004" calcext:value-type="float">
            <text:p>527.784574746004</text:p>
          </table:table-cell>
          <table:table-cell table:formula="of:=(RAND()-0.5)*100" office:value-type="float" office:value="-46.0745408158939" calcext:value-type="float">
            <text:p>-46.0745408158939</text:p>
          </table:table-cell>
        </table:table-row>
        <table:table-row table:style-name="ro1">
          <table:table-cell table:formula="of:=[.A332]+1" office:value-type="date" office:date-value="2000-11-27" calcext:value-type="date">
            <text:p>27/11/00</text:p>
          </table:table-cell>
          <table:table-cell table:formula="of:=[.B332]+[.C333]" office:value-type="float" office:value="572.046615702939" calcext:value-type="float">
            <text:p>572.046615702939</text:p>
          </table:table-cell>
          <table:table-cell table:formula="of:=(RAND()-0.5)*100" office:value-type="float" office:value="44.2620409569348" calcext:value-type="float">
            <text:p>44.2620409569348</text:p>
          </table:table-cell>
        </table:table-row>
        <table:table-row table:style-name="ro1">
          <table:table-cell table:formula="of:=[.A333]+1" office:value-type="date" office:date-value="2000-11-28" calcext:value-type="date">
            <text:p>28/11/00</text:p>
          </table:table-cell>
          <table:table-cell table:formula="of:=[.B333]+[.C334]" office:value-type="float" office:value="582.942321320672" calcext:value-type="float">
            <text:p>582.942321320672</text:p>
          </table:table-cell>
          <table:table-cell table:formula="of:=(RAND()-0.5)*100" office:value-type="float" office:value="10.895705617733" calcext:value-type="float">
            <text:p>10.895705617733</text:p>
          </table:table-cell>
        </table:table-row>
        <table:table-row table:style-name="ro1">
          <table:table-cell table:formula="of:=[.A334]+1" office:value-type="date" office:date-value="2000-11-29" calcext:value-type="date">
            <text:p>29/11/00</text:p>
          </table:table-cell>
          <table:table-cell table:formula="of:=[.B334]+[.C335]" office:value-type="float" office:value="557.789776616513" calcext:value-type="float">
            <text:p>557.789776616513</text:p>
          </table:table-cell>
          <table:table-cell table:formula="of:=(RAND()-0.5)*100" office:value-type="float" office:value="-25.1525447041593" calcext:value-type="float">
            <text:p>-25.1525447041593</text:p>
          </table:table-cell>
        </table:table-row>
        <table:table-row table:style-name="ro1">
          <table:table-cell table:formula="of:=[.A335]+1" office:value-type="date" office:date-value="2000-11-30" calcext:value-type="date">
            <text:p>30/11/00</text:p>
          </table:table-cell>
          <table:table-cell table:formula="of:=[.B335]+[.C336]" office:value-type="float" office:value="582.642576331672" calcext:value-type="float">
            <text:p>582.642576331672</text:p>
          </table:table-cell>
          <table:table-cell table:formula="of:=(RAND()-0.5)*100" office:value-type="float" office:value="24.8527997151595" calcext:value-type="float">
            <text:p>24.8527997151595</text:p>
          </table:table-cell>
        </table:table-row>
        <table:table-row table:style-name="ro1">
          <table:table-cell table:formula="of:=[.A336]+1" office:value-type="date" office:date-value="2000-12-01" calcext:value-type="date">
            <text:p>01/12/00</text:p>
          </table:table-cell>
          <table:table-cell table:formula="of:=[.B336]+[.C337]" office:value-type="float" office:value="534.86217088005" calcext:value-type="float">
            <text:p>534.86217088005</text:p>
          </table:table-cell>
          <table:table-cell table:formula="of:=(RAND()-0.5)*100" office:value-type="float" office:value="-47.7804054516224" calcext:value-type="float">
            <text:p>-47.7804054516224</text:p>
          </table:table-cell>
        </table:table-row>
        <table:table-row table:style-name="ro1">
          <table:table-cell table:formula="of:=[.A337]+1" office:value-type="date" office:date-value="2000-12-02" calcext:value-type="date">
            <text:p>02/12/00</text:p>
          </table:table-cell>
          <table:table-cell table:formula="of:=[.B337]+[.C338]" office:value-type="float" office:value="581.412710570366" calcext:value-type="float">
            <text:p>581.412710570366</text:p>
          </table:table-cell>
          <table:table-cell table:formula="of:=(RAND()-0.5)*100" office:value-type="float" office:value="46.550539690316" calcext:value-type="float">
            <text:p>46.550539690316</text:p>
          </table:table-cell>
        </table:table-row>
        <table:table-row table:style-name="ro1">
          <table:table-cell table:formula="of:=[.A338]+1" office:value-type="date" office:date-value="2000-12-03" calcext:value-type="date">
            <text:p>03/12/00</text:p>
          </table:table-cell>
          <table:table-cell table:formula="of:=[.B338]+[.C339]" office:value-type="float" office:value="560.446016477441" calcext:value-type="float">
            <text:p>560.446016477441</text:p>
          </table:table-cell>
          <table:table-cell table:formula="of:=(RAND()-0.5)*100" office:value-type="float" office:value="-20.9666940929246" calcext:value-type="float">
            <text:p>-20.9666940929246</text:p>
          </table:table-cell>
        </table:table-row>
        <table:table-row table:style-name="ro1">
          <table:table-cell table:formula="of:=[.A339]+1" office:value-type="date" office:date-value="2000-12-04" calcext:value-type="date">
            <text:p>04/12/00</text:p>
          </table:table-cell>
          <table:table-cell table:formula="of:=[.B339]+[.C340]" office:value-type="float" office:value="567.933244736674" calcext:value-type="float">
            <text:p>567.933244736674</text:p>
          </table:table-cell>
          <table:table-cell table:formula="of:=(RAND()-0.5)*100" office:value-type="float" office:value="7.48722825923277" calcext:value-type="float">
            <text:p>7.48722825923277</text:p>
          </table:table-cell>
        </table:table-row>
        <table:table-row table:style-name="ro1">
          <table:table-cell table:formula="of:=[.A340]+1" office:value-type="date" office:date-value="2000-12-05" calcext:value-type="date">
            <text:p>05/12/00</text:p>
          </table:table-cell>
          <table:table-cell table:formula="of:=[.B340]+[.C341]" office:value-type="float" office:value="578.690057088346" calcext:value-type="float">
            <text:p>578.690057088346</text:p>
          </table:table-cell>
          <table:table-cell table:formula="of:=(RAND()-0.5)*100" office:value-type="float" office:value="10.7568123516718" calcext:value-type="float">
            <text:p>10.7568123516718</text:p>
          </table:table-cell>
        </table:table-row>
        <table:table-row table:style-name="ro1">
          <table:table-cell table:formula="of:=[.A341]+1" office:value-type="date" office:date-value="2000-12-06" calcext:value-type="date">
            <text:p>06/12/00</text:p>
          </table:table-cell>
          <table:table-cell table:formula="of:=[.B341]+[.C342]" office:value-type="float" office:value="596.492386298509" calcext:value-type="float">
            <text:p>596.492386298509</text:p>
          </table:table-cell>
          <table:table-cell table:formula="of:=(RAND()-0.5)*100" office:value-type="float" office:value="17.8023292101634" calcext:value-type="float">
            <text:p>17.8023292101634</text:p>
          </table:table-cell>
        </table:table-row>
        <table:table-row table:style-name="ro1">
          <table:table-cell table:formula="of:=[.A342]+1" office:value-type="date" office:date-value="2000-12-07" calcext:value-type="date">
            <text:p>07/12/00</text:p>
          </table:table-cell>
          <table:table-cell table:formula="of:=[.B342]+[.C343]" office:value-type="float" office:value="579.690834250467" calcext:value-type="float">
            <text:p>579.690834250467</text:p>
          </table:table-cell>
          <table:table-cell table:formula="of:=(RAND()-0.5)*100" office:value-type="float" office:value="-16.8015520480425" calcext:value-type="float">
            <text:p>-16.8015520480425</text:p>
          </table:table-cell>
        </table:table-row>
        <table:table-row table:style-name="ro1">
          <table:table-cell table:formula="of:=[.A343]+1" office:value-type="date" office:date-value="2000-12-08" calcext:value-type="date">
            <text:p>08/12/00</text:p>
          </table:table-cell>
          <table:table-cell table:formula="of:=[.B343]+[.C344]" office:value-type="float" office:value="595.499676789615" calcext:value-type="float">
            <text:p>595.499676789615</text:p>
          </table:table-cell>
          <table:table-cell table:formula="of:=(RAND()-0.5)*100" office:value-type="float" office:value="15.8088425391485" calcext:value-type="float">
            <text:p>15.8088425391485</text:p>
          </table:table-cell>
        </table:table-row>
        <table:table-row table:style-name="ro1">
          <table:table-cell table:formula="of:=[.A344]+1" office:value-type="date" office:date-value="2000-12-09" calcext:value-type="date">
            <text:p>09/12/00</text:p>
          </table:table-cell>
          <table:table-cell table:formula="of:=[.B344]+[.C345]" office:value-type="float" office:value="568.729430537269" calcext:value-type="float">
            <text:p>568.729430537269</text:p>
          </table:table-cell>
          <table:table-cell table:formula="of:=(RAND()-0.5)*100" office:value-type="float" office:value="-26.7702462523456" calcext:value-type="float">
            <text:p>-26.7702462523456</text:p>
          </table:table-cell>
        </table:table-row>
        <table:table-row table:style-name="ro1">
          <table:table-cell table:formula="of:=[.A345]+1" office:value-type="date" office:date-value="2000-12-10" calcext:value-type="date">
            <text:p>10/12/00</text:p>
          </table:table-cell>
          <table:table-cell table:formula="of:=[.B345]+[.C346]" office:value-type="float" office:value="528.769652859205" calcext:value-type="float">
            <text:p>528.769652859205</text:p>
          </table:table-cell>
          <table:table-cell table:formula="of:=(RAND()-0.5)*100" office:value-type="float" office:value="-39.9597776780647" calcext:value-type="float">
            <text:p>-39.9597776780647</text:p>
          </table:table-cell>
        </table:table-row>
        <table:table-row table:style-name="ro1">
          <table:table-cell table:formula="of:=[.A346]+1" office:value-type="date" office:date-value="2000-12-11" calcext:value-type="date">
            <text:p>11/12/00</text:p>
          </table:table-cell>
          <table:table-cell table:formula="of:=[.B346]+[.C347]" office:value-type="float" office:value="532.545173996325" calcext:value-type="float">
            <text:p>532.545173996325</text:p>
          </table:table-cell>
          <table:table-cell table:formula="of:=(RAND()-0.5)*100" office:value-type="float" office:value="3.7755211371207" calcext:value-type="float">
            <text:p>3.7755211371207</text:p>
          </table:table-cell>
        </table:table-row>
        <table:table-row table:style-name="ro1">
          <table:table-cell table:formula="of:=[.A347]+1" office:value-type="date" office:date-value="2000-12-12" calcext:value-type="date">
            <text:p>12/12/00</text:p>
          </table:table-cell>
          <table:table-cell table:formula="of:=[.B347]+[.C348]" office:value-type="float" office:value="528.0637378694" calcext:value-type="float">
            <text:p>528.0637378694</text:p>
          </table:table-cell>
          <table:table-cell table:formula="of:=(RAND()-0.5)*100" office:value-type="float" office:value="-4.48143612692534" calcext:value-type="float">
            <text:p>-4.48143612692534</text:p>
          </table:table-cell>
        </table:table-row>
        <table:table-row table:style-name="ro1">
          <table:table-cell table:formula="of:=[.A348]+1" office:value-type="date" office:date-value="2000-12-13" calcext:value-type="date">
            <text:p>13/12/00</text:p>
          </table:table-cell>
          <table:table-cell table:formula="of:=[.B348]+[.C349]" office:value-type="float" office:value="485.526968660026" calcext:value-type="float">
            <text:p>485.526968660026</text:p>
          </table:table-cell>
          <table:table-cell table:formula="of:=(RAND()-0.5)*100" office:value-type="float" office:value="-42.5367692093743" calcext:value-type="float">
            <text:p>-42.5367692093743</text:p>
          </table:table-cell>
        </table:table-row>
        <table:table-row table:style-name="ro1">
          <table:table-cell table:formula="of:=[.A349]+1" office:value-type="date" office:date-value="2000-12-14" calcext:value-type="date">
            <text:p>14/12/00</text:p>
          </table:table-cell>
          <table:table-cell table:formula="of:=[.B349]+[.C350]" office:value-type="float" office:value="462.351044667925" calcext:value-type="float">
            <text:p>462.351044667925</text:p>
          </table:table-cell>
          <table:table-cell table:formula="of:=(RAND()-0.5)*100" office:value-type="float" office:value="-23.1759239921003" calcext:value-type="float">
            <text:p>-23.1759239921003</text:p>
          </table:table-cell>
        </table:table-row>
        <table:table-row table:style-name="ro1">
          <table:table-cell table:formula="of:=[.A350]+1" office:value-type="date" office:date-value="2000-12-15" calcext:value-type="date">
            <text:p>15/12/00</text:p>
          </table:table-cell>
          <table:table-cell table:formula="of:=[.B350]+[.C351]" office:value-type="float" office:value="431.003344596971" calcext:value-type="float">
            <text:p>431.003344596971</text:p>
          </table:table-cell>
          <table:table-cell table:formula="of:=(RAND()-0.5)*100" office:value-type="float" office:value="-31.3477000709545" calcext:value-type="float">
            <text:p>-31.3477000709545</text:p>
          </table:table-cell>
        </table:table-row>
        <table:table-row table:style-name="ro1">
          <table:table-cell table:formula="of:=[.A351]+1" office:value-type="date" office:date-value="2000-12-16" calcext:value-type="date">
            <text:p>16/12/00</text:p>
          </table:table-cell>
          <table:table-cell table:formula="of:=[.B351]+[.C352]" office:value-type="float" office:value="474.192868896706" calcext:value-type="float">
            <text:p>474.192868896706</text:p>
          </table:table-cell>
          <table:table-cell table:formula="of:=(RAND()-0.5)*100" office:value-type="float" office:value="43.1895242997352" calcext:value-type="float">
            <text:p>43.1895242997352</text:p>
          </table:table-cell>
        </table:table-row>
        <table:table-row table:style-name="ro1">
          <table:table-cell table:formula="of:=[.A352]+1" office:value-type="date" office:date-value="2000-12-17" calcext:value-type="date">
            <text:p>17/12/00</text:p>
          </table:table-cell>
          <table:table-cell table:formula="of:=[.B352]+[.C353]" office:value-type="float" office:value="469.333323117617" calcext:value-type="float">
            <text:p>469.333323117617</text:p>
          </table:table-cell>
          <table:table-cell table:formula="of:=(RAND()-0.5)*100" office:value-type="float" office:value="-4.85954577908934" calcext:value-type="float">
            <text:p>-4.85954577908934</text:p>
          </table:table-cell>
        </table:table-row>
        <table:table-row table:style-name="ro1">
          <table:table-cell table:formula="of:=[.A353]+1" office:value-type="date" office:date-value="2000-12-18" calcext:value-type="date">
            <text:p>18/12/00</text:p>
          </table:table-cell>
          <table:table-cell table:formula="of:=[.B353]+[.C354]" office:value-type="float" office:value="436.093673637642" calcext:value-type="float">
            <text:p>436.093673637642</text:p>
          </table:table-cell>
          <table:table-cell table:formula="of:=(RAND()-0.5)*100" office:value-type="float" office:value="-33.2396494799751" calcext:value-type="float">
            <text:p>-33.2396494799751</text:p>
          </table:table-cell>
        </table:table-row>
        <table:table-row table:style-name="ro1">
          <table:table-cell table:formula="of:=[.A354]+1" office:value-type="date" office:date-value="2000-12-19" calcext:value-type="date">
            <text:p>19/12/00</text:p>
          </table:table-cell>
          <table:table-cell table:formula="of:=[.B354]+[.C355]" office:value-type="float" office:value="460.64363792078" calcext:value-type="float">
            <text:p>460.64363792078</text:p>
          </table:table-cell>
          <table:table-cell table:formula="of:=(RAND()-0.5)*100" office:value-type="float" office:value="24.5499642831378" calcext:value-type="float">
            <text:p>24.5499642831378</text:p>
          </table:table-cell>
        </table:table-row>
        <table:table-row table:style-name="ro1">
          <table:table-cell table:formula="of:=[.A355]+1" office:value-type="date" office:date-value="2000-12-20" calcext:value-type="date">
            <text:p>20/12/00</text:p>
          </table:table-cell>
          <table:table-cell table:formula="of:=[.B355]+[.C356]" office:value-type="float" office:value="496.655189254554" calcext:value-type="float">
            <text:p>496.655189254554</text:p>
          </table:table-cell>
          <table:table-cell table:formula="of:=(RAND()-0.5)*100" office:value-type="float" office:value="36.0115513337743" calcext:value-type="float">
            <text:p>36.0115513337743</text:p>
          </table:table-cell>
        </table:table-row>
        <table:table-row table:style-name="ro1">
          <table:table-cell table:formula="of:=[.A356]+1" office:value-type="date" office:date-value="2000-12-21" calcext:value-type="date">
            <text:p>21/12/00</text:p>
          </table:table-cell>
          <table:table-cell table:formula="of:=[.B356]+[.C357]" office:value-type="float" office:value="504.22364550015" calcext:value-type="float">
            <text:p>504.22364550015</text:p>
          </table:table-cell>
          <table:table-cell table:formula="of:=(RAND()-0.5)*100" office:value-type="float" office:value="7.56845624559646" calcext:value-type="float">
            <text:p>7.56845624559646</text:p>
          </table:table-cell>
        </table:table-row>
        <table:table-row table:style-name="ro1">
          <table:table-cell table:formula="of:=[.A357]+1" office:value-type="date" office:date-value="2000-12-22" calcext:value-type="date">
            <text:p>22/12/00</text:p>
          </table:table-cell>
          <table:table-cell table:formula="of:=[.B357]+[.C358]" office:value-type="float" office:value="540.75205965761" calcext:value-type="float">
            <text:p>540.75205965761</text:p>
          </table:table-cell>
          <table:table-cell table:formula="of:=(RAND()-0.5)*100" office:value-type="float" office:value="36.5284141574595" calcext:value-type="float">
            <text:p>36.5284141574595</text:p>
          </table:table-cell>
        </table:table-row>
        <table:table-row table:style-name="ro1">
          <table:table-cell table:formula="of:=[.A358]+1" office:value-type="date" office:date-value="2000-12-23" calcext:value-type="date">
            <text:p>23/12/00</text:p>
          </table:table-cell>
          <table:table-cell table:formula="of:=[.B358]+[.C359]" office:value-type="float" office:value="512.553832994299" calcext:value-type="float">
            <text:p>512.553832994299</text:p>
          </table:table-cell>
          <table:table-cell table:formula="of:=(RAND()-0.5)*100" office:value-type="float" office:value="-28.1982266633112" calcext:value-type="float">
            <text:p>-28.1982266633112</text:p>
          </table:table-cell>
        </table:table-row>
        <table:table-row table:style-name="ro1">
          <table:table-cell table:formula="of:=[.A359]+1" office:value-type="date" office:date-value="2000-12-24" calcext:value-type="date">
            <text:p>24/12/00</text:p>
          </table:table-cell>
          <table:table-cell table:formula="of:=[.B359]+[.C360]" office:value-type="float" office:value="562.451727755461" calcext:value-type="float">
            <text:p>562.451727755461</text:p>
          </table:table-cell>
          <table:table-cell table:formula="of:=(RAND()-0.5)*100" office:value-type="float" office:value="49.8978947611619" calcext:value-type="float">
            <text:p>49.8978947611619</text:p>
          </table:table-cell>
        </table:table-row>
        <table:table-row table:style-name="ro1">
          <table:table-cell table:formula="of:=[.A360]+1" office:value-type="date" office:date-value="2000-12-25" calcext:value-type="date">
            <text:p>25/12/00</text:p>
          </table:table-cell>
          <table:table-cell table:formula="of:=[.B360]+[.C361]" office:value-type="float" office:value="591.187037838097" calcext:value-type="float">
            <text:p>591.187037838097</text:p>
          </table:table-cell>
          <table:table-cell table:formula="of:=(RAND()-0.5)*100" office:value-type="float" office:value="28.7353100826367" calcext:value-type="float">
            <text:p>28.7353100826367</text:p>
          </table:table-cell>
        </table:table-row>
        <table:table-row table:style-name="ro1">
          <table:table-cell table:formula="of:=[.A361]+1" office:value-type="date" office:date-value="2000-12-26" calcext:value-type="date">
            <text:p>26/12/00</text:p>
          </table:table-cell>
          <table:table-cell table:formula="of:=[.B361]+[.C362]" office:value-type="float" office:value="576.260642529346" calcext:value-type="float">
            <text:p>576.260642529346</text:p>
          </table:table-cell>
          <table:table-cell table:formula="of:=(RAND()-0.5)*100" office:value-type="float" office:value="-14.9263953087516" calcext:value-type="float">
            <text:p>-14.9263953087516</text:p>
          </table:table-cell>
        </table:table-row>
        <table:table-row table:style-name="ro1">
          <table:table-cell table:formula="of:=[.A362]+1" office:value-type="date" office:date-value="2000-12-27" calcext:value-type="date">
            <text:p>27/12/00</text:p>
          </table:table-cell>
          <table:table-cell table:formula="of:=[.B362]+[.C363]" office:value-type="float" office:value="612.81727074273" calcext:value-type="float">
            <text:p>612.81727074273</text:p>
          </table:table-cell>
          <table:table-cell table:formula="of:=(RAND()-0.5)*100" office:value-type="float" office:value="36.5566282133841" calcext:value-type="float">
            <text:p>36.5566282133841</text:p>
          </table:table-cell>
        </table:table-row>
        <table:table-row table:style-name="ro1">
          <table:table-cell table:formula="of:=[.A363]+1" office:value-type="date" office:date-value="2000-12-28" calcext:value-type="date">
            <text:p>28/12/00</text:p>
          </table:table-cell>
          <table:table-cell table:formula="of:=[.B363]+[.C364]" office:value-type="float" office:value="610.997133535468" calcext:value-type="float">
            <text:p>610.997133535468</text:p>
          </table:table-cell>
          <table:table-cell table:formula="of:=(RAND()-0.5)*100" office:value-type="float" office:value="-1.8201372072615" calcext:value-type="float">
            <text:p>-1.8201372072615</text:p>
          </table:table-cell>
        </table:table-row>
        <table:table-row table:style-name="ro1">
          <table:table-cell table:formula="of:=[.A364]+1" office:value-type="date" office:date-value="2000-12-29" calcext:value-type="date">
            <text:p>29/12/00</text:p>
          </table:table-cell>
          <table:table-cell table:formula="of:=[.B364]+[.C365]" office:value-type="float" office:value="583.004485024477" calcext:value-type="float">
            <text:p>583.004485024477</text:p>
          </table:table-cell>
          <table:table-cell table:formula="of:=(RAND()-0.5)*100" office:value-type="float" office:value="-27.9926485109914" calcext:value-type="float">
            <text:p>-27.9926485109914</text:p>
          </table:table-cell>
        </table:table-row>
        <table:table-row table:style-name="ro1">
          <table:table-cell table:formula="of:=[.A365]+1" office:value-type="date" office:date-value="2000-12-30" calcext:value-type="date">
            <text:p>30/12/00</text:p>
          </table:table-cell>
          <table:table-cell table:formula="of:=[.B365]+[.C366]" office:value-type="float" office:value="587.669455399135" calcext:value-type="float">
            <text:p>587.669455399135</text:p>
          </table:table-cell>
          <table:table-cell table:formula="of:=(RAND()-0.5)*100" office:value-type="float" office:value="4.66497037465781" calcext:value-type="float">
            <text:p>4.66497037465781</text:p>
          </table:table-cell>
        </table:table-row>
        <table:table-row table:style-name="ro1">
          <table:table-cell table:formula="of:=[.A366]+1" office:value-type="date" office:date-value="2000-12-31" calcext:value-type="date">
            <text:p>31/12/00</text:p>
          </table:table-cell>
          <table:table-cell table:formula="of:=[.B366]+[.C367]" office:value-type="float" office:value="580.43745339875" calcext:value-type="float">
            <text:p>580.43745339875</text:p>
          </table:table-cell>
          <table:table-cell table:formula="of:=(RAND()-0.5)*100" office:value-type="float" office:value="-7.23200200038449" calcext:value-type="float">
            <text:p>-7.23200200038449</text:p>
          </table:table-cell>
        </table:table-row>
        <table:table-row table:style-name="ro1">
          <table:table-cell table:formula="of:=[.A367]+1" office:value-type="date" office:date-value="2001-01-01" calcext:value-type="date">
            <text:p>01/01/01</text:p>
          </table:table-cell>
          <table:table-cell table:formula="of:=[.B367]+[.C368]" office:value-type="float" office:value="543.111414118625" calcext:value-type="float">
            <text:p>543.111414118625</text:p>
          </table:table-cell>
          <table:table-cell table:formula="of:=(RAND()-0.5)*100" office:value-type="float" office:value="-37.3260392801255" calcext:value-type="float">
            <text:p>-37.3260392801255</text:p>
          </table:table-cell>
        </table:table-row>
        <table:table-row table:style-name="ro1">
          <table:table-cell table:formula="of:=[.A368]+1" office:value-type="date" office:date-value="2001-01-02" calcext:value-type="date">
            <text:p>02/01/01</text:p>
          </table:table-cell>
          <table:table-cell table:formula="of:=[.B368]+[.C369]" office:value-type="float" office:value="581.341819597818" calcext:value-type="float">
            <text:p>581.341819597818</text:p>
          </table:table-cell>
          <table:table-cell table:formula="of:=(RAND()-0.5)*100" office:value-type="float" office:value="38.2304054791935" calcext:value-type="float">
            <text:p>38.2304054791935</text:p>
          </table:table-cell>
        </table:table-row>
        <table:table-row table:style-name="ro1">
          <table:table-cell table:formula="of:=[.A369]+1" office:value-type="date" office:date-value="2001-01-03" calcext:value-type="date">
            <text:p>03/01/01</text:p>
          </table:table-cell>
          <table:table-cell table:formula="of:=[.B369]+[.C370]" office:value-type="float" office:value="624.880132060388" calcext:value-type="float">
            <text:p>624.880132060388</text:p>
          </table:table-cell>
          <table:table-cell table:formula="of:=(RAND()-0.5)*100" office:value-type="float" office:value="43.53831246257" calcext:value-type="float">
            <text:p>43.53831246257</text:p>
          </table:table-cell>
        </table:table-row>
        <table:table-row table:style-name="ro1">
          <table:table-cell table:formula="of:=[.A370]+1" office:value-type="date" office:date-value="2001-01-04" calcext:value-type="date">
            <text:p>04/01/01</text:p>
          </table:table-cell>
          <table:table-cell table:formula="of:=[.B370]+[.C371]" office:value-type="float" office:value="577.018450707943" calcext:value-type="float">
            <text:p>577.018450707943</text:p>
          </table:table-cell>
          <table:table-cell table:formula="of:=(RAND()-0.5)*100" office:value-type="float" office:value="-47.8616813524452" calcext:value-type="float">
            <text:p>-47.8616813524452</text:p>
          </table:table-cell>
        </table:table-row>
        <table:table-row table:style-name="ro1">
          <table:table-cell table:formula="of:=[.A371]+1" office:value-type="date" office:date-value="2001-01-05" calcext:value-type="date">
            <text:p>05/01/01</text:p>
          </table:table-cell>
          <table:table-cell table:formula="of:=[.B371]+[.C372]" office:value-type="float" office:value="528.03103695751" calcext:value-type="float">
            <text:p>528.03103695751</text:p>
          </table:table-cell>
          <table:table-cell table:formula="of:=(RAND()-0.5)*100" office:value-type="float" office:value="-48.9874137504336" calcext:value-type="float">
            <text:p>-48.9874137504336</text:p>
          </table:table-cell>
        </table:table-row>
        <table:table-row table:style-name="ro1">
          <table:table-cell table:formula="of:=[.A372]+1" office:value-type="date" office:date-value="2001-01-06" calcext:value-type="date">
            <text:p>06/01/01</text:p>
          </table:table-cell>
          <table:table-cell table:formula="of:=[.B372]+[.C373]" office:value-type="float" office:value="506.603077179323" calcext:value-type="float">
            <text:p>506.603077179323</text:p>
          </table:table-cell>
          <table:table-cell table:formula="of:=(RAND()-0.5)*100" office:value-type="float" office:value="-21.4279597781869" calcext:value-type="float">
            <text:p>-21.4279597781869</text:p>
          </table:table-cell>
        </table:table-row>
        <table:table-row table:style-name="ro1">
          <table:table-cell table:formula="of:=[.A373]+1" office:value-type="date" office:date-value="2001-01-07" calcext:value-type="date">
            <text:p>07/01/01</text:p>
          </table:table-cell>
          <table:table-cell table:formula="of:=[.B373]+[.C374]" office:value-type="float" office:value="474.310202571037" calcext:value-type="float">
            <text:p>474.310202571037</text:p>
          </table:table-cell>
          <table:table-cell table:formula="of:=(RAND()-0.5)*100" office:value-type="float" office:value="-32.2928746082855" calcext:value-type="float">
            <text:p>-32.2928746082855</text:p>
          </table:table-cell>
        </table:table-row>
        <table:table-row table:style-name="ro1">
          <table:table-cell table:formula="of:=[.A374]+1" office:value-type="date" office:date-value="2001-01-08" calcext:value-type="date">
            <text:p>08/01/01</text:p>
          </table:table-cell>
          <table:table-cell table:formula="of:=[.B374]+[.C375]" office:value-type="float" office:value="469.360361087676" calcext:value-type="float">
            <text:p>469.360361087676</text:p>
          </table:table-cell>
          <table:table-cell table:formula="of:=(RAND()-0.5)*100" office:value-type="float" office:value="-4.94984148336111" calcext:value-type="float">
            <text:p>-4.94984148336111</text:p>
          </table:table-cell>
        </table:table-row>
        <table:table-row table:style-name="ro1">
          <table:table-cell table:formula="of:=[.A375]+1" office:value-type="date" office:date-value="2001-01-09" calcext:value-type="date">
            <text:p>09/01/01</text:p>
          </table:table-cell>
          <table:table-cell table:formula="of:=[.B375]+[.C376]" office:value-type="float" office:value="510.909371030672" calcext:value-type="float">
            <text:p>510.909371030672</text:p>
          </table:table-cell>
          <table:table-cell table:formula="of:=(RAND()-0.5)*100" office:value-type="float" office:value="41.5490099429963" calcext:value-type="float">
            <text:p>41.5490099429963</text:p>
          </table:table-cell>
        </table:table-row>
        <table:table-row table:style-name="ro1">
          <table:table-cell table:formula="of:=[.A376]+1" office:value-type="date" office:date-value="2001-01-10" calcext:value-type="date">
            <text:p>10/01/01</text:p>
          </table:table-cell>
          <table:table-cell table:formula="of:=[.B376]+[.C377]" office:value-type="float" office:value="461.696405218097" calcext:value-type="float">
            <text:p>461.696405218097</text:p>
          </table:table-cell>
          <table:table-cell table:formula="of:=(RAND()-0.5)*100" office:value-type="float" office:value="-49.212965812575" calcext:value-type="float">
            <text:p>-49.212965812575</text:p>
          </table:table-cell>
        </table:table-row>
        <table:table-row table:style-name="ro1">
          <table:table-cell table:formula="of:=[.A377]+1" office:value-type="date" office:date-value="2001-01-11" calcext:value-type="date">
            <text:p>11/01/01</text:p>
          </table:table-cell>
          <table:table-cell table:formula="of:=[.B377]+[.C378]" office:value-type="float" office:value="417.737707723791" calcext:value-type="float">
            <text:p>417.737707723791</text:p>
          </table:table-cell>
          <table:table-cell table:formula="of:=(RAND()-0.5)*100" office:value-type="float" office:value="-43.9586974943061" calcext:value-type="float">
            <text:p>-43.9586974943061</text:p>
          </table:table-cell>
        </table:table-row>
        <table:table-row table:style-name="ro1">
          <table:table-cell table:formula="of:=[.A378]+1" office:value-type="date" office:date-value="2001-01-12" calcext:value-type="date">
            <text:p>12/01/01</text:p>
          </table:table-cell>
          <table:table-cell table:formula="of:=[.B378]+[.C379]" office:value-type="float" office:value="458.306769967024" calcext:value-type="float">
            <text:p>458.306769967024</text:p>
          </table:table-cell>
          <table:table-cell table:formula="of:=(RAND()-0.5)*100" office:value-type="float" office:value="40.5690622432322" calcext:value-type="float">
            <text:p>40.5690622432322</text:p>
          </table:table-cell>
        </table:table-row>
        <table:table-row table:style-name="ro1">
          <table:table-cell table:formula="of:=[.A379]+1" office:value-type="date" office:date-value="2001-01-13" calcext:value-type="date">
            <text:p>13/01/01</text:p>
          </table:table-cell>
          <table:table-cell table:formula="of:=[.B379]+[.C380]" office:value-type="float" office:value="413.821835189438" calcext:value-type="float">
            <text:p>413.821835189438</text:p>
          </table:table-cell>
          <table:table-cell table:formula="of:=(RAND()-0.5)*100" office:value-type="float" office:value="-44.4849347775859" calcext:value-type="float">
            <text:p>-44.4849347775859</text:p>
          </table:table-cell>
        </table:table-row>
        <table:table-row table:style-name="ro1">
          <table:table-cell table:formula="of:=[.A380]+1" office:value-type="date" office:date-value="2001-01-14" calcext:value-type="date">
            <text:p>14/01/01</text:p>
          </table:table-cell>
          <table:table-cell table:formula="of:=[.B380]+[.C381]" office:value-type="float" office:value="407.734248677306" calcext:value-type="float">
            <text:p>407.734248677306</text:p>
          </table:table-cell>
          <table:table-cell table:formula="of:=(RAND()-0.5)*100" office:value-type="float" office:value="-6.08758651213142" calcext:value-type="float">
            <text:p>-6.08758651213142</text:p>
          </table:table-cell>
        </table:table-row>
        <table:table-row table:style-name="ro1">
          <table:table-cell table:formula="of:=[.A381]+1" office:value-type="date" office:date-value="2001-01-15" calcext:value-type="date">
            <text:p>15/01/01</text:p>
          </table:table-cell>
          <table:table-cell table:formula="of:=[.B381]+[.C382]" office:value-type="float" office:value="429.799773122228" calcext:value-type="float">
            <text:p>429.799773122228</text:p>
          </table:table-cell>
          <table:table-cell table:formula="of:=(RAND()-0.5)*100" office:value-type="float" office:value="22.0655244449215" calcext:value-type="float">
            <text:p>22.0655244449215</text:p>
          </table:table-cell>
        </table:table-row>
        <table:table-row table:style-name="ro1">
          <table:table-cell table:formula="of:=[.A382]+1" office:value-type="date" office:date-value="2001-01-16" calcext:value-type="date">
            <text:p>16/01/01</text:p>
          </table:table-cell>
          <table:table-cell table:formula="of:=[.B382]+[.C383]" office:value-type="float" office:value="393.361590672734" calcext:value-type="float">
            <text:p>393.361590672734</text:p>
          </table:table-cell>
          <table:table-cell table:formula="of:=(RAND()-0.5)*100" office:value-type="float" office:value="-36.4381824494937" calcext:value-type="float">
            <text:p>-36.4381824494937</text:p>
          </table:table-cell>
        </table:table-row>
        <table:table-row table:style-name="ro1">
          <table:table-cell table:formula="of:=[.A383]+1" office:value-type="date" office:date-value="2001-01-17" calcext:value-type="date">
            <text:p>17/01/01</text:p>
          </table:table-cell>
          <table:table-cell table:formula="of:=[.B383]+[.C384]" office:value-type="float" office:value="439.685799303766" calcext:value-type="float">
            <text:p>439.685799303766</text:p>
          </table:table-cell>
          <table:table-cell table:formula="of:=(RAND()-0.5)*100" office:value-type="float" office:value="46.3242086310316" calcext:value-type="float">
            <text:p>46.3242086310316</text:p>
          </table:table-cell>
        </table:table-row>
        <table:table-row table:style-name="ro1">
          <table:table-cell table:formula="of:=[.A384]+1" office:value-type="date" office:date-value="2001-01-18" calcext:value-type="date">
            <text:p>18/01/01</text:p>
          </table:table-cell>
          <table:table-cell table:formula="of:=[.B384]+[.C385]" office:value-type="float" office:value="460.615475744908" calcext:value-type="float">
            <text:p>460.615475744908</text:p>
          </table:table-cell>
          <table:table-cell table:formula="of:=(RAND()-0.5)*100" office:value-type="float" office:value="20.9296764411427" calcext:value-type="float">
            <text:p>20.9296764411427</text:p>
          </table:table-cell>
        </table:table-row>
        <table:table-row table:style-name="ro1">
          <table:table-cell table:formula="of:=[.A385]+1" office:value-type="date" office:date-value="2001-01-19" calcext:value-type="date">
            <text:p>19/01/01</text:p>
          </table:table-cell>
          <table:table-cell table:formula="of:=[.B385]+[.C386]" office:value-type="float" office:value="472.156515658473" calcext:value-type="float">
            <text:p>472.156515658473</text:p>
          </table:table-cell>
          <table:table-cell table:formula="of:=(RAND()-0.5)*100" office:value-type="float" office:value="11.5410399135652" calcext:value-type="float">
            <text:p>11.5410399135652</text:p>
          </table:table-cell>
        </table:table-row>
        <table:table-row table:style-name="ro1">
          <table:table-cell table:formula="of:=[.A386]+1" office:value-type="date" office:date-value="2001-01-20" calcext:value-type="date">
            <text:p>20/01/01</text:p>
          </table:table-cell>
          <table:table-cell table:formula="of:=[.B386]+[.C387]" office:value-type="float" office:value="446.754513763684" calcext:value-type="float">
            <text:p>446.754513763684</text:p>
          </table:table-cell>
          <table:table-cell table:formula="of:=(RAND()-0.5)*100" office:value-type="float" office:value="-25.40200189479" calcext:value-type="float">
            <text:p>-25.40200189479</text:p>
          </table:table-cell>
        </table:table-row>
        <table:table-row table:style-name="ro1">
          <table:table-cell table:formula="of:=[.A387]+1" office:value-type="date" office:date-value="2001-01-21" calcext:value-type="date">
            <text:p>21/01/01</text:p>
          </table:table-cell>
          <table:table-cell table:formula="of:=[.B387]+[.C388]" office:value-type="float" office:value="422.814344376073" calcext:value-type="float">
            <text:p>422.814344376073</text:p>
          </table:table-cell>
          <table:table-cell table:formula="of:=(RAND()-0.5)*100" office:value-type="float" office:value="-23.9401693876102" calcext:value-type="float">
            <text:p>-23.9401693876102</text:p>
          </table:table-cell>
        </table:table-row>
        <table:table-row table:style-name="ro1">
          <table:table-cell table:formula="of:=[.A388]+1" office:value-type="date" office:date-value="2001-01-22" calcext:value-type="date">
            <text:p>22/01/01</text:p>
          </table:table-cell>
          <table:table-cell table:formula="of:=[.B388]+[.C389]" office:value-type="float" office:value="465.950102356665" calcext:value-type="float">
            <text:p>465.950102356665</text:p>
          </table:table-cell>
          <table:table-cell table:formula="of:=(RAND()-0.5)*100" office:value-type="float" office:value="43.1357579805917" calcext:value-type="float">
            <text:p>43.1357579805917</text:p>
          </table:table-cell>
        </table:table-row>
        <table:table-row table:style-name="ro1">
          <table:table-cell table:formula="of:=[.A389]+1" office:value-type="date" office:date-value="2001-01-23" calcext:value-type="date">
            <text:p>23/01/01</text:p>
          </table:table-cell>
          <table:table-cell table:formula="of:=[.B389]+[.C390]" office:value-type="float" office:value="490.466826917149" calcext:value-type="float">
            <text:p>490.466826917149</text:p>
          </table:table-cell>
          <table:table-cell table:formula="of:=(RAND()-0.5)*100" office:value-type="float" office:value="24.5167245604839" calcext:value-type="float">
            <text:p>24.5167245604839</text:p>
          </table:table-cell>
        </table:table-row>
        <table:table-row table:style-name="ro1">
          <table:table-cell table:formula="of:=[.A390]+1" office:value-type="date" office:date-value="2001-01-24" calcext:value-type="date">
            <text:p>24/01/01</text:p>
          </table:table-cell>
          <table:table-cell table:formula="of:=[.B390]+[.C391]" office:value-type="float" office:value="446.343009018574" calcext:value-type="float">
            <text:p>446.343009018574</text:p>
          </table:table-cell>
          <table:table-cell table:formula="of:=(RAND()-0.5)*100" office:value-type="float" office:value="-44.123817898575" calcext:value-type="float">
            <text:p>-44.123817898575</text:p>
          </table:table-cell>
        </table:table-row>
        <table:table-row table:style-name="ro1">
          <table:table-cell table:formula="of:=[.A391]+1" office:value-type="date" office:date-value="2001-01-25" calcext:value-type="date">
            <text:p>25/01/01</text:p>
          </table:table-cell>
          <table:table-cell table:formula="of:=[.B391]+[.C392]" office:value-type="float" office:value="495.172107672995" calcext:value-type="float">
            <text:p>495.172107672995</text:p>
          </table:table-cell>
          <table:table-cell table:formula="of:=(RAND()-0.5)*100" office:value-type="float" office:value="48.8290986544207" calcext:value-type="float">
            <text:p>48.8290986544207</text:p>
          </table:table-cell>
        </table:table-row>
        <table:table-row table:style-name="ro1">
          <table:table-cell table:formula="of:=[.A392]+1" office:value-type="date" office:date-value="2001-01-26" calcext:value-type="date">
            <text:p>26/01/01</text:p>
          </table:table-cell>
          <table:table-cell table:formula="of:=[.B392]+[.C393]" office:value-type="float" office:value="448.378912722172" calcext:value-type="float">
            <text:p>448.378912722172</text:p>
          </table:table-cell>
          <table:table-cell table:formula="of:=(RAND()-0.5)*100" office:value-type="float" office:value="-46.7931949508225" calcext:value-type="float">
            <text:p>-46.7931949508225</text:p>
          </table:table-cell>
        </table:table-row>
        <table:table-row table:style-name="ro1">
          <table:table-cell table:formula="of:=[.A393]+1" office:value-type="date" office:date-value="2001-01-27" calcext:value-type="date">
            <text:p>27/01/01</text:p>
          </table:table-cell>
          <table:table-cell table:formula="of:=[.B393]+[.C394]" office:value-type="float" office:value="431.061491525659" calcext:value-type="float">
            <text:p>431.061491525659</text:p>
          </table:table-cell>
          <table:table-cell table:formula="of:=(RAND()-0.5)*100" office:value-type="float" office:value="-17.3174211965132" calcext:value-type="float">
            <text:p>-17.3174211965132</text:p>
          </table:table-cell>
        </table:table-row>
        <table:table-row table:style-name="ro1">
          <table:table-cell table:formula="of:=[.A394]+1" office:value-type="date" office:date-value="2001-01-28" calcext:value-type="date">
            <text:p>28/01/01</text:p>
          </table:table-cell>
          <table:table-cell table:formula="of:=[.B394]+[.C395]" office:value-type="float" office:value="451.795998896799" calcext:value-type="float">
            <text:p>451.795998896799</text:p>
          </table:table-cell>
          <table:table-cell table:formula="of:=(RAND()-0.5)*100" office:value-type="float" office:value="20.7345073711399" calcext:value-type="float">
            <text:p>20.7345073711399</text:p>
          </table:table-cell>
        </table:table-row>
        <table:table-row table:style-name="ro1">
          <table:table-cell table:formula="of:=[.A395]+1" office:value-type="date" office:date-value="2001-01-29" calcext:value-type="date">
            <text:p>29/01/01</text:p>
          </table:table-cell>
          <table:table-cell table:formula="of:=[.B395]+[.C396]" office:value-type="float" office:value="402.854656472883" calcext:value-type="float">
            <text:p>402.854656472883</text:p>
          </table:table-cell>
          <table:table-cell table:formula="of:=(RAND()-0.5)*100" office:value-type="float" office:value="-48.9413424239156" calcext:value-type="float">
            <text:p>-48.9413424239156</text:p>
          </table:table-cell>
        </table:table-row>
        <table:table-row table:style-name="ro1">
          <table:table-cell table:formula="of:=[.A396]+1" office:value-type="date" office:date-value="2001-01-30" calcext:value-type="date">
            <text:p>30/01/01</text:p>
          </table:table-cell>
          <table:table-cell table:formula="of:=[.B396]+[.C397]" office:value-type="float" office:value="428.501964653602" calcext:value-type="float">
            <text:p>428.501964653602</text:p>
          </table:table-cell>
          <table:table-cell table:formula="of:=(RAND()-0.5)*100" office:value-type="float" office:value="25.6473081807185" calcext:value-type="float">
            <text:p>25.6473081807185</text:p>
          </table:table-cell>
        </table:table-row>
        <table:table-row table:style-name="ro1">
          <table:table-cell table:formula="of:=[.A397]+1" office:value-type="date" office:date-value="2001-01-31" calcext:value-type="date">
            <text:p>31/01/01</text:p>
          </table:table-cell>
          <table:table-cell table:formula="of:=[.B397]+[.C398]" office:value-type="float" office:value="445.242207887788" calcext:value-type="float">
            <text:p>445.242207887788</text:p>
          </table:table-cell>
          <table:table-cell table:formula="of:=(RAND()-0.5)*100" office:value-type="float" office:value="16.7402432341859" calcext:value-type="float">
            <text:p>16.7402432341859</text:p>
          </table:table-cell>
        </table:table-row>
        <table:table-row table:style-name="ro1">
          <table:table-cell table:formula="of:=[.A398]+1" office:value-type="date" office:date-value="2001-02-01" calcext:value-type="date">
            <text:p>01/02/01</text:p>
          </table:table-cell>
          <table:table-cell table:formula="of:=[.B398]+[.C399]" office:value-type="float" office:value="487.510894199549" calcext:value-type="float">
            <text:p>487.510894199549</text:p>
          </table:table-cell>
          <table:table-cell table:formula="of:=(RAND()-0.5)*100" office:value-type="float" office:value="42.268686311761" calcext:value-type="float">
            <text:p>42.268686311761</text:p>
          </table:table-cell>
        </table:table-row>
        <table:table-row table:style-name="ro1">
          <table:table-cell table:formula="of:=[.A399]+1" office:value-type="date" office:date-value="2001-02-02" calcext:value-type="date">
            <text:p>02/02/01</text:p>
          </table:table-cell>
          <table:table-cell table:formula="of:=[.B399]+[.C400]" office:value-type="float" office:value="500.044428166079" calcext:value-type="float">
            <text:p>500.044428166079</text:p>
          </table:table-cell>
          <table:table-cell table:formula="of:=(RAND()-0.5)*100" office:value-type="float" office:value="12.5335339665302" calcext:value-type="float">
            <text:p>12.5335339665302</text:p>
          </table:table-cell>
        </table:table-row>
        <table:table-row table:style-name="ro1">
          <table:table-cell table:formula="of:=[.A400]+1" office:value-type="date" office:date-value="2001-02-03" calcext:value-type="date">
            <text:p>03/02/01</text:p>
          </table:table-cell>
          <table:table-cell table:formula="of:=[.B400]+[.C401]" office:value-type="float" office:value="539.059253328565" calcext:value-type="float">
            <text:p>539.059253328565</text:p>
          </table:table-cell>
          <table:table-cell table:formula="of:=(RAND()-0.5)*100" office:value-type="float" office:value="39.0148251624859" calcext:value-type="float">
            <text:p>39.0148251624859</text:p>
          </table:table-cell>
        </table:table-row>
        <table:table-row table:style-name="ro1">
          <table:table-cell table:formula="of:=[.A401]+1" office:value-type="date" office:date-value="2001-02-04" calcext:value-type="date">
            <text:p>04/02/01</text:p>
          </table:table-cell>
          <table:table-cell table:formula="of:=[.B401]+[.C402]" office:value-type="float" office:value="533.901955230193" calcext:value-type="float">
            <text:p>533.901955230193</text:p>
          </table:table-cell>
          <table:table-cell table:formula="of:=(RAND()-0.5)*100" office:value-type="float" office:value="-5.15729809837219" calcext:value-type="float">
            <text:p>-5.15729809837219</text:p>
          </table:table-cell>
        </table:table-row>
        <table:table-row table:style-name="ro1">
          <table:table-cell table:formula="of:=[.A402]+1" office:value-type="date" office:date-value="2001-02-05" calcext:value-type="date">
            <text:p>05/02/01</text:p>
          </table:table-cell>
          <table:table-cell table:formula="of:=[.B402]+[.C403]" office:value-type="float" office:value="537.744552721429" calcext:value-type="float">
            <text:p>537.744552721429</text:p>
          </table:table-cell>
          <table:table-cell table:formula="of:=(RAND()-0.5)*100" office:value-type="float" office:value="3.84259749123624" calcext:value-type="float">
            <text:p>3.84259749123624</text:p>
          </table:table-cell>
        </table:table-row>
        <table:table-row table:style-name="ro1">
          <table:table-cell table:formula="of:=[.A403]+1" office:value-type="date" office:date-value="2001-02-06" calcext:value-type="date">
            <text:p>06/02/01</text:p>
          </table:table-cell>
          <table:table-cell table:formula="of:=[.B403]+[.C404]" office:value-type="float" office:value="580.894709277761" calcext:value-type="float">
            <text:p>580.894709277761</text:p>
          </table:table-cell>
          <table:table-cell table:formula="of:=(RAND()-0.5)*100" office:value-type="float" office:value="43.150156556332" calcext:value-type="float">
            <text:p>43.150156556332</text:p>
          </table:table-cell>
        </table:table-row>
        <table:table-row table:style-name="ro1">
          <table:table-cell table:formula="of:=[.A404]+1" office:value-type="date" office:date-value="2001-02-07" calcext:value-type="date">
            <text:p>07/02/01</text:p>
          </table:table-cell>
          <table:table-cell table:formula="of:=[.B404]+[.C405]" office:value-type="float" office:value="609.806057061504" calcext:value-type="float">
            <text:p>609.806057061504</text:p>
          </table:table-cell>
          <table:table-cell table:formula="of:=(RAND()-0.5)*100" office:value-type="float" office:value="28.9113477837431" calcext:value-type="float">
            <text:p>28.9113477837431</text:p>
          </table:table-cell>
        </table:table-row>
        <table:table-row table:style-name="ro1">
          <table:table-cell table:formula="of:=[.A405]+1" office:value-type="date" office:date-value="2001-02-08" calcext:value-type="date">
            <text:p>08/02/01</text:p>
          </table:table-cell>
          <table:table-cell table:formula="of:=[.B405]+[.C406]" office:value-type="float" office:value="593.519943828454" calcext:value-type="float">
            <text:p>593.519943828454</text:p>
          </table:table-cell>
          <table:table-cell table:formula="of:=(RAND()-0.5)*100" office:value-type="float" office:value="-16.2861132330495" calcext:value-type="float">
            <text:p>-16.2861132330495</text:p>
          </table:table-cell>
        </table:table-row>
        <table:table-row table:style-name="ro1">
          <table:table-cell table:formula="of:=[.A406]+1" office:value-type="date" office:date-value="2001-02-09" calcext:value-type="date">
            <text:p>09/02/01</text:p>
          </table:table-cell>
          <table:table-cell table:formula="of:=[.B406]+[.C407]" office:value-type="float" office:value="591.708212338687" calcext:value-type="float">
            <text:p>591.708212338687</text:p>
          </table:table-cell>
          <table:table-cell table:formula="of:=(RAND()-0.5)*100" office:value-type="float" office:value="-1.81173148976755" calcext:value-type="float">
            <text:p>-1.81173148976755</text:p>
          </table:table-cell>
        </table:table-row>
        <table:table-row table:style-name="ro1">
          <table:table-cell table:formula="of:=[.A407]+1" office:value-type="date" office:date-value="2001-02-10" calcext:value-type="date">
            <text:p>10/02/01</text:p>
          </table:table-cell>
          <table:table-cell table:formula="of:=[.B407]+[.C408]" office:value-type="float" office:value="621.979969639124" calcext:value-type="float">
            <text:p>621.979969639124</text:p>
          </table:table-cell>
          <table:table-cell table:formula="of:=(RAND()-0.5)*100" office:value-type="float" office:value="30.2717573004376" calcext:value-type="float">
            <text:p>30.2717573004376</text:p>
          </table:table-cell>
        </table:table-row>
        <table:table-row table:style-name="ro1">
          <table:table-cell table:formula="of:=[.A408]+1" office:value-type="date" office:date-value="2001-02-11" calcext:value-type="date">
            <text:p>11/02/01</text:p>
          </table:table-cell>
          <table:table-cell table:formula="of:=[.B408]+[.C409]" office:value-type="float" office:value="668.779349352631" calcext:value-type="float">
            <text:p>668.779349352631</text:p>
          </table:table-cell>
          <table:table-cell table:formula="of:=(RAND()-0.5)*100" office:value-type="float" office:value="46.7993797135069" calcext:value-type="float">
            <text:p>46.7993797135069</text:p>
          </table:table-cell>
        </table:table-row>
        <table:table-row table:style-name="ro1">
          <table:table-cell table:formula="of:=[.A409]+1" office:value-type="date" office:date-value="2001-02-12" calcext:value-type="date">
            <text:p>12/02/01</text:p>
          </table:table-cell>
          <table:table-cell table:formula="of:=[.B409]+[.C410]" office:value-type="float" office:value="668.325846033035" calcext:value-type="float">
            <text:p>668.325846033035</text:p>
          </table:table-cell>
          <table:table-cell table:formula="of:=(RAND()-0.5)*100" office:value-type="float" office:value="-0.453503319596504" calcext:value-type="float">
            <text:p>-0.453503319596504</text:p>
          </table:table-cell>
        </table:table-row>
        <table:table-row table:style-name="ro1">
          <table:table-cell table:formula="of:=[.A410]+1" office:value-type="date" office:date-value="2001-02-13" calcext:value-type="date">
            <text:p>13/02/01</text:p>
          </table:table-cell>
          <table:table-cell table:formula="of:=[.B410]+[.C411]" office:value-type="float" office:value="691.316843714723" calcext:value-type="float">
            <text:p>691.316843714723</text:p>
          </table:table-cell>
          <table:table-cell table:formula="of:=(RAND()-0.5)*100" office:value-type="float" office:value="22.9909976816882" calcext:value-type="float">
            <text:p>22.9909976816882</text:p>
          </table:table-cell>
        </table:table-row>
        <table:table-row table:style-name="ro1">
          <table:table-cell table:formula="of:=[.A411]+1" office:value-type="date" office:date-value="2001-02-14" calcext:value-type="date">
            <text:p>14/02/01</text:p>
          </table:table-cell>
          <table:table-cell table:formula="of:=[.B411]+[.C412]" office:value-type="float" office:value="731.457753514361" calcext:value-type="float">
            <text:p>731.457753514361</text:p>
          </table:table-cell>
          <table:table-cell table:formula="of:=(RAND()-0.5)*100" office:value-type="float" office:value="40.1409097996377" calcext:value-type="float">
            <text:p>40.1409097996377</text:p>
          </table:table-cell>
        </table:table-row>
        <table:table-row table:style-name="ro1">
          <table:table-cell table:formula="of:=[.A412]+1" office:value-type="date" office:date-value="2001-02-15" calcext:value-type="date">
            <text:p>15/02/01</text:p>
          </table:table-cell>
          <table:table-cell table:formula="of:=[.B412]+[.C413]" office:value-type="float" office:value="692.64711332094" calcext:value-type="float">
            <text:p>692.64711332094</text:p>
          </table:table-cell>
          <table:table-cell table:formula="of:=(RAND()-0.5)*100" office:value-type="float" office:value="-38.8106401934203" calcext:value-type="float">
            <text:p>-38.8106401934203</text:p>
          </table:table-cell>
        </table:table-row>
        <table:table-row table:style-name="ro1">
          <table:table-cell table:formula="of:=[.A413]+1" office:value-type="date" office:date-value="2001-02-16" calcext:value-type="date">
            <text:p>16/02/01</text:p>
          </table:table-cell>
          <table:table-cell table:formula="of:=[.B413]+[.C414]" office:value-type="float" office:value="704.561077438431" calcext:value-type="float">
            <text:p>704.561077438431</text:p>
          </table:table-cell>
          <table:table-cell table:formula="of:=(RAND()-0.5)*100" office:value-type="float" office:value="11.9139641174905" calcext:value-type="float">
            <text:p>11.9139641174905</text:p>
          </table:table-cell>
        </table:table-row>
        <table:table-row table:style-name="ro1">
          <table:table-cell table:formula="of:=[.A414]+1" office:value-type="date" office:date-value="2001-02-17" calcext:value-type="date">
            <text:p>17/02/01</text:p>
          </table:table-cell>
          <table:table-cell table:formula="of:=[.B414]+[.C415]" office:value-type="float" office:value="680.770644365131" calcext:value-type="float">
            <text:p>680.770644365131</text:p>
          </table:table-cell>
          <table:table-cell table:formula="of:=(RAND()-0.5)*100" office:value-type="float" office:value="-23.7904330733003" calcext:value-type="float">
            <text:p>-23.7904330733003</text:p>
          </table:table-cell>
        </table:table-row>
        <table:table-row table:style-name="ro1">
          <table:table-cell table:formula="of:=[.A415]+1" office:value-type="date" office:date-value="2001-02-18" calcext:value-type="date">
            <text:p>18/02/01</text:p>
          </table:table-cell>
          <table:table-cell table:formula="of:=[.B415]+[.C416]" office:value-type="float" office:value="713.14483129176" calcext:value-type="float">
            <text:p>713.14483129176</text:p>
          </table:table-cell>
          <table:table-cell table:formula="of:=(RAND()-0.5)*100" office:value-type="float" office:value="32.3741869266292" calcext:value-type="float">
            <text:p>32.3741869266292</text:p>
          </table:table-cell>
        </table:table-row>
        <table:table-row table:style-name="ro1">
          <table:table-cell table:formula="of:=[.A416]+1" office:value-type="date" office:date-value="2001-02-19" calcext:value-type="date">
            <text:p>19/02/01</text:p>
          </table:table-cell>
          <table:table-cell table:formula="of:=[.B416]+[.C417]" office:value-type="float" office:value="690.710546037557" calcext:value-type="float">
            <text:p>690.710546037557</text:p>
          </table:table-cell>
          <table:table-cell table:formula="of:=(RAND()-0.5)*100" office:value-type="float" office:value="-22.4342852542029" calcext:value-type="float">
            <text:p>-22.4342852542029</text:p>
          </table:table-cell>
        </table:table-row>
        <table:table-row table:style-name="ro1">
          <table:table-cell table:formula="of:=[.A417]+1" office:value-type="date" office:date-value="2001-02-20" calcext:value-type="date">
            <text:p>20/02/01</text:p>
          </table:table-cell>
          <table:table-cell table:formula="of:=[.B417]+[.C418]" office:value-type="float" office:value="691.809481764765" calcext:value-type="float">
            <text:p>691.809481764765</text:p>
          </table:table-cell>
          <table:table-cell table:formula="of:=(RAND()-0.5)*100" office:value-type="float" office:value="1.09893572720827" calcext:value-type="float">
            <text:p>1.09893572720827</text:p>
          </table:table-cell>
        </table:table-row>
        <table:table-row table:style-name="ro1">
          <table:table-cell table:formula="of:=[.A418]+1" office:value-type="date" office:date-value="2001-02-21" calcext:value-type="date">
            <text:p>21/02/01</text:p>
          </table:table-cell>
          <table:table-cell table:formula="of:=[.B418]+[.C419]" office:value-type="float" office:value="730.618077639144" calcext:value-type="float">
            <text:p>730.618077639144</text:p>
          </table:table-cell>
          <table:table-cell table:formula="of:=(RAND()-0.5)*100" office:value-type="float" office:value="38.8085958743787" calcext:value-type="float">
            <text:p>38.8085958743787</text:p>
          </table:table-cell>
        </table:table-row>
        <table:table-row table:style-name="ro1">
          <table:table-cell table:formula="of:=[.A419]+1" office:value-type="date" office:date-value="2001-02-22" calcext:value-type="date">
            <text:p>22/02/01</text:p>
          </table:table-cell>
          <table:table-cell table:formula="of:=[.B419]+[.C420]" office:value-type="float" office:value="724.547776192199" calcext:value-type="float">
            <text:p>724.547776192199</text:p>
          </table:table-cell>
          <table:table-cell table:formula="of:=(RAND()-0.5)*100" office:value-type="float" office:value="-6.07030144694493" calcext:value-type="float">
            <text:p>-6.07030144694493</text:p>
          </table:table-cell>
        </table:table-row>
        <table:table-row table:style-name="ro1">
          <table:table-cell table:formula="of:=[.A420]+1" office:value-type="date" office:date-value="2001-02-23" calcext:value-type="date">
            <text:p>23/02/01</text:p>
          </table:table-cell>
          <table:table-cell table:formula="of:=[.B420]+[.C421]" office:value-type="float" office:value="721.969113392359" calcext:value-type="float">
            <text:p>721.969113392359</text:p>
          </table:table-cell>
          <table:table-cell table:formula="of:=(RAND()-0.5)*100" office:value-type="float" office:value="-2.57866279984035" calcext:value-type="float">
            <text:p>-2.57866279984035</text:p>
          </table:table-cell>
        </table:table-row>
        <table:table-row table:style-name="ro1">
          <table:table-cell table:formula="of:=[.A421]+1" office:value-type="date" office:date-value="2001-02-24" calcext:value-type="date">
            <text:p>24/02/01</text:p>
          </table:table-cell>
          <table:table-cell table:formula="of:=[.B421]+[.C422]" office:value-type="float" office:value="752.583157144147" calcext:value-type="float">
            <text:p>752.583157144147</text:p>
          </table:table-cell>
          <table:table-cell table:formula="of:=(RAND()-0.5)*100" office:value-type="float" office:value="30.6140437517884" calcext:value-type="float">
            <text:p>30.6140437517884</text:p>
          </table:table-cell>
        </table:table-row>
        <table:table-row table:style-name="ro1">
          <table:table-cell table:formula="of:=[.A422]+1" office:value-type="date" office:date-value="2001-02-25" calcext:value-type="date">
            <text:p>25/02/01</text:p>
          </table:table-cell>
          <table:table-cell table:formula="of:=[.B422]+[.C423]" office:value-type="float" office:value="710.690053580132" calcext:value-type="float">
            <text:p>710.690053580132</text:p>
          </table:table-cell>
          <table:table-cell table:formula="of:=(RAND()-0.5)*100" office:value-type="float" office:value="-41.8931035640154" calcext:value-type="float">
            <text:p>-41.8931035640154</text:p>
          </table:table-cell>
        </table:table-row>
        <table:table-row table:style-name="ro1">
          <table:table-cell table:formula="of:=[.A423]+1" office:value-type="date" office:date-value="2001-02-26" calcext:value-type="date">
            <text:p>26/02/01</text:p>
          </table:table-cell>
          <table:table-cell table:formula="of:=[.B423]+[.C424]" office:value-type="float" office:value="699.060378224002" calcext:value-type="float">
            <text:p>699.060378224002</text:p>
          </table:table-cell>
          <table:table-cell table:formula="of:=(RAND()-0.5)*100" office:value-type="float" office:value="-11.6296753561301" calcext:value-type="float">
            <text:p>-11.6296753561301</text:p>
          </table:table-cell>
        </table:table-row>
        <table:table-row table:style-name="ro1">
          <table:table-cell table:formula="of:=[.A424]+1" office:value-type="date" office:date-value="2001-02-27" calcext:value-type="date">
            <text:p>27/02/01</text:p>
          </table:table-cell>
          <table:table-cell table:formula="of:=[.B424]+[.C425]" office:value-type="float" office:value="710.781847702905" calcext:value-type="float">
            <text:p>710.781847702905</text:p>
          </table:table-cell>
          <table:table-cell table:formula="of:=(RAND()-0.5)*100" office:value-type="float" office:value="11.7214694789033" calcext:value-type="float">
            <text:p>11.7214694789033</text:p>
          </table:table-cell>
        </table:table-row>
        <table:table-row table:style-name="ro1">
          <table:table-cell table:formula="of:=[.A425]+1" office:value-type="date" office:date-value="2001-02-28" calcext:value-type="date">
            <text:p>28/02/01</text:p>
          </table:table-cell>
          <table:table-cell table:formula="of:=[.B425]+[.C426]" office:value-type="float" office:value="703.59417173294" calcext:value-type="float">
            <text:p>703.59417173294</text:p>
          </table:table-cell>
          <table:table-cell table:formula="of:=(RAND()-0.5)*100" office:value-type="float" office:value="-7.18767596996506" calcext:value-type="float">
            <text:p>-7.18767596996506</text:p>
          </table:table-cell>
        </table:table-row>
        <table:table-row table:style-name="ro1">
          <table:table-cell table:formula="of:=[.A426]+1" office:value-type="date" office:date-value="2001-03-01" calcext:value-type="date">
            <text:p>01/03/01</text:p>
          </table:table-cell>
          <table:table-cell table:formula="of:=[.B426]+[.C427]" office:value-type="float" office:value="718.553135510041" calcext:value-type="float">
            <text:p>718.553135510041</text:p>
          </table:table-cell>
          <table:table-cell table:formula="of:=(RAND()-0.5)*100" office:value-type="float" office:value="14.9589637771009" calcext:value-type="float">
            <text:p>14.9589637771009</text:p>
          </table:table-cell>
        </table:table-row>
        <table:table-row table:style-name="ro1">
          <table:table-cell table:formula="of:=[.A427]+1" office:value-type="date" office:date-value="2001-03-02" calcext:value-type="date">
            <text:p>02/03/01</text:p>
          </table:table-cell>
          <table:table-cell table:formula="of:=[.B427]+[.C428]" office:value-type="float" office:value="706.317839368452" calcext:value-type="float">
            <text:p>706.317839368452</text:p>
          </table:table-cell>
          <table:table-cell table:formula="of:=(RAND()-0.5)*100" office:value-type="float" office:value="-12.2352961415892" calcext:value-type="float">
            <text:p>-12.2352961415892</text:p>
          </table:table-cell>
        </table:table-row>
        <table:table-row table:style-name="ro1">
          <table:table-cell table:formula="of:=[.A428]+1" office:value-type="date" office:date-value="2001-03-03" calcext:value-type="date">
            <text:p>03/03/01</text:p>
          </table:table-cell>
          <table:table-cell table:formula="of:=[.B428]+[.C429]" office:value-type="float" office:value="691.085517417245" calcext:value-type="float">
            <text:p>691.085517417245</text:p>
          </table:table-cell>
          <table:table-cell table:formula="of:=(RAND()-0.5)*100" office:value-type="float" office:value="-15.2323219512067" calcext:value-type="float">
            <text:p>-15.2323219512067</text:p>
          </table:table-cell>
        </table:table-row>
        <table:table-row table:style-name="ro1">
          <table:table-cell table:formula="of:=[.A429]+1" office:value-type="date" office:date-value="2001-03-04" calcext:value-type="date">
            <text:p>04/03/01</text:p>
          </table:table-cell>
          <table:table-cell table:formula="of:=[.B429]+[.C430]" office:value-type="float" office:value="726.601074015072" calcext:value-type="float">
            <text:p>726.601074015072</text:p>
          </table:table-cell>
          <table:table-cell table:formula="of:=(RAND()-0.5)*100" office:value-type="float" office:value="35.515556597827" calcext:value-type="float">
            <text:p>35.515556597827</text:p>
          </table:table-cell>
        </table:table-row>
        <table:table-row table:style-name="ro1">
          <table:table-cell table:formula="of:=[.A430]+1" office:value-type="date" office:date-value="2001-03-05" calcext:value-type="date">
            <text:p>05/03/01</text:p>
          </table:table-cell>
          <table:table-cell table:formula="of:=[.B430]+[.C431]" office:value-type="float" office:value="739.460953968431" calcext:value-type="float">
            <text:p>739.460953968431</text:p>
          </table:table-cell>
          <table:table-cell table:formula="of:=(RAND()-0.5)*100" office:value-type="float" office:value="12.8598799533589" calcext:value-type="float">
            <text:p>12.8598799533589</text:p>
          </table:table-cell>
        </table:table-row>
        <table:table-row table:style-name="ro1">
          <table:table-cell table:formula="of:=[.A431]+1" office:value-type="date" office:date-value="2001-03-06" calcext:value-type="date">
            <text:p>06/03/01</text:p>
          </table:table-cell>
          <table:table-cell table:formula="of:=[.B431]+[.C432]" office:value-type="float" office:value="692.690080594726" calcext:value-type="float">
            <text:p>692.690080594726</text:p>
          </table:table-cell>
          <table:table-cell table:formula="of:=(RAND()-0.5)*100" office:value-type="float" office:value="-46.7708733737049" calcext:value-type="float">
            <text:p>-46.7708733737049</text:p>
          </table:table-cell>
        </table:table-row>
        <table:table-row table:style-name="ro1">
          <table:table-cell table:formula="of:=[.A432]+1" office:value-type="date" office:date-value="2001-03-07" calcext:value-type="date">
            <text:p>07/03/01</text:p>
          </table:table-cell>
          <table:table-cell table:formula="of:=[.B432]+[.C433]" office:value-type="float" office:value="646.450874757588" calcext:value-type="float">
            <text:p>646.450874757588</text:p>
          </table:table-cell>
          <table:table-cell table:formula="of:=(RAND()-0.5)*100" office:value-type="float" office:value="-46.2392058371379" calcext:value-type="float">
            <text:p>-46.2392058371379</text:p>
          </table:table-cell>
        </table:table-row>
        <table:table-row table:style-name="ro1">
          <table:table-cell table:formula="of:=[.A433]+1" office:value-type="date" office:date-value="2001-03-08" calcext:value-type="date">
            <text:p>08/03/01</text:p>
          </table:table-cell>
          <table:table-cell table:formula="of:=[.B433]+[.C434]" office:value-type="float" office:value="619.512141848082" calcext:value-type="float">
            <text:p>619.512141848082</text:p>
          </table:table-cell>
          <table:table-cell table:formula="of:=(RAND()-0.5)*100" office:value-type="float" office:value="-26.938732909506" calcext:value-type="float">
            <text:p>-26.938732909506</text:p>
          </table:table-cell>
        </table:table-row>
        <table:table-row table:style-name="ro1">
          <table:table-cell table:formula="of:=[.A434]+1" office:value-type="date" office:date-value="2001-03-09" calcext:value-type="date">
            <text:p>09/03/01</text:p>
          </table:table-cell>
          <table:table-cell table:formula="of:=[.B434]+[.C435]" office:value-type="float" office:value="662.857889850748" calcext:value-type="float">
            <text:p>662.857889850748</text:p>
          </table:table-cell>
          <table:table-cell table:formula="of:=(RAND()-0.5)*100" office:value-type="float" office:value="43.3457480026659" calcext:value-type="float">
            <text:p>43.3457480026659</text:p>
          </table:table-cell>
        </table:table-row>
        <table:table-row table:style-name="ro1">
          <table:table-cell table:formula="of:=[.A435]+1" office:value-type="date" office:date-value="2001-03-10" calcext:value-type="date">
            <text:p>10/03/01</text:p>
          </table:table-cell>
          <table:table-cell table:formula="of:=[.B435]+[.C436]" office:value-type="float" office:value="706.160132314155" calcext:value-type="float">
            <text:p>706.160132314155</text:p>
          </table:table-cell>
          <table:table-cell table:formula="of:=(RAND()-0.5)*100" office:value-type="float" office:value="43.3022424634076" calcext:value-type="float">
            <text:p>43.3022424634076</text:p>
          </table:table-cell>
        </table:table-row>
        <table:table-row table:style-name="ro1">
          <table:table-cell table:formula="of:=[.A436]+1" office:value-type="date" office:date-value="2001-03-11" calcext:value-type="date">
            <text:p>11/03/01</text:p>
          </table:table-cell>
          <table:table-cell table:formula="of:=[.B436]+[.C437]" office:value-type="float" office:value="712.431511150981" calcext:value-type="float">
            <text:p>712.431511150981</text:p>
          </table:table-cell>
          <table:table-cell table:formula="of:=(RAND()-0.5)*100" office:value-type="float" office:value="6.27137883682535" calcext:value-type="float">
            <text:p>6.27137883682535</text:p>
          </table:table-cell>
        </table:table-row>
        <table:table-row table:style-name="ro1">
          <table:table-cell table:formula="of:=[.A437]+1" office:value-type="date" office:date-value="2001-03-12" calcext:value-type="date">
            <text:p>12/03/01</text:p>
          </table:table-cell>
          <table:table-cell table:formula="of:=[.B437]+[.C438]" office:value-type="float" office:value="756.154925820553" calcext:value-type="float">
            <text:p>756.154925820553</text:p>
          </table:table-cell>
          <table:table-cell table:formula="of:=(RAND()-0.5)*100" office:value-type="float" office:value="43.7234146695722" calcext:value-type="float">
            <text:p>43.7234146695722</text:p>
          </table:table-cell>
        </table:table-row>
        <table:table-row table:style-name="ro1">
          <table:table-cell table:formula="of:=[.A438]+1" office:value-type="date" office:date-value="2001-03-13" calcext:value-type="date">
            <text:p>13/03/01</text:p>
          </table:table-cell>
          <table:table-cell table:formula="of:=[.B438]+[.C439]" office:value-type="float" office:value="785.283441892881" calcext:value-type="float">
            <text:p>785.283441892881</text:p>
          </table:table-cell>
          <table:table-cell table:formula="of:=(RAND()-0.5)*100" office:value-type="float" office:value="29.128516072328" calcext:value-type="float">
            <text:p>29.128516072328</text:p>
          </table:table-cell>
        </table:table-row>
        <table:table-row table:style-name="ro1">
          <table:table-cell table:formula="of:=[.A439]+1" office:value-type="date" office:date-value="2001-03-14" calcext:value-type="date">
            <text:p>14/03/01</text:p>
          </table:table-cell>
          <table:table-cell table:formula="of:=[.B439]+[.C440]" office:value-type="float" office:value="784.898295041419" calcext:value-type="float">
            <text:p>784.898295041419</text:p>
          </table:table-cell>
          <table:table-cell table:formula="of:=(RAND()-0.5)*100" office:value-type="float" office:value="-0.385146851461887" calcext:value-type="float">
            <text:p>-0.385146851461887</text:p>
          </table:table-cell>
        </table:table-row>
        <table:table-row table:style-name="ro1">
          <table:table-cell table:formula="of:=[.A440]+1" office:value-type="date" office:date-value="2001-03-15" calcext:value-type="date">
            <text:p>15/03/01</text:p>
          </table:table-cell>
          <table:table-cell table:formula="of:=[.B440]+[.C441]" office:value-type="float" office:value="806.889033420894" calcext:value-type="float">
            <text:p>806.889033420894</text:p>
          </table:table-cell>
          <table:table-cell table:formula="of:=(RAND()-0.5)*100" office:value-type="float" office:value="21.9907383794752" calcext:value-type="float">
            <text:p>21.9907383794752</text:p>
          </table:table-cell>
        </table:table-row>
        <table:table-row table:style-name="ro1">
          <table:table-cell table:formula="of:=[.A441]+1" office:value-type="date" office:date-value="2001-03-16" calcext:value-type="date">
            <text:p>16/03/01</text:p>
          </table:table-cell>
          <table:table-cell table:formula="of:=[.B441]+[.C442]" office:value-type="float" office:value="821.769537033011" calcext:value-type="float">
            <text:p>821.769537033011</text:p>
          </table:table-cell>
          <table:table-cell table:formula="of:=(RAND()-0.5)*100" office:value-type="float" office:value="14.8805036121168" calcext:value-type="float">
            <text:p>14.8805036121168</text:p>
          </table:table-cell>
        </table:table-row>
        <table:table-row table:style-name="ro1">
          <table:table-cell table:formula="of:=[.A442]+1" office:value-type="date" office:date-value="2001-03-17" calcext:value-type="date">
            <text:p>17/03/01</text:p>
          </table:table-cell>
          <table:table-cell table:formula="of:=[.B442]+[.C443]" office:value-type="float" office:value="852.21693458194" calcext:value-type="float">
            <text:p>852.21693458194</text:p>
          </table:table-cell>
          <table:table-cell table:formula="of:=(RAND()-0.5)*100" office:value-type="float" office:value="30.4473975489292" calcext:value-type="float">
            <text:p>30.4473975489292</text:p>
          </table:table-cell>
        </table:table-row>
        <table:table-row table:style-name="ro1">
          <table:table-cell table:formula="of:=[.A443]+1" office:value-type="date" office:date-value="2001-03-18" calcext:value-type="date">
            <text:p>18/03/01</text:p>
          </table:table-cell>
          <table:table-cell table:formula="of:=[.B443]+[.C444]" office:value-type="float" office:value="848.451951281781" calcext:value-type="float">
            <text:p>848.451951281781</text:p>
          </table:table-cell>
          <table:table-cell table:formula="of:=(RAND()-0.5)*100" office:value-type="float" office:value="-3.76498330015869" calcext:value-type="float">
            <text:p>-3.76498330015869</text:p>
          </table:table-cell>
        </table:table-row>
        <table:table-row table:style-name="ro1">
          <table:table-cell table:formula="of:=[.A444]+1" office:value-type="date" office:date-value="2001-03-19" calcext:value-type="date">
            <text:p>19/03/01</text:p>
          </table:table-cell>
          <table:table-cell table:formula="of:=[.B444]+[.C445]" office:value-type="float" office:value="876.928204966912" calcext:value-type="float">
            <text:p>876.928204966912</text:p>
          </table:table-cell>
          <table:table-cell table:formula="of:=(RAND()-0.5)*100" office:value-type="float" office:value="28.4762536851308" calcext:value-type="float">
            <text:p>28.4762536851308</text:p>
          </table:table-cell>
        </table:table-row>
        <table:table-row table:style-name="ro1">
          <table:table-cell table:formula="of:=[.A445]+1" office:value-type="date" office:date-value="2001-03-20" calcext:value-type="date">
            <text:p>20/03/01</text:p>
          </table:table-cell>
          <table:table-cell table:formula="of:=[.B445]+[.C446]" office:value-type="float" office:value="828.305621198313" calcext:value-type="float">
            <text:p>828.305621198313</text:p>
          </table:table-cell>
          <table:table-cell table:formula="of:=(RAND()-0.5)*100" office:value-type="float" office:value="-48.6225837685991" calcext:value-type="float">
            <text:p>-48.6225837685991</text:p>
          </table:table-cell>
        </table:table-row>
        <table:table-row table:style-name="ro1">
          <table:table-cell table:formula="of:=[.A446]+1" office:value-type="date" office:date-value="2001-03-21" calcext:value-type="date">
            <text:p>21/03/01</text:p>
          </table:table-cell>
          <table:table-cell table:formula="of:=[.B446]+[.C447]" office:value-type="float" office:value="839.58832411074" calcext:value-type="float">
            <text:p>839.58832411074</text:p>
          </table:table-cell>
          <table:table-cell table:formula="of:=(RAND()-0.5)*100" office:value-type="float" office:value="11.2827029124271" calcext:value-type="float">
            <text:p>11.2827029124271</text:p>
          </table:table-cell>
        </table:table-row>
        <table:table-row table:style-name="ro1">
          <table:table-cell table:formula="of:=[.A447]+1" office:value-type="date" office:date-value="2001-03-22" calcext:value-type="date">
            <text:p>22/03/01</text:p>
          </table:table-cell>
          <table:table-cell table:formula="of:=[.B447]+[.C448]" office:value-type="float" office:value="870.953451142223" calcext:value-type="float">
            <text:p>870.953451142223</text:p>
          </table:table-cell>
          <table:table-cell table:formula="of:=(RAND()-0.5)*100" office:value-type="float" office:value="31.3651270314823" calcext:value-type="float">
            <text:p>31.3651270314823</text:p>
          </table:table-cell>
        </table:table-row>
        <table:table-row table:style-name="ro1">
          <table:table-cell table:formula="of:=[.A448]+1" office:value-type="date" office:date-value="2001-03-23" calcext:value-type="date">
            <text:p>23/03/01</text:p>
          </table:table-cell>
          <table:table-cell table:formula="of:=[.B448]+[.C449]" office:value-type="float" office:value="832.221727082347" calcext:value-type="float">
            <text:p>832.221727082347</text:p>
          </table:table-cell>
          <table:table-cell table:formula="of:=(RAND()-0.5)*100" office:value-type="float" office:value="-38.7317240598752" calcext:value-type="float">
            <text:p>-38.7317240598752</text:p>
          </table:table-cell>
        </table:table-row>
        <table:table-row table:style-name="ro1">
          <table:table-cell table:formula="of:=[.A449]+1" office:value-type="date" office:date-value="2001-03-24" calcext:value-type="date">
            <text:p>24/03/01</text:p>
          </table:table-cell>
          <table:table-cell table:formula="of:=[.B449]+[.C450]" office:value-type="float" office:value="880.576106079416" calcext:value-type="float">
            <text:p>880.576106079416</text:p>
          </table:table-cell>
          <table:table-cell table:formula="of:=(RAND()-0.5)*100" office:value-type="float" office:value="48.3543789970686" calcext:value-type="float">
            <text:p>48.3543789970686</text:p>
          </table:table-cell>
        </table:table-row>
        <table:table-row table:style-name="ro1">
          <table:table-cell table:formula="of:=[.A450]+1" office:value-type="date" office:date-value="2001-03-25" calcext:value-type="date">
            <text:p>25/03/01</text:p>
          </table:table-cell>
          <table:table-cell table:formula="of:=[.B450]+[.C451]" office:value-type="float" office:value="908.918969756224" calcext:value-type="float">
            <text:p>908.918969756224</text:p>
          </table:table-cell>
          <table:table-cell table:formula="of:=(RAND()-0.5)*100" office:value-type="float" office:value="28.3428636768076" calcext:value-type="float">
            <text:p>28.3428636768076</text:p>
          </table:table-cell>
        </table:table-row>
        <table:table-row table:style-name="ro1">
          <table:table-cell table:formula="of:=[.A451]+1" office:value-type="date" office:date-value="2001-03-26" calcext:value-type="date">
            <text:p>26/03/01</text:p>
          </table:table-cell>
          <table:table-cell table:formula="of:=[.B451]+[.C452]" office:value-type="float" office:value="936.732432185098" calcext:value-type="float">
            <text:p>936.732432185098</text:p>
          </table:table-cell>
          <table:table-cell table:formula="of:=(RAND()-0.5)*100" office:value-type="float" office:value="27.8134624288745" calcext:value-type="float">
            <text:p>27.8134624288745</text:p>
          </table:table-cell>
        </table:table-row>
        <table:table-row table:style-name="ro1">
          <table:table-cell table:formula="of:=[.A452]+1" office:value-type="date" office:date-value="2001-03-27" calcext:value-type="date">
            <text:p>27/03/01</text:p>
          </table:table-cell>
          <table:table-cell table:formula="of:=[.B452]+[.C453]" office:value-type="float" office:value="912.677939924472" calcext:value-type="float">
            <text:p>912.677939924472</text:p>
          </table:table-cell>
          <table:table-cell table:formula="of:=(RAND()-0.5)*100" office:value-type="float" office:value="-24.0544922606258" calcext:value-type="float">
            <text:p>-24.0544922606258</text:p>
          </table:table-cell>
        </table:table-row>
        <table:table-row table:style-name="ro1">
          <table:table-cell table:formula="of:=[.A453]+1" office:value-type="date" office:date-value="2001-03-28" calcext:value-type="date">
            <text:p>28/03/01</text:p>
          </table:table-cell>
          <table:table-cell table:formula="of:=[.B453]+[.C454]" office:value-type="float" office:value="905.893767586862" calcext:value-type="float">
            <text:p>905.893767586862</text:p>
          </table:table-cell>
          <table:table-cell table:formula="of:=(RAND()-0.5)*100" office:value-type="float" office:value="-6.78417233761018" calcext:value-type="float">
            <text:p>-6.78417233761018</text:p>
          </table:table-cell>
        </table:table-row>
        <table:table-row table:style-name="ro1">
          <table:table-cell table:formula="of:=[.A454]+1" office:value-type="date" office:date-value="2001-03-29" calcext:value-type="date">
            <text:p>29/03/01</text:p>
          </table:table-cell>
          <table:table-cell table:formula="of:=[.B454]+[.C455]" office:value-type="float" office:value="889.157855513646" calcext:value-type="float">
            <text:p>889.157855513646</text:p>
          </table:table-cell>
          <table:table-cell table:formula="of:=(RAND()-0.5)*100" office:value-type="float" office:value="-16.7359120732165" calcext:value-type="float">
            <text:p>-16.7359120732165</text:p>
          </table:table-cell>
        </table:table-row>
        <table:table-row table:style-name="ro1">
          <table:table-cell table:formula="of:=[.A455]+1" office:value-type="date" office:date-value="2001-03-30" calcext:value-type="date">
            <text:p>30/03/01</text:p>
          </table:table-cell>
          <table:table-cell table:formula="of:=[.B455]+[.C456]" office:value-type="float" office:value="935.366182933775" calcext:value-type="float">
            <text:p>935.366182933775</text:p>
          </table:table-cell>
          <table:table-cell table:formula="of:=(RAND()-0.5)*100" office:value-type="float" office:value="46.2083274201296" calcext:value-type="float">
            <text:p>46.2083274201296</text:p>
          </table:table-cell>
        </table:table-row>
        <table:table-row table:style-name="ro1">
          <table:table-cell table:formula="of:=[.A456]+1" office:value-type="date" office:date-value="2001-03-31" calcext:value-type="date">
            <text:p>31/03/01</text:p>
          </table:table-cell>
          <table:table-cell table:formula="of:=[.B456]+[.C457]" office:value-type="float" office:value="938.041188128696" calcext:value-type="float">
            <text:p>938.041188128696</text:p>
          </table:table-cell>
          <table:table-cell table:formula="of:=(RAND()-0.5)*100" office:value-type="float" office:value="2.67500519492107" calcext:value-type="float">
            <text:p>2.67500519492107</text:p>
          </table:table-cell>
        </table:table-row>
        <table:table-row table:style-name="ro1">
          <table:table-cell table:formula="of:=[.A457]+1" office:value-type="date" office:date-value="2001-04-01" calcext:value-type="date">
            <text:p>01/04/01</text:p>
          </table:table-cell>
          <table:table-cell table:formula="of:=[.B457]+[.C458]" office:value-type="float" office:value="911.472302330311" calcext:value-type="float">
            <text:p>911.472302330311</text:p>
          </table:table-cell>
          <table:table-cell table:formula="of:=(RAND()-0.5)*100" office:value-type="float" office:value="-26.5688857983848" calcext:value-type="float">
            <text:p>-26.5688857983848</text:p>
          </table:table-cell>
        </table:table-row>
        <table:table-row table:style-name="ro1">
          <table:table-cell table:formula="of:=[.A458]+1" office:value-type="date" office:date-value="2001-04-02" calcext:value-type="date">
            <text:p>02/04/01</text:p>
          </table:table-cell>
          <table:table-cell table:formula="of:=[.B458]+[.C459]" office:value-type="float" office:value="952.479077441282" calcext:value-type="float">
            <text:p>952.479077441282</text:p>
          </table:table-cell>
          <table:table-cell table:formula="of:=(RAND()-0.5)*100" office:value-type="float" office:value="41.0067751109705" calcext:value-type="float">
            <text:p>41.0067751109705</text:p>
          </table:table-cell>
        </table:table-row>
        <table:table-row table:style-name="ro1">
          <table:table-cell table:formula="of:=[.A459]+1" office:value-type="date" office:date-value="2001-04-03" calcext:value-type="date">
            <text:p>03/04/01</text:p>
          </table:table-cell>
          <table:table-cell table:formula="of:=[.B459]+[.C460]" office:value-type="float" office:value="996.304275076659" calcext:value-type="float">
            <text:p>996.304275076659</text:p>
          </table:table-cell>
          <table:table-cell table:formula="of:=(RAND()-0.5)*100" office:value-type="float" office:value="43.8251976353769" calcext:value-type="float">
            <text:p>43.8251976353769</text:p>
          </table:table-cell>
        </table:table-row>
        <table:table-row table:style-name="ro1">
          <table:table-cell table:formula="of:=[.A460]+1" office:value-type="date" office:date-value="2001-04-04" calcext:value-type="date">
            <text:p>04/04/01</text:p>
          </table:table-cell>
          <table:table-cell table:formula="of:=[.B460]+[.C461]" office:value-type="float" office:value="952.965634850135" calcext:value-type="float">
            <text:p>952.965634850135</text:p>
          </table:table-cell>
          <table:table-cell table:formula="of:=(RAND()-0.5)*100" office:value-type="float" office:value="-43.3386402265239" calcext:value-type="float">
            <text:p>-43.3386402265239</text:p>
          </table:table-cell>
        </table:table-row>
        <table:table-row table:style-name="ro1">
          <table:table-cell table:formula="of:=[.A461]+1" office:value-type="date" office:date-value="2001-04-05" calcext:value-type="date">
            <text:p>05/04/01</text:p>
          </table:table-cell>
          <table:table-cell table:formula="of:=[.B461]+[.C462]" office:value-type="float" office:value="946.530703375016" calcext:value-type="float">
            <text:p>946.530703375016</text:p>
          </table:table-cell>
          <table:table-cell table:formula="of:=(RAND()-0.5)*100" office:value-type="float" office:value="-6.43493147511882" calcext:value-type="float">
            <text:p>-6.43493147511882</text:p>
          </table:table-cell>
        </table:table-row>
        <table:table-row table:style-name="ro1">
          <table:table-cell table:formula="of:=[.A462]+1" office:value-type="date" office:date-value="2001-04-06" calcext:value-type="date">
            <text:p>06/04/01</text:p>
          </table:table-cell>
          <table:table-cell table:formula="of:=[.B462]+[.C463]" office:value-type="float" office:value="976.22136721234" calcext:value-type="float">
            <text:p>976.22136721234</text:p>
          </table:table-cell>
          <table:table-cell table:formula="of:=(RAND()-0.5)*100" office:value-type="float" office:value="29.6906638373238" calcext:value-type="float">
            <text:p>29.6906638373238</text:p>
          </table:table-cell>
        </table:table-row>
        <table:table-row table:style-name="ro1">
          <table:table-cell table:formula="of:=[.A463]+1" office:value-type="date" office:date-value="2001-04-07" calcext:value-type="date">
            <text:p>07/04/01</text:p>
          </table:table-cell>
          <table:table-cell table:formula="of:=[.B463]+[.C464]" office:value-type="float" office:value="1000.39263043731" calcext:value-type="float">
            <text:p>1000.39263043731</text:p>
          </table:table-cell>
          <table:table-cell table:formula="of:=(RAND()-0.5)*100" office:value-type="float" office:value="24.1712632249664" calcext:value-type="float">
            <text:p>24.1712632249664</text:p>
          </table:table-cell>
        </table:table-row>
        <table:table-row table:style-name="ro1">
          <table:table-cell table:formula="of:=[.A464]+1" office:value-type="date" office:date-value="2001-04-08" calcext:value-type="date">
            <text:p>08/04/01</text:p>
          </table:table-cell>
          <table:table-cell table:formula="of:=[.B464]+[.C465]" office:value-type="float" office:value="1003.86445880492" calcext:value-type="float">
            <text:p>1003.86445880492</text:p>
          </table:table-cell>
          <table:table-cell table:formula="of:=(RAND()-0.5)*100" office:value-type="float" office:value="3.47182836761356" calcext:value-type="float">
            <text:p>3.47182836761356</text:p>
          </table:table-cell>
        </table:table-row>
        <table:table-row table:style-name="ro1">
          <table:table-cell table:formula="of:=[.A465]+1" office:value-type="date" office:date-value="2001-04-09" calcext:value-type="date">
            <text:p>09/04/01</text:p>
          </table:table-cell>
          <table:table-cell table:formula="of:=[.B465]+[.C466]" office:value-type="float" office:value="958.67066444045" calcext:value-type="float">
            <text:p>958.67066444045</text:p>
          </table:table-cell>
          <table:table-cell table:formula="of:=(RAND()-0.5)*100" office:value-type="float" office:value="-45.1937943644698" calcext:value-type="float">
            <text:p>-45.1937943644698</text:p>
          </table:table-cell>
        </table:table-row>
        <table:table-row table:style-name="ro1">
          <table:table-cell table:formula="of:=[.A466]+1" office:value-type="date" office:date-value="2001-04-10" calcext:value-type="date">
            <text:p>10/04/01</text:p>
          </table:table-cell>
          <table:table-cell table:formula="of:=[.B466]+[.C467]" office:value-type="float" office:value="933.353594710971" calcext:value-type="float">
            <text:p>933.353594710971</text:p>
          </table:table-cell>
          <table:table-cell table:formula="of:=(RAND()-0.5)*100" office:value-type="float" office:value="-25.3170697294787" calcext:value-type="float">
            <text:p>-25.3170697294787</text:p>
          </table:table-cell>
        </table:table-row>
        <table:table-row table:style-name="ro1">
          <table:table-cell table:formula="of:=[.A467]+1" office:value-type="date" office:date-value="2001-04-11" calcext:value-type="date">
            <text:p>11/04/01</text:p>
          </table:table-cell>
          <table:table-cell table:formula="of:=[.B467]+[.C468]" office:value-type="float" office:value="906.921100734903" calcext:value-type="float">
            <text:p>906.921100734903</text:p>
          </table:table-cell>
          <table:table-cell table:formula="of:=(RAND()-0.5)*100" office:value-type="float" office:value="-26.4324939760681" calcext:value-type="float">
            <text:p>-26.4324939760681</text:p>
          </table:table-cell>
        </table:table-row>
        <table:table-row table:style-name="ro1">
          <table:table-cell table:formula="of:=[.A468]+1" office:value-type="date" office:date-value="2001-04-12" calcext:value-type="date">
            <text:p>12/04/01</text:p>
          </table:table-cell>
          <table:table-cell table:formula="of:=[.B468]+[.C469]" office:value-type="float" office:value="927.564332148931" calcext:value-type="float">
            <text:p>927.564332148931</text:p>
          </table:table-cell>
          <table:table-cell table:formula="of:=(RAND()-0.5)*100" office:value-type="float" office:value="20.6432314140282" calcext:value-type="float">
            <text:p>20.6432314140282</text:p>
          </table:table-cell>
        </table:table-row>
        <table:table-row table:style-name="ro1">
          <table:table-cell table:formula="of:=[.A469]+1" office:value-type="date" office:date-value="2001-04-13" calcext:value-type="date">
            <text:p>13/04/01</text:p>
          </table:table-cell>
          <table:table-cell table:formula="of:=[.B469]+[.C470]" office:value-type="float" office:value="961.022438790994" calcext:value-type="float">
            <text:p>961.022438790994</text:p>
          </table:table-cell>
          <table:table-cell table:formula="of:=(RAND()-0.5)*100" office:value-type="float" office:value="33.4581066420632" calcext:value-type="float">
            <text:p>33.4581066420632</text:p>
          </table:table-cell>
        </table:table-row>
        <table:table-row table:style-name="ro1">
          <table:table-cell table:formula="of:=[.A470]+1" office:value-type="date" office:date-value="2001-04-14" calcext:value-type="date">
            <text:p>14/04/01</text:p>
          </table:table-cell>
          <table:table-cell table:formula="of:=[.B470]+[.C471]" office:value-type="float" office:value="992.478107147908" calcext:value-type="float">
            <text:p>992.478107147908</text:p>
          </table:table-cell>
          <table:table-cell table:formula="of:=(RAND()-0.5)*100" office:value-type="float" office:value="31.4556683569139" calcext:value-type="float">
            <text:p>31.4556683569139</text:p>
          </table:table-cell>
        </table:table-row>
        <table:table-row table:style-name="ro1">
          <table:table-cell table:formula="of:=[.A471]+1" office:value-type="date" office:date-value="2001-04-15" calcext:value-type="date">
            <text:p>15/04/01</text:p>
          </table:table-cell>
          <table:table-cell table:formula="of:=[.B471]+[.C472]" office:value-type="float" office:value="958.377057707" calcext:value-type="float">
            <text:p>958.377057707</text:p>
          </table:table-cell>
          <table:table-cell table:formula="of:=(RAND()-0.5)*100" office:value-type="float" office:value="-34.1010494409083" calcext:value-type="float">
            <text:p>-34.1010494409083</text:p>
          </table:table-cell>
        </table:table-row>
        <table:table-row table:style-name="ro1">
          <table:table-cell table:formula="of:=[.A472]+1" office:value-type="date" office:date-value="2001-04-16" calcext:value-type="date">
            <text:p>16/04/01</text:p>
          </table:table-cell>
          <table:table-cell table:formula="of:=[.B472]+[.C473]" office:value-type="float" office:value="958.899961074038" calcext:value-type="float">
            <text:p>958.899961074038</text:p>
          </table:table-cell>
          <table:table-cell table:formula="of:=(RAND()-0.5)*100" office:value-type="float" office:value="0.522903367038341" calcext:value-type="float">
            <text:p>0.522903367038341</text:p>
          </table:table-cell>
        </table:table-row>
        <table:table-row table:style-name="ro1">
          <table:table-cell table:formula="of:=[.A473]+1" office:value-type="date" office:date-value="2001-04-17" calcext:value-type="date">
            <text:p>17/04/01</text:p>
          </table:table-cell>
          <table:table-cell table:formula="of:=[.B473]+[.C474]" office:value-type="float" office:value="986.970264546131" calcext:value-type="float">
            <text:p>986.970264546131</text:p>
          </table:table-cell>
          <table:table-cell table:formula="of:=(RAND()-0.5)*100" office:value-type="float" office:value="28.0703034720933" calcext:value-type="float">
            <text:p>28.0703034720933</text:p>
          </table:table-cell>
        </table:table-row>
        <table:table-row table:style-name="ro1">
          <table:table-cell table:formula="of:=[.A474]+1" office:value-type="date" office:date-value="2001-04-18" calcext:value-type="date">
            <text:p>18/04/01</text:p>
          </table:table-cell>
          <table:table-cell table:formula="of:=[.B474]+[.C475]" office:value-type="float" office:value="1007.81003902693" calcext:value-type="float">
            <text:p>1007.81003902693</text:p>
          </table:table-cell>
          <table:table-cell table:formula="of:=(RAND()-0.5)*100" office:value-type="float" office:value="20.8397744808011" calcext:value-type="float">
            <text:p>20.8397744808011</text:p>
          </table:table-cell>
        </table:table-row>
        <table:table-row table:style-name="ro1">
          <table:table-cell table:formula="of:=[.A475]+1" office:value-type="date" office:date-value="2001-04-19" calcext:value-type="date">
            <text:p>19/04/01</text:p>
          </table:table-cell>
          <table:table-cell table:formula="of:=[.B475]+[.C476]" office:value-type="float" office:value="982.661019228497" calcext:value-type="float">
            <text:p>982.661019228497</text:p>
          </table:table-cell>
          <table:table-cell table:formula="of:=(RAND()-0.5)*100" office:value-type="float" office:value="-25.149019798436" calcext:value-type="float">
            <text:p>-25.149019798436</text:p>
          </table:table-cell>
        </table:table-row>
        <table:table-row table:style-name="ro1">
          <table:table-cell table:formula="of:=[.A476]+1" office:value-type="date" office:date-value="2001-04-20" calcext:value-type="date">
            <text:p>20/04/01</text:p>
          </table:table-cell>
          <table:table-cell table:formula="of:=[.B476]+[.C477]" office:value-type="float" office:value="985.041154378071" calcext:value-type="float">
            <text:p>985.041154378071</text:p>
          </table:table-cell>
          <table:table-cell table:formula="of:=(RAND()-0.5)*100" office:value-type="float" office:value="2.38013514957408" calcext:value-type="float">
            <text:p>2.38013514957408</text:p>
          </table:table-cell>
        </table:table-row>
        <table:table-row table:style-name="ro1">
          <table:table-cell table:formula="of:=[.A477]+1" office:value-type="date" office:date-value="2001-04-21" calcext:value-type="date">
            <text:p>21/04/01</text:p>
          </table:table-cell>
          <table:table-cell table:formula="of:=[.B477]+[.C478]" office:value-type="float" office:value="973.215882331556" calcext:value-type="float">
            <text:p>973.215882331556</text:p>
          </table:table-cell>
          <table:table-cell table:formula="of:=(RAND()-0.5)*100" office:value-type="float" office:value="-11.8252720465146" calcext:value-type="float">
            <text:p>-11.8252720465146</text:p>
          </table:table-cell>
        </table:table-row>
        <table:table-row table:style-name="ro1">
          <table:table-cell table:formula="of:=[.A478]+1" office:value-type="date" office:date-value="2001-04-22" calcext:value-type="date">
            <text:p>22/04/01</text:p>
          </table:table-cell>
          <table:table-cell table:formula="of:=[.B478]+[.C479]" office:value-type="float" office:value="954.043427801945" calcext:value-type="float">
            <text:p>954.043427801945</text:p>
          </table:table-cell>
          <table:table-cell table:formula="of:=(RAND()-0.5)*100" office:value-type="float" office:value="-19.1724545296112" calcext:value-type="float">
            <text:p>-19.1724545296112</text:p>
          </table:table-cell>
        </table:table-row>
        <table:table-row table:style-name="ro1">
          <table:table-cell table:formula="of:=[.A479]+1" office:value-type="date" office:date-value="2001-04-23" calcext:value-type="date">
            <text:p>23/04/01</text:p>
          </table:table-cell>
          <table:table-cell table:formula="of:=[.B479]+[.C480]" office:value-type="float" office:value="926.981885693002" calcext:value-type="float">
            <text:p>926.981885693002</text:p>
          </table:table-cell>
          <table:table-cell table:formula="of:=(RAND()-0.5)*100" office:value-type="float" office:value="-27.0615421089429" calcext:value-type="float">
            <text:p>-27.0615421089429</text:p>
          </table:table-cell>
        </table:table-row>
        <table:table-row table:style-name="ro1">
          <table:table-cell table:formula="of:=[.A480]+1" office:value-type="date" office:date-value="2001-04-24" calcext:value-type="date">
            <text:p>24/04/01</text:p>
          </table:table-cell>
          <table:table-cell table:formula="of:=[.B480]+[.C481]" office:value-type="float" office:value="901.190843287496" calcext:value-type="float">
            <text:p>901.190843287496</text:p>
          </table:table-cell>
          <table:table-cell table:formula="of:=(RAND()-0.5)*100" office:value-type="float" office:value="-25.7910424055059" calcext:value-type="float">
            <text:p>-25.7910424055059</text:p>
          </table:table-cell>
        </table:table-row>
        <table:table-row table:style-name="ro1">
          <table:table-cell table:formula="of:=[.A481]+1" office:value-type="date" office:date-value="2001-04-25" calcext:value-type="date">
            <text:p>25/04/01</text:p>
          </table:table-cell>
          <table:table-cell table:formula="of:=[.B481]+[.C482]" office:value-type="float" office:value="878.682986111608" calcext:value-type="float">
            <text:p>878.682986111608</text:p>
          </table:table-cell>
          <table:table-cell table:formula="of:=(RAND()-0.5)*100" office:value-type="float" office:value="-22.5078571758885" calcext:value-type="float">
            <text:p>-22.5078571758885</text:p>
          </table:table-cell>
        </table:table-row>
        <table:table-row table:style-name="ro1">
          <table:table-cell table:formula="of:=[.A482]+1" office:value-type="date" office:date-value="2001-04-26" calcext:value-type="date">
            <text:p>26/04/01</text:p>
          </table:table-cell>
          <table:table-cell table:formula="of:=[.B482]+[.C483]" office:value-type="float" office:value="903.810550883705" calcext:value-type="float">
            <text:p>903.810550883705</text:p>
          </table:table-cell>
          <table:table-cell table:formula="of:=(RAND()-0.5)*100" office:value-type="float" office:value="25.1275647720973" calcext:value-type="float">
            <text:p>25.1275647720973</text:p>
          </table:table-cell>
        </table:table-row>
        <table:table-row table:style-name="ro1">
          <table:table-cell table:formula="of:=[.A483]+1" office:value-type="date" office:date-value="2001-04-27" calcext:value-type="date">
            <text:p>27/04/01</text:p>
          </table:table-cell>
          <table:table-cell table:formula="of:=[.B483]+[.C484]" office:value-type="float" office:value="871.149798741982" calcext:value-type="float">
            <text:p>871.149798741982</text:p>
          </table:table-cell>
          <table:table-cell table:formula="of:=(RAND()-0.5)*100" office:value-type="float" office:value="-32.6607521417232" calcext:value-type="float">
            <text:p>-32.6607521417232</text:p>
          </table:table-cell>
        </table:table-row>
        <table:table-row table:style-name="ro1">
          <table:table-cell table:formula="of:=[.A484]+1" office:value-type="date" office:date-value="2001-04-28" calcext:value-type="date">
            <text:p>28/04/01</text:p>
          </table:table-cell>
          <table:table-cell table:formula="of:=[.B484]+[.C485]" office:value-type="float" office:value="917.547854324581" calcext:value-type="float">
            <text:p>917.547854324581</text:p>
          </table:table-cell>
          <table:table-cell table:formula="of:=(RAND()-0.5)*100" office:value-type="float" office:value="46.3980555825989" calcext:value-type="float">
            <text:p>46.3980555825989</text:p>
          </table:table-cell>
        </table:table-row>
        <table:table-row table:style-name="ro1">
          <table:table-cell table:formula="of:=[.A485]+1" office:value-type="date" office:date-value="2001-04-29" calcext:value-type="date">
            <text:p>29/04/01</text:p>
          </table:table-cell>
          <table:table-cell table:formula="of:=[.B485]+[.C486]" office:value-type="float" office:value="876.799285375043" calcext:value-type="float">
            <text:p>876.799285375043</text:p>
          </table:table-cell>
          <table:table-cell table:formula="of:=(RAND()-0.5)*100" office:value-type="float" office:value="-40.7485689495379" calcext:value-type="float">
            <text:p>-40.7485689495379</text:p>
          </table:table-cell>
        </table:table-row>
        <table:table-row table:style-name="ro1">
          <table:table-cell table:formula="of:=[.A486]+1" office:value-type="date" office:date-value="2001-04-30" calcext:value-type="date">
            <text:p>30/04/01</text:p>
          </table:table-cell>
          <table:table-cell table:formula="of:=[.B486]+[.C487]" office:value-type="float" office:value="915.941624223136" calcext:value-type="float">
            <text:p>915.941624223136</text:p>
          </table:table-cell>
          <table:table-cell table:formula="of:=(RAND()-0.5)*100" office:value-type="float" office:value="39.1423388480929" calcext:value-type="float">
            <text:p>39.1423388480929</text:p>
          </table:table-cell>
        </table:table-row>
        <table:table-row table:style-name="ro1">
          <table:table-cell table:formula="of:=[.A487]+1" office:value-type="date" office:date-value="2001-05-01" calcext:value-type="date">
            <text:p>01/05/01</text:p>
          </table:table-cell>
          <table:table-cell table:formula="of:=[.B487]+[.C488]" office:value-type="float" office:value="918.789200725368" calcext:value-type="float">
            <text:p>918.789200725368</text:p>
          </table:table-cell>
          <table:table-cell table:formula="of:=(RAND()-0.5)*100" office:value-type="float" office:value="2.84757650223201" calcext:value-type="float">
            <text:p>2.84757650223201</text:p>
          </table:table-cell>
        </table:table-row>
        <table:table-row table:style-name="ro1">
          <table:table-cell table:formula="of:=[.A488]+1" office:value-type="date" office:date-value="2001-05-02" calcext:value-type="date">
            <text:p>02/05/01</text:p>
          </table:table-cell>
          <table:table-cell table:formula="of:=[.B488]+[.C489]" office:value-type="float" office:value="872.034520535557" calcext:value-type="float">
            <text:p>872.034520535557</text:p>
          </table:table-cell>
          <table:table-cell table:formula="of:=(RAND()-0.5)*100" office:value-type="float" office:value="-46.7546801898107" calcext:value-type="float">
            <text:p>-46.7546801898107</text:p>
          </table:table-cell>
        </table:table-row>
        <table:table-row table:style-name="ro1">
          <table:table-cell table:formula="of:=[.A489]+1" office:value-type="date" office:date-value="2001-05-03" calcext:value-type="date">
            <text:p>03/05/01</text:p>
          </table:table-cell>
          <table:table-cell table:formula="of:=[.B489]+[.C490]" office:value-type="float" office:value="880.438449879727" calcext:value-type="float">
            <text:p>880.438449879727</text:p>
          </table:table-cell>
          <table:table-cell table:formula="of:=(RAND()-0.5)*100" office:value-type="float" office:value="8.40392934416974" calcext:value-type="float">
            <text:p>8.40392934416974</text:p>
          </table:table-cell>
        </table:table-row>
        <table:table-row table:style-name="ro1">
          <table:table-cell table:formula="of:=[.A490]+1" office:value-type="date" office:date-value="2001-05-04" calcext:value-type="date">
            <text:p>04/05/01</text:p>
          </table:table-cell>
          <table:table-cell table:formula="of:=[.B490]+[.C491]" office:value-type="float" office:value="926.639274928557" calcext:value-type="float">
            <text:p>926.639274928557</text:p>
          </table:table-cell>
          <table:table-cell table:formula="of:=(RAND()-0.5)*100" office:value-type="float" office:value="46.2008250488302" calcext:value-type="float">
            <text:p>46.2008250488302</text:p>
          </table:table-cell>
        </table:table-row>
        <table:table-row table:style-name="ro1">
          <table:table-cell table:formula="of:=[.A491]+1" office:value-type="date" office:date-value="2001-05-05" calcext:value-type="date">
            <text:p>05/05/01</text:p>
          </table:table-cell>
          <table:table-cell table:formula="of:=[.B491]+[.C492]" office:value-type="float" office:value="916.42301332357" calcext:value-type="float">
            <text:p>916.42301332357</text:p>
          </table:table-cell>
          <table:table-cell table:formula="of:=(RAND()-0.5)*100" office:value-type="float" office:value="-10.216261604987" calcext:value-type="float">
            <text:p>-10.216261604987</text:p>
          </table:table-cell>
        </table:table-row>
        <table:table-row table:style-name="ro1">
          <table:table-cell table:formula="of:=[.A492]+1" office:value-type="date" office:date-value="2001-05-06" calcext:value-type="date">
            <text:p>06/05/01</text:p>
          </table:table-cell>
          <table:table-cell table:formula="of:=[.B492]+[.C493]" office:value-type="float" office:value="893.650612745952" calcext:value-type="float">
            <text:p>893.650612745952</text:p>
          </table:table-cell>
          <table:table-cell table:formula="of:=(RAND()-0.5)*100" office:value-type="float" office:value="-22.7724005776174" calcext:value-type="float">
            <text:p>-22.7724005776174</text:p>
          </table:table-cell>
        </table:table-row>
        <table:table-row table:style-name="ro1">
          <table:table-cell table:formula="of:=[.A493]+1" office:value-type="date" office:date-value="2001-05-07" calcext:value-type="date">
            <text:p>07/05/01</text:p>
          </table:table-cell>
          <table:table-cell table:formula="of:=[.B493]+[.C494]" office:value-type="float" office:value="942.01342348422" calcext:value-type="float">
            <text:p>942.01342348422</text:p>
          </table:table-cell>
          <table:table-cell table:formula="of:=(RAND()-0.5)*100" office:value-type="float" office:value="48.362810738268" calcext:value-type="float">
            <text:p>48.362810738268</text:p>
          </table:table-cell>
        </table:table-row>
        <table:table-row table:style-name="ro1">
          <table:table-cell table:formula="of:=[.A494]+1" office:value-type="date" office:date-value="2001-05-08" calcext:value-type="date">
            <text:p>08/05/01</text:p>
          </table:table-cell>
          <table:table-cell table:formula="of:=[.B494]+[.C495]" office:value-type="float" office:value="897.037677712747" calcext:value-type="float">
            <text:p>897.037677712747</text:p>
          </table:table-cell>
          <table:table-cell table:formula="of:=(RAND()-0.5)*100" office:value-type="float" office:value="-44.9757457714729" calcext:value-type="float">
            <text:p>-44.9757457714729</text:p>
          </table:table-cell>
        </table:table-row>
        <table:table-row table:style-name="ro1">
          <table:table-cell table:formula="of:=[.A495]+1" office:value-type="date" office:date-value="2001-05-09" calcext:value-type="date">
            <text:p>09/05/01</text:p>
          </table:table-cell>
          <table:table-cell table:formula="of:=[.B495]+[.C496]" office:value-type="float" office:value="921.169149588908" calcext:value-type="float">
            <text:p>921.169149588908</text:p>
          </table:table-cell>
          <table:table-cell table:formula="of:=(RAND()-0.5)*100" office:value-type="float" office:value="24.1314718761604" calcext:value-type="float">
            <text:p>24.1314718761604</text:p>
          </table:table-cell>
        </table:table-row>
        <table:table-row table:style-name="ro1">
          <table:table-cell table:formula="of:=[.A496]+1" office:value-type="date" office:date-value="2001-05-10" calcext:value-type="date">
            <text:p>10/05/01</text:p>
          </table:table-cell>
          <table:table-cell table:formula="of:=[.B496]+[.C497]" office:value-type="float" office:value="898.797502982053" calcext:value-type="float">
            <text:p>898.797502982053</text:p>
          </table:table-cell>
          <table:table-cell table:formula="of:=(RAND()-0.5)*100" office:value-type="float" office:value="-22.3716466068544" calcext:value-type="float">
            <text:p>-22.3716466068544</text:p>
          </table:table-cell>
        </table:table-row>
        <table:table-row table:style-name="ro1">
          <table:table-cell table:formula="of:=[.A497]+1" office:value-type="date" office:date-value="2001-05-11" calcext:value-type="date">
            <text:p>11/05/01</text:p>
          </table:table-cell>
          <table:table-cell table:formula="of:=[.B497]+[.C498]" office:value-type="float" office:value="927.760918686165" calcext:value-type="float">
            <text:p>927.760918686165</text:p>
          </table:table-cell>
          <table:table-cell table:formula="of:=(RAND()-0.5)*100" office:value-type="float" office:value="28.9634157041116" calcext:value-type="float">
            <text:p>28.9634157041116</text:p>
          </table:table-cell>
        </table:table-row>
        <table:table-row table:style-name="ro1">
          <table:table-cell table:formula="of:=[.A498]+1" office:value-type="date" office:date-value="2001-05-12" calcext:value-type="date">
            <text:p>12/05/01</text:p>
          </table:table-cell>
          <table:table-cell table:formula="of:=[.B498]+[.C499]" office:value-type="float" office:value="908.80524999592" calcext:value-type="float">
            <text:p>908.80524999592</text:p>
          </table:table-cell>
          <table:table-cell table:formula="of:=(RAND()-0.5)*100" office:value-type="float" office:value="-18.9556686902449" calcext:value-type="float">
            <text:p>-18.9556686902449</text:p>
          </table:table-cell>
        </table:table-row>
        <table:table-row table:style-name="ro1">
          <table:table-cell table:formula="of:=[.A499]+1" office:value-type="date" office:date-value="2001-05-13" calcext:value-type="date">
            <text:p>13/05/01</text:p>
          </table:table-cell>
          <table:table-cell table:formula="of:=[.B499]+[.C500]" office:value-type="float" office:value="864.257899456359" calcext:value-type="float">
            <text:p>864.257899456359</text:p>
          </table:table-cell>
          <table:table-cell table:formula="of:=(RAND()-0.5)*100" office:value-type="float" office:value="-44.5473505395613" calcext:value-type="float">
            <text:p>-44.5473505395613</text:p>
          </table:table-cell>
        </table:table-row>
        <table:table-row table:style-name="ro1">
          <table:table-cell table:formula="of:=[.A500]+1" office:value-type="date" office:date-value="2001-05-14" calcext:value-type="date">
            <text:p>14/05/01</text:p>
          </table:table-cell>
          <table:table-cell table:formula="of:=[.B500]+[.C501]" office:value-type="float" office:value="904.577859455226" calcext:value-type="float">
            <text:p>904.577859455226</text:p>
          </table:table-cell>
          <table:table-cell table:formula="of:=(RAND()-0.5)*100" office:value-type="float" office:value="40.319959998867" calcext:value-type="float">
            <text:p>40.319959998867</text:p>
          </table:table-cell>
        </table:table-row>
        <table:table-row table:style-name="ro1">
          <table:table-cell table:formula="of:=[.A501]+1" office:value-type="date" office:date-value="2001-05-15" calcext:value-type="date">
            <text:p>15/05/01</text:p>
          </table:table-cell>
          <table:table-cell table:formula="of:=[.B501]+[.C502]" office:value-type="float" office:value="941.765063901462" calcext:value-type="float">
            <text:p>941.765063901462</text:p>
          </table:table-cell>
          <table:table-cell table:formula="of:=(RAND()-0.5)*100" office:value-type="float" office:value="37.1872044462361" calcext:value-type="float">
            <text:p>37.1872044462361</text:p>
          </table:table-cell>
        </table:table-row>
        <table:table-row table:style-name="ro1">
          <table:table-cell table:formula="of:=[.A502]+1" office:value-type="date" office:date-value="2001-05-16" calcext:value-type="date">
            <text:p>16/05/01</text:p>
          </table:table-cell>
          <table:table-cell table:formula="of:=[.B502]+[.C503]" office:value-type="float" office:value="976.811580366555" calcext:value-type="float">
            <text:p>976.811580366555</text:p>
          </table:table-cell>
          <table:table-cell table:formula="of:=(RAND()-0.5)*100" office:value-type="float" office:value="35.0465164650929" calcext:value-type="float">
            <text:p>35.0465164650929</text:p>
          </table:table-cell>
        </table:table-row>
        <table:table-row table:style-name="ro1">
          <table:table-cell table:formula="of:=[.A503]+1" office:value-type="date" office:date-value="2001-05-17" calcext:value-type="date">
            <text:p>17/05/01</text:p>
          </table:table-cell>
          <table:table-cell table:formula="of:=[.B503]+[.C504]" office:value-type="float" office:value="942.358746427501" calcext:value-type="float">
            <text:p>942.358746427501</text:p>
          </table:table-cell>
          <table:table-cell table:formula="of:=(RAND()-0.5)*100" office:value-type="float" office:value="-34.4528339390537" calcext:value-type="float">
            <text:p>-34.4528339390537</text:p>
          </table:table-cell>
        </table:table-row>
        <table:table-row table:style-name="ro1">
          <table:table-cell table:formula="of:=[.A504]+1" office:value-type="date" office:date-value="2001-05-18" calcext:value-type="date">
            <text:p>18/05/01</text:p>
          </table:table-cell>
          <table:table-cell table:formula="of:=[.B504]+[.C505]" office:value-type="float" office:value="959.370275634547" calcext:value-type="float">
            <text:p>959.370275634547</text:p>
          </table:table-cell>
          <table:table-cell table:formula="of:=(RAND()-0.5)*100" office:value-type="float" office:value="17.0115292070455" calcext:value-type="float">
            <text:p>17.0115292070455</text:p>
          </table:table-cell>
        </table:table-row>
        <table:table-row table:style-name="ro1">
          <table:table-cell table:formula="of:=[.A505]+1" office:value-type="date" office:date-value="2001-05-19" calcext:value-type="date">
            <text:p>19/05/01</text:p>
          </table:table-cell>
          <table:table-cell table:formula="of:=[.B505]+[.C506]" office:value-type="float" office:value="991.803633391719" calcext:value-type="float">
            <text:p>991.803633391719</text:p>
          </table:table-cell>
          <table:table-cell table:formula="of:=(RAND()-0.5)*100" office:value-type="float" office:value="32.4333577571727" calcext:value-type="float">
            <text:p>32.4333577571727</text:p>
          </table:table-cell>
        </table:table-row>
        <table:table-row table:style-name="ro1">
          <table:table-cell table:formula="of:=[.A506]+1" office:value-type="date" office:date-value="2001-05-20" calcext:value-type="date">
            <text:p>20/05/01</text:p>
          </table:table-cell>
          <table:table-cell table:formula="of:=[.B506]+[.C507]" office:value-type="float" office:value="992.948618439658" calcext:value-type="float">
            <text:p>992.948618439658</text:p>
          </table:table-cell>
          <table:table-cell table:formula="of:=(RAND()-0.5)*100" office:value-type="float" office:value="1.14498504793871" calcext:value-type="float">
            <text:p>1.14498504793871</text:p>
          </table:table-cell>
        </table:table-row>
        <table:table-row table:style-name="ro1">
          <table:table-cell table:formula="of:=[.A507]+1" office:value-type="date" office:date-value="2001-05-21" calcext:value-type="date">
            <text:p>21/05/01</text:p>
          </table:table-cell>
          <table:table-cell table:formula="of:=[.B507]+[.C508]" office:value-type="float" office:value="1029.30760706929" calcext:value-type="float">
            <text:p>1029.30760706929</text:p>
          </table:table-cell>
          <table:table-cell table:formula="of:=(RAND()-0.5)*100" office:value-type="float" office:value="36.3589886296301" calcext:value-type="float">
            <text:p>36.3589886296301</text:p>
          </table:table-cell>
        </table:table-row>
        <table:table-row table:style-name="ro1">
          <table:table-cell table:formula="of:=[.A508]+1" office:value-type="date" office:date-value="2001-05-22" calcext:value-type="date">
            <text:p>22/05/01</text:p>
          </table:table-cell>
          <table:table-cell table:formula="of:=[.B508]+[.C509]" office:value-type="float" office:value="1061.12606880275" calcext:value-type="float">
            <text:p>1061.12606880275</text:p>
          </table:table-cell>
          <table:table-cell table:formula="of:=(RAND()-0.5)*100" office:value-type="float" office:value="31.8184617334629" calcext:value-type="float">
            <text:p>31.8184617334629</text:p>
          </table:table-cell>
        </table:table-row>
        <table:table-row table:style-name="ro1">
          <table:table-cell table:formula="of:=[.A509]+1" office:value-type="date" office:date-value="2001-05-23" calcext:value-type="date">
            <text:p>23/05/01</text:p>
          </table:table-cell>
          <table:table-cell table:formula="of:=[.B509]+[.C510]" office:value-type="float" office:value="1023.75660760246" calcext:value-type="float">
            <text:p>1023.75660760246</text:p>
          </table:table-cell>
          <table:table-cell table:formula="of:=(RAND()-0.5)*100" office:value-type="float" office:value="-37.369461200291" calcext:value-type="float">
            <text:p>-37.369461200291</text:p>
          </table:table-cell>
        </table:table-row>
        <table:table-row table:style-name="ro1">
          <table:table-cell table:formula="of:=[.A510]+1" office:value-type="date" office:date-value="2001-05-24" calcext:value-type="date">
            <text:p>24/05/01</text:p>
          </table:table-cell>
          <table:table-cell table:formula="of:=[.B510]+[.C511]" office:value-type="float" office:value="1049.18034471647" calcext:value-type="float">
            <text:p>1049.18034471647</text:p>
          </table:table-cell>
          <table:table-cell table:formula="of:=(RAND()-0.5)*100" office:value-type="float" office:value="25.4237371140091" calcext:value-type="float">
            <text:p>25.4237371140091</text:p>
          </table:table-cell>
        </table:table-row>
        <table:table-row table:style-name="ro1">
          <table:table-cell table:formula="of:=[.A511]+1" office:value-type="date" office:date-value="2001-05-25" calcext:value-type="date">
            <text:p>25/05/01</text:p>
          </table:table-cell>
          <table:table-cell table:formula="of:=[.B511]+[.C512]" office:value-type="float" office:value="1032.57632728863" calcext:value-type="float">
            <text:p>1032.57632728863</text:p>
          </table:table-cell>
          <table:table-cell table:formula="of:=(RAND()-0.5)*100" office:value-type="float" office:value="-16.6040174278409" calcext:value-type="float">
            <text:p>-16.6040174278409</text:p>
          </table:table-cell>
        </table:table-row>
        <table:table-row table:style-name="ro1">
          <table:table-cell table:formula="of:=[.A512]+1" office:value-type="date" office:date-value="2001-05-26" calcext:value-type="date">
            <text:p>26/05/01</text:p>
          </table:table-cell>
          <table:table-cell table:formula="of:=[.B512]+[.C513]" office:value-type="float" office:value="1031.52418967972" calcext:value-type="float">
            <text:p>1031.52418967972</text:p>
          </table:table-cell>
          <table:table-cell table:formula="of:=(RAND()-0.5)*100" office:value-type="float" office:value="-1.05213760890739" calcext:value-type="float">
            <text:p>-1.05213760890739</text:p>
          </table:table-cell>
        </table:table-row>
        <table:table-row table:style-name="ro1">
          <table:table-cell table:formula="of:=[.A513]+1" office:value-type="date" office:date-value="2001-05-27" calcext:value-type="date">
            <text:p>27/05/01</text:p>
          </table:table-cell>
          <table:table-cell table:formula="of:=[.B513]+[.C514]" office:value-type="float" office:value="1001.03344572615" calcext:value-type="float">
            <text:p>1001.03344572615</text:p>
          </table:table-cell>
          <table:table-cell table:formula="of:=(RAND()-0.5)*100" office:value-type="float" office:value="-30.4907439535724" calcext:value-type="float">
            <text:p>-30.4907439535724</text:p>
          </table:table-cell>
        </table:table-row>
        <table:table-row table:style-name="ro1">
          <table:table-cell table:formula="of:=[.A514]+1" office:value-type="date" office:date-value="2001-05-28" calcext:value-type="date">
            <text:p>28/05/01</text:p>
          </table:table-cell>
          <table:table-cell table:formula="of:=[.B514]+[.C515]" office:value-type="float" office:value="972.40963551807" calcext:value-type="float">
            <text:p>972.40963551807</text:p>
          </table:table-cell>
          <table:table-cell table:formula="of:=(RAND()-0.5)*100" office:value-type="float" office:value="-28.6238102080791" calcext:value-type="float">
            <text:p>-28.6238102080791</text:p>
          </table:table-cell>
        </table:table-row>
        <table:table-row table:style-name="ro1">
          <table:table-cell table:formula="of:=[.A515]+1" office:value-type="date" office:date-value="2001-05-29" calcext:value-type="date">
            <text:p>29/05/01</text:p>
          </table:table-cell>
          <table:table-cell table:formula="of:=[.B515]+[.C516]" office:value-type="float" office:value="988.645044004658" calcext:value-type="float">
            <text:p>988.645044004658</text:p>
          </table:table-cell>
          <table:table-cell table:formula="of:=(RAND()-0.5)*100" office:value-type="float" office:value="16.2354084865886" calcext:value-type="float">
            <text:p>16.2354084865886</text:p>
          </table:table-cell>
        </table:table-row>
        <table:table-row table:style-name="ro1">
          <table:table-cell table:formula="of:=[.A516]+1" office:value-type="date" office:date-value="2001-05-30" calcext:value-type="date">
            <text:p>30/05/01</text:p>
          </table:table-cell>
          <table:table-cell table:formula="of:=[.B516]+[.C517]" office:value-type="float" office:value="978.274722421899" calcext:value-type="float">
            <text:p>978.274722421899</text:p>
          </table:table-cell>
          <table:table-cell table:formula="of:=(RAND()-0.5)*100" office:value-type="float" office:value="-10.3703215827592" calcext:value-type="float">
            <text:p>-10.3703215827592</text:p>
          </table:table-cell>
        </table:table-row>
        <table:table-row table:style-name="ro1">
          <table:table-cell table:formula="of:=[.A517]+1" office:value-type="date" office:date-value="2001-05-31" calcext:value-type="date">
            <text:p>31/05/01</text:p>
          </table:table-cell>
          <table:table-cell table:formula="of:=[.B517]+[.C518]" office:value-type="float" office:value="946.626497472051" calcext:value-type="float">
            <text:p>946.626497472051</text:p>
          </table:table-cell>
          <table:table-cell table:formula="of:=(RAND()-0.5)*100" office:value-type="float" office:value="-31.648224949848" calcext:value-type="float">
            <text:p>-31.648224949848</text:p>
          </table:table-cell>
        </table:table-row>
        <table:table-row table:style-name="ro1">
          <table:table-cell table:formula="of:=[.A518]+1" office:value-type="date" office:date-value="2001-06-01" calcext:value-type="date">
            <text:p>01/06/01</text:p>
          </table:table-cell>
          <table:table-cell table:formula="of:=[.B518]+[.C519]" office:value-type="float" office:value="922.181866976661" calcext:value-type="float">
            <text:p>922.181866976661</text:p>
          </table:table-cell>
          <table:table-cell table:formula="of:=(RAND()-0.5)*100" office:value-type="float" office:value="-24.4446304953906" calcext:value-type="float">
            <text:p>-24.4446304953906</text:p>
          </table:table-cell>
        </table:table-row>
        <table:table-row table:style-name="ro1">
          <table:table-cell table:formula="of:=[.A519]+1" office:value-type="date" office:date-value="2001-06-02" calcext:value-type="date">
            <text:p>02/06/01</text:p>
          </table:table-cell>
          <table:table-cell table:formula="of:=[.B519]+[.C520]" office:value-type="float" office:value="948.084910091318" calcext:value-type="float">
            <text:p>948.084910091318</text:p>
          </table:table-cell>
          <table:table-cell table:formula="of:=(RAND()-0.5)*100" office:value-type="float" office:value="25.903043114657" calcext:value-type="float">
            <text:p>25.903043114657</text:p>
          </table:table-cell>
        </table:table-row>
        <table:table-row table:style-name="ro1">
          <table:table-cell table:formula="of:=[.A520]+1" office:value-type="date" office:date-value="2001-06-03" calcext:value-type="date">
            <text:p>03/06/01</text:p>
          </table:table-cell>
          <table:table-cell table:formula="of:=[.B520]+[.C521]" office:value-type="float" office:value="959.18021653922" calcext:value-type="float">
            <text:p>959.18021653922</text:p>
          </table:table-cell>
          <table:table-cell table:formula="of:=(RAND()-0.5)*100" office:value-type="float" office:value="11.095306447902" calcext:value-type="float">
            <text:p>11.095306447902</text:p>
          </table:table-cell>
        </table:table-row>
        <table:table-row table:style-name="ro1">
          <table:table-cell table:formula="of:=[.A521]+1" office:value-type="date" office:date-value="2001-06-04" calcext:value-type="date">
            <text:p>04/06/01</text:p>
          </table:table-cell>
          <table:table-cell table:formula="of:=[.B521]+[.C522]" office:value-type="float" office:value="950.882974244989" calcext:value-type="float">
            <text:p>950.882974244989</text:p>
          </table:table-cell>
          <table:table-cell table:formula="of:=(RAND()-0.5)*100" office:value-type="float" office:value="-8.29724229423056" calcext:value-type="float">
            <text:p>-8.29724229423056</text:p>
          </table:table-cell>
        </table:table-row>
        <table:table-row table:style-name="ro1">
          <table:table-cell table:formula="of:=[.A522]+1" office:value-type="date" office:date-value="2001-06-05" calcext:value-type="date">
            <text:p>05/06/01</text:p>
          </table:table-cell>
          <table:table-cell table:formula="of:=[.B522]+[.C523]" office:value-type="float" office:value="964.564255317757" calcext:value-type="float">
            <text:p>964.564255317757</text:p>
          </table:table-cell>
          <table:table-cell table:formula="of:=(RAND()-0.5)*100" office:value-type="float" office:value="13.6812810727683" calcext:value-type="float">
            <text:p>13.6812810727683</text:p>
          </table:table-cell>
        </table:table-row>
        <table:table-row table:style-name="ro1">
          <table:table-cell table:formula="of:=[.A523]+1" office:value-type="date" office:date-value="2001-06-06" calcext:value-type="date">
            <text:p>06/06/01</text:p>
          </table:table-cell>
          <table:table-cell table:formula="of:=[.B523]+[.C524]" office:value-type="float" office:value="969.52203733076" calcext:value-type="float">
            <text:p>969.52203733076</text:p>
          </table:table-cell>
          <table:table-cell table:formula="of:=(RAND()-0.5)*100" office:value-type="float" office:value="4.95778201300315" calcext:value-type="float">
            <text:p>4.95778201300315</text:p>
          </table:table-cell>
        </table:table-row>
        <table:table-row table:style-name="ro1">
          <table:table-cell table:formula="of:=[.A524]+1" office:value-type="date" office:date-value="2001-06-07" calcext:value-type="date">
            <text:p>07/06/01</text:p>
          </table:table-cell>
          <table:table-cell table:formula="of:=[.B524]+[.C525]" office:value-type="float" office:value="939.299477758048" calcext:value-type="float">
            <text:p>939.299477758048</text:p>
          </table:table-cell>
          <table:table-cell table:formula="of:=(RAND()-0.5)*100" office:value-type="float" office:value="-30.2225595727119" calcext:value-type="float">
            <text:p>-30.2225595727119</text:p>
          </table:table-cell>
        </table:table-row>
        <table:table-row table:style-name="ro1">
          <table:table-cell table:formula="of:=[.A525]+1" office:value-type="date" office:date-value="2001-06-08" calcext:value-type="date">
            <text:p>08/06/01</text:p>
          </table:table-cell>
          <table:table-cell table:formula="of:=[.B525]+[.C526]" office:value-type="float" office:value="980.485482442963" calcext:value-type="float">
            <text:p>980.485482442963</text:p>
          </table:table-cell>
          <table:table-cell table:formula="of:=(RAND()-0.5)*100" office:value-type="float" office:value="41.1860046849148" calcext:value-type="float">
            <text:p>41.1860046849148</text:p>
          </table:table-cell>
        </table:table-row>
        <table:table-row table:style-name="ro1">
          <table:table-cell table:formula="of:=[.A526]+1" office:value-type="date" office:date-value="2001-06-09" calcext:value-type="date">
            <text:p>09/06/01</text:p>
          </table:table-cell>
          <table:table-cell table:formula="of:=[.B526]+[.C527]" office:value-type="float" office:value="1000.05309931677" calcext:value-type="float">
            <text:p>1000.05309931677</text:p>
          </table:table-cell>
          <table:table-cell table:formula="of:=(RAND()-0.5)*100" office:value-type="float" office:value="19.5676168738067" calcext:value-type="float">
            <text:p>19.5676168738067</text:p>
          </table:table-cell>
        </table:table-row>
        <table:table-row table:style-name="ro1">
          <table:table-cell table:formula="of:=[.A527]+1" office:value-type="date" office:date-value="2001-06-10" calcext:value-type="date">
            <text:p>10/06/01</text:p>
          </table:table-cell>
          <table:table-cell table:formula="of:=[.B527]+[.C528]" office:value-type="float" office:value="1047.16290464841" calcext:value-type="float">
            <text:p>1047.16290464841</text:p>
          </table:table-cell>
          <table:table-cell table:formula="of:=(RAND()-0.5)*100" office:value-type="float" office:value="47.1098053316448" calcext:value-type="float">
            <text:p>47.1098053316448</text:p>
          </table:table-cell>
        </table:table-row>
        <table:table-row table:style-name="ro1">
          <table:table-cell table:formula="of:=[.A528]+1" office:value-type="date" office:date-value="2001-06-11" calcext:value-type="date">
            <text:p>11/06/01</text:p>
          </table:table-cell>
          <table:table-cell table:formula="of:=[.B528]+[.C529]" office:value-type="float" office:value="1049.28780173191" calcext:value-type="float">
            <text:p>1049.28780173191</text:p>
          </table:table-cell>
          <table:table-cell table:formula="of:=(RAND()-0.5)*100" office:value-type="float" office:value="2.12489708349071" calcext:value-type="float">
            <text:p>2.12489708349071</text:p>
          </table:table-cell>
        </table:table-row>
        <table:table-row table:style-name="ro1">
          <table:table-cell table:formula="of:=[.A529]+1" office:value-type="date" office:date-value="2001-06-12" calcext:value-type="date">
            <text:p>12/06/01</text:p>
          </table:table-cell>
          <table:table-cell table:formula="of:=[.B529]+[.C530]" office:value-type="float" office:value="1034.09727088847" calcext:value-type="float">
            <text:p>1034.09727088847</text:p>
          </table:table-cell>
          <table:table-cell table:formula="of:=(RAND()-0.5)*100" office:value-type="float" office:value="-15.1905308434376" calcext:value-type="float">
            <text:p>-15.1905308434376</text:p>
          </table:table-cell>
        </table:table-row>
        <table:table-row table:style-name="ro1">
          <table:table-cell table:formula="of:=[.A530]+1" office:value-type="date" office:date-value="2001-06-13" calcext:value-type="date">
            <text:p>13/06/01</text:p>
          </table:table-cell>
          <table:table-cell table:formula="of:=[.B530]+[.C531]" office:value-type="float" office:value="998.360081507383" calcext:value-type="float">
            <text:p>998.360081507383</text:p>
          </table:table-cell>
          <table:table-cell table:formula="of:=(RAND()-0.5)*100" office:value-type="float" office:value="-35.7371893810846" calcext:value-type="float">
            <text:p>-35.7371893810846</text:p>
          </table:table-cell>
        </table:table-row>
        <table:table-row table:style-name="ro1">
          <table:table-cell table:formula="of:=[.A531]+1" office:value-type="date" office:date-value="2001-06-14" calcext:value-type="date">
            <text:p>14/06/01</text:p>
          </table:table-cell>
          <table:table-cell table:formula="of:=[.B531]+[.C532]" office:value-type="float" office:value="1022.77563251376" calcext:value-type="float">
            <text:p>1022.77563251376</text:p>
          </table:table-cell>
          <table:table-cell table:formula="of:=(RAND()-0.5)*100" office:value-type="float" office:value="24.415551006375" calcext:value-type="float">
            <text:p>24.415551006375</text:p>
          </table:table-cell>
        </table:table-row>
        <table:table-row table:style-name="ro1">
          <table:table-cell table:formula="of:=[.A532]+1" office:value-type="date" office:date-value="2001-06-15" calcext:value-type="date">
            <text:p>15/06/01</text:p>
          </table:table-cell>
          <table:table-cell table:formula="of:=[.B532]+[.C533]" office:value-type="float" office:value="1054.56170262359" calcext:value-type="float">
            <text:p>1054.56170262359</text:p>
          </table:table-cell>
          <table:table-cell table:formula="of:=(RAND()-0.5)*100" office:value-type="float" office:value="31.7860701098299" calcext:value-type="float">
            <text:p>31.7860701098299</text:p>
          </table:table-cell>
        </table:table-row>
        <table:table-row table:style-name="ro1">
          <table:table-cell table:formula="of:=[.A533]+1" office:value-type="date" office:date-value="2001-06-16" calcext:value-type="date">
            <text:p>16/06/01</text:p>
          </table:table-cell>
          <table:table-cell table:formula="of:=[.B533]+[.C534]" office:value-type="float" office:value="1010.55525511605" calcext:value-type="float">
            <text:p>1010.55525511605</text:p>
          </table:table-cell>
          <table:table-cell table:formula="of:=(RAND()-0.5)*100" office:value-type="float" office:value="-44.0064475075421" calcext:value-type="float">
            <text:p>-44.0064475075421</text:p>
          </table:table-cell>
        </table:table-row>
        <table:table-row table:style-name="ro1">
          <table:table-cell table:formula="of:=[.A534]+1" office:value-type="date" office:date-value="2001-06-17" calcext:value-type="date">
            <text:p>17/06/01</text:p>
          </table:table-cell>
          <table:table-cell table:formula="of:=[.B534]+[.C535]" office:value-type="float" office:value="998.554822904193" calcext:value-type="float">
            <text:p>998.554822904193</text:p>
          </table:table-cell>
          <table:table-cell table:formula="of:=(RAND()-0.5)*100" office:value-type="float" office:value="-12.0004322118525" calcext:value-type="float">
            <text:p>-12.0004322118525</text:p>
          </table:table-cell>
        </table:table-row>
        <table:table-row table:style-name="ro1">
          <table:table-cell table:formula="of:=[.A535]+1" office:value-type="date" office:date-value="2001-06-18" calcext:value-type="date">
            <text:p>18/06/01</text:p>
          </table:table-cell>
          <table:table-cell table:formula="of:=[.B535]+[.C536]" office:value-type="float" office:value="1022.3402766169" calcext:value-type="float">
            <text:p>1022.3402766169</text:p>
          </table:table-cell>
          <table:table-cell table:formula="of:=(RAND()-0.5)*100" office:value-type="float" office:value="23.7854537127035" calcext:value-type="float">
            <text:p>23.7854537127035</text:p>
          </table:table-cell>
        </table:table-row>
        <table:table-row table:style-name="ro1">
          <table:table-cell table:formula="of:=[.A536]+1" office:value-type="date" office:date-value="2001-06-19" calcext:value-type="date">
            <text:p>19/06/01</text:p>
          </table:table-cell>
          <table:table-cell table:formula="of:=[.B536]+[.C537]" office:value-type="float" office:value="1027.28645175414" calcext:value-type="float">
            <text:p>1027.28645175414</text:p>
          </table:table-cell>
          <table:table-cell table:formula="of:=(RAND()-0.5)*100" office:value-type="float" office:value="4.94617513724078" calcext:value-type="float">
            <text:p>4.94617513724078</text:p>
          </table:table-cell>
        </table:table-row>
        <table:table-row table:style-name="ro1">
          <table:table-cell table:formula="of:=[.A537]+1" office:value-type="date" office:date-value="2001-06-20" calcext:value-type="date">
            <text:p>20/06/01</text:p>
          </table:table-cell>
          <table:table-cell table:formula="of:=[.B537]+[.C538]" office:value-type="float" office:value="1012.98427306161" calcext:value-type="float">
            <text:p>1012.98427306161</text:p>
          </table:table-cell>
          <table:table-cell table:formula="of:=(RAND()-0.5)*100" office:value-type="float" office:value="-14.3021786925298" calcext:value-type="float">
            <text:p>-14.3021786925298</text:p>
          </table:table-cell>
        </table:table-row>
        <table:table-row table:style-name="ro1">
          <table:table-cell table:formula="of:=[.A538]+1" office:value-type="date" office:date-value="2001-06-21" calcext:value-type="date">
            <text:p>21/06/01</text:p>
          </table:table-cell>
          <table:table-cell table:formula="of:=[.B538]+[.C539]" office:value-type="float" office:value="994.089977189801" calcext:value-type="float">
            <text:p>994.089977189801</text:p>
          </table:table-cell>
          <table:table-cell table:formula="of:=(RAND()-0.5)*100" office:value-type="float" office:value="-18.8942958718071" calcext:value-type="float">
            <text:p>-18.8942958718071</text:p>
          </table:table-cell>
        </table:table-row>
        <table:table-row table:style-name="ro1">
          <table:table-cell table:formula="of:=[.A539]+1" office:value-type="date" office:date-value="2001-06-22" calcext:value-type="date">
            <text:p>22/06/01</text:p>
          </table:table-cell>
          <table:table-cell table:formula="of:=[.B539]+[.C540]" office:value-type="float" office:value="973.12329964286" calcext:value-type="float">
            <text:p>973.12329964286</text:p>
          </table:table-cell>
          <table:table-cell table:formula="of:=(RAND()-0.5)*100" office:value-type="float" office:value="-20.9666775469409" calcext:value-type="float">
            <text:p>-20.9666775469409</text:p>
          </table:table-cell>
        </table:table-row>
        <table:table-row table:style-name="ro1">
          <table:table-cell table:formula="of:=[.A540]+1" office:value-type="date" office:date-value="2001-06-23" calcext:value-type="date">
            <text:p>23/06/01</text:p>
          </table:table-cell>
          <table:table-cell table:formula="of:=[.B540]+[.C541]" office:value-type="float" office:value="960.109078189635" calcext:value-type="float">
            <text:p>960.109078189635</text:p>
          </table:table-cell>
          <table:table-cell table:formula="of:=(RAND()-0.5)*100" office:value-type="float" office:value="-13.0142214532249" calcext:value-type="float">
            <text:p>-13.0142214532249</text:p>
          </table:table-cell>
        </table:table-row>
        <table:table-row table:style-name="ro1">
          <table:table-cell table:formula="of:=[.A541]+1" office:value-type="date" office:date-value="2001-06-24" calcext:value-type="date">
            <text:p>24/06/01</text:p>
          </table:table-cell>
          <table:table-cell table:formula="of:=[.B541]+[.C542]" office:value-type="float" office:value="1000.39382973828" calcext:value-type="float">
            <text:p>1000.39382973828</text:p>
          </table:table-cell>
          <table:table-cell table:formula="of:=(RAND()-0.5)*100" office:value-type="float" office:value="40.2847515486469" calcext:value-type="float">
            <text:p>40.2847515486469</text:p>
          </table:table-cell>
        </table:table-row>
        <table:table-row table:style-name="ro1">
          <table:table-cell table:formula="of:=[.A542]+1" office:value-type="date" office:date-value="2001-06-25" calcext:value-type="date">
            <text:p>25/06/01</text:p>
          </table:table-cell>
          <table:table-cell table:formula="of:=[.B542]+[.C543]" office:value-type="float" office:value="1016.879653704" calcext:value-type="float">
            <text:p>1016.879653704</text:p>
          </table:table-cell>
          <table:table-cell table:formula="of:=(RAND()-0.5)*100" office:value-type="float" office:value="16.4858239657155" calcext:value-type="float">
            <text:p>16.4858239657155</text:p>
          </table:table-cell>
        </table:table-row>
        <table:table-row table:style-name="ro1">
          <table:table-cell table:formula="of:=[.A543]+1" office:value-type="date" office:date-value="2001-06-26" calcext:value-type="date">
            <text:p>26/06/01</text:p>
          </table:table-cell>
          <table:table-cell table:formula="of:=[.B543]+[.C544]" office:value-type="float" office:value="990.014896111591" calcext:value-type="float">
            <text:p>990.014896111591</text:p>
          </table:table-cell>
          <table:table-cell table:formula="of:=(RAND()-0.5)*100" office:value-type="float" office:value="-26.8647575924059" calcext:value-type="float">
            <text:p>-26.8647575924059</text:p>
          </table:table-cell>
        </table:table-row>
        <table:table-row table:style-name="ro1">
          <table:table-cell table:formula="of:=[.A544]+1" office:value-type="date" office:date-value="2001-06-27" calcext:value-type="date">
            <text:p>27/06/01</text:p>
          </table:table-cell>
          <table:table-cell table:formula="of:=[.B544]+[.C545]" office:value-type="float" office:value="1021.28364383594" calcext:value-type="float">
            <text:p>1021.28364383594</text:p>
          </table:table-cell>
          <table:table-cell table:formula="of:=(RAND()-0.5)*100" office:value-type="float" office:value="31.2687477243482" calcext:value-type="float">
            <text:p>31.2687477243482</text:p>
          </table:table-cell>
        </table:table-row>
        <table:table-row table:style-name="ro1">
          <table:table-cell table:formula="of:=[.A545]+1" office:value-type="date" office:date-value="2001-06-28" calcext:value-type="date">
            <text:p>28/06/01</text:p>
          </table:table-cell>
          <table:table-cell table:formula="of:=[.B545]+[.C546]" office:value-type="float" office:value="1061.60560504248" calcext:value-type="float">
            <text:p>1061.60560504248</text:p>
          </table:table-cell>
          <table:table-cell table:formula="of:=(RAND()-0.5)*100" office:value-type="float" office:value="40.3219612065451" calcext:value-type="float">
            <text:p>40.3219612065451</text:p>
          </table:table-cell>
        </table:table-row>
        <table:table-row table:style-name="ro1">
          <table:table-cell table:formula="of:=[.A546]+1" office:value-type="date" office:date-value="2001-06-29" calcext:value-type="date">
            <text:p>29/06/01</text:p>
          </table:table-cell>
          <table:table-cell table:formula="of:=[.B546]+[.C547]" office:value-type="float" office:value="1035.39900541318" calcext:value-type="float">
            <text:p>1035.39900541318</text:p>
          </table:table-cell>
          <table:table-cell table:formula="of:=(RAND()-0.5)*100" office:value-type="float" office:value="-26.2065996293072" calcext:value-type="float">
            <text:p>-26.2065996293072</text:p>
          </table:table-cell>
        </table:table-row>
        <table:table-row table:style-name="ro1">
          <table:table-cell table:formula="of:=[.A547]+1" office:value-type="date" office:date-value="2001-06-30" calcext:value-type="date">
            <text:p>30/06/01</text:p>
          </table:table-cell>
          <table:table-cell table:formula="of:=[.B547]+[.C548]" office:value-type="float" office:value="998.40258601661" calcext:value-type="float">
            <text:p>998.40258601661</text:p>
          </table:table-cell>
          <table:table-cell table:formula="of:=(RAND()-0.5)*100" office:value-type="float" office:value="-36.9964193965668" calcext:value-type="float">
            <text:p>-36.9964193965668</text:p>
          </table:table-cell>
        </table:table-row>
        <table:table-row table:style-name="ro1">
          <table:table-cell table:formula="of:=[.A548]+1" office:value-type="date" office:date-value="2001-07-01" calcext:value-type="date">
            <text:p>01/07/01</text:p>
          </table:table-cell>
          <table:table-cell table:formula="of:=[.B548]+[.C549]" office:value-type="float" office:value="1018.26062293852" calcext:value-type="float">
            <text:p>1018.26062293852</text:p>
          </table:table-cell>
          <table:table-cell table:formula="of:=(RAND()-0.5)*100" office:value-type="float" office:value="19.8580369219102" calcext:value-type="float">
            <text:p>19.8580369219102</text:p>
          </table:table-cell>
        </table:table-row>
        <table:table-row table:style-name="ro1">
          <table:table-cell table:formula="of:=[.A549]+1" office:value-type="date" office:date-value="2001-07-02" calcext:value-type="date">
            <text:p>02/07/01</text:p>
          </table:table-cell>
          <table:table-cell table:formula="of:=[.B549]+[.C550]" office:value-type="float" office:value="997.454012199368" calcext:value-type="float">
            <text:p>997.454012199368</text:p>
          </table:table-cell>
          <table:table-cell table:formula="of:=(RAND()-0.5)*100" office:value-type="float" office:value="-20.8066107391523" calcext:value-type="float">
            <text:p>-20.8066107391523</text:p>
          </table:table-cell>
        </table:table-row>
        <table:table-row table:style-name="ro1">
          <table:table-cell table:formula="of:=[.A550]+1" office:value-type="date" office:date-value="2001-07-03" calcext:value-type="date">
            <text:p>03/07/01</text:p>
          </table:table-cell>
          <table:table-cell table:formula="of:=[.B550]+[.C551]" office:value-type="float" office:value="1003.77115739876" calcext:value-type="float">
            <text:p>1003.77115739876</text:p>
          </table:table-cell>
          <table:table-cell table:formula="of:=(RAND()-0.5)*100" office:value-type="float" office:value="6.31714519939079" calcext:value-type="float">
            <text:p>6.31714519939079</text:p>
          </table:table-cell>
        </table:table-row>
        <table:table-row table:style-name="ro1">
          <table:table-cell table:formula="of:=[.A551]+1" office:value-type="date" office:date-value="2001-07-04" calcext:value-type="date">
            <text:p>04/07/01</text:p>
          </table:table-cell>
          <table:table-cell table:formula="of:=[.B551]+[.C552]" office:value-type="float" office:value="955.186593555602" calcext:value-type="float">
            <text:p>955.186593555602</text:p>
          </table:table-cell>
          <table:table-cell table:formula="of:=(RAND()-0.5)*100" office:value-type="float" office:value="-48.5845638431575" calcext:value-type="float">
            <text:p>-48.5845638431575</text:p>
          </table:table-cell>
        </table:table-row>
        <table:table-row table:style-name="ro1">
          <table:table-cell table:formula="of:=[.A552]+1" office:value-type="date" office:date-value="2001-07-05" calcext:value-type="date">
            <text:p>05/07/01</text:p>
          </table:table-cell>
          <table:table-cell table:formula="of:=[.B552]+[.C553]" office:value-type="float" office:value="989.577064529091" calcext:value-type="float">
            <text:p>989.577064529091</text:p>
          </table:table-cell>
          <table:table-cell table:formula="of:=(RAND()-0.5)*100" office:value-type="float" office:value="34.3904709734891" calcext:value-type="float">
            <text:p>34.3904709734891</text:p>
          </table:table-cell>
        </table:table-row>
        <table:table-row table:style-name="ro1">
          <table:table-cell table:formula="of:=[.A553]+1" office:value-type="date" office:date-value="2001-07-06" calcext:value-type="date">
            <text:p>06/07/01</text:p>
          </table:table-cell>
          <table:table-cell table:formula="of:=[.B553]+[.C554]" office:value-type="float" office:value="950.143843153847" calcext:value-type="float">
            <text:p>950.143843153847</text:p>
          </table:table-cell>
          <table:table-cell table:formula="of:=(RAND()-0.5)*100" office:value-type="float" office:value="-39.4332213752441" calcext:value-type="float">
            <text:p>-39.4332213752441</text:p>
          </table:table-cell>
        </table:table-row>
        <table:table-row table:style-name="ro1">
          <table:table-cell table:formula="of:=[.A554]+1" office:value-type="date" office:date-value="2001-07-07" calcext:value-type="date">
            <text:p>07/07/01</text:p>
          </table:table-cell>
          <table:table-cell table:formula="of:=[.B554]+[.C555]" office:value-type="float" office:value="950.869120120473" calcext:value-type="float">
            <text:p>950.869120120473</text:p>
          </table:table-cell>
          <table:table-cell table:formula="of:=(RAND()-0.5)*100" office:value-type="float" office:value="0.725276966626487" calcext:value-type="float">
            <text:p>0.725276966626487</text:p>
          </table:table-cell>
        </table:table-row>
        <table:table-row table:style-name="ro1">
          <table:table-cell table:formula="of:=[.A555]+1" office:value-type="date" office:date-value="2001-07-08" calcext:value-type="date">
            <text:p>08/07/01</text:p>
          </table:table-cell>
          <table:table-cell table:formula="of:=[.B555]+[.C556]" office:value-type="float" office:value="970.909293698807" calcext:value-type="float">
            <text:p>970.909293698807</text:p>
          </table:table-cell>
          <table:table-cell table:formula="of:=(RAND()-0.5)*100" office:value-type="float" office:value="20.0401735783337" calcext:value-type="float">
            <text:p>20.0401735783337</text:p>
          </table:table-cell>
        </table:table-row>
        <table:table-row table:style-name="ro1">
          <table:table-cell table:formula="of:=[.A556]+1" office:value-type="date" office:date-value="2001-07-09" calcext:value-type="date">
            <text:p>09/07/01</text:p>
          </table:table-cell>
          <table:table-cell table:formula="of:=[.B556]+[.C557]" office:value-type="float" office:value="950.041100046383" calcext:value-type="float">
            <text:p>950.041100046383</text:p>
          </table:table-cell>
          <table:table-cell table:formula="of:=(RAND()-0.5)*100" office:value-type="float" office:value="-20.8681936524239" calcext:value-type="float">
            <text:p>-20.8681936524239</text:p>
          </table:table-cell>
        </table:table-row>
        <table:table-row table:style-name="ro1">
          <table:table-cell table:formula="of:=[.A557]+1" office:value-type="date" office:date-value="2001-07-10" calcext:value-type="date">
            <text:p>10/07/01</text:p>
          </table:table-cell>
          <table:table-cell table:formula="of:=[.B557]+[.C558]" office:value-type="float" office:value="931.855647364733" calcext:value-type="float">
            <text:p>931.855647364733</text:p>
          </table:table-cell>
          <table:table-cell table:formula="of:=(RAND()-0.5)*100" office:value-type="float" office:value="-18.1854526816504" calcext:value-type="float">
            <text:p>-18.1854526816504</text:p>
          </table:table-cell>
        </table:table-row>
        <table:table-row table:style-name="ro1">
          <table:table-cell table:formula="of:=[.A558]+1" office:value-type="date" office:date-value="2001-07-11" calcext:value-type="date">
            <text:p>11/07/01</text:p>
          </table:table-cell>
          <table:table-cell table:formula="of:=[.B558]+[.C559]" office:value-type="float" office:value="894.690043306078" calcext:value-type="float">
            <text:p>894.690043306078</text:p>
          </table:table-cell>
          <table:table-cell table:formula="of:=(RAND()-0.5)*100" office:value-type="float" office:value="-37.1656040586543" calcext:value-type="float">
            <text:p>-37.1656040586543</text:p>
          </table:table-cell>
        </table:table-row>
        <table:table-row table:style-name="ro1">
          <table:table-cell table:formula="of:=[.A559]+1" office:value-type="date" office:date-value="2001-07-12" calcext:value-type="date">
            <text:p>12/07/01</text:p>
          </table:table-cell>
          <table:table-cell table:formula="of:=[.B559]+[.C560]" office:value-type="float" office:value="881.478493337395" calcext:value-type="float">
            <text:p>881.478493337395</text:p>
          </table:table-cell>
          <table:table-cell table:formula="of:=(RAND()-0.5)*100" office:value-type="float" office:value="-13.2115499686838" calcext:value-type="float">
            <text:p>-13.2115499686838</text:p>
          </table:table-cell>
        </table:table-row>
        <table:table-row table:style-name="ro1">
          <table:table-cell table:formula="of:=[.A560]+1" office:value-type="date" office:date-value="2001-07-13" calcext:value-type="date">
            <text:p>13/07/01</text:p>
          </table:table-cell>
          <table:table-cell table:formula="of:=[.B560]+[.C561]" office:value-type="float" office:value="869.826879765856" calcext:value-type="float">
            <text:p>869.826879765856</text:p>
          </table:table-cell>
          <table:table-cell table:formula="of:=(RAND()-0.5)*100" office:value-type="float" office:value="-11.6516135715388" calcext:value-type="float">
            <text:p>-11.6516135715388</text:p>
          </table:table-cell>
        </table:table-row>
        <table:table-row table:style-name="ro1">
          <table:table-cell table:formula="of:=[.A561]+1" office:value-type="date" office:date-value="2001-07-14" calcext:value-type="date">
            <text:p>14/07/01</text:p>
          </table:table-cell>
          <table:table-cell table:formula="of:=[.B561]+[.C562]" office:value-type="float" office:value="849.089298296819" calcext:value-type="float">
            <text:p>849.089298296819</text:p>
          </table:table-cell>
          <table:table-cell table:formula="of:=(RAND()-0.5)*100" office:value-type="float" office:value="-20.737581469037" calcext:value-type="float">
            <text:p>-20.737581469037</text:p>
          </table:table-cell>
        </table:table-row>
        <table:table-row table:style-name="ro1">
          <table:table-cell table:formula="of:=[.A562]+1" office:value-type="date" office:date-value="2001-07-15" calcext:value-type="date">
            <text:p>15/07/01</text:p>
          </table:table-cell>
          <table:table-cell table:formula="of:=[.B562]+[.C563]" office:value-type="float" office:value="869.596867844213" calcext:value-type="float">
            <text:p>869.596867844213</text:p>
          </table:table-cell>
          <table:table-cell table:formula="of:=(RAND()-0.5)*100" office:value-type="float" office:value="20.5075695473944" calcext:value-type="float">
            <text:p>20.5075695473944</text:p>
          </table:table-cell>
        </table:table-row>
        <table:table-row table:style-name="ro1">
          <table:table-cell table:formula="of:=[.A563]+1" office:value-type="date" office:date-value="2001-07-16" calcext:value-type="date">
            <text:p>16/07/01</text:p>
          </table:table-cell>
          <table:table-cell table:formula="of:=[.B563]+[.C564]" office:value-type="float" office:value="884.526577233117" calcext:value-type="float">
            <text:p>884.526577233117</text:p>
          </table:table-cell>
          <table:table-cell table:formula="of:=(RAND()-0.5)*100" office:value-type="float" office:value="14.9297093889039" calcext:value-type="float">
            <text:p>14.9297093889039</text:p>
          </table:table-cell>
        </table:table-row>
        <table:table-row table:style-name="ro1">
          <table:table-cell table:formula="of:=[.A564]+1" office:value-type="date" office:date-value="2001-07-17" calcext:value-type="date">
            <text:p>17/07/01</text:p>
          </table:table-cell>
          <table:table-cell table:formula="of:=[.B564]+[.C565]" office:value-type="float" office:value="904.788246193751" calcext:value-type="float">
            <text:p>904.788246193751</text:p>
          </table:table-cell>
          <table:table-cell table:formula="of:=(RAND()-0.5)*100" office:value-type="float" office:value="20.2616689606341" calcext:value-type="float">
            <text:p>20.2616689606341</text:p>
          </table:table-cell>
        </table:table-row>
        <table:table-row table:style-name="ro1">
          <table:table-cell table:formula="of:=[.A565]+1" office:value-type="date" office:date-value="2001-07-18" calcext:value-type="date">
            <text:p>18/07/01</text:p>
          </table:table-cell>
          <table:table-cell table:formula="of:=[.B565]+[.C566]" office:value-type="float" office:value="933.28465277903" calcext:value-type="float">
            <text:p>933.28465277903</text:p>
          </table:table-cell>
          <table:table-cell table:formula="of:=(RAND()-0.5)*100" office:value-type="float" office:value="28.4964065852793" calcext:value-type="float">
            <text:p>28.4964065852793</text:p>
          </table:table-cell>
        </table:table-row>
        <table:table-row table:style-name="ro1">
          <table:table-cell table:formula="of:=[.A566]+1" office:value-type="date" office:date-value="2001-07-19" calcext:value-type="date">
            <text:p>19/07/01</text:p>
          </table:table-cell>
          <table:table-cell table:formula="of:=[.B566]+[.C567]" office:value-type="float" office:value="955.265920871408" calcext:value-type="float">
            <text:p>955.265920871408</text:p>
          </table:table-cell>
          <table:table-cell table:formula="of:=(RAND()-0.5)*100" office:value-type="float" office:value="21.9812680923772" calcext:value-type="float">
            <text:p>21.9812680923772</text:p>
          </table:table-cell>
        </table:table-row>
        <table:table-row table:style-name="ro1">
          <table:table-cell table:formula="of:=[.A567]+1" office:value-type="date" office:date-value="2001-07-20" calcext:value-type="date">
            <text:p>20/07/01</text:p>
          </table:table-cell>
          <table:table-cell table:formula="of:=[.B567]+[.C568]" office:value-type="float" office:value="990.318916663459" calcext:value-type="float">
            <text:p>990.318916663459</text:p>
          </table:table-cell>
          <table:table-cell table:formula="of:=(RAND()-0.5)*100" office:value-type="float" office:value="35.0529957920511" calcext:value-type="float">
            <text:p>35.0529957920511</text:p>
          </table:table-cell>
        </table:table-row>
        <table:table-row table:style-name="ro1">
          <table:table-cell table:formula="of:=[.A568]+1" office:value-type="date" office:date-value="2001-07-21" calcext:value-type="date">
            <text:p>21/07/01</text:p>
          </table:table-cell>
          <table:table-cell table:formula="of:=[.B568]+[.C569]" office:value-type="float" office:value="1015.94541330871" calcext:value-type="float">
            <text:p>1015.94541330871</text:p>
          </table:table-cell>
          <table:table-cell table:formula="of:=(RAND()-0.5)*100" office:value-type="float" office:value="25.6264966452559" calcext:value-type="float">
            <text:p>25.6264966452559</text:p>
          </table:table-cell>
        </table:table-row>
        <table:table-row table:style-name="ro1">
          <table:table-cell table:formula="of:=[.A569]+1" office:value-type="date" office:date-value="2001-07-22" calcext:value-type="date">
            <text:p>22/07/01</text:p>
          </table:table-cell>
          <table:table-cell table:formula="of:=[.B569]+[.C570]" office:value-type="float" office:value="1065.34749297811" calcext:value-type="float">
            <text:p>1065.34749297811</text:p>
          </table:table-cell>
          <table:table-cell table:formula="of:=(RAND()-0.5)*100" office:value-type="float" office:value="49.4020796693931" calcext:value-type="float">
            <text:p>49.4020796693931</text:p>
          </table:table-cell>
        </table:table-row>
        <table:table-row table:style-name="ro1">
          <table:table-cell table:formula="of:=[.A570]+1" office:value-type="date" office:date-value="2001-07-23" calcext:value-type="date">
            <text:p>23/07/01</text:p>
          </table:table-cell>
          <table:table-cell table:formula="of:=[.B570]+[.C571]" office:value-type="float" office:value="1107.83462670585" calcext:value-type="float">
            <text:p>1107.83462670585</text:p>
          </table:table-cell>
          <table:table-cell table:formula="of:=(RAND()-0.5)*100" office:value-type="float" office:value="42.4871337277433" calcext:value-type="float">
            <text:p>42.4871337277433</text:p>
          </table:table-cell>
        </table:table-row>
        <table:table-row table:style-name="ro1">
          <table:table-cell table:formula="of:=[.A571]+1" office:value-type="date" office:date-value="2001-07-24" calcext:value-type="date">
            <text:p>24/07/01</text:p>
          </table:table-cell>
          <table:table-cell table:formula="of:=[.B571]+[.C572]" office:value-type="float" office:value="1111.11218231593" calcext:value-type="float">
            <text:p>1111.11218231593</text:p>
          </table:table-cell>
          <table:table-cell table:formula="of:=(RAND()-0.5)*100" office:value-type="float" office:value="3.27755561007511" calcext:value-type="float">
            <text:p>3.27755561007511</text:p>
          </table:table-cell>
        </table:table-row>
        <table:table-row table:style-name="ro1">
          <table:table-cell table:formula="of:=[.A572]+1" office:value-type="date" office:date-value="2001-07-25" calcext:value-type="date">
            <text:p>25/07/01</text:p>
          </table:table-cell>
          <table:table-cell table:formula="of:=[.B572]+[.C573]" office:value-type="float" office:value="1077.5844619203" calcext:value-type="float">
            <text:p>1077.5844619203</text:p>
          </table:table-cell>
          <table:table-cell table:formula="of:=(RAND()-0.5)*100" office:value-type="float" office:value="-33.5277203956236" calcext:value-type="float">
            <text:p>-33.5277203956236</text:p>
          </table:table-cell>
        </table:table-row>
        <table:table-row table:style-name="ro1">
          <table:table-cell table:formula="of:=[.A573]+1" office:value-type="date" office:date-value="2001-07-26" calcext:value-type="date">
            <text:p>26/07/01</text:p>
          </table:table-cell>
          <table:table-cell table:formula="of:=[.B573]+[.C574]" office:value-type="float" office:value="1043.35525069741" calcext:value-type="float">
            <text:p>1043.35525069741</text:p>
          </table:table-cell>
          <table:table-cell table:formula="of:=(RAND()-0.5)*100" office:value-type="float" office:value="-34.2292112228889" calcext:value-type="float">
            <text:p>-34.2292112228889</text:p>
          </table:table-cell>
        </table:table-row>
        <table:table-row table:style-name="ro1">
          <table:table-cell table:formula="of:=[.A574]+1" office:value-type="date" office:date-value="2001-07-27" calcext:value-type="date">
            <text:p>27/07/01</text:p>
          </table:table-cell>
          <table:table-cell table:formula="of:=[.B574]+[.C575]" office:value-type="float" office:value="1065.74511847094" calcext:value-type="float">
            <text:p>1065.74511847094</text:p>
          </table:table-cell>
          <table:table-cell table:formula="of:=(RAND()-0.5)*100" office:value-type="float" office:value="22.3898677735243" calcext:value-type="float">
            <text:p>22.3898677735243</text:p>
          </table:table-cell>
        </table:table-row>
        <table:table-row table:style-name="ro1">
          <table:table-cell table:formula="of:=[.A575]+1" office:value-type="date" office:date-value="2001-07-28" calcext:value-type="date">
            <text:p>28/07/01</text:p>
          </table:table-cell>
          <table:table-cell table:formula="of:=[.B575]+[.C576]" office:value-type="float" office:value="1076.52975249351" calcext:value-type="float">
            <text:p>1076.52975249351</text:p>
          </table:table-cell>
          <table:table-cell table:formula="of:=(RAND()-0.5)*100" office:value-type="float" office:value="10.7846340225668" calcext:value-type="float">
            <text:p>10.7846340225668</text:p>
          </table:table-cell>
        </table:table-row>
        <table:table-row table:style-name="ro1">
          <table:table-cell table:formula="of:=[.A576]+1" office:value-type="date" office:date-value="2001-07-29" calcext:value-type="date">
            <text:p>29/07/01</text:p>
          </table:table-cell>
          <table:table-cell table:formula="of:=[.B576]+[.C577]" office:value-type="float" office:value="1102.54056692336" calcext:value-type="float">
            <text:p>1102.54056692336</text:p>
          </table:table-cell>
          <table:table-cell table:formula="of:=(RAND()-0.5)*100" office:value-type="float" office:value="26.0108144298534" calcext:value-type="float">
            <text:p>26.0108144298534</text:p>
          </table:table-cell>
        </table:table-row>
        <table:table-row table:style-name="ro1">
          <table:table-cell table:formula="of:=[.A577]+1" office:value-type="date" office:date-value="2001-07-30" calcext:value-type="date">
            <text:p>30/07/01</text:p>
          </table:table-cell>
          <table:table-cell table:formula="of:=[.B577]+[.C578]" office:value-type="float" office:value="1127.35143585627" calcext:value-type="float">
            <text:p>1127.35143585627</text:p>
          </table:table-cell>
          <table:table-cell table:formula="of:=(RAND()-0.5)*100" office:value-type="float" office:value="24.8108689329123" calcext:value-type="float">
            <text:p>24.8108689329123</text:p>
          </table:table-cell>
        </table:table-row>
        <table:table-row table:style-name="ro1">
          <table:table-cell table:formula="of:=[.A578]+1" office:value-type="date" office:date-value="2001-07-31" calcext:value-type="date">
            <text:p>31/07/01</text:p>
          </table:table-cell>
          <table:table-cell table:formula="of:=[.B578]+[.C579]" office:value-type="float" office:value="1143.47138105886" calcext:value-type="float">
            <text:p>1143.47138105886</text:p>
          </table:table-cell>
          <table:table-cell table:formula="of:=(RAND()-0.5)*100" office:value-type="float" office:value="16.1199452025849" calcext:value-type="float">
            <text:p>16.1199452025849</text:p>
          </table:table-cell>
        </table:table-row>
        <table:table-row table:style-name="ro1">
          <table:table-cell table:formula="of:=[.A579]+1" office:value-type="date" office:date-value="2001-08-01" calcext:value-type="date">
            <text:p>01/08/01</text:p>
          </table:table-cell>
          <table:table-cell table:formula="of:=[.B579]+[.C580]" office:value-type="float" office:value="1099.8172810664" calcext:value-type="float">
            <text:p>1099.8172810664</text:p>
          </table:table-cell>
          <table:table-cell table:formula="of:=(RAND()-0.5)*100" office:value-type="float" office:value="-43.6540999924598" calcext:value-type="float">
            <text:p>-43.6540999924598</text:p>
          </table:table-cell>
        </table:table-row>
        <table:table-row table:style-name="ro1">
          <table:table-cell table:formula="of:=[.A580]+1" office:value-type="date" office:date-value="2001-08-02" calcext:value-type="date">
            <text:p>02/08/01</text:p>
          </table:table-cell>
          <table:table-cell table:formula="of:=[.B580]+[.C581]" office:value-type="float" office:value="1083.66118893598" calcext:value-type="float">
            <text:p>1083.66118893598</text:p>
          </table:table-cell>
          <table:table-cell table:formula="of:=(RAND()-0.5)*100" office:value-type="float" office:value="-16.1560921304129" calcext:value-type="float">
            <text:p>-16.1560921304129</text:p>
          </table:table-cell>
        </table:table-row>
        <table:table-row table:style-name="ro1">
          <table:table-cell table:formula="of:=[.A581]+1" office:value-type="date" office:date-value="2001-08-03" calcext:value-type="date">
            <text:p>03/08/01</text:p>
          </table:table-cell>
          <table:table-cell table:formula="of:=[.B581]+[.C582]" office:value-type="float" office:value="1040.83145800508" calcext:value-type="float">
            <text:p>1040.83145800508</text:p>
          </table:table-cell>
          <table:table-cell table:formula="of:=(RAND()-0.5)*100" office:value-type="float" office:value="-42.8297309309032" calcext:value-type="float">
            <text:p>-42.8297309309032</text:p>
          </table:table-cell>
        </table:table-row>
        <table:table-row table:style-name="ro1">
          <table:table-cell table:formula="of:=[.A582]+1" office:value-type="date" office:date-value="2001-08-04" calcext:value-type="date">
            <text:p>04/08/01</text:p>
          </table:table-cell>
          <table:table-cell table:formula="of:=[.B582]+[.C583]" office:value-type="float" office:value="1003.08732994925" calcext:value-type="float">
            <text:p>1003.08732994925</text:p>
          </table:table-cell>
          <table:table-cell table:formula="of:=(RAND()-0.5)*100" office:value-type="float" office:value="-37.7441280558286" calcext:value-type="float">
            <text:p>-37.7441280558286</text:p>
          </table:table-cell>
        </table:table-row>
        <table:table-row table:style-name="ro1">
          <table:table-cell table:formula="of:=[.A583]+1" office:value-type="date" office:date-value="2001-08-05" calcext:value-type="date">
            <text:p>05/08/01</text:p>
          </table:table-cell>
          <table:table-cell table:formula="of:=[.B583]+[.C584]" office:value-type="float" office:value="968.733114351718" calcext:value-type="float">
            <text:p>968.733114351718</text:p>
          </table:table-cell>
          <table:table-cell table:formula="of:=(RAND()-0.5)*100" office:value-type="float" office:value="-34.3542155975326" calcext:value-type="float">
            <text:p>-34.3542155975326</text:p>
          </table:table-cell>
        </table:table-row>
        <table:table-row table:style-name="ro1">
          <table:table-cell table:formula="of:=[.A584]+1" office:value-type="date" office:date-value="2001-08-06" calcext:value-type="date">
            <text:p>06/08/01</text:p>
          </table:table-cell>
          <table:table-cell table:formula="of:=[.B584]+[.C585]" office:value-type="float" office:value="927.389850394585" calcext:value-type="float">
            <text:p>927.389850394585</text:p>
          </table:table-cell>
          <table:table-cell table:formula="of:=(RAND()-0.5)*100" office:value-type="float" office:value="-41.3432639571335" calcext:value-type="float">
            <text:p>-41.3432639571335</text:p>
          </table:table-cell>
        </table:table-row>
        <table:table-row table:style-name="ro1">
          <table:table-cell table:formula="of:=[.A585]+1" office:value-type="date" office:date-value="2001-08-07" calcext:value-type="date">
            <text:p>07/08/01</text:p>
          </table:table-cell>
          <table:table-cell table:formula="of:=[.B585]+[.C586]" office:value-type="float" office:value="946.468183530943" calcext:value-type="float">
            <text:p>946.468183530943</text:p>
          </table:table-cell>
          <table:table-cell table:formula="of:=(RAND()-0.5)*100" office:value-type="float" office:value="19.0783331363579" calcext:value-type="float">
            <text:p>19.0783331363579</text:p>
          </table:table-cell>
        </table:table-row>
        <table:table-row table:style-name="ro1">
          <table:table-cell table:formula="of:=[.A586]+1" office:value-type="date" office:date-value="2001-08-08" calcext:value-type="date">
            <text:p>08/08/01</text:p>
          </table:table-cell>
          <table:table-cell table:formula="of:=[.B586]+[.C587]" office:value-type="float" office:value="966.268086111279" calcext:value-type="float">
            <text:p>966.268086111279</text:p>
          </table:table-cell>
          <table:table-cell table:formula="of:=(RAND()-0.5)*100" office:value-type="float" office:value="19.7999025803361" calcext:value-type="float">
            <text:p>19.7999025803361</text:p>
          </table:table-cell>
        </table:table-row>
        <table:table-row table:style-name="ro1">
          <table:table-cell table:formula="of:=[.A587]+1" office:value-type="date" office:date-value="2001-08-09" calcext:value-type="date">
            <text:p>09/08/01</text:p>
          </table:table-cell>
          <table:table-cell table:formula="of:=[.B587]+[.C588]" office:value-type="float" office:value="945.864607658491" calcext:value-type="float">
            <text:p>945.864607658491</text:p>
          </table:table-cell>
          <table:table-cell table:formula="of:=(RAND()-0.5)*100" office:value-type="float" office:value="-20.4034784527881" calcext:value-type="float">
            <text:p>-20.4034784527881</text:p>
          </table:table-cell>
        </table:table-row>
        <table:table-row table:style-name="ro1">
          <table:table-cell table:formula="of:=[.A588]+1" office:value-type="date" office:date-value="2001-08-10" calcext:value-type="date">
            <text:p>10/08/01</text:p>
          </table:table-cell>
          <table:table-cell table:formula="of:=[.B588]+[.C589]" office:value-type="float" office:value="898.841227966674" calcext:value-type="float">
            <text:p>898.841227966674</text:p>
          </table:table-cell>
          <table:table-cell table:formula="of:=(RAND()-0.5)*100" office:value-type="float" office:value="-47.0233796918169" calcext:value-type="float">
            <text:p>-47.0233796918169</text:p>
          </table:table-cell>
        </table:table-row>
        <table:table-row table:style-name="ro1">
          <table:table-cell table:formula="of:=[.A589]+1" office:value-type="date" office:date-value="2001-08-11" calcext:value-type="date">
            <text:p>11/08/01</text:p>
          </table:table-cell>
          <table:table-cell table:formula="of:=[.B589]+[.C590]" office:value-type="float" office:value="923.853824699997" calcext:value-type="float">
            <text:p>923.853824699997</text:p>
          </table:table-cell>
          <table:table-cell table:formula="of:=(RAND()-0.5)*100" office:value-type="float" office:value="25.0125967333232" calcext:value-type="float">
            <text:p>25.0125967333232</text:p>
          </table:table-cell>
        </table:table-row>
        <table:table-row table:style-name="ro1">
          <table:table-cell table:formula="of:=[.A590]+1" office:value-type="date" office:date-value="2001-08-12" calcext:value-type="date">
            <text:p>12/08/01</text:p>
          </table:table-cell>
          <table:table-cell table:formula="of:=[.B590]+[.C591]" office:value-type="float" office:value="883.660913991184" calcext:value-type="float">
            <text:p>883.660913991184</text:p>
          </table:table-cell>
          <table:table-cell table:formula="of:=(RAND()-0.5)*100" office:value-type="float" office:value="-40.1929107088129" calcext:value-type="float">
            <text:p>-40.1929107088129</text:p>
          </table:table-cell>
        </table:table-row>
        <table:table-row table:style-name="ro1">
          <table:table-cell table:formula="of:=[.A591]+1" office:value-type="date" office:date-value="2001-08-13" calcext:value-type="date">
            <text:p>13/08/01</text:p>
          </table:table-cell>
          <table:table-cell table:formula="of:=[.B591]+[.C592]" office:value-type="float" office:value="866.16197825824" calcext:value-type="float">
            <text:p>866.16197825824</text:p>
          </table:table-cell>
          <table:table-cell table:formula="of:=(RAND()-0.5)*100" office:value-type="float" office:value="-17.4989357329436" calcext:value-type="float">
            <text:p>-17.4989357329436</text:p>
          </table:table-cell>
        </table:table-row>
        <table:table-row table:style-name="ro1">
          <table:table-cell table:formula="of:=[.A592]+1" office:value-type="date" office:date-value="2001-08-14" calcext:value-type="date">
            <text:p>14/08/01</text:p>
          </table:table-cell>
          <table:table-cell table:formula="of:=[.B592]+[.C593]" office:value-type="float" office:value="820.156952065848" calcext:value-type="float">
            <text:p>820.156952065848</text:p>
          </table:table-cell>
          <table:table-cell table:formula="of:=(RAND()-0.5)*100" office:value-type="float" office:value="-46.0050261923921" calcext:value-type="float">
            <text:p>-46.0050261923921</text:p>
          </table:table-cell>
        </table:table-row>
        <table:table-row table:style-name="ro1">
          <table:table-cell table:formula="of:=[.A593]+1" office:value-type="date" office:date-value="2001-08-15" calcext:value-type="date">
            <text:p>15/08/01</text:p>
          </table:table-cell>
          <table:table-cell table:formula="of:=[.B593]+[.C594]" office:value-type="float" office:value="833.045885659324" calcext:value-type="float">
            <text:p>833.045885659324</text:p>
          </table:table-cell>
          <table:table-cell table:formula="of:=(RAND()-0.5)*100" office:value-type="float" office:value="12.8889335934762" calcext:value-type="float">
            <text:p>12.8889335934762</text:p>
          </table:table-cell>
        </table:table-row>
        <table:table-row table:style-name="ro1">
          <table:table-cell table:formula="of:=[.A594]+1" office:value-type="date" office:date-value="2001-08-16" calcext:value-type="date">
            <text:p>16/08/01</text:p>
          </table:table-cell>
          <table:table-cell table:formula="of:=[.B594]+[.C595]" office:value-type="float" office:value="796.072169745916" calcext:value-type="float">
            <text:p>796.072169745916</text:p>
          </table:table-cell>
          <table:table-cell table:formula="of:=(RAND()-0.5)*100" office:value-type="float" office:value="-36.9737159134086" calcext:value-type="float">
            <text:p>-36.9737159134086</text:p>
          </table:table-cell>
        </table:table-row>
        <table:table-row table:style-name="ro1">
          <table:table-cell table:formula="of:=[.A595]+1" office:value-type="date" office:date-value="2001-08-17" calcext:value-type="date">
            <text:p>17/08/01</text:p>
          </table:table-cell>
          <table:table-cell table:formula="of:=[.B595]+[.C596]" office:value-type="float" office:value="810.371009585033" calcext:value-type="float">
            <text:p>810.371009585033</text:p>
          </table:table-cell>
          <table:table-cell table:formula="of:=(RAND()-0.5)*100" office:value-type="float" office:value="14.2988398391169" calcext:value-type="float">
            <text:p>14.2988398391169</text:p>
          </table:table-cell>
        </table:table-row>
        <table:table-row table:style-name="ro1">
          <table:table-cell table:formula="of:=[.A596]+1" office:value-type="date" office:date-value="2001-08-18" calcext:value-type="date">
            <text:p>18/08/01</text:p>
          </table:table-cell>
          <table:table-cell table:formula="of:=[.B596]+[.C597]" office:value-type="float" office:value="851.545340759786" calcext:value-type="float">
            <text:p>851.545340759786</text:p>
          </table:table-cell>
          <table:table-cell table:formula="of:=(RAND()-0.5)*100" office:value-type="float" office:value="41.1743311747532" calcext:value-type="float">
            <text:p>41.1743311747532</text:p>
          </table:table-cell>
        </table:table-row>
        <table:table-row table:style-name="ro1">
          <table:table-cell table:formula="of:=[.A597]+1" office:value-type="date" office:date-value="2001-08-19" calcext:value-type="date">
            <text:p>19/08/01</text:p>
          </table:table-cell>
          <table:table-cell table:formula="of:=[.B597]+[.C598]" office:value-type="float" office:value="848.127209774697" calcext:value-type="float">
            <text:p>848.127209774697</text:p>
          </table:table-cell>
          <table:table-cell table:formula="of:=(RAND()-0.5)*100" office:value-type="float" office:value="-3.4181309850891" calcext:value-type="float">
            <text:p>-3.4181309850891</text:p>
          </table:table-cell>
        </table:table-row>
        <table:table-row table:style-name="ro1">
          <table:table-cell table:formula="of:=[.A598]+1" office:value-type="date" office:date-value="2001-08-20" calcext:value-type="date">
            <text:p>20/08/01</text:p>
          </table:table-cell>
          <table:table-cell table:formula="of:=[.B598]+[.C599]" office:value-type="float" office:value="849.247286722044" calcext:value-type="float">
            <text:p>849.247286722044</text:p>
          </table:table-cell>
          <table:table-cell table:formula="of:=(RAND()-0.5)*100" office:value-type="float" office:value="1.12007694734718" calcext:value-type="float">
            <text:p>1.12007694734718</text:p>
          </table:table-cell>
        </table:table-row>
        <table:table-row table:style-name="ro1">
          <table:table-cell table:formula="of:=[.A599]+1" office:value-type="date" office:date-value="2001-08-21" calcext:value-type="date">
            <text:p>21/08/01</text:p>
          </table:table-cell>
          <table:table-cell table:formula="of:=[.B599]+[.C600]" office:value-type="float" office:value="864.837766111271" calcext:value-type="float">
            <text:p>864.837766111271</text:p>
          </table:table-cell>
          <table:table-cell table:formula="of:=(RAND()-0.5)*100" office:value-type="float" office:value="15.5904793892267" calcext:value-type="float">
            <text:p>15.5904793892267</text:p>
          </table:table-cell>
        </table:table-row>
        <table:table-row table:style-name="ro1">
          <table:table-cell table:formula="of:=[.A600]+1" office:value-type="date" office:date-value="2001-08-22" calcext:value-type="date">
            <text:p>22/08/01</text:p>
          </table:table-cell>
          <table:table-cell table:formula="of:=[.B600]+[.C601]" office:value-type="float" office:value="889.947840272031" calcext:value-type="float">
            <text:p>889.947840272031</text:p>
          </table:table-cell>
          <table:table-cell table:formula="of:=(RAND()-0.5)*100" office:value-type="float" office:value="25.11007416076" calcext:value-type="float">
            <text:p>25.11007416076</text:p>
          </table:table-cell>
        </table:table-row>
        <table:table-row table:style-name="ro1">
          <table:table-cell table:formula="of:=[.A601]+1" office:value-type="date" office:date-value="2001-08-23" calcext:value-type="date">
            <text:p>23/08/01</text:p>
          </table:table-cell>
          <table:table-cell table:formula="of:=[.B601]+[.C602]" office:value-type="float" office:value="913.337842087273" calcext:value-type="float">
            <text:p>913.337842087273</text:p>
          </table:table-cell>
          <table:table-cell table:formula="of:=(RAND()-0.5)*100" office:value-type="float" office:value="23.3900018152423" calcext:value-type="float">
            <text:p>23.3900018152423</text:p>
          </table:table-cell>
        </table:table-row>
        <table:table-row table:style-name="ro1">
          <table:table-cell table:formula="of:=[.A602]+1" office:value-type="date" office:date-value="2001-08-24" calcext:value-type="date">
            <text:p>24/08/01</text:p>
          </table:table-cell>
          <table:table-cell table:formula="of:=[.B602]+[.C603]" office:value-type="float" office:value="947.838953317041" calcext:value-type="float">
            <text:p>947.838953317041</text:p>
          </table:table-cell>
          <table:table-cell table:formula="of:=(RAND()-0.5)*100" office:value-type="float" office:value="34.5011112297679" calcext:value-type="float">
            <text:p>34.5011112297679</text:p>
          </table:table-cell>
        </table:table-row>
        <table:table-row table:style-name="ro1">
          <table:table-cell table:formula="of:=[.A603]+1" office:value-type="date" office:date-value="2001-08-25" calcext:value-type="date">
            <text:p>25/08/01</text:p>
          </table:table-cell>
          <table:table-cell table:formula="of:=[.B603]+[.C604]" office:value-type="float" office:value="981.180332756489" calcext:value-type="float">
            <text:p>981.180332756489</text:p>
          </table:table-cell>
          <table:table-cell table:formula="of:=(RAND()-0.5)*100" office:value-type="float" office:value="33.341379439448" calcext:value-type="float">
            <text:p>33.341379439448</text:p>
          </table:table-cell>
        </table:table-row>
        <table:table-row table:style-name="ro1">
          <table:table-cell table:formula="of:=[.A604]+1" office:value-type="date" office:date-value="2001-08-26" calcext:value-type="date">
            <text:p>26/08/01</text:p>
          </table:table-cell>
          <table:table-cell table:formula="of:=[.B604]+[.C605]" office:value-type="float" office:value="944.339513185101" calcext:value-type="float">
            <text:p>944.339513185101</text:p>
          </table:table-cell>
          <table:table-cell table:formula="of:=(RAND()-0.5)*100" office:value-type="float" office:value="-36.8408195713875" calcext:value-type="float">
            <text:p>-36.8408195713875</text:p>
          </table:table-cell>
        </table:table-row>
        <table:table-row table:style-name="ro1">
          <table:table-cell table:formula="of:=[.A605]+1" office:value-type="date" office:date-value="2001-08-27" calcext:value-type="date">
            <text:p>27/08/01</text:p>
          </table:table-cell>
          <table:table-cell table:formula="of:=[.B605]+[.C606]" office:value-type="float" office:value="947.198072976359" calcext:value-type="float">
            <text:p>947.198072976359</text:p>
          </table:table-cell>
          <table:table-cell table:formula="of:=(RAND()-0.5)*100" office:value-type="float" office:value="2.85855979125718" calcext:value-type="float">
            <text:p>2.85855979125718</text:p>
          </table:table-cell>
        </table:table-row>
        <table:table-row table:style-name="ro1">
          <table:table-cell table:formula="of:=[.A606]+1" office:value-type="date" office:date-value="2001-08-28" calcext:value-type="date">
            <text:p>28/08/01</text:p>
          </table:table-cell>
          <table:table-cell table:formula="of:=[.B606]+[.C607]" office:value-type="float" office:value="924.673231300516" calcext:value-type="float">
            <text:p>924.673231300516</text:p>
          </table:table-cell>
          <table:table-cell table:formula="of:=(RAND()-0.5)*100" office:value-type="float" office:value="-22.5248416758423" calcext:value-type="float">
            <text:p>-22.5248416758423</text:p>
          </table:table-cell>
        </table:table-row>
        <table:table-row table:style-name="ro1">
          <table:table-cell table:formula="of:=[.A607]+1" office:value-type="date" office:date-value="2001-08-29" calcext:value-type="date">
            <text:p>29/08/01</text:p>
          </table:table-cell>
          <table:table-cell table:formula="of:=[.B607]+[.C608]" office:value-type="float" office:value="940.838876985378" calcext:value-type="float">
            <text:p>940.838876985378</text:p>
          </table:table-cell>
          <table:table-cell table:formula="of:=(RAND()-0.5)*100" office:value-type="float" office:value="16.1656456848616" calcext:value-type="float">
            <text:p>16.1656456848616</text:p>
          </table:table-cell>
        </table:table-row>
        <table:table-row table:style-name="ro1">
          <table:table-cell table:formula="of:=[.A608]+1" office:value-type="date" office:date-value="2001-08-30" calcext:value-type="date">
            <text:p>30/08/01</text:p>
          </table:table-cell>
          <table:table-cell table:formula="of:=[.B608]+[.C609]" office:value-type="float" office:value="972.92199147004" calcext:value-type="float">
            <text:p>972.92199147004</text:p>
          </table:table-cell>
          <table:table-cell table:formula="of:=(RAND()-0.5)*100" office:value-type="float" office:value="32.0831144846619" calcext:value-type="float">
            <text:p>32.0831144846619</text:p>
          </table:table-cell>
        </table:table-row>
        <table:table-row table:style-name="ro1">
          <table:table-cell table:formula="of:=[.A609]+1" office:value-type="date" office:date-value="2001-08-31" calcext:value-type="date">
            <text:p>31/08/01</text:p>
          </table:table-cell>
          <table:table-cell table:formula="of:=[.B609]+[.C610]" office:value-type="float" office:value="956.275504453724" calcext:value-type="float">
            <text:p>956.275504453724</text:p>
          </table:table-cell>
          <table:table-cell table:formula="of:=(RAND()-0.5)*100" office:value-type="float" office:value="-16.6464870163154" calcext:value-type="float">
            <text:p>-16.6464870163154</text:p>
          </table:table-cell>
        </table:table-row>
        <table:table-row table:style-name="ro1">
          <table:table-cell table:formula="of:=[.A610]+1" office:value-type="date" office:date-value="2001-09-01" calcext:value-type="date">
            <text:p>01/09/01</text:p>
          </table:table-cell>
          <table:table-cell table:formula="of:=[.B610]+[.C611]" office:value-type="float" office:value="983.976847993972" calcext:value-type="float">
            <text:p>983.976847993972</text:p>
          </table:table-cell>
          <table:table-cell table:formula="of:=(RAND()-0.5)*100" office:value-type="float" office:value="27.7013435402471" calcext:value-type="float">
            <text:p>27.7013435402471</text:p>
          </table:table-cell>
        </table:table-row>
        <table:table-row table:style-name="ro1">
          <table:table-cell table:formula="of:=[.A611]+1" office:value-type="date" office:date-value="2001-09-02" calcext:value-type="date">
            <text:p>02/09/01</text:p>
          </table:table-cell>
          <table:table-cell table:formula="of:=[.B611]+[.C612]" office:value-type="float" office:value="971.387186392501" calcext:value-type="float">
            <text:p>971.387186392501</text:p>
          </table:table-cell>
          <table:table-cell table:formula="of:=(RAND()-0.5)*100" office:value-type="float" office:value="-12.5896616014701" calcext:value-type="float">
            <text:p>-12.5896616014701</text:p>
          </table:table-cell>
        </table:table-row>
        <table:table-row table:style-name="ro1">
          <table:table-cell table:formula="of:=[.A612]+1" office:value-type="date" office:date-value="2001-09-03" calcext:value-type="date">
            <text:p>03/09/01</text:p>
          </table:table-cell>
          <table:table-cell table:formula="of:=[.B612]+[.C613]" office:value-type="float" office:value="982.598551779327" calcext:value-type="float">
            <text:p>982.598551779327</text:p>
          </table:table-cell>
          <table:table-cell table:formula="of:=(RAND()-0.5)*100" office:value-type="float" office:value="11.2113653868259" calcext:value-type="float">
            <text:p>11.2113653868259</text:p>
          </table:table-cell>
        </table:table-row>
        <table:table-row table:style-name="ro1">
          <table:table-cell table:formula="of:=[.A613]+1" office:value-type="date" office:date-value="2001-09-04" calcext:value-type="date">
            <text:p>04/09/01</text:p>
          </table:table-cell>
          <table:table-cell table:formula="of:=[.B613]+[.C614]" office:value-type="float" office:value="978.750581099235" calcext:value-type="float">
            <text:p>978.750581099235</text:p>
          </table:table-cell>
          <table:table-cell table:formula="of:=(RAND()-0.5)*100" office:value-type="float" office:value="-3.84797068009196" calcext:value-type="float">
            <text:p>-3.84797068009196</text:p>
          </table:table-cell>
        </table:table-row>
        <table:table-row table:style-name="ro1">
          <table:table-cell table:formula="of:=[.A614]+1" office:value-type="date" office:date-value="2001-09-05" calcext:value-type="date">
            <text:p>05/09/01</text:p>
          </table:table-cell>
          <table:table-cell table:formula="of:=[.B614]+[.C615]" office:value-type="float" office:value="932.075079066033" calcext:value-type="float">
            <text:p>932.075079066033</text:p>
          </table:table-cell>
          <table:table-cell table:formula="of:=(RAND()-0.5)*100" office:value-type="float" office:value="-46.6755020332021" calcext:value-type="float">
            <text:p>-46.6755020332021</text:p>
          </table:table-cell>
        </table:table-row>
        <table:table-row table:style-name="ro1">
          <table:table-cell table:formula="of:=[.A615]+1" office:value-type="date" office:date-value="2001-09-06" calcext:value-type="date">
            <text:p>06/09/01</text:p>
          </table:table-cell>
          <table:table-cell table:formula="of:=[.B615]+[.C616]" office:value-type="float" office:value="892.217715804917" calcext:value-type="float">
            <text:p>892.217715804917</text:p>
          </table:table-cell>
          <table:table-cell table:formula="of:=(RAND()-0.5)*100" office:value-type="float" office:value="-39.8573632611165" calcext:value-type="float">
            <text:p>-39.8573632611165</text:p>
          </table:table-cell>
        </table:table-row>
        <table:table-row table:style-name="ro1">
          <table:table-cell table:formula="of:=[.A616]+1" office:value-type="date" office:date-value="2001-09-07" calcext:value-type="date">
            <text:p>07/09/01</text:p>
          </table:table-cell>
          <table:table-cell table:formula="of:=[.B616]+[.C617]" office:value-type="float" office:value="884.244267356866" calcext:value-type="float">
            <text:p>884.244267356866</text:p>
          </table:table-cell>
          <table:table-cell table:formula="of:=(RAND()-0.5)*100" office:value-type="float" office:value="-7.97344844805055" calcext:value-type="float">
            <text:p>-7.97344844805055</text:p>
          </table:table-cell>
        </table:table-row>
        <table:table-row table:style-name="ro1">
          <table:table-cell table:formula="of:=[.A617]+1" office:value-type="date" office:date-value="2001-09-08" calcext:value-type="date">
            <text:p>08/09/01</text:p>
          </table:table-cell>
          <table:table-cell table:formula="of:=[.B617]+[.C618]" office:value-type="float" office:value="876.645015086066" calcext:value-type="float">
            <text:p>876.645015086066</text:p>
          </table:table-cell>
          <table:table-cell table:formula="of:=(RAND()-0.5)*100" office:value-type="float" office:value="-7.59925227079991" calcext:value-type="float">
            <text:p>-7.59925227079991</text:p>
          </table:table-cell>
        </table:table-row>
        <table:table-row table:style-name="ro1">
          <table:table-cell table:formula="of:=[.A618]+1" office:value-type="date" office:date-value="2001-09-09" calcext:value-type="date">
            <text:p>09/09/01</text:p>
          </table:table-cell>
          <table:table-cell table:formula="of:=[.B618]+[.C619]" office:value-type="float" office:value="828.349037493505" calcext:value-type="float">
            <text:p>828.349037493505</text:p>
          </table:table-cell>
          <table:table-cell table:formula="of:=(RAND()-0.5)*100" office:value-type="float" office:value="-48.2959775925615" calcext:value-type="float">
            <text:p>-48.2959775925615</text:p>
          </table:table-cell>
        </table:table-row>
        <table:table-row table:style-name="ro1">
          <table:table-cell table:formula="of:=[.A619]+1" office:value-type="date" office:date-value="2001-09-10" calcext:value-type="date">
            <text:p>10/09/01</text:p>
          </table:table-cell>
          <table:table-cell table:formula="of:=[.B619]+[.C620]" office:value-type="float" office:value="800.024915801851" calcext:value-type="float">
            <text:p>800.024915801851</text:p>
          </table:table-cell>
          <table:table-cell table:formula="of:=(RAND()-0.5)*100" office:value-type="float" office:value="-28.3241216916533" calcext:value-type="float">
            <text:p>-28.3241216916533</text:p>
          </table:table-cell>
        </table:table-row>
        <table:table-row table:style-name="ro1">
          <table:table-cell table:formula="of:=[.A620]+1" office:value-type="date" office:date-value="2001-09-11" calcext:value-type="date">
            <text:p>11/09/01</text:p>
          </table:table-cell>
          <table:table-cell table:formula="of:=[.B620]+[.C621]" office:value-type="float" office:value="753.36683782316" calcext:value-type="float">
            <text:p>753.36683782316</text:p>
          </table:table-cell>
          <table:table-cell table:formula="of:=(RAND()-0.5)*100" office:value-type="float" office:value="-46.6580779786916" calcext:value-type="float">
            <text:p>-46.6580779786916</text:p>
          </table:table-cell>
        </table:table-row>
        <table:table-row table:style-name="ro1">
          <table:table-cell table:formula="of:=[.A621]+1" office:value-type="date" office:date-value="2001-09-12" calcext:value-type="date">
            <text:p>12/09/01</text:p>
          </table:table-cell>
          <table:table-cell table:formula="of:=[.B621]+[.C622]" office:value-type="float" office:value="802.901301400715" calcext:value-type="float">
            <text:p>802.901301400715</text:p>
          </table:table-cell>
          <table:table-cell table:formula="of:=(RAND()-0.5)*100" office:value-type="float" office:value="49.5344635775555" calcext:value-type="float">
            <text:p>49.5344635775555</text:p>
          </table:table-cell>
        </table:table-row>
        <table:table-row table:style-name="ro1">
          <table:table-cell table:formula="of:=[.A622]+1" office:value-type="date" office:date-value="2001-09-13" calcext:value-type="date">
            <text:p>13/09/01</text:p>
          </table:table-cell>
          <table:table-cell table:formula="of:=[.B622]+[.C623]" office:value-type="float" office:value="795.267646175333" calcext:value-type="float">
            <text:p>795.267646175333</text:p>
          </table:table-cell>
          <table:table-cell table:formula="of:=(RAND()-0.5)*100" office:value-type="float" office:value="-7.63365522538211" calcext:value-type="float">
            <text:p>-7.63365522538211</text:p>
          </table:table-cell>
        </table:table-row>
        <table:table-row table:style-name="ro1">
          <table:table-cell table:formula="of:=[.A623]+1" office:value-type="date" office:date-value="2001-09-14" calcext:value-type="date">
            <text:p>14/09/01</text:p>
          </table:table-cell>
          <table:table-cell table:formula="of:=[.B623]+[.C624]" office:value-type="float" office:value="838.582067445235" calcext:value-type="float">
            <text:p>838.582067445235</text:p>
          </table:table-cell>
          <table:table-cell table:formula="of:=(RAND()-0.5)*100" office:value-type="float" office:value="43.3144212699016" calcext:value-type="float">
            <text:p>43.3144212699016</text:p>
          </table:table-cell>
        </table:table-row>
        <table:table-row table:style-name="ro1">
          <table:table-cell table:formula="of:=[.A624]+1" office:value-type="date" office:date-value="2001-09-15" calcext:value-type="date">
            <text:p>15/09/01</text:p>
          </table:table-cell>
          <table:table-cell table:formula="of:=[.B624]+[.C625]" office:value-type="float" office:value="863.712695457122" calcext:value-type="float">
            <text:p>863.712695457122</text:p>
          </table:table-cell>
          <table:table-cell table:formula="of:=(RAND()-0.5)*100" office:value-type="float" office:value="25.1306280118867" calcext:value-type="float">
            <text:p>25.1306280118867</text:p>
          </table:table-cell>
        </table:table-row>
        <table:table-row table:style-name="ro1">
          <table:table-cell table:formula="of:=[.A625]+1" office:value-type="date" office:date-value="2001-09-16" calcext:value-type="date">
            <text:p>16/09/01</text:p>
          </table:table-cell>
          <table:table-cell table:formula="of:=[.B625]+[.C626]" office:value-type="float" office:value="863.949929704055" calcext:value-type="float">
            <text:p>863.949929704055</text:p>
          </table:table-cell>
          <table:table-cell table:formula="of:=(RAND()-0.5)*100" office:value-type="float" office:value="0.237234246934048" calcext:value-type="float">
            <text:p>0.237234246934048</text:p>
          </table:table-cell>
        </table:table-row>
        <table:table-row table:style-name="ro1">
          <table:table-cell table:formula="of:=[.A626]+1" office:value-type="date" office:date-value="2001-09-17" calcext:value-type="date">
            <text:p>17/09/01</text:p>
          </table:table-cell>
          <table:table-cell table:formula="of:=[.B626]+[.C627]" office:value-type="float" office:value="907.393618061412" calcext:value-type="float">
            <text:p>907.393618061412</text:p>
          </table:table-cell>
          <table:table-cell table:formula="of:=(RAND()-0.5)*100" office:value-type="float" office:value="43.4436883573565" calcext:value-type="float">
            <text:p>43.4436883573565</text:p>
          </table:table-cell>
        </table:table-row>
        <table:table-row table:style-name="ro1">
          <table:table-cell table:formula="of:=[.A627]+1" office:value-type="date" office:date-value="2001-09-18" calcext:value-type="date">
            <text:p>18/09/01</text:p>
          </table:table-cell>
          <table:table-cell table:formula="of:=[.B627]+[.C628]" office:value-type="float" office:value="871.784232678533" calcext:value-type="float">
            <text:p>871.784232678533</text:p>
          </table:table-cell>
          <table:table-cell table:formula="of:=(RAND()-0.5)*100" office:value-type="float" office:value="-35.6093853828789" calcext:value-type="float">
            <text:p>-35.6093853828789</text:p>
          </table:table-cell>
        </table:table-row>
        <table:table-row table:style-name="ro1">
          <table:table-cell table:formula="of:=[.A628]+1" office:value-type="date" office:date-value="2001-09-19" calcext:value-type="date">
            <text:p>19/09/01</text:p>
          </table:table-cell>
          <table:table-cell table:formula="of:=[.B628]+[.C629]" office:value-type="float" office:value="895.754082443464" calcext:value-type="float">
            <text:p>895.754082443464</text:p>
          </table:table-cell>
          <table:table-cell table:formula="of:=(RAND()-0.5)*100" office:value-type="float" office:value="23.9698497649311" calcext:value-type="float">
            <text:p>23.9698497649311</text:p>
          </table:table-cell>
        </table:table-row>
        <table:table-row table:style-name="ro1">
          <table:table-cell table:formula="of:=[.A629]+1" office:value-type="date" office:date-value="2001-09-20" calcext:value-type="date">
            <text:p>20/09/01</text:p>
          </table:table-cell>
          <table:table-cell table:formula="of:=[.B629]+[.C630]" office:value-type="float" office:value="925.563321072682" calcext:value-type="float">
            <text:p>925.563321072682</text:p>
          </table:table-cell>
          <table:table-cell table:formula="of:=(RAND()-0.5)*100" office:value-type="float" office:value="29.809238629218" calcext:value-type="float">
            <text:p>29.809238629218</text:p>
          </table:table-cell>
        </table:table-row>
        <table:table-row table:style-name="ro1">
          <table:table-cell table:formula="of:=[.A630]+1" office:value-type="date" office:date-value="2001-09-21" calcext:value-type="date">
            <text:p>21/09/01</text:p>
          </table:table-cell>
          <table:table-cell table:formula="of:=[.B630]+[.C631]" office:value-type="float" office:value="952.750253066304" calcext:value-type="float">
            <text:p>952.750253066304</text:p>
          </table:table-cell>
          <table:table-cell table:formula="of:=(RAND()-0.5)*100" office:value-type="float" office:value="27.1869319936217" calcext:value-type="float">
            <text:p>27.1869319936217</text:p>
          </table:table-cell>
        </table:table-row>
        <table:table-row table:style-name="ro1">
          <table:table-cell table:formula="of:=[.A631]+1" office:value-type="date" office:date-value="2001-09-22" calcext:value-type="date">
            <text:p>22/09/01</text:p>
          </table:table-cell>
          <table:table-cell table:formula="of:=[.B631]+[.C632]" office:value-type="float" office:value="936.747009517073" calcext:value-type="float">
            <text:p>936.747009517073</text:p>
          </table:table-cell>
          <table:table-cell table:formula="of:=(RAND()-0.5)*100" office:value-type="float" office:value="-16.0032435492303" calcext:value-type="float">
            <text:p>-16.0032435492303</text:p>
          </table:table-cell>
        </table:table-row>
        <table:table-row table:style-name="ro1">
          <table:table-cell table:formula="of:=[.A632]+1" office:value-type="date" office:date-value="2001-09-23" calcext:value-type="date">
            <text:p>23/09/01</text:p>
          </table:table-cell>
          <table:table-cell table:formula="of:=[.B632]+[.C633]" office:value-type="float" office:value="894.646765124329" calcext:value-type="float">
            <text:p>894.646765124329</text:p>
          </table:table-cell>
          <table:table-cell table:formula="of:=(RAND()-0.5)*100" office:value-type="float" office:value="-42.1002443927445" calcext:value-type="float">
            <text:p>-42.1002443927445</text:p>
          </table:table-cell>
        </table:table-row>
        <table:table-row table:style-name="ro1">
          <table:table-cell table:formula="of:=[.A633]+1" office:value-type="date" office:date-value="2001-09-24" calcext:value-type="date">
            <text:p>24/09/01</text:p>
          </table:table-cell>
          <table:table-cell table:formula="of:=[.B633]+[.C634]" office:value-type="float" office:value="943.358758179047" calcext:value-type="float">
            <text:p>943.358758179047</text:p>
          </table:table-cell>
          <table:table-cell table:formula="of:=(RAND()-0.5)*100" office:value-type="float" office:value="48.7119930547185" calcext:value-type="float">
            <text:p>48.7119930547185</text:p>
          </table:table-cell>
        </table:table-row>
        <table:table-row table:style-name="ro1">
          <table:table-cell table:formula="of:=[.A634]+1" office:value-type="date" office:date-value="2001-09-25" calcext:value-type="date">
            <text:p>25/09/01</text:p>
          </table:table-cell>
          <table:table-cell table:formula="of:=[.B634]+[.C635]" office:value-type="float" office:value="912.319852032244" calcext:value-type="float">
            <text:p>912.319852032244</text:p>
          </table:table-cell>
          <table:table-cell table:formula="of:=(RAND()-0.5)*100" office:value-type="float" office:value="-31.0389061468035" calcext:value-type="float">
            <text:p>-31.0389061468035</text:p>
          </table:table-cell>
        </table:table-row>
        <table:table-row table:style-name="ro1">
          <table:table-cell table:formula="of:=[.A635]+1" office:value-type="date" office:date-value="2001-09-26" calcext:value-type="date">
            <text:p>26/09/01</text:p>
          </table:table-cell>
          <table:table-cell table:formula="of:=[.B635]+[.C636]" office:value-type="float" office:value="894.215983183495" calcext:value-type="float">
            <text:p>894.215983183495</text:p>
          </table:table-cell>
          <table:table-cell table:formula="of:=(RAND()-0.5)*100" office:value-type="float" office:value="-18.1038688487486" calcext:value-type="float">
            <text:p>-18.1038688487486</text:p>
          </table:table-cell>
        </table:table-row>
        <table:table-row table:style-name="ro1">
          <table:table-cell table:formula="of:=[.A636]+1" office:value-type="date" office:date-value="2001-09-27" calcext:value-type="date">
            <text:p>27/09/01</text:p>
          </table:table-cell>
          <table:table-cell table:formula="of:=[.B636]+[.C637]" office:value-type="float" office:value="876.954478363463" calcext:value-type="float">
            <text:p>876.954478363463</text:p>
          </table:table-cell>
          <table:table-cell table:formula="of:=(RAND()-0.5)*100" office:value-type="float" office:value="-17.2615048200321" calcext:value-type="float">
            <text:p>-17.2615048200321</text:p>
          </table:table-cell>
        </table:table-row>
        <table:table-row table:style-name="ro1">
          <table:table-cell table:formula="of:=[.A637]+1" office:value-type="date" office:date-value="2001-09-28" calcext:value-type="date">
            <text:p>28/09/01</text:p>
          </table:table-cell>
          <table:table-cell table:formula="of:=[.B637]+[.C638]" office:value-type="float" office:value="838.602404937771" calcext:value-type="float">
            <text:p>838.602404937771</text:p>
          </table:table-cell>
          <table:table-cell table:formula="of:=(RAND()-0.5)*100" office:value-type="float" office:value="-38.3520734256925" calcext:value-type="float">
            <text:p>-38.3520734256925</text:p>
          </table:table-cell>
        </table:table-row>
        <table:table-row table:style-name="ro1">
          <table:table-cell table:formula="of:=[.A638]+1" office:value-type="date" office:date-value="2001-09-29" calcext:value-type="date">
            <text:p>29/09/01</text:p>
          </table:table-cell>
          <table:table-cell table:formula="of:=[.B638]+[.C639]" office:value-type="float" office:value="822.517604406984" calcext:value-type="float">
            <text:p>822.517604406984</text:p>
          </table:table-cell>
          <table:table-cell table:formula="of:=(RAND()-0.5)*100" office:value-type="float" office:value="-16.0848005307863" calcext:value-type="float">
            <text:p>-16.0848005307863</text:p>
          </table:table-cell>
        </table:table-row>
        <table:table-row table:style-name="ro1">
          <table:table-cell table:formula="of:=[.A639]+1" office:value-type="date" office:date-value="2001-09-30" calcext:value-type="date">
            <text:p>30/09/01</text:p>
          </table:table-cell>
          <table:table-cell table:formula="of:=[.B639]+[.C640]" office:value-type="float" office:value="858.618183924285" calcext:value-type="float">
            <text:p>858.618183924285</text:p>
          </table:table-cell>
          <table:table-cell table:formula="of:=(RAND()-0.5)*100" office:value-type="float" office:value="36.1005795173004" calcext:value-type="float">
            <text:p>36.1005795173004</text:p>
          </table:table-cell>
        </table:table-row>
        <table:table-row table:style-name="ro1">
          <table:table-cell table:formula="of:=[.A640]+1" office:value-type="date" office:date-value="2001-10-01" calcext:value-type="date">
            <text:p>01/10/01</text:p>
          </table:table-cell>
          <table:table-cell table:formula="of:=[.B640]+[.C641]" office:value-type="float" office:value="876.671263418955" calcext:value-type="float">
            <text:p>876.671263418955</text:p>
          </table:table-cell>
          <table:table-cell table:formula="of:=(RAND()-0.5)*100" office:value-type="float" office:value="18.0530794946707" calcext:value-type="float">
            <text:p>18.0530794946707</text:p>
          </table:table-cell>
        </table:table-row>
        <table:table-row table:style-name="ro1">
          <table:table-cell table:formula="of:=[.A641]+1" office:value-type="date" office:date-value="2001-10-02" calcext:value-type="date">
            <text:p>02/10/01</text:p>
          </table:table-cell>
          <table:table-cell table:formula="of:=[.B641]+[.C642]" office:value-type="float" office:value="830.538957998291" calcext:value-type="float">
            <text:p>830.538957998291</text:p>
          </table:table-cell>
          <table:table-cell table:formula="of:=(RAND()-0.5)*100" office:value-type="float" office:value="-46.1323054206647" calcext:value-type="float">
            <text:p>-46.1323054206647</text:p>
          </table:table-cell>
        </table:table-row>
        <table:table-row table:style-name="ro1">
          <table:table-cell table:formula="of:=[.A642]+1" office:value-type="date" office:date-value="2001-10-03" calcext:value-type="date">
            <text:p>03/10/01</text:p>
          </table:table-cell>
          <table:table-cell table:formula="of:=[.B642]+[.C643]" office:value-type="float" office:value="789.771398887726" calcext:value-type="float">
            <text:p>789.771398887726</text:p>
          </table:table-cell>
          <table:table-cell table:formula="of:=(RAND()-0.5)*100" office:value-type="float" office:value="-40.7675591105648" calcext:value-type="float">
            <text:p>-40.7675591105648</text:p>
          </table:table-cell>
        </table:table-row>
        <table:table-row table:style-name="ro1">
          <table:table-cell table:formula="of:=[.A643]+1" office:value-type="date" office:date-value="2001-10-04" calcext:value-type="date">
            <text:p>04/10/01</text:p>
          </table:table-cell>
          <table:table-cell table:formula="of:=[.B643]+[.C644]" office:value-type="float" office:value="792.518250841329" calcext:value-type="float">
            <text:p>792.518250841329</text:p>
          </table:table-cell>
          <table:table-cell table:formula="of:=(RAND()-0.5)*100" office:value-type="float" office:value="2.74685195360335" calcext:value-type="float">
            <text:p>2.74685195360335</text:p>
          </table:table-cell>
        </table:table-row>
        <table:table-row table:style-name="ro1">
          <table:table-cell table:formula="of:=[.A644]+1" office:value-type="date" office:date-value="2001-10-05" calcext:value-type="date">
            <text:p>05/10/01</text:p>
          </table:table-cell>
          <table:table-cell table:formula="of:=[.B644]+[.C645]" office:value-type="float" office:value="811.689477253077" calcext:value-type="float">
            <text:p>811.689477253077</text:p>
          </table:table-cell>
          <table:table-cell table:formula="of:=(RAND()-0.5)*100" office:value-type="float" office:value="19.1712264117478" calcext:value-type="float">
            <text:p>19.1712264117478</text:p>
          </table:table-cell>
        </table:table-row>
        <table:table-row table:style-name="ro1">
          <table:table-cell table:formula="of:=[.A645]+1" office:value-type="date" office:date-value="2001-10-06" calcext:value-type="date">
            <text:p>06/10/01</text:p>
          </table:table-cell>
          <table:table-cell table:formula="of:=[.B645]+[.C646]" office:value-type="float" office:value="854.024311274386" calcext:value-type="float">
            <text:p>854.024311274386</text:p>
          </table:table-cell>
          <table:table-cell table:formula="of:=(RAND()-0.5)*100" office:value-type="float" office:value="42.3348340213088" calcext:value-type="float">
            <text:p>42.3348340213088</text:p>
          </table:table-cell>
        </table:table-row>
        <table:table-row table:style-name="ro1">
          <table:table-cell table:formula="of:=[.A646]+1" office:value-type="date" office:date-value="2001-10-07" calcext:value-type="date">
            <text:p>07/10/01</text:p>
          </table:table-cell>
          <table:table-cell table:formula="of:=[.B646]+[.C647]" office:value-type="float" office:value="833.562227680638" calcext:value-type="float">
            <text:p>833.562227680638</text:p>
          </table:table-cell>
          <table:table-cell table:formula="of:=(RAND()-0.5)*100" office:value-type="float" office:value="-20.4620835937478" calcext:value-type="float">
            <text:p>-20.4620835937478</text:p>
          </table:table-cell>
        </table:table-row>
        <table:table-row table:style-name="ro1">
          <table:table-cell table:formula="of:=[.A647]+1" office:value-type="date" office:date-value="2001-10-08" calcext:value-type="date">
            <text:p>08/10/01</text:p>
          </table:table-cell>
          <table:table-cell table:formula="of:=[.B647]+[.C648]" office:value-type="float" office:value="798.442949040786" calcext:value-type="float">
            <text:p>798.442949040786</text:p>
          </table:table-cell>
          <table:table-cell table:formula="of:=(RAND()-0.5)*100" office:value-type="float" office:value="-35.1192786398526" calcext:value-type="float">
            <text:p>-35.1192786398526</text:p>
          </table:table-cell>
        </table:table-row>
        <table:table-row table:style-name="ro1">
          <table:table-cell table:formula="of:=[.A648]+1" office:value-type="date" office:date-value="2001-10-09" calcext:value-type="date">
            <text:p>09/10/01</text:p>
          </table:table-cell>
          <table:table-cell table:formula="of:=[.B648]+[.C649]" office:value-type="float" office:value="751.505831354408" calcext:value-type="float">
            <text:p>751.505831354408</text:p>
          </table:table-cell>
          <table:table-cell table:formula="of:=(RAND()-0.5)*100" office:value-type="float" office:value="-46.9371176863772" calcext:value-type="float">
            <text:p>-46.9371176863772</text:p>
          </table:table-cell>
        </table:table-row>
        <table:table-row table:style-name="ro1">
          <table:table-cell table:formula="of:=[.A649]+1" office:value-type="date" office:date-value="2001-10-10" calcext:value-type="date">
            <text:p>10/10/01</text:p>
          </table:table-cell>
          <table:table-cell table:formula="of:=[.B649]+[.C650]" office:value-type="float" office:value="796.149744688893" calcext:value-type="float">
            <text:p>796.149744688893</text:p>
          </table:table-cell>
          <table:table-cell table:formula="of:=(RAND()-0.5)*100" office:value-type="float" office:value="44.6439133344848" calcext:value-type="float">
            <text:p>44.6439133344848</text:p>
          </table:table-cell>
        </table:table-row>
        <table:table-row table:style-name="ro1">
          <table:table-cell table:formula="of:=[.A650]+1" office:value-type="date" office:date-value="2001-10-11" calcext:value-type="date">
            <text:p>11/10/01</text:p>
          </table:table-cell>
          <table:table-cell table:formula="of:=[.B650]+[.C651]" office:value-type="float" office:value="832.45457569264" calcext:value-type="float">
            <text:p>832.45457569264</text:p>
          </table:table-cell>
          <table:table-cell table:formula="of:=(RAND()-0.5)*100" office:value-type="float" office:value="36.3048310037467" calcext:value-type="float">
            <text:p>36.3048310037467</text:p>
          </table:table-cell>
        </table:table-row>
        <table:table-row table:style-name="ro1">
          <table:table-cell table:formula="of:=[.A651]+1" office:value-type="date" office:date-value="2001-10-12" calcext:value-type="date">
            <text:p>12/10/01</text:p>
          </table:table-cell>
          <table:table-cell table:formula="of:=[.B651]+[.C652]" office:value-type="float" office:value="873.476169734472" calcext:value-type="float">
            <text:p>873.476169734472</text:p>
          </table:table-cell>
          <table:table-cell table:formula="of:=(RAND()-0.5)*100" office:value-type="float" office:value="41.0215940418318" calcext:value-type="float">
            <text:p>41.0215940418318</text:p>
          </table:table-cell>
        </table:table-row>
        <table:table-row table:style-name="ro1">
          <table:table-cell table:formula="of:=[.A652]+1" office:value-type="date" office:date-value="2001-10-13" calcext:value-type="date">
            <text:p>13/10/01</text:p>
          </table:table-cell>
          <table:table-cell table:formula="of:=[.B652]+[.C653]" office:value-type="float" office:value="852.217039512757" calcext:value-type="float">
            <text:p>852.217039512757</text:p>
          </table:table-cell>
          <table:table-cell table:formula="of:=(RAND()-0.5)*100" office:value-type="float" office:value="-21.2591302217143" calcext:value-type="float">
            <text:p>-21.2591302217143</text:p>
          </table:table-cell>
        </table:table-row>
        <table:table-row table:style-name="ro1">
          <table:table-cell table:formula="of:=[.A653]+1" office:value-type="date" office:date-value="2001-10-14" calcext:value-type="date">
            <text:p>14/10/01</text:p>
          </table:table-cell>
          <table:table-cell table:formula="of:=[.B653]+[.C654]" office:value-type="float" office:value="873.266270317732" calcext:value-type="float">
            <text:p>873.266270317732</text:p>
          </table:table-cell>
          <table:table-cell table:formula="of:=(RAND()-0.5)*100" office:value-type="float" office:value="21.0492308049745" calcext:value-type="float">
            <text:p>21.0492308049745</text:p>
          </table:table-cell>
        </table:table-row>
        <table:table-row table:style-name="ro1">
          <table:table-cell table:formula="of:=[.A654]+1" office:value-type="date" office:date-value="2001-10-15" calcext:value-type="date">
            <text:p>15/10/01</text:p>
          </table:table-cell>
          <table:table-cell table:formula="of:=[.B654]+[.C655]" office:value-type="float" office:value="843.331525607388" calcext:value-type="float">
            <text:p>843.331525607388</text:p>
          </table:table-cell>
          <table:table-cell table:formula="of:=(RAND()-0.5)*100" office:value-type="float" office:value="-29.9347447103438" calcext:value-type="float">
            <text:p>-29.9347447103438</text:p>
          </table:table-cell>
        </table:table-row>
        <table:table-row table:style-name="ro1">
          <table:table-cell table:formula="of:=[.A655]+1" office:value-type="date" office:date-value="2001-10-16" calcext:value-type="date">
            <text:p>16/10/01</text:p>
          </table:table-cell>
          <table:table-cell table:formula="of:=[.B655]+[.C656]" office:value-type="float" office:value="870.894369527562" calcext:value-type="float">
            <text:p>870.894369527562</text:p>
          </table:table-cell>
          <table:table-cell table:formula="of:=(RAND()-0.5)*100" office:value-type="float" office:value="27.5628439201737" calcext:value-type="float">
            <text:p>27.5628439201737</text:p>
          </table:table-cell>
        </table:table-row>
        <table:table-row table:style-name="ro1">
          <table:table-cell table:formula="of:=[.A656]+1" office:value-type="date" office:date-value="2001-10-17" calcext:value-type="date">
            <text:p>17/10/01</text:p>
          </table:table-cell>
          <table:table-cell table:formula="of:=[.B656]+[.C657]" office:value-type="float" office:value="853.218887420697" calcext:value-type="float">
            <text:p>853.218887420697</text:p>
          </table:table-cell>
          <table:table-cell table:formula="of:=(RAND()-0.5)*100" office:value-type="float" office:value="-17.6754821068652" calcext:value-type="float">
            <text:p>-17.6754821068652</text:p>
          </table:table-cell>
        </table:table-row>
        <table:table-row table:style-name="ro1">
          <table:table-cell table:formula="of:=[.A657]+1" office:value-type="date" office:date-value="2001-10-18" calcext:value-type="date">
            <text:p>18/10/01</text:p>
          </table:table-cell>
          <table:table-cell table:formula="of:=[.B657]+[.C658]" office:value-type="float" office:value="824.161235576997" calcext:value-type="float">
            <text:p>824.161235576997</text:p>
          </table:table-cell>
          <table:table-cell table:formula="of:=(RAND()-0.5)*100" office:value-type="float" office:value="-29.0576518436999" calcext:value-type="float">
            <text:p>-29.0576518436999</text:p>
          </table:table-cell>
        </table:table-row>
        <table:table-row table:style-name="ro1">
          <table:table-cell table:formula="of:=[.A658]+1" office:value-type="date" office:date-value="2001-10-19" calcext:value-type="date">
            <text:p>19/10/01</text:p>
          </table:table-cell>
          <table:table-cell table:formula="of:=[.B658]+[.C659]" office:value-type="float" office:value="871.467804918126" calcext:value-type="float">
            <text:p>871.467804918126</text:p>
          </table:table-cell>
          <table:table-cell table:formula="of:=(RAND()-0.5)*100" office:value-type="float" office:value="47.3065693411292" calcext:value-type="float">
            <text:p>47.3065693411292</text:p>
          </table:table-cell>
        </table:table-row>
        <table:table-row table:style-name="ro1">
          <table:table-cell table:formula="of:=[.A659]+1" office:value-type="date" office:date-value="2001-10-20" calcext:value-type="date">
            <text:p>20/10/01</text:p>
          </table:table-cell>
          <table:table-cell table:formula="of:=[.B659]+[.C660]" office:value-type="float" office:value="903.440427369383" calcext:value-type="float">
            <text:p>903.440427369383</text:p>
          </table:table-cell>
          <table:table-cell table:formula="of:=(RAND()-0.5)*100" office:value-type="float" office:value="31.9726224512566" calcext:value-type="float">
            <text:p>31.9726224512566</text:p>
          </table:table-cell>
        </table:table-row>
        <table:table-row table:style-name="ro1">
          <table:table-cell table:formula="of:=[.A660]+1" office:value-type="date" office:date-value="2001-10-21" calcext:value-type="date">
            <text:p>21/10/01</text:p>
          </table:table-cell>
          <table:table-cell table:formula="of:=[.B660]+[.C661]" office:value-type="float" office:value="910.459099557621" calcext:value-type="float">
            <text:p>910.459099557621</text:p>
          </table:table-cell>
          <table:table-cell table:formula="of:=(RAND()-0.5)*100" office:value-type="float" office:value="7.01867218823807" calcext:value-type="float">
            <text:p>7.01867218823807</text:p>
          </table:table-cell>
        </table:table-row>
        <table:table-row table:style-name="ro1">
          <table:table-cell table:formula="of:=[.A661]+1" office:value-type="date" office:date-value="2001-10-22" calcext:value-type="date">
            <text:p>22/10/01</text:p>
          </table:table-cell>
          <table:table-cell table:formula="of:=[.B661]+[.C662]" office:value-type="float" office:value="881.159238694437" calcext:value-type="float">
            <text:p>881.159238694437</text:p>
          </table:table-cell>
          <table:table-cell table:formula="of:=(RAND()-0.5)*100" office:value-type="float" office:value="-29.2998608631836" calcext:value-type="float">
            <text:p>-29.2998608631836</text:p>
          </table:table-cell>
        </table:table-row>
        <table:table-row table:style-name="ro1">
          <table:table-cell table:formula="of:=[.A662]+1" office:value-type="date" office:date-value="2001-10-23" calcext:value-type="date">
            <text:p>23/10/01</text:p>
          </table:table-cell>
          <table:table-cell table:formula="of:=[.B662]+[.C663]" office:value-type="float" office:value="899.491218256734" calcext:value-type="float">
            <text:p>899.491218256734</text:p>
          </table:table-cell>
          <table:table-cell table:formula="of:=(RAND()-0.5)*100" office:value-type="float" office:value="18.3319795622972" calcext:value-type="float">
            <text:p>18.3319795622972</text:p>
          </table:table-cell>
        </table:table-row>
        <table:table-row table:style-name="ro1">
          <table:table-cell table:formula="of:=[.A663]+1" office:value-type="date" office:date-value="2001-10-24" calcext:value-type="date">
            <text:p>24/10/01</text:p>
          </table:table-cell>
          <table:table-cell table:formula="of:=[.B663]+[.C664]" office:value-type="float" office:value="897.02993354091" calcext:value-type="float">
            <text:p>897.02993354091</text:p>
          </table:table-cell>
          <table:table-cell table:formula="of:=(RAND()-0.5)*100" office:value-type="float" office:value="-2.46128471582406" calcext:value-type="float">
            <text:p>-2.46128471582406</text:p>
          </table:table-cell>
        </table:table-row>
        <table:table-row table:style-name="ro1">
          <table:table-cell table:formula="of:=[.A664]+1" office:value-type="date" office:date-value="2001-10-25" calcext:value-type="date">
            <text:p>25/10/01</text:p>
          </table:table-cell>
          <table:table-cell table:formula="of:=[.B664]+[.C665]" office:value-type="float" office:value="921.822661602324" calcext:value-type="float">
            <text:p>921.822661602324</text:p>
          </table:table-cell>
          <table:table-cell table:formula="of:=(RAND()-0.5)*100" office:value-type="float" office:value="24.792728061414" calcext:value-type="float">
            <text:p>24.792728061414</text:p>
          </table:table-cell>
        </table:table-row>
        <table:table-row table:style-name="ro1">
          <table:table-cell table:formula="of:=[.A665]+1" office:value-type="date" office:date-value="2001-10-26" calcext:value-type="date">
            <text:p>26/10/01</text:p>
          </table:table-cell>
          <table:table-cell table:formula="of:=[.B665]+[.C666]" office:value-type="float" office:value="900.11491881512" calcext:value-type="float">
            <text:p>900.11491881512</text:p>
          </table:table-cell>
          <table:table-cell table:formula="of:=(RAND()-0.5)*100" office:value-type="float" office:value="-21.7077427872043" calcext:value-type="float">
            <text:p>-21.7077427872043</text:p>
          </table:table-cell>
        </table:table-row>
        <table:table-row table:style-name="ro1">
          <table:table-cell table:formula="of:=[.A666]+1" office:value-type="date" office:date-value="2001-10-27" calcext:value-type="date">
            <text:p>27/10/01</text:p>
          </table:table-cell>
          <table:table-cell table:formula="of:=[.B666]+[.C667]" office:value-type="float" office:value="887.481582491298" calcext:value-type="float">
            <text:p>887.481582491298</text:p>
          </table:table-cell>
          <table:table-cell table:formula="of:=(RAND()-0.5)*100" office:value-type="float" office:value="-12.6333363238215" calcext:value-type="float">
            <text:p>-12.6333363238215</text:p>
          </table:table-cell>
        </table:table-row>
        <table:table-row table:style-name="ro1">
          <table:table-cell table:formula="of:=[.A667]+1" office:value-type="date" office:date-value="2001-10-28" calcext:value-type="date">
            <text:p>28/10/01</text:p>
          </table:table-cell>
          <table:table-cell table:formula="of:=[.B667]+[.C668]" office:value-type="float" office:value="847.473274810264" calcext:value-type="float">
            <text:p>847.473274810264</text:p>
          </table:table-cell>
          <table:table-cell table:formula="of:=(RAND()-0.5)*100" office:value-type="float" office:value="-40.0083076810349" calcext:value-type="float">
            <text:p>-40.0083076810349</text:p>
          </table:table-cell>
        </table:table-row>
        <table:table-row table:style-name="ro1">
          <table:table-cell table:formula="of:=[.A668]+1" office:value-type="date" office:date-value="2001-10-29" calcext:value-type="date">
            <text:p>29/10/01</text:p>
          </table:table-cell>
          <table:table-cell table:formula="of:=[.B668]+[.C669]" office:value-type="float" office:value="867.850033037367" calcext:value-type="float">
            <text:p>867.850033037367</text:p>
          </table:table-cell>
          <table:table-cell table:formula="of:=(RAND()-0.5)*100" office:value-type="float" office:value="20.3767582271035" calcext:value-type="float">
            <text:p>20.3767582271035</text:p>
          </table:table-cell>
        </table:table-row>
        <table:table-row table:style-name="ro1">
          <table:table-cell table:formula="of:=[.A669]+1" office:value-type="date" office:date-value="2001-10-30" calcext:value-type="date">
            <text:p>30/10/01</text:p>
          </table:table-cell>
          <table:table-cell table:formula="of:=[.B669]+[.C670]" office:value-type="float" office:value="911.871426053935" calcext:value-type="float">
            <text:p>911.871426053935</text:p>
          </table:table-cell>
          <table:table-cell table:formula="of:=(RAND()-0.5)*100" office:value-type="float" office:value="44.0213930165681" calcext:value-type="float">
            <text:p>44.0213930165681</text:p>
          </table:table-cell>
        </table:table-row>
        <table:table-row table:style-name="ro1">
          <table:table-cell table:formula="of:=[.A670]+1" office:value-type="date" office:date-value="2001-10-31" calcext:value-type="date">
            <text:p>31/10/01</text:p>
          </table:table-cell>
          <table:table-cell table:formula="of:=[.B670]+[.C671]" office:value-type="float" office:value="914.217734535335" calcext:value-type="float">
            <text:p>914.217734535335</text:p>
          </table:table-cell>
          <table:table-cell table:formula="of:=(RAND()-0.5)*100" office:value-type="float" office:value="2.34630848139992" calcext:value-type="float">
            <text:p>2.34630848139992</text:p>
          </table:table-cell>
        </table:table-row>
        <table:table-row table:style-name="ro1">
          <table:table-cell table:formula="of:=[.A671]+1" office:value-type="date" office:date-value="2001-11-01" calcext:value-type="date">
            <text:p>01/11/01</text:p>
          </table:table-cell>
          <table:table-cell table:formula="of:=[.B671]+[.C672]" office:value-type="float" office:value="958.153233377068" calcext:value-type="float">
            <text:p>958.153233377068</text:p>
          </table:table-cell>
          <table:table-cell table:formula="of:=(RAND()-0.5)*100" office:value-type="float" office:value="43.9354988417326" calcext:value-type="float">
            <text:p>43.9354988417326</text:p>
          </table:table-cell>
        </table:table-row>
        <table:table-row table:style-name="ro1">
          <table:table-cell table:formula="of:=[.A672]+1" office:value-type="date" office:date-value="2001-11-02" calcext:value-type="date">
            <text:p>02/11/01</text:p>
          </table:table-cell>
          <table:table-cell table:formula="of:=[.B672]+[.C673]" office:value-type="float" office:value="932.99966286062" calcext:value-type="float">
            <text:p>932.99966286062</text:p>
          </table:table-cell>
          <table:table-cell table:formula="of:=(RAND()-0.5)*100" office:value-type="float" office:value="-25.1535705164476" calcext:value-type="float">
            <text:p>-25.1535705164476</text:p>
          </table:table-cell>
        </table:table-row>
        <table:table-row table:style-name="ro1">
          <table:table-cell table:formula="of:=[.A673]+1" office:value-type="date" office:date-value="2001-11-03" calcext:value-type="date">
            <text:p>03/11/01</text:p>
          </table:table-cell>
          <table:table-cell table:formula="of:=[.B673]+[.C674]" office:value-type="float" office:value="941.294208495018" calcext:value-type="float">
            <text:p>941.294208495018</text:p>
          </table:table-cell>
          <table:table-cell table:formula="of:=(RAND()-0.5)*100" office:value-type="float" office:value="8.29454563439748" calcext:value-type="float">
            <text:p>8.29454563439748</text:p>
          </table:table-cell>
        </table:table-row>
        <table:table-row table:style-name="ro1">
          <table:table-cell table:formula="of:=[.A674]+1" office:value-type="date" office:date-value="2001-11-04" calcext:value-type="date">
            <text:p>04/11/01</text:p>
          </table:table-cell>
          <table:table-cell table:formula="of:=[.B674]+[.C675]" office:value-type="float" office:value="957.815860551875" calcext:value-type="float">
            <text:p>957.815860551875</text:p>
          </table:table-cell>
          <table:table-cell table:formula="of:=(RAND()-0.5)*100" office:value-type="float" office:value="16.5216520568578" calcext:value-type="float">
            <text:p>16.5216520568578</text:p>
          </table:table-cell>
        </table:table-row>
        <table:table-row table:style-name="ro1">
          <table:table-cell table:formula="of:=[.A675]+1" office:value-type="date" office:date-value="2001-11-05" calcext:value-type="date">
            <text:p>05/11/01</text:p>
          </table:table-cell>
          <table:table-cell table:formula="of:=[.B675]+[.C676]" office:value-type="float" office:value="990.498939744874" calcext:value-type="float">
            <text:p>990.498939744874</text:p>
          </table:table-cell>
          <table:table-cell table:formula="of:=(RAND()-0.5)*100" office:value-type="float" office:value="32.6830791929987" calcext:value-type="float">
            <text:p>32.6830791929987</text:p>
          </table:table-cell>
        </table:table-row>
        <table:table-row table:style-name="ro1">
          <table:table-cell table:formula="of:=[.A676]+1" office:value-type="date" office:date-value="2001-11-06" calcext:value-type="date">
            <text:p>06/11/01</text:p>
          </table:table-cell>
          <table:table-cell table:formula="of:=[.B676]+[.C677]" office:value-type="float" office:value="1027.27620972188" calcext:value-type="float">
            <text:p>1027.27620972188</text:p>
          </table:table-cell>
          <table:table-cell table:formula="of:=(RAND()-0.5)*100" office:value-type="float" office:value="36.777269977001" calcext:value-type="float">
            <text:p>36.777269977001</text:p>
          </table:table-cell>
        </table:table-row>
        <table:table-row table:style-name="ro1">
          <table:table-cell table:formula="of:=[.A677]+1" office:value-type="date" office:date-value="2001-11-07" calcext:value-type="date">
            <text:p>07/11/01</text:p>
          </table:table-cell>
          <table:table-cell table:formula="of:=[.B677]+[.C678]" office:value-type="float" office:value="1012.68611015219" calcext:value-type="float">
            <text:p>1012.68611015219</text:p>
          </table:table-cell>
          <table:table-cell table:formula="of:=(RAND()-0.5)*100" office:value-type="float" office:value="-14.5900995696896" calcext:value-type="float">
            <text:p>-14.5900995696896</text:p>
          </table:table-cell>
        </table:table-row>
        <table:table-row table:style-name="ro1">
          <table:table-cell table:formula="of:=[.A678]+1" office:value-type="date" office:date-value="2001-11-08" calcext:value-type="date">
            <text:p>08/11/01</text:p>
          </table:table-cell>
          <table:table-cell table:formula="of:=[.B678]+[.C679]" office:value-type="float" office:value="1006.4304283751" calcext:value-type="float">
            <text:p>1006.4304283751</text:p>
          </table:table-cell>
          <table:table-cell table:formula="of:=(RAND()-0.5)*100" office:value-type="float" office:value="-6.25568177708353" calcext:value-type="float">
            <text:p>-6.25568177708353</text:p>
          </table:table-cell>
        </table:table-row>
        <table:table-row table:style-name="ro1">
          <table:table-cell table:formula="of:=[.A679]+1" office:value-type="date" office:date-value="2001-11-09" calcext:value-type="date">
            <text:p>09/11/01</text:p>
          </table:table-cell>
          <table:table-cell table:formula="of:=[.B679]+[.C680]" office:value-type="float" office:value="965.779867239863" calcext:value-type="float">
            <text:p>965.779867239863</text:p>
          </table:table-cell>
          <table:table-cell table:formula="of:=(RAND()-0.5)*100" office:value-type="float" office:value="-40.6505611352394" calcext:value-type="float">
            <text:p>-40.6505611352394</text:p>
          </table:table-cell>
        </table:table-row>
        <table:table-row table:style-name="ro1">
          <table:table-cell table:formula="of:=[.A680]+1" office:value-type="date" office:date-value="2001-11-10" calcext:value-type="date">
            <text:p>10/11/01</text:p>
          </table:table-cell>
          <table:table-cell table:formula="of:=[.B680]+[.C681]" office:value-type="float" office:value="983.286592327336" calcext:value-type="float">
            <text:p>983.286592327336</text:p>
          </table:table-cell>
          <table:table-cell table:formula="of:=(RAND()-0.5)*100" office:value-type="float" office:value="17.5067250874735" calcext:value-type="float">
            <text:p>17.5067250874735</text:p>
          </table:table-cell>
        </table:table-row>
        <table:table-row table:style-name="ro1">
          <table:table-cell table:formula="of:=[.A681]+1" office:value-type="date" office:date-value="2001-11-11" calcext:value-type="date">
            <text:p>11/11/01</text:p>
          </table:table-cell>
          <table:table-cell table:formula="of:=[.B681]+[.C682]" office:value-type="float" office:value="972.283594740354" calcext:value-type="float">
            <text:p>972.283594740354</text:p>
          </table:table-cell>
          <table:table-cell table:formula="of:=(RAND()-0.5)*100" office:value-type="float" office:value="-11.002997586982" calcext:value-type="float">
            <text:p>-11.002997586982</text:p>
          </table:table-cell>
        </table:table-row>
        <table:table-row table:style-name="ro1">
          <table:table-cell table:formula="of:=[.A682]+1" office:value-type="date" office:date-value="2001-11-12" calcext:value-type="date">
            <text:p>12/11/01</text:p>
          </table:table-cell>
          <table:table-cell table:formula="of:=[.B682]+[.C683]" office:value-type="float" office:value="1002.63487315423" calcext:value-type="float">
            <text:p>1002.63487315423</text:p>
          </table:table-cell>
          <table:table-cell table:formula="of:=(RAND()-0.5)*100" office:value-type="float" office:value="30.3512784138708" calcext:value-type="float">
            <text:p>30.3512784138708</text:p>
          </table:table-cell>
        </table:table-row>
        <table:table-row table:style-name="ro1">
          <table:table-cell table:formula="of:=[.A683]+1" office:value-type="date" office:date-value="2001-11-13" calcext:value-type="date">
            <text:p>13/11/01</text:p>
          </table:table-cell>
          <table:table-cell table:formula="of:=[.B683]+[.C684]" office:value-type="float" office:value="1030.74223108637" calcext:value-type="float">
            <text:p>1030.74223108637</text:p>
          </table:table-cell>
          <table:table-cell table:formula="of:=(RAND()-0.5)*100" office:value-type="float" office:value="28.107357932141" calcext:value-type="float">
            <text:p>28.107357932141</text:p>
          </table:table-cell>
        </table:table-row>
        <table:table-row table:style-name="ro1">
          <table:table-cell table:formula="of:=[.A684]+1" office:value-type="date" office:date-value="2001-11-14" calcext:value-type="date">
            <text:p>14/11/01</text:p>
          </table:table-cell>
          <table:table-cell table:formula="of:=[.B684]+[.C685]" office:value-type="float" office:value="1050.35523932967" calcext:value-type="float">
            <text:p>1050.35523932967</text:p>
          </table:table-cell>
          <table:table-cell table:formula="of:=(RAND()-0.5)*100" office:value-type="float" office:value="19.6130082433041" calcext:value-type="float">
            <text:p>19.6130082433041</text:p>
          </table:table-cell>
        </table:table-row>
        <table:table-row table:style-name="ro1">
          <table:table-cell table:formula="of:=[.A685]+1" office:value-type="date" office:date-value="2001-11-15" calcext:value-type="date">
            <text:p>15/11/01</text:p>
          </table:table-cell>
          <table:table-cell table:formula="of:=[.B685]+[.C686]" office:value-type="float" office:value="1023.64518013194" calcext:value-type="float">
            <text:p>1023.64518013194</text:p>
          </table:table-cell>
          <table:table-cell table:formula="of:=(RAND()-0.5)*100" office:value-type="float" office:value="-26.7100591977264" calcext:value-type="float">
            <text:p>-26.7100591977264</text:p>
          </table:table-cell>
        </table:table-row>
        <table:table-row table:style-name="ro1">
          <table:table-cell table:formula="of:=[.A686]+1" office:value-type="date" office:date-value="2001-11-16" calcext:value-type="date">
            <text:p>16/11/01</text:p>
          </table:table-cell>
          <table:table-cell table:formula="of:=[.B686]+[.C687]" office:value-type="float" office:value="1049.72340869155" calcext:value-type="float">
            <text:p>1049.72340869155</text:p>
          </table:table-cell>
          <table:table-cell table:formula="of:=(RAND()-0.5)*100" office:value-type="float" office:value="26.0782285596066" calcext:value-type="float">
            <text:p>26.0782285596066</text:p>
          </table:table-cell>
        </table:table-row>
        <table:table-row table:style-name="ro1">
          <table:table-cell table:formula="of:=[.A687]+1" office:value-type="date" office:date-value="2001-11-17" calcext:value-type="date">
            <text:p>17/11/01</text:p>
          </table:table-cell>
          <table:table-cell table:formula="of:=[.B687]+[.C688]" office:value-type="float" office:value="1042.41412623124" calcext:value-type="float">
            <text:p>1042.41412623124</text:p>
          </table:table-cell>
          <table:table-cell table:formula="of:=(RAND()-0.5)*100" office:value-type="float" office:value="-7.30928246031086" calcext:value-type="float">
            <text:p>-7.30928246031086</text:p>
          </table:table-cell>
        </table:table-row>
        <table:table-row table:style-name="ro1">
          <table:table-cell table:formula="of:=[.A688]+1" office:value-type="date" office:date-value="2001-11-18" calcext:value-type="date">
            <text:p>18/11/01</text:p>
          </table:table-cell>
          <table:table-cell table:formula="of:=[.B688]+[.C689]" office:value-type="float" office:value="996.6049658263" calcext:value-type="float">
            <text:p>996.6049658263</text:p>
          </table:table-cell>
          <table:table-cell table:formula="of:=(RAND()-0.5)*100" office:value-type="float" office:value="-45.8091604049396" calcext:value-type="float">
            <text:p>-45.8091604049396</text:p>
          </table:table-cell>
        </table:table-row>
        <table:table-row table:style-name="ro1">
          <table:table-cell table:formula="of:=[.A689]+1" office:value-type="date" office:date-value="2001-11-19" calcext:value-type="date">
            <text:p>19/11/01</text:p>
          </table:table-cell>
          <table:table-cell table:formula="of:=[.B689]+[.C690]" office:value-type="float" office:value="1037.46312886962" calcext:value-type="float">
            <text:p>1037.46312886962</text:p>
          </table:table-cell>
          <table:table-cell table:formula="of:=(RAND()-0.5)*100" office:value-type="float" office:value="40.8581630433204" calcext:value-type="float">
            <text:p>40.8581630433204</text:p>
          </table:table-cell>
        </table:table-row>
        <table:table-row table:style-name="ro1">
          <table:table-cell table:formula="of:=[.A690]+1" office:value-type="date" office:date-value="2001-11-20" calcext:value-type="date">
            <text:p>20/11/01</text:p>
          </table:table-cell>
          <table:table-cell table:formula="of:=[.B690]+[.C691]" office:value-type="float" office:value="1047.89211933631" calcext:value-type="float">
            <text:p>1047.89211933631</text:p>
          </table:table-cell>
          <table:table-cell table:formula="of:=(RAND()-0.5)*100" office:value-type="float" office:value="10.4289904666942" calcext:value-type="float">
            <text:p>10.4289904666942</text:p>
          </table:table-cell>
        </table:table-row>
        <table:table-row table:style-name="ro1">
          <table:table-cell table:formula="of:=[.A691]+1" office:value-type="date" office:date-value="2001-11-21" calcext:value-type="date">
            <text:p>21/11/01</text:p>
          </table:table-cell>
          <table:table-cell table:formula="of:=[.B691]+[.C692]" office:value-type="float" office:value="1004.65791420724" calcext:value-type="float">
            <text:p>1004.65791420724</text:p>
          </table:table-cell>
          <table:table-cell table:formula="of:=(RAND()-0.5)*100" office:value-type="float" office:value="-43.2342051290697" calcext:value-type="float">
            <text:p>-43.2342051290697</text:p>
          </table:table-cell>
        </table:table-row>
        <table:table-row table:style-name="ro1">
          <table:table-cell table:formula="of:=[.A692]+1" office:value-type="date" office:date-value="2001-11-22" calcext:value-type="date">
            <text:p>22/11/01</text:p>
          </table:table-cell>
          <table:table-cell table:formula="of:=[.B692]+[.C693]" office:value-type="float" office:value="1048.18379703163" calcext:value-type="float">
            <text:p>1048.18379703163</text:p>
          </table:table-cell>
          <table:table-cell table:formula="of:=(RAND()-0.5)*100" office:value-type="float" office:value="43.5258828243866" calcext:value-type="float">
            <text:p>43.5258828243866</text:p>
          </table:table-cell>
        </table:table-row>
        <table:table-row table:style-name="ro1">
          <table:table-cell table:formula="of:=[.A693]+1" office:value-type="date" office:date-value="2001-11-23" calcext:value-type="date">
            <text:p>23/11/01</text:p>
          </table:table-cell>
          <table:table-cell table:formula="of:=[.B693]+[.C694]" office:value-type="float" office:value="1030.12780119858" calcext:value-type="float">
            <text:p>1030.12780119858</text:p>
          </table:table-cell>
          <table:table-cell table:formula="of:=(RAND()-0.5)*100" office:value-type="float" office:value="-18.0559958330517" calcext:value-type="float">
            <text:p>-18.0559958330517</text:p>
          </table:table-cell>
        </table:table-row>
        <table:table-row table:style-name="ro1">
          <table:table-cell table:formula="of:=[.A694]+1" office:value-type="date" office:date-value="2001-11-24" calcext:value-type="date">
            <text:p>24/11/01</text:p>
          </table:table-cell>
          <table:table-cell table:formula="of:=[.B694]+[.C695]" office:value-type="float" office:value="1062.94382906231" calcext:value-type="float">
            <text:p>1062.94382906231</text:p>
          </table:table-cell>
          <table:table-cell table:formula="of:=(RAND()-0.5)*100" office:value-type="float" office:value="32.8160278637269" calcext:value-type="float">
            <text:p>32.8160278637269</text:p>
          </table:table-cell>
        </table:table-row>
        <table:table-row table:style-name="ro1">
          <table:table-cell table:formula="of:=[.A695]+1" office:value-type="date" office:date-value="2001-11-25" calcext:value-type="date">
            <text:p>25/11/01</text:p>
          </table:table-cell>
          <table:table-cell table:formula="of:=[.B695]+[.C696]" office:value-type="float" office:value="1068.73195637903" calcext:value-type="float">
            <text:p>1068.73195637903</text:p>
          </table:table-cell>
          <table:table-cell table:formula="of:=(RAND()-0.5)*100" office:value-type="float" office:value="5.78812731671979" calcext:value-type="float">
            <text:p>5.78812731671979</text:p>
          </table:table-cell>
        </table:table-row>
        <table:table-row table:style-name="ro1">
          <table:table-cell table:formula="of:=[.A696]+1" office:value-type="date" office:date-value="2001-11-26" calcext:value-type="date">
            <text:p>26/11/01</text:p>
          </table:table-cell>
          <table:table-cell table:formula="of:=[.B696]+[.C697]" office:value-type="float" office:value="1109.77776040814" calcext:value-type="float">
            <text:p>1109.77776040814</text:p>
          </table:table-cell>
          <table:table-cell table:formula="of:=(RAND()-0.5)*100" office:value-type="float" office:value="41.045804029116" calcext:value-type="float">
            <text:p>41.045804029116</text:p>
          </table:table-cell>
        </table:table-row>
        <table:table-row table:style-name="ro1">
          <table:table-cell table:formula="of:=[.A697]+1" office:value-type="date" office:date-value="2001-11-27" calcext:value-type="date">
            <text:p>27/11/01</text:p>
          </table:table-cell>
          <table:table-cell table:formula="of:=[.B697]+[.C698]" office:value-type="float" office:value="1137.46046064117" calcext:value-type="float">
            <text:p>1137.46046064117</text:p>
          </table:table-cell>
          <table:table-cell table:formula="of:=(RAND()-0.5)*100" office:value-type="float" office:value="27.682700233031" calcext:value-type="float">
            <text:p>27.682700233031</text:p>
          </table:table-cell>
        </table:table-row>
        <table:table-row table:style-name="ro1">
          <table:table-cell table:formula="of:=[.A698]+1" office:value-type="date" office:date-value="2001-11-28" calcext:value-type="date">
            <text:p>28/11/01</text:p>
          </table:table-cell>
          <table:table-cell table:formula="of:=[.B698]+[.C699]" office:value-type="float" office:value="1179.14813504488" calcext:value-type="float">
            <text:p>1179.14813504488</text:p>
          </table:table-cell>
          <table:table-cell table:formula="of:=(RAND()-0.5)*100" office:value-type="float" office:value="41.6876744037072" calcext:value-type="float">
            <text:p>41.6876744037072</text:p>
          </table:table-cell>
        </table:table-row>
        <table:table-row table:style-name="ro1">
          <table:table-cell table:formula="of:=[.A699]+1" office:value-type="date" office:date-value="2001-11-29" calcext:value-type="date">
            <text:p>29/11/01</text:p>
          </table:table-cell>
          <table:table-cell table:formula="of:=[.B699]+[.C700]" office:value-type="float" office:value="1169.56103955185" calcext:value-type="float">
            <text:p>1169.56103955185</text:p>
          </table:table-cell>
          <table:table-cell table:formula="of:=(RAND()-0.5)*100" office:value-type="float" office:value="-9.58709549302671" calcext:value-type="float">
            <text:p>-9.58709549302671</text:p>
          </table:table-cell>
        </table:table-row>
        <table:table-row table:style-name="ro1">
          <table:table-cell table:formula="of:=[.A700]+1" office:value-type="date" office:date-value="2001-11-30" calcext:value-type="date">
            <text:p>30/11/01</text:p>
          </table:table-cell>
          <table:table-cell table:formula="of:=[.B700]+[.C701]" office:value-type="float" office:value="1185.73105561806" calcext:value-type="float">
            <text:p>1185.73105561806</text:p>
          </table:table-cell>
          <table:table-cell table:formula="of:=(RAND()-0.5)*100" office:value-type="float" office:value="16.1700160662041" calcext:value-type="float">
            <text:p>16.1700160662041</text:p>
          </table:table-cell>
        </table:table-row>
        <table:table-row table:style-name="ro1">
          <table:table-cell table:formula="of:=[.A701]+1" office:value-type="date" office:date-value="2001-12-01" calcext:value-type="date">
            <text:p>01/12/01</text:p>
          </table:table-cell>
          <table:table-cell table:formula="of:=[.B701]+[.C702]" office:value-type="float" office:value="1145.15952809427" calcext:value-type="float">
            <text:p>1145.15952809427</text:p>
          </table:table-cell>
          <table:table-cell table:formula="of:=(RAND()-0.5)*100" office:value-type="float" office:value="-40.5715275237839" calcext:value-type="float">
            <text:p>-40.5715275237839</text:p>
          </table:table-cell>
        </table:table-row>
        <table:table-row table:style-name="ro1">
          <table:table-cell table:formula="of:=[.A702]+1" office:value-type="date" office:date-value="2001-12-02" calcext:value-type="date">
            <text:p>02/12/01</text:p>
          </table:table-cell>
          <table:table-cell table:formula="of:=[.B702]+[.C703]" office:value-type="float" office:value="1181.17100635125" calcext:value-type="float">
            <text:p>1181.17100635125</text:p>
          </table:table-cell>
          <table:table-cell table:formula="of:=(RAND()-0.5)*100" office:value-type="float" office:value="36.0114782569744" calcext:value-type="float">
            <text:p>36.0114782569744</text:p>
          </table:table-cell>
        </table:table-row>
        <table:table-row table:style-name="ro1">
          <table:table-cell table:formula="of:=[.A703]+1" office:value-type="date" office:date-value="2001-12-03" calcext:value-type="date">
            <text:p>03/12/01</text:p>
          </table:table-cell>
          <table:table-cell table:formula="of:=[.B703]+[.C704]" office:value-type="float" office:value="1133.66456061323" calcext:value-type="float">
            <text:p>1133.66456061323</text:p>
          </table:table-cell>
          <table:table-cell table:formula="of:=(RAND()-0.5)*100" office:value-type="float" office:value="-47.5064457380231" calcext:value-type="float">
            <text:p>-47.5064457380231</text:p>
          </table:table-cell>
        </table:table-row>
        <table:table-row table:style-name="ro1">
          <table:table-cell table:formula="of:=[.A704]+1" office:value-type="date" office:date-value="2001-12-04" calcext:value-type="date">
            <text:p>04/12/01</text:p>
          </table:table-cell>
          <table:table-cell table:formula="of:=[.B704]+[.C705]" office:value-type="float" office:value="1107.01266201543" calcext:value-type="float">
            <text:p>1107.01266201543</text:p>
          </table:table-cell>
          <table:table-cell table:formula="of:=(RAND()-0.5)*100" office:value-type="float" office:value="-26.6518985977905" calcext:value-type="float">
            <text:p>-26.6518985977905</text:p>
          </table:table-cell>
        </table:table-row>
        <table:table-row table:style-name="ro1">
          <table:table-cell table:formula="of:=[.A705]+1" office:value-type="date" office:date-value="2001-12-05" calcext:value-type="date">
            <text:p>05/12/01</text:p>
          </table:table-cell>
          <table:table-cell table:formula="of:=[.B705]+[.C706]" office:value-type="float" office:value="1085.49757753087" calcext:value-type="float">
            <text:p>1085.49757753087</text:p>
          </table:table-cell>
          <table:table-cell table:formula="of:=(RAND()-0.5)*100" office:value-type="float" office:value="-21.5150844845693" calcext:value-type="float">
            <text:p>-21.5150844845693</text:p>
          </table:table-cell>
        </table:table-row>
        <table:table-row table:style-name="ro1">
          <table:table-cell table:formula="of:=[.A706]+1" office:value-type="date" office:date-value="2001-12-06" calcext:value-type="date">
            <text:p>06/12/01</text:p>
          </table:table-cell>
          <table:table-cell table:formula="of:=[.B706]+[.C707]" office:value-type="float" office:value="1117.64048317809" calcext:value-type="float">
            <text:p>1117.64048317809</text:p>
          </table:table-cell>
          <table:table-cell table:formula="of:=(RAND()-0.5)*100" office:value-type="float" office:value="32.1429056472226" calcext:value-type="float">
            <text:p>32.1429056472226</text:p>
          </table:table-cell>
        </table:table-row>
        <table:table-row table:style-name="ro1">
          <table:table-cell table:formula="of:=[.A707]+1" office:value-type="date" office:date-value="2001-12-07" calcext:value-type="date">
            <text:p>07/12/01</text:p>
          </table:table-cell>
          <table:table-cell table:formula="of:=[.B707]+[.C708]" office:value-type="float" office:value="1153.8381783732" calcext:value-type="float">
            <text:p>1153.8381783732</text:p>
          </table:table-cell>
          <table:table-cell table:formula="of:=(RAND()-0.5)*100" office:value-type="float" office:value="36.197695195109" calcext:value-type="float">
            <text:p>36.197695195109</text:p>
          </table:table-cell>
        </table:table-row>
        <table:table-row table:style-name="ro1">
          <table:table-cell table:formula="of:=[.A708]+1" office:value-type="date" office:date-value="2001-12-08" calcext:value-type="date">
            <text:p>08/12/01</text:p>
          </table:table-cell>
          <table:table-cell table:formula="of:=[.B708]+[.C709]" office:value-type="float" office:value="1141.10681547855" calcext:value-type="float">
            <text:p>1141.10681547855</text:p>
          </table:table-cell>
          <table:table-cell table:formula="of:=(RAND()-0.5)*100" office:value-type="float" office:value="-12.7313628946441" calcext:value-type="float">
            <text:p>-12.7313628946441</text:p>
          </table:table-cell>
        </table:table-row>
        <table:table-row table:style-name="ro1">
          <table:table-cell table:formula="of:=[.A709]+1" office:value-type="date" office:date-value="2001-12-09" calcext:value-type="date">
            <text:p>09/12/01</text:p>
          </table:table-cell>
          <table:table-cell table:formula="of:=[.B709]+[.C710]" office:value-type="float" office:value="1112.09607722247" calcext:value-type="float">
            <text:p>1112.09607722247</text:p>
          </table:table-cell>
          <table:table-cell table:formula="of:=(RAND()-0.5)*100" office:value-type="float" office:value="-29.010738256084" calcext:value-type="float">
            <text:p>-29.010738256084</text:p>
          </table:table-cell>
        </table:table-row>
        <table:table-row table:style-name="ro1">
          <table:table-cell table:formula="of:=[.A710]+1" office:value-type="date" office:date-value="2001-12-10" calcext:value-type="date">
            <text:p>10/12/01</text:p>
          </table:table-cell>
          <table:table-cell table:formula="of:=[.B710]+[.C711]" office:value-type="float" office:value="1159.06817224526" calcext:value-type="float">
            <text:p>1159.06817224526</text:p>
          </table:table-cell>
          <table:table-cell table:formula="of:=(RAND()-0.5)*100" office:value-type="float" office:value="46.9720950227929" calcext:value-type="float">
            <text:p>46.9720950227929</text:p>
          </table:table-cell>
        </table:table-row>
        <table:table-row table:style-name="ro1">
          <table:table-cell table:formula="of:=[.A711]+1" office:value-type="date" office:date-value="2001-12-11" calcext:value-type="date">
            <text:p>11/12/01</text:p>
          </table:table-cell>
          <table:table-cell table:formula="of:=[.B711]+[.C712]" office:value-type="float" office:value="1158.01637567836" calcext:value-type="float">
            <text:p>1158.01637567836</text:p>
          </table:table-cell>
          <table:table-cell table:formula="of:=(RAND()-0.5)*100" office:value-type="float" office:value="-1.05179656689862" calcext:value-type="float">
            <text:p>-1.05179656689862</text:p>
          </table:table-cell>
        </table:table-row>
        <table:table-row table:style-name="ro1">
          <table:table-cell table:formula="of:=[.A712]+1" office:value-type="date" office:date-value="2001-12-12" calcext:value-type="date">
            <text:p>12/12/01</text:p>
          </table:table-cell>
          <table:table-cell table:formula="of:=[.B712]+[.C713]" office:value-type="float" office:value="1139.81309556583" calcext:value-type="float">
            <text:p>1139.81309556583</text:p>
          </table:table-cell>
          <table:table-cell table:formula="of:=(RAND()-0.5)*100" office:value-type="float" office:value="-18.2032801125285" calcext:value-type="float">
            <text:p>-18.2032801125285</text:p>
          </table:table-cell>
        </table:table-row>
        <table:table-row table:style-name="ro1">
          <table:table-cell table:formula="of:=[.A713]+1" office:value-type="date" office:date-value="2001-12-13" calcext:value-type="date">
            <text:p>13/12/01</text:p>
          </table:table-cell>
          <table:table-cell table:formula="of:=[.B713]+[.C714]" office:value-type="float" office:value="1097.3835744778" calcext:value-type="float">
            <text:p>1097.3835744778</text:p>
          </table:table-cell>
          <table:table-cell table:formula="of:=(RAND()-0.5)*100" office:value-type="float" office:value="-42.4295210880358" calcext:value-type="float">
            <text:p>-42.4295210880358</text:p>
          </table:table-cell>
        </table:table-row>
        <table:table-row table:style-name="ro1">
          <table:table-cell table:formula="of:=[.A714]+1" office:value-type="date" office:date-value="2001-12-14" calcext:value-type="date">
            <text:p>14/12/01</text:p>
          </table:table-cell>
          <table:table-cell table:formula="of:=[.B714]+[.C715]" office:value-type="float" office:value="1131.86225959288" calcext:value-type="float">
            <text:p>1131.86225959288</text:p>
          </table:table-cell>
          <table:table-cell table:formula="of:=(RAND()-0.5)*100" office:value-type="float" office:value="34.4786851150797" calcext:value-type="float">
            <text:p>34.4786851150797</text:p>
          </table:table-cell>
        </table:table-row>
        <table:table-row table:style-name="ro1">
          <table:table-cell table:formula="of:=[.A715]+1" office:value-type="date" office:date-value="2001-12-15" calcext:value-type="date">
            <text:p>15/12/01</text:p>
          </table:table-cell>
          <table:table-cell table:formula="of:=[.B715]+[.C716]" office:value-type="float" office:value="1101.67098283712" calcext:value-type="float">
            <text:p>1101.67098283712</text:p>
          </table:table-cell>
          <table:table-cell table:formula="of:=(RAND()-0.5)*100" office:value-type="float" office:value="-30.1912767557583" calcext:value-type="float">
            <text:p>-30.1912767557583</text:p>
          </table:table-cell>
        </table:table-row>
        <table:table-row table:style-name="ro1">
          <table:table-cell table:formula="of:=[.A716]+1" office:value-type="date" office:date-value="2001-12-16" calcext:value-type="date">
            <text:p>16/12/01</text:p>
          </table:table-cell>
          <table:table-cell table:formula="of:=[.B716]+[.C717]" office:value-type="float" office:value="1137.16185247798" calcext:value-type="float">
            <text:p>1137.16185247798</text:p>
          </table:table-cell>
          <table:table-cell table:formula="of:=(RAND()-0.5)*100" office:value-type="float" office:value="35.4908696408548" calcext:value-type="float">
            <text:p>35.4908696408548</text:p>
          </table:table-cell>
        </table:table-row>
        <table:table-row table:style-name="ro1">
          <table:table-cell table:formula="of:=[.A717]+1" office:value-type="date" office:date-value="2001-12-17" calcext:value-type="date">
            <text:p>17/12/01</text:p>
          </table:table-cell>
          <table:table-cell table:formula="of:=[.B717]+[.C718]" office:value-type="float" office:value="1166.24305044151" calcext:value-type="float">
            <text:p>1166.24305044151</text:p>
          </table:table-cell>
          <table:table-cell table:formula="of:=(RAND()-0.5)*100" office:value-type="float" office:value="29.0811979635369" calcext:value-type="float">
            <text:p>29.0811979635369</text:p>
          </table:table-cell>
        </table:table-row>
        <table:table-row table:style-name="ro1">
          <table:table-cell table:formula="of:=[.A718]+1" office:value-type="date" office:date-value="2001-12-18" calcext:value-type="date">
            <text:p>18/12/01</text:p>
          </table:table-cell>
          <table:table-cell table:formula="of:=[.B718]+[.C719]" office:value-type="float" office:value="1194.0540797983" calcext:value-type="float">
            <text:p>1194.0540797983</text:p>
          </table:table-cell>
          <table:table-cell table:formula="of:=(RAND()-0.5)*100" office:value-type="float" office:value="27.8110293567929" calcext:value-type="float">
            <text:p>27.8110293567929</text:p>
          </table:table-cell>
        </table:table-row>
        <table:table-row table:style-name="ro1">
          <table:table-cell table:formula="of:=[.A719]+1" office:value-type="date" office:date-value="2001-12-19" calcext:value-type="date">
            <text:p>19/12/01</text:p>
          </table:table-cell>
          <table:table-cell table:formula="of:=[.B719]+[.C720]" office:value-type="float" office:value="1152.80440164619" calcext:value-type="float">
            <text:p>1152.80440164619</text:p>
          </table:table-cell>
          <table:table-cell table:formula="of:=(RAND()-0.5)*100" office:value-type="float" office:value="-41.2496781521138" calcext:value-type="float">
            <text:p>-41.2496781521138</text:p>
          </table:table-cell>
        </table:table-row>
        <table:table-row table:style-name="ro1">
          <table:table-cell table:formula="of:=[.A720]+1" office:value-type="date" office:date-value="2001-12-20" calcext:value-type="date">
            <text:p>20/12/01</text:p>
          </table:table-cell>
          <table:table-cell table:formula="of:=[.B720]+[.C721]" office:value-type="float" office:value="1109.34938653556" calcext:value-type="float">
            <text:p>1109.34938653556</text:p>
          </table:table-cell>
          <table:table-cell table:formula="of:=(RAND()-0.5)*100" office:value-type="float" office:value="-43.4550151106324" calcext:value-type="float">
            <text:p>-43.4550151106324</text:p>
          </table:table-cell>
        </table:table-row>
        <table:table-row table:style-name="ro1">
          <table:table-cell table:formula="of:=[.A721]+1" office:value-type="date" office:date-value="2001-12-21" calcext:value-type="date">
            <text:p>21/12/01</text:p>
          </table:table-cell>
          <table:table-cell table:formula="of:=[.B721]+[.C722]" office:value-type="float" office:value="1060.53772821999" calcext:value-type="float">
            <text:p>1060.53772821999</text:p>
          </table:table-cell>
          <table:table-cell table:formula="of:=(RAND()-0.5)*100" office:value-type="float" office:value="-48.8116583155662" calcext:value-type="float">
            <text:p>-48.8116583155662</text:p>
          </table:table-cell>
        </table:table-row>
        <table:table-row table:style-name="ro1">
          <table:table-cell table:formula="of:=[.A722]+1" office:value-type="date" office:date-value="2001-12-22" calcext:value-type="date">
            <text:p>22/12/01</text:p>
          </table:table-cell>
          <table:table-cell table:formula="of:=[.B722]+[.C723]" office:value-type="float" office:value="1082.58425651487" calcext:value-type="float">
            <text:p>1082.58425651487</text:p>
          </table:table-cell>
          <table:table-cell table:formula="of:=(RAND()-0.5)*100" office:value-type="float" office:value="22.0465282948763" calcext:value-type="float">
            <text:p>22.0465282948763</text:p>
          </table:table-cell>
        </table:table-row>
        <table:table-row table:style-name="ro1">
          <table:table-cell table:formula="of:=[.A723]+1" office:value-type="date" office:date-value="2001-12-23" calcext:value-type="date">
            <text:p>23/12/01</text:p>
          </table:table-cell>
          <table:table-cell table:formula="of:=[.B723]+[.C724]" office:value-type="float" office:value="1128.98486346723" calcext:value-type="float">
            <text:p>1128.98486346723</text:p>
          </table:table-cell>
          <table:table-cell table:formula="of:=(RAND()-0.5)*100" office:value-type="float" office:value="46.4006069523598" calcext:value-type="float">
            <text:p>46.4006069523598</text:p>
          </table:table-cell>
        </table:table-row>
        <table:table-row table:style-name="ro1">
          <table:table-cell table:formula="of:=[.A724]+1" office:value-type="date" office:date-value="2001-12-24" calcext:value-type="date">
            <text:p>24/12/01</text:p>
          </table:table-cell>
          <table:table-cell table:formula="of:=[.B724]+[.C725]" office:value-type="float" office:value="1169.5227534888" calcext:value-type="float">
            <text:p>1169.5227534888</text:p>
          </table:table-cell>
          <table:table-cell table:formula="of:=(RAND()-0.5)*100" office:value-type="float" office:value="40.5378900215761" calcext:value-type="float">
            <text:p>40.5378900215761</text:p>
          </table:table-cell>
        </table:table-row>
        <table:table-row table:style-name="ro1">
          <table:table-cell table:formula="of:=[.A725]+1" office:value-type="date" office:date-value="2001-12-25" calcext:value-type="date">
            <text:p>25/12/01</text:p>
          </table:table-cell>
          <table:table-cell table:formula="of:=[.B725]+[.C726]" office:value-type="float" office:value="1144.51497835934" calcext:value-type="float">
            <text:p>1144.51497835934</text:p>
          </table:table-cell>
          <table:table-cell table:formula="of:=(RAND()-0.5)*100" office:value-type="float" office:value="-25.0077751294676" calcext:value-type="float">
            <text:p>-25.0077751294676</text:p>
          </table:table-cell>
        </table:table-row>
        <table:table-row table:style-name="ro1">
          <table:table-cell table:formula="of:=[.A726]+1" office:value-type="date" office:date-value="2001-12-26" calcext:value-type="date">
            <text:p>26/12/01</text:p>
          </table:table-cell>
          <table:table-cell table:formula="of:=[.B726]+[.C727]" office:value-type="float" office:value="1124.81901674913" calcext:value-type="float">
            <text:p>1124.81901674913</text:p>
          </table:table-cell>
          <table:table-cell table:formula="of:=(RAND()-0.5)*100" office:value-type="float" office:value="-19.6959616102083" calcext:value-type="float">
            <text:p>-19.6959616102083</text:p>
          </table:table-cell>
        </table:table-row>
        <table:table-row table:style-name="ro1">
          <table:table-cell table:formula="of:=[.A727]+1" office:value-type="date" office:date-value="2001-12-27" calcext:value-type="date">
            <text:p>27/12/01</text:p>
          </table:table-cell>
          <table:table-cell table:formula="of:=[.B727]+[.C728]" office:value-type="float" office:value="1077.37321544628" calcext:value-type="float">
            <text:p>1077.37321544628</text:p>
          </table:table-cell>
          <table:table-cell table:formula="of:=(RAND()-0.5)*100" office:value-type="float" office:value="-47.4458013028491" calcext:value-type="float">
            <text:p>-47.4458013028491</text:p>
          </table:table-cell>
        </table:table-row>
        <table:table-row table:style-name="ro1">
          <table:table-cell table:formula="of:=[.A728]+1" office:value-type="date" office:date-value="2001-12-28" calcext:value-type="date">
            <text:p>28/12/01</text:p>
          </table:table-cell>
          <table:table-cell table:formula="of:=[.B728]+[.C729]" office:value-type="float" office:value="1047.71270990605" calcext:value-type="float">
            <text:p>1047.71270990605</text:p>
          </table:table-cell>
          <table:table-cell table:formula="of:=(RAND()-0.5)*100" office:value-type="float" office:value="-29.660505540226" calcext:value-type="float">
            <text:p>-29.660505540226</text:p>
          </table:table-cell>
        </table:table-row>
        <table:table-row table:style-name="ro1">
          <table:table-cell table:formula="of:=[.A729]+1" office:value-type="date" office:date-value="2001-12-29" calcext:value-type="date">
            <text:p>29/12/01</text:p>
          </table:table-cell>
          <table:table-cell table:formula="of:=[.B729]+[.C730]" office:value-type="float" office:value="1072.70408879629" calcext:value-type="float">
            <text:p>1072.70408879629</text:p>
          </table:table-cell>
          <table:table-cell table:formula="of:=(RAND()-0.5)*100" office:value-type="float" office:value="24.9913788902343" calcext:value-type="float">
            <text:p>24.9913788902343</text:p>
          </table:table-cell>
        </table:table-row>
        <table:table-row table:style-name="ro1">
          <table:table-cell table:formula="of:=[.A730]+1" office:value-type="date" office:date-value="2001-12-30" calcext:value-type="date">
            <text:p>30/12/01</text:p>
          </table:table-cell>
          <table:table-cell table:formula="of:=[.B730]+[.C731]" office:value-type="float" office:value="1107.97377158904" calcext:value-type="float">
            <text:p>1107.97377158904</text:p>
          </table:table-cell>
          <table:table-cell table:formula="of:=(RAND()-0.5)*100" office:value-type="float" office:value="35.2696827927509" calcext:value-type="float">
            <text:p>35.2696827927509</text:p>
          </table:table-cell>
        </table:table-row>
        <table:table-row table:style-name="ro1">
          <table:table-cell table:formula="of:=[.A731]+1" office:value-type="date" office:date-value="2001-12-31" calcext:value-type="date">
            <text:p>31/12/01</text:p>
          </table:table-cell>
          <table:table-cell table:formula="of:=[.B731]+[.C732]" office:value-type="float" office:value="1096.03143556947" calcext:value-type="float">
            <text:p>1096.03143556947</text:p>
          </table:table-cell>
          <table:table-cell table:formula="of:=(RAND()-0.5)*100" office:value-type="float" office:value="-11.9423360195716" calcext:value-type="float">
            <text:p>-11.9423360195716</text:p>
          </table:table-cell>
        </table:table-row>
        <table:table-row table:style-name="ro1">
          <table:table-cell table:formula="of:=[.A732]+1" office:value-type="date" office:date-value="2002-01-01" calcext:value-type="date">
            <text:p>01/01/02</text:p>
          </table:table-cell>
          <table:table-cell table:formula="of:=[.B732]+[.C733]" office:value-type="float" office:value="1116.14580732993" calcext:value-type="float">
            <text:p>1116.14580732993</text:p>
          </table:table-cell>
          <table:table-cell table:formula="of:=(RAND()-0.5)*100" office:value-type="float" office:value="20.1143717604638" calcext:value-type="float">
            <text:p>20.1143717604638</text:p>
          </table:table-cell>
        </table:table-row>
        <table:table-row table:style-name="ro1">
          <table:table-cell table:formula="of:=[.A733]+1" office:value-type="date" office:date-value="2002-01-02" calcext:value-type="date">
            <text:p>02/01/02</text:p>
          </table:table-cell>
          <table:table-cell table:formula="of:=[.B733]+[.C734]" office:value-type="float" office:value="1073.70223804452" calcext:value-type="float">
            <text:p>1073.70223804452</text:p>
          </table:table-cell>
          <table:table-cell table:formula="of:=(RAND()-0.5)*100" office:value-type="float" office:value="-42.4435692854087" calcext:value-type="float">
            <text:p>-42.4435692854087</text:p>
          </table:table-cell>
        </table:table-row>
        <table:table-row table:style-name="ro1">
          <table:table-cell table:formula="of:=[.A734]+1" office:value-type="date" office:date-value="2002-01-03" calcext:value-type="date">
            <text:p>03/01/02</text:p>
          </table:table-cell>
          <table:table-cell table:formula="of:=[.B734]+[.C735]" office:value-type="float" office:value="1101.83177923368" calcext:value-type="float">
            <text:p>1101.83177923368</text:p>
          </table:table-cell>
          <table:table-cell table:formula="of:=(RAND()-0.5)*100" office:value-type="float" office:value="28.1295411891597" calcext:value-type="float">
            <text:p>28.1295411891597</text:p>
          </table:table-cell>
        </table:table-row>
        <table:table-row table:style-name="ro1">
          <table:table-cell table:formula="of:=[.A735]+1" office:value-type="date" office:date-value="2002-01-04" calcext:value-type="date">
            <text:p>04/01/02</text:p>
          </table:table-cell>
          <table:table-cell table:formula="of:=[.B735]+[.C736]" office:value-type="float" office:value="1075.04371735136" calcext:value-type="float">
            <text:p>1075.04371735136</text:p>
          </table:table-cell>
          <table:table-cell table:formula="of:=(RAND()-0.5)*100" office:value-type="float" office:value="-26.788061882318" calcext:value-type="float">
            <text:p>-26.788061882318</text:p>
          </table:table-cell>
        </table:table-row>
        <table:table-row table:style-name="ro1">
          <table:table-cell table:formula="of:=[.A736]+1" office:value-type="date" office:date-value="2002-01-05" calcext:value-type="date">
            <text:p>05/01/02</text:p>
          </table:table-cell>
          <table:table-cell table:formula="of:=[.B736]+[.C737]" office:value-type="float" office:value="1029.16154195155" calcext:value-type="float">
            <text:p>1029.16154195155</text:p>
          </table:table-cell>
          <table:table-cell table:formula="of:=(RAND()-0.5)*100" office:value-type="float" office:value="-45.8821753998093" calcext:value-type="float">
            <text:p>-45.8821753998093</text:p>
          </table:table-cell>
        </table:table-row>
        <table:table-row table:style-name="ro1">
          <table:table-cell table:formula="of:=[.A737]+1" office:value-type="date" office:date-value="2002-01-06" calcext:value-type="date">
            <text:p>06/01/02</text:p>
          </table:table-cell>
          <table:table-cell table:formula="of:=[.B737]+[.C738]" office:value-type="float" office:value="1073.78565381998" calcext:value-type="float">
            <text:p>1073.78565381998</text:p>
          </table:table-cell>
          <table:table-cell table:formula="of:=(RAND()-0.5)*100" office:value-type="float" office:value="44.6241118684273" calcext:value-type="float">
            <text:p>44.6241118684273</text:p>
          </table:table-cell>
        </table:table-row>
        <table:table-row table:style-name="ro1">
          <table:table-cell table:formula="of:=[.A738]+1" office:value-type="date" office:date-value="2002-01-07" calcext:value-type="date">
            <text:p>07/01/02</text:p>
          </table:table-cell>
          <table:table-cell table:formula="of:=[.B738]+[.C739]" office:value-type="float" office:value="1052.76642064722" calcext:value-type="float">
            <text:p>1052.76642064722</text:p>
          </table:table-cell>
          <table:table-cell table:formula="of:=(RAND()-0.5)*100" office:value-type="float" office:value="-21.0192331727626" calcext:value-type="float">
            <text:p>-21.0192331727626</text:p>
          </table:table-cell>
        </table:table-row>
        <table:table-row table:style-name="ro1">
          <table:table-cell table:formula="of:=[.A739]+1" office:value-type="date" office:date-value="2002-01-08" calcext:value-type="date">
            <text:p>08/01/02</text:p>
          </table:table-cell>
          <table:table-cell table:formula="of:=[.B739]+[.C740]" office:value-type="float" office:value="1101.54701105041" calcext:value-type="float">
            <text:p>1101.54701105041</text:p>
          </table:table-cell>
          <table:table-cell table:formula="of:=(RAND()-0.5)*100" office:value-type="float" office:value="48.7805904031942" calcext:value-type="float">
            <text:p>48.7805904031942</text:p>
          </table:table-cell>
        </table:table-row>
        <table:table-row table:style-name="ro1">
          <table:table-cell table:formula="of:=[.A740]+1" office:value-type="date" office:date-value="2002-01-09" calcext:value-type="date">
            <text:p>09/01/02</text:p>
          </table:table-cell>
          <table:table-cell table:formula="of:=[.B740]+[.C741]" office:value-type="float" office:value="1121.79500331217" calcext:value-type="float">
            <text:p>1121.79500331217</text:p>
          </table:table-cell>
          <table:table-cell table:formula="of:=(RAND()-0.5)*100" office:value-type="float" office:value="20.2479922617557" calcext:value-type="float">
            <text:p>20.2479922617557</text:p>
          </table:table-cell>
        </table:table-row>
        <table:table-row table:style-name="ro1">
          <table:table-cell table:formula="of:=[.A741]+1" office:value-type="date" office:date-value="2002-01-10" calcext:value-type="date">
            <text:p>10/01/02</text:p>
          </table:table-cell>
          <table:table-cell table:formula="of:=[.B741]+[.C742]" office:value-type="float" office:value="1103.11617715161" calcext:value-type="float">
            <text:p>1103.11617715161</text:p>
          </table:table-cell>
          <table:table-cell table:formula="of:=(RAND()-0.5)*100" office:value-type="float" office:value="-18.678826160557" calcext:value-type="float">
            <text:p>-18.678826160557</text:p>
          </table:table-cell>
        </table:table-row>
        <table:table-row table:style-name="ro1">
          <table:table-cell table:formula="of:=[.A742]+1" office:value-type="date" office:date-value="2002-01-11" calcext:value-type="date">
            <text:p>11/01/02</text:p>
          </table:table-cell>
          <table:table-cell table:formula="of:=[.B742]+[.C743]" office:value-type="float" office:value="1063.7608181515" calcext:value-type="float">
            <text:p>1063.7608181515</text:p>
          </table:table-cell>
          <table:table-cell table:formula="of:=(RAND()-0.5)*100" office:value-type="float" office:value="-39.3553590001151" calcext:value-type="float">
            <text:p>-39.3553590001151</text:p>
          </table:table-cell>
        </table:table-row>
        <table:table-row table:style-name="ro1">
          <table:table-cell table:formula="of:=[.A743]+1" office:value-type="date" office:date-value="2002-01-12" calcext:value-type="date">
            <text:p>12/01/02</text:p>
          </table:table-cell>
          <table:table-cell table:formula="of:=[.B743]+[.C744]" office:value-type="float" office:value="1051.5618255096" calcext:value-type="float">
            <text:p>1051.5618255096</text:p>
          </table:table-cell>
          <table:table-cell table:formula="of:=(RAND()-0.5)*100" office:value-type="float" office:value="-12.1989926418922" calcext:value-type="float">
            <text:p>-12.1989926418922</text:p>
          </table:table-cell>
        </table:table-row>
        <table:table-row table:style-name="ro1">
          <table:table-cell table:formula="of:=[.A744]+1" office:value-type="date" office:date-value="2002-01-13" calcext:value-type="date">
            <text:p>13/01/02</text:p>
          </table:table-cell>
          <table:table-cell table:formula="of:=[.B744]+[.C745]" office:value-type="float" office:value="1027.43357088783" calcext:value-type="float">
            <text:p>1027.43357088783</text:p>
          </table:table-cell>
          <table:table-cell table:formula="of:=(RAND()-0.5)*100" office:value-type="float" office:value="-24.1282546217732" calcext:value-type="float">
            <text:p>-24.1282546217732</text:p>
          </table:table-cell>
        </table:table-row>
        <table:table-row table:style-name="ro1">
          <table:table-cell table:formula="of:=[.A745]+1" office:value-type="date" office:date-value="2002-01-14" calcext:value-type="date">
            <text:p>14/01/02</text:p>
          </table:table-cell>
          <table:table-cell table:formula="of:=[.B745]+[.C746]" office:value-type="float" office:value="1056.16682071536" calcext:value-type="float">
            <text:p>1056.16682071536</text:p>
          </table:table-cell>
          <table:table-cell table:formula="of:=(RAND()-0.5)*100" office:value-type="float" office:value="28.7332498275308" calcext:value-type="float">
            <text:p>28.7332498275308</text:p>
          </table:table-cell>
        </table:table-row>
        <table:table-row table:style-name="ro1">
          <table:table-cell table:formula="of:=[.A746]+1" office:value-type="date" office:date-value="2002-01-15" calcext:value-type="date">
            <text:p>15/01/02</text:p>
          </table:table-cell>
          <table:table-cell table:formula="of:=[.B746]+[.C747]" office:value-type="float" office:value="1076.21517900869" calcext:value-type="float">
            <text:p>1076.21517900869</text:p>
          </table:table-cell>
          <table:table-cell table:formula="of:=(RAND()-0.5)*100" office:value-type="float" office:value="20.0483582933235" calcext:value-type="float">
            <text:p>20.0483582933235</text:p>
          </table:table-cell>
        </table:table-row>
        <table:table-row table:style-name="ro1">
          <table:table-cell table:formula="of:=[.A747]+1" office:value-type="date" office:date-value="2002-01-16" calcext:value-type="date">
            <text:p>16/01/02</text:p>
          </table:table-cell>
          <table:table-cell table:formula="of:=[.B747]+[.C748]" office:value-type="float" office:value="1110.67675049481" calcext:value-type="float">
            <text:p>1110.67675049481</text:p>
          </table:table-cell>
          <table:table-cell table:formula="of:=(RAND()-0.5)*100" office:value-type="float" office:value="34.4615714861228" calcext:value-type="float">
            <text:p>34.4615714861228</text:p>
          </table:table-cell>
        </table:table-row>
        <table:table-row table:style-name="ro1">
          <table:table-cell table:formula="of:=[.A748]+1" office:value-type="date" office:date-value="2002-01-17" calcext:value-type="date">
            <text:p>17/01/02</text:p>
          </table:table-cell>
          <table:table-cell table:formula="of:=[.B748]+[.C749]" office:value-type="float" office:value="1123.73613076528" calcext:value-type="float">
            <text:p>1123.73613076528</text:p>
          </table:table-cell>
          <table:table-cell table:formula="of:=(RAND()-0.5)*100" office:value-type="float" office:value="13.0593802704732" calcext:value-type="float">
            <text:p>13.0593802704732</text:p>
          </table:table-cell>
        </table:table-row>
        <table:table-row table:style-name="ro1">
          <table:table-cell table:formula="of:=[.A749]+1" office:value-type="date" office:date-value="2002-01-18" calcext:value-type="date">
            <text:p>18/01/02</text:p>
          </table:table-cell>
          <table:table-cell table:formula="of:=[.B749]+[.C750]" office:value-type="float" office:value="1124.14747477585" calcext:value-type="float">
            <text:p>1124.14747477585</text:p>
          </table:table-cell>
          <table:table-cell table:formula="of:=(RAND()-0.5)*100" office:value-type="float" office:value="0.411344010563763" calcext:value-type="float">
            <text:p>0.411344010563763</text:p>
          </table:table-cell>
        </table:table-row>
        <table:table-row table:style-name="ro1">
          <table:table-cell table:formula="of:=[.A750]+1" office:value-type="date" office:date-value="2002-01-19" calcext:value-type="date">
            <text:p>19/01/02</text:p>
          </table:table-cell>
          <table:table-cell table:formula="of:=[.B750]+[.C751]" office:value-type="float" office:value="1079.04246636716" calcext:value-type="float">
            <text:p>1079.04246636716</text:p>
          </table:table-cell>
          <table:table-cell table:formula="of:=(RAND()-0.5)*100" office:value-type="float" office:value="-45.1050084086866" calcext:value-type="float">
            <text:p>-45.1050084086866</text:p>
          </table:table-cell>
        </table:table-row>
        <table:table-row table:style-name="ro1">
          <table:table-cell table:formula="of:=[.A751]+1" office:value-type="date" office:date-value="2002-01-20" calcext:value-type="date">
            <text:p>20/01/02</text:p>
          </table:table-cell>
          <table:table-cell table:formula="of:=[.B751]+[.C752]" office:value-type="float" office:value="1120.02437163889" calcext:value-type="float">
            <text:p>1120.02437163889</text:p>
          </table:table-cell>
          <table:table-cell table:formula="of:=(RAND()-0.5)*100" office:value-type="float" office:value="40.9819052717328" calcext:value-type="float">
            <text:p>40.9819052717328</text:p>
          </table:table-cell>
        </table:table-row>
        <table:table-row table:style-name="ro1">
          <table:table-cell table:formula="of:=[.A752]+1" office:value-type="date" office:date-value="2002-01-21" calcext:value-type="date">
            <text:p>21/01/02</text:p>
          </table:table-cell>
          <table:table-cell table:formula="of:=[.B752]+[.C753]" office:value-type="float" office:value="1146.76447446648" calcext:value-type="float">
            <text:p>1146.76447446648</text:p>
          </table:table-cell>
          <table:table-cell table:formula="of:=(RAND()-0.5)*100" office:value-type="float" office:value="26.7401028275885" calcext:value-type="float">
            <text:p>26.7401028275885</text:p>
          </table:table-cell>
        </table:table-row>
        <table:table-row table:style-name="ro1">
          <table:table-cell table:formula="of:=[.A753]+1" office:value-type="date" office:date-value="2002-01-22" calcext:value-type="date">
            <text:p>22/01/02</text:p>
          </table:table-cell>
          <table:table-cell table:formula="of:=[.B753]+[.C754]" office:value-type="float" office:value="1151.68016969504" calcext:value-type="float">
            <text:p>1151.68016969504</text:p>
          </table:table-cell>
          <table:table-cell table:formula="of:=(RAND()-0.5)*100" office:value-type="float" office:value="4.91569522856353" calcext:value-type="float">
            <text:p>4.91569522856353</text:p>
          </table:table-cell>
        </table:table-row>
        <table:table-row table:style-name="ro1">
          <table:table-cell table:formula="of:=[.A754]+1" office:value-type="date" office:date-value="2002-01-23" calcext:value-type="date">
            <text:p>23/01/02</text:p>
          </table:table-cell>
          <table:table-cell table:formula="of:=[.B754]+[.C755]" office:value-type="float" office:value="1157.26352064672" calcext:value-type="float">
            <text:p>1157.26352064672</text:p>
          </table:table-cell>
          <table:table-cell table:formula="of:=(RAND()-0.5)*100" office:value-type="float" office:value="5.58335095167899" calcext:value-type="float">
            <text:p>5.58335095167899</text:p>
          </table:table-cell>
        </table:table-row>
        <table:table-row table:style-name="ro1">
          <table:table-cell table:formula="of:=[.A755]+1" office:value-type="date" office:date-value="2002-01-24" calcext:value-type="date">
            <text:p>24/01/02</text:p>
          </table:table-cell>
          <table:table-cell table:formula="of:=[.B755]+[.C756]" office:value-type="float" office:value="1179.13293550673" calcext:value-type="float">
            <text:p>1179.13293550673</text:p>
          </table:table-cell>
          <table:table-cell table:formula="of:=(RAND()-0.5)*100" office:value-type="float" office:value="21.8694148600082" calcext:value-type="float">
            <text:p>21.8694148600082</text:p>
          </table:table-cell>
        </table:table-row>
        <table:table-row table:style-name="ro1">
          <table:table-cell table:formula="of:=[.A756]+1" office:value-type="date" office:date-value="2002-01-25" calcext:value-type="date">
            <text:p>25/01/02</text:p>
          </table:table-cell>
          <table:table-cell table:formula="of:=[.B756]+[.C757]" office:value-type="float" office:value="1130.98729972002" calcext:value-type="float">
            <text:p>1130.98729972002</text:p>
          </table:table-cell>
          <table:table-cell table:formula="of:=(RAND()-0.5)*100" office:value-type="float" office:value="-48.1456357867118" calcext:value-type="float">
            <text:p>-48.1456357867118</text:p>
          </table:table-cell>
        </table:table-row>
        <table:table-row table:style-name="ro1">
          <table:table-cell table:formula="of:=[.A757]+1" office:value-type="date" office:date-value="2002-01-26" calcext:value-type="date">
            <text:p>26/01/02</text:p>
          </table:table-cell>
          <table:table-cell table:formula="of:=[.B757]+[.C758]" office:value-type="float" office:value="1153.87322567738" calcext:value-type="float">
            <text:p>1153.87322567738</text:p>
          </table:table-cell>
          <table:table-cell table:formula="of:=(RAND()-0.5)*100" office:value-type="float" office:value="22.8859259573639" calcext:value-type="float">
            <text:p>22.8859259573639</text:p>
          </table:table-cell>
        </table:table-row>
        <table:table-row table:style-name="ro1">
          <table:table-cell table:formula="of:=[.A758]+1" office:value-type="date" office:date-value="2002-01-27" calcext:value-type="date">
            <text:p>27/01/02</text:p>
          </table:table-cell>
          <table:table-cell table:formula="of:=[.B758]+[.C759]" office:value-type="float" office:value="1119.00056016051" calcext:value-type="float">
            <text:p>1119.00056016051</text:p>
          </table:table-cell>
          <table:table-cell table:formula="of:=(RAND()-0.5)*100" office:value-type="float" office:value="-34.8726655168726" calcext:value-type="float">
            <text:p>-34.8726655168726</text:p>
          </table:table-cell>
        </table:table-row>
        <table:table-row table:style-name="ro1">
          <table:table-cell table:formula="of:=[.A759]+1" office:value-type="date" office:date-value="2002-01-28" calcext:value-type="date">
            <text:p>28/01/02</text:p>
          </table:table-cell>
          <table:table-cell table:formula="of:=[.B759]+[.C760]" office:value-type="float" office:value="1111.46190934541" calcext:value-type="float">
            <text:p>1111.46190934541</text:p>
          </table:table-cell>
          <table:table-cell table:formula="of:=(RAND()-0.5)*100" office:value-type="float" office:value="-7.53865081510023" calcext:value-type="float">
            <text:p>-7.53865081510023</text:p>
          </table:table-cell>
        </table:table-row>
        <table:table-row table:style-name="ro1">
          <table:table-cell table:formula="of:=[.A760]+1" office:value-type="date" office:date-value="2002-01-29" calcext:value-type="date">
            <text:p>29/01/02</text:p>
          </table:table-cell>
          <table:table-cell table:formula="of:=[.B760]+[.C761]" office:value-type="float" office:value="1083.46095793513" calcext:value-type="float">
            <text:p>1083.46095793513</text:p>
          </table:table-cell>
          <table:table-cell table:formula="of:=(RAND()-0.5)*100" office:value-type="float" office:value="-28.0009514102837" calcext:value-type="float">
            <text:p>-28.0009514102837</text:p>
          </table:table-cell>
        </table:table-row>
        <table:table-row table:style-name="ro1">
          <table:table-cell table:formula="of:=[.A761]+1" office:value-type="date" office:date-value="2002-01-30" calcext:value-type="date">
            <text:p>30/01/02</text:p>
          </table:table-cell>
          <table:table-cell table:formula="of:=[.B761]+[.C762]" office:value-type="float" office:value="1114.7878428298" calcext:value-type="float">
            <text:p>1114.7878428298</text:p>
          </table:table-cell>
          <table:table-cell table:formula="of:=(RAND()-0.5)*100" office:value-type="float" office:value="31.3268848946751" calcext:value-type="float">
            <text:p>31.3268848946751</text:p>
          </table:table-cell>
        </table:table-row>
        <table:table-row table:style-name="ro1">
          <table:table-cell table:formula="of:=[.A762]+1" office:value-type="date" office:date-value="2002-01-31" calcext:value-type="date">
            <text:p>31/01/02</text:p>
          </table:table-cell>
          <table:table-cell table:formula="of:=[.B762]+[.C763]" office:value-type="float" office:value="1139.78195314634" calcext:value-type="float">
            <text:p>1139.78195314634</text:p>
          </table:table-cell>
          <table:table-cell table:formula="of:=(RAND()-0.5)*100" office:value-type="float" office:value="24.9941103165362" calcext:value-type="float">
            <text:p>24.9941103165362</text:p>
          </table:table-cell>
        </table:table-row>
        <table:table-row table:style-name="ro1">
          <table:table-cell table:formula="of:=[.A763]+1" office:value-type="date" office:date-value="2002-02-01" calcext:value-type="date">
            <text:p>01/02/02</text:p>
          </table:table-cell>
          <table:table-cell table:formula="of:=[.B763]+[.C764]" office:value-type="float" office:value="1139.18380223177" calcext:value-type="float">
            <text:p>1139.18380223177</text:p>
          </table:table-cell>
          <table:table-cell table:formula="of:=(RAND()-0.5)*100" office:value-type="float" office:value="-0.598150914565404" calcext:value-type="float">
            <text:p>-0.598150914565404</text:p>
          </table:table-cell>
        </table:table-row>
        <table:table-row table:style-name="ro1">
          <table:table-cell table:formula="of:=[.A764]+1" office:value-type="date" office:date-value="2002-02-02" calcext:value-type="date">
            <text:p>02/02/02</text:p>
          </table:table-cell>
          <table:table-cell table:formula="of:=[.B764]+[.C765]" office:value-type="float" office:value="1165.69467321823" calcext:value-type="float">
            <text:p>1165.69467321823</text:p>
          </table:table-cell>
          <table:table-cell table:formula="of:=(RAND()-0.5)*100" office:value-type="float" office:value="26.5108709864597" calcext:value-type="float">
            <text:p>26.5108709864597</text:p>
          </table:table-cell>
        </table:table-row>
        <table:table-row table:style-name="ro1">
          <table:table-cell table:formula="of:=[.A765]+1" office:value-type="date" office:date-value="2002-02-03" calcext:value-type="date">
            <text:p>03/02/02</text:p>
          </table:table-cell>
          <table:table-cell table:formula="of:=[.B765]+[.C766]" office:value-type="float" office:value="1194.73264855773" calcext:value-type="float">
            <text:p>1194.73264855773</text:p>
          </table:table-cell>
          <table:table-cell table:formula="of:=(RAND()-0.5)*100" office:value-type="float" office:value="29.0379753394966" calcext:value-type="float">
            <text:p>29.0379753394966</text:p>
          </table:table-cell>
        </table:table-row>
        <table:table-row table:style-name="ro1">
          <table:table-cell table:formula="of:=[.A766]+1" office:value-type="date" office:date-value="2002-02-04" calcext:value-type="date">
            <text:p>04/02/02</text:p>
          </table:table-cell>
          <table:table-cell table:formula="of:=[.B766]+[.C767]" office:value-type="float" office:value="1216.63374959298" calcext:value-type="float">
            <text:p>1216.63374959298</text:p>
          </table:table-cell>
          <table:table-cell table:formula="of:=(RAND()-0.5)*100" office:value-type="float" office:value="21.9011010352473" calcext:value-type="float">
            <text:p>21.9011010352473</text:p>
          </table:table-cell>
        </table:table-row>
        <table:table-row table:style-name="ro1">
          <table:table-cell table:formula="of:=[.A767]+1" office:value-type="date" office:date-value="2002-02-05" calcext:value-type="date">
            <text:p>05/02/02</text:p>
          </table:table-cell>
          <table:table-cell table:formula="of:=[.B767]+[.C768]" office:value-type="float" office:value="1226.54743440468" calcext:value-type="float">
            <text:p>1226.54743440468</text:p>
          </table:table-cell>
          <table:table-cell table:formula="of:=(RAND()-0.5)*100" office:value-type="float" office:value="9.91368481170083" calcext:value-type="float">
            <text:p>9.91368481170083</text:p>
          </table:table-cell>
        </table:table-row>
        <table:table-row table:style-name="ro1">
          <table:table-cell table:formula="of:=[.A768]+1" office:value-type="date" office:date-value="2002-02-06" calcext:value-type="date">
            <text:p>06/02/02</text:p>
          </table:table-cell>
          <table:table-cell table:formula="of:=[.B768]+[.C769]" office:value-type="float" office:value="1263.06223565217" calcext:value-type="float">
            <text:p>1263.06223565217</text:p>
          </table:table-cell>
          <table:table-cell table:formula="of:=(RAND()-0.5)*100" office:value-type="float" office:value="36.5148012474896" calcext:value-type="float">
            <text:p>36.5148012474896</text:p>
          </table:table-cell>
        </table:table-row>
        <table:table-row table:style-name="ro1">
          <table:table-cell table:formula="of:=[.A769]+1" office:value-type="date" office:date-value="2002-02-07" calcext:value-type="date">
            <text:p>07/02/02</text:p>
          </table:table-cell>
          <table:table-cell table:formula="of:=[.B769]+[.C770]" office:value-type="float" office:value="1277.15481505673" calcext:value-type="float">
            <text:p>1277.15481505673</text:p>
          </table:table-cell>
          <table:table-cell table:formula="of:=(RAND()-0.5)*100" office:value-type="float" office:value="14.0925794045641" calcext:value-type="float">
            <text:p>14.0925794045641</text:p>
          </table:table-cell>
        </table:table-row>
        <table:table-row table:style-name="ro1">
          <table:table-cell table:formula="of:=[.A770]+1" office:value-type="date" office:date-value="2002-02-08" calcext:value-type="date">
            <text:p>08/02/02</text:p>
          </table:table-cell>
          <table:table-cell table:formula="of:=[.B770]+[.C771]" office:value-type="float" office:value="1260.7631528585" calcext:value-type="float">
            <text:p>1260.7631528585</text:p>
          </table:table-cell>
          <table:table-cell table:formula="of:=(RAND()-0.5)*100" office:value-type="float" office:value="-16.3916621982296" calcext:value-type="float">
            <text:p>-16.3916621982296</text:p>
          </table:table-cell>
        </table:table-row>
        <table:table-row table:style-name="ro1">
          <table:table-cell table:formula="of:=[.A771]+1" office:value-type="date" office:date-value="2002-02-09" calcext:value-type="date">
            <text:p>09/02/02</text:p>
          </table:table-cell>
          <table:table-cell table:formula="of:=[.B771]+[.C772]" office:value-type="float" office:value="1286.44424867952" calcext:value-type="float">
            <text:p>1286.44424867952</text:p>
          </table:table-cell>
          <table:table-cell table:formula="of:=(RAND()-0.5)*100" office:value-type="float" office:value="25.681095821023" calcext:value-type="float">
            <text:p>25.681095821023</text:p>
          </table:table-cell>
        </table:table-row>
        <table:table-row table:style-name="ro1">
          <table:table-cell table:formula="of:=[.A772]+1" office:value-type="date" office:date-value="2002-02-10" calcext:value-type="date">
            <text:p>10/02/02</text:p>
          </table:table-cell>
          <table:table-cell table:formula="of:=[.B772]+[.C773]" office:value-type="float" office:value="1301.39772713822" calcext:value-type="float">
            <text:p>1301.39772713822</text:p>
          </table:table-cell>
          <table:table-cell table:formula="of:=(RAND()-0.5)*100" office:value-type="float" office:value="14.9534784586921" calcext:value-type="float">
            <text:p>14.9534784586921</text:p>
          </table:table-cell>
        </table:table-row>
        <table:table-row table:style-name="ro1">
          <table:table-cell table:formula="of:=[.A773]+1" office:value-type="date" office:date-value="2002-02-11" calcext:value-type="date">
            <text:p>11/02/02</text:p>
          </table:table-cell>
          <table:table-cell table:formula="of:=[.B773]+[.C774]" office:value-type="float" office:value="1331.96842578672" calcext:value-type="float">
            <text:p>1331.96842578672</text:p>
          </table:table-cell>
          <table:table-cell table:formula="of:=(RAND()-0.5)*100" office:value-type="float" office:value="30.5706986485061" calcext:value-type="float">
            <text:p>30.5706986485061</text:p>
          </table:table-cell>
        </table:table-row>
        <table:table-row table:style-name="ro1">
          <table:table-cell table:formula="of:=[.A774]+1" office:value-type="date" office:date-value="2002-02-12" calcext:value-type="date">
            <text:p>12/02/02</text:p>
          </table:table-cell>
          <table:table-cell table:formula="of:=[.B774]+[.C775]" office:value-type="float" office:value="1354.20197345655" calcext:value-type="float">
            <text:p>1354.20197345655</text:p>
          </table:table-cell>
          <table:table-cell table:formula="of:=(RAND()-0.5)*100" office:value-type="float" office:value="22.2335476698238" calcext:value-type="float">
            <text:p>22.2335476698238</text:p>
          </table:table-cell>
        </table:table-row>
        <table:table-row table:style-name="ro1">
          <table:table-cell table:formula="of:=[.A775]+1" office:value-type="date" office:date-value="2002-02-13" calcext:value-type="date">
            <text:p>13/02/02</text:p>
          </table:table-cell>
          <table:table-cell table:formula="of:=[.B775]+[.C776]" office:value-type="float" office:value="1314.08783347373" calcext:value-type="float">
            <text:p>1314.08783347373</text:p>
          </table:table-cell>
          <table:table-cell table:formula="of:=(RAND()-0.5)*100" office:value-type="float" office:value="-40.1141399828123" calcext:value-type="float">
            <text:p>-40.1141399828123</text:p>
          </table:table-cell>
        </table:table-row>
        <table:table-row table:style-name="ro1">
          <table:table-cell table:formula="of:=[.A776]+1" office:value-type="date" office:date-value="2002-02-14" calcext:value-type="date">
            <text:p>14/02/02</text:p>
          </table:table-cell>
          <table:table-cell table:formula="of:=[.B776]+[.C777]" office:value-type="float" office:value="1334.20818502228" calcext:value-type="float">
            <text:p>1334.20818502228</text:p>
          </table:table-cell>
          <table:table-cell table:formula="of:=(RAND()-0.5)*100" office:value-type="float" office:value="20.1203515485484" calcext:value-type="float">
            <text:p>20.1203515485484</text:p>
          </table:table-cell>
        </table:table-row>
        <table:table-row table:style-name="ro1">
          <table:table-cell table:formula="of:=[.A777]+1" office:value-type="date" office:date-value="2002-02-15" calcext:value-type="date">
            <text:p>15/02/02</text:p>
          </table:table-cell>
          <table:table-cell table:formula="of:=[.B777]+[.C778]" office:value-type="float" office:value="1361.34243711867" calcext:value-type="float">
            <text:p>1361.34243711867</text:p>
          </table:table-cell>
          <table:table-cell table:formula="of:=(RAND()-0.5)*100" office:value-type="float" office:value="27.1342520963833" calcext:value-type="float">
            <text:p>27.1342520963833</text:p>
          </table:table-cell>
        </table:table-row>
        <table:table-row table:style-name="ro1">
          <table:table-cell table:formula="of:=[.A778]+1" office:value-type="date" office:date-value="2002-02-16" calcext:value-type="date">
            <text:p>16/02/02</text:p>
          </table:table-cell>
          <table:table-cell table:formula="of:=[.B778]+[.C779]" office:value-type="float" office:value="1400.09270930842" calcext:value-type="float">
            <text:p>1400.09270930842</text:p>
          </table:table-cell>
          <table:table-cell table:formula="of:=(RAND()-0.5)*100" office:value-type="float" office:value="38.7502721897556" calcext:value-type="float">
            <text:p>38.7502721897556</text:p>
          </table:table-cell>
        </table:table-row>
        <table:table-row table:style-name="ro1">
          <table:table-cell table:formula="of:=[.A779]+1" office:value-type="date" office:date-value="2002-02-17" calcext:value-type="date">
            <text:p>17/02/02</text:p>
          </table:table-cell>
          <table:table-cell table:formula="of:=[.B779]+[.C780]" office:value-type="float" office:value="1370.31247954863" calcext:value-type="float">
            <text:p>1370.31247954863</text:p>
          </table:table-cell>
          <table:table-cell table:formula="of:=(RAND()-0.5)*100" office:value-type="float" office:value="-29.7802297597944" calcext:value-type="float">
            <text:p>-29.7802297597944</text:p>
          </table:table-cell>
        </table:table-row>
        <table:table-row table:style-name="ro1">
          <table:table-cell table:formula="of:=[.A780]+1" office:value-type="date" office:date-value="2002-02-18" calcext:value-type="date">
            <text:p>18/02/02</text:p>
          </table:table-cell>
          <table:table-cell table:formula="of:=[.B780]+[.C781]" office:value-type="float" office:value="1341.70688728025" calcext:value-type="float">
            <text:p>1341.70688728025</text:p>
          </table:table-cell>
          <table:table-cell table:formula="of:=(RAND()-0.5)*100" office:value-type="float" office:value="-28.6055922683802" calcext:value-type="float">
            <text:p>-28.6055922683802</text:p>
          </table:table-cell>
        </table:table-row>
        <table:table-row table:style-name="ro1">
          <table:table-cell table:formula="of:=[.A781]+1" office:value-type="date" office:date-value="2002-02-19" calcext:value-type="date">
            <text:p>19/02/02</text:p>
          </table:table-cell>
          <table:table-cell table:formula="of:=[.B781]+[.C782]" office:value-type="float" office:value="1300.5615301745" calcext:value-type="float">
            <text:p>1300.5615301745</text:p>
          </table:table-cell>
          <table:table-cell table:formula="of:=(RAND()-0.5)*100" office:value-type="float" office:value="-41.1453571057481" calcext:value-type="float">
            <text:p>-41.1453571057481</text:p>
          </table:table-cell>
        </table:table-row>
        <table:table-row table:style-name="ro1">
          <table:table-cell table:formula="of:=[.A782]+1" office:value-type="date" office:date-value="2002-02-20" calcext:value-type="date">
            <text:p>20/02/02</text:p>
          </table:table-cell>
          <table:table-cell table:formula="of:=[.B782]+[.C783]" office:value-type="float" office:value="1295.83729401038" calcext:value-type="float">
            <text:p>1295.83729401038</text:p>
          </table:table-cell>
          <table:table-cell table:formula="of:=(RAND()-0.5)*100" office:value-type="float" office:value="-4.72423616412152" calcext:value-type="float">
            <text:p>-4.72423616412152</text:p>
          </table:table-cell>
        </table:table-row>
        <table:table-row table:style-name="ro1">
          <table:table-cell table:formula="of:=[.A783]+1" office:value-type="date" office:date-value="2002-02-21" calcext:value-type="date">
            <text:p>21/02/02</text:p>
          </table:table-cell>
          <table:table-cell table:formula="of:=[.B783]+[.C784]" office:value-type="float" office:value="1330.50263587841" calcext:value-type="float">
            <text:p>1330.50263587841</text:p>
          </table:table-cell>
          <table:table-cell table:formula="of:=(RAND()-0.5)*100" office:value-type="float" office:value="34.6653418680303" calcext:value-type="float">
            <text:p>34.6653418680303</text:p>
          </table:table-cell>
        </table:table-row>
        <table:table-row table:style-name="ro1">
          <table:table-cell table:formula="of:=[.A784]+1" office:value-type="date" office:date-value="2002-02-22" calcext:value-type="date">
            <text:p>22/02/02</text:p>
          </table:table-cell>
          <table:table-cell table:formula="of:=[.B784]+[.C785]" office:value-type="float" office:value="1318.23698803849" calcext:value-type="float">
            <text:p>1318.23698803849</text:p>
          </table:table-cell>
          <table:table-cell table:formula="of:=(RAND()-0.5)*100" office:value-type="float" office:value="-12.2656478399176" calcext:value-type="float">
            <text:p>-12.2656478399176</text:p>
          </table:table-cell>
        </table:table-row>
        <table:table-row table:style-name="ro1">
          <table:table-cell table:formula="of:=[.A785]+1" office:value-type="date" office:date-value="2002-02-23" calcext:value-type="date">
            <text:p>23/02/02</text:p>
          </table:table-cell>
          <table:table-cell table:formula="of:=[.B785]+[.C786]" office:value-type="float" office:value="1352.54018297799" calcext:value-type="float">
            <text:p>1352.54018297799</text:p>
          </table:table-cell>
          <table:table-cell table:formula="of:=(RAND()-0.5)*100" office:value-type="float" office:value="34.3031949394962" calcext:value-type="float">
            <text:p>34.3031949394962</text:p>
          </table:table-cell>
        </table:table-row>
        <table:table-row table:style-name="ro1">
          <table:table-cell table:formula="of:=[.A786]+1" office:value-type="date" office:date-value="2002-02-24" calcext:value-type="date">
            <text:p>24/02/02</text:p>
          </table:table-cell>
          <table:table-cell table:formula="of:=[.B786]+[.C787]" office:value-type="float" office:value="1344.05439465842" calcext:value-type="float">
            <text:p>1344.05439465842</text:p>
          </table:table-cell>
          <table:table-cell table:formula="of:=(RAND()-0.5)*100" office:value-type="float" office:value="-8.48578831956727" calcext:value-type="float">
            <text:p>-8.48578831956727</text:p>
          </table:table-cell>
        </table:table-row>
        <table:table-row table:style-name="ro1">
          <table:table-cell table:formula="of:=[.A787]+1" office:value-type="date" office:date-value="2002-02-25" calcext:value-type="date">
            <text:p>25/02/02</text:p>
          </table:table-cell>
          <table:table-cell table:formula="of:=[.B787]+[.C788]" office:value-type="float" office:value="1380.38221334552" calcext:value-type="float">
            <text:p>1380.38221334552</text:p>
          </table:table-cell>
          <table:table-cell table:formula="of:=(RAND()-0.5)*100" office:value-type="float" office:value="36.3278186871032" calcext:value-type="float">
            <text:p>36.3278186871032</text:p>
          </table:table-cell>
        </table:table-row>
        <table:table-row table:style-name="ro1">
          <table:table-cell table:formula="of:=[.A788]+1" office:value-type="date" office:date-value="2002-02-26" calcext:value-type="date">
            <text:p>26/02/02</text:p>
          </table:table-cell>
          <table:table-cell table:formula="of:=[.B788]+[.C789]" office:value-type="float" office:value="1359.79084588224" calcext:value-type="float">
            <text:p>1359.79084588224</text:p>
          </table:table-cell>
          <table:table-cell table:formula="of:=(RAND()-0.5)*100" office:value-type="float" office:value="-20.5913674632852" calcext:value-type="float">
            <text:p>-20.5913674632852</text:p>
          </table:table-cell>
        </table:table-row>
        <table:table-row table:style-name="ro1">
          <table:table-cell table:formula="of:=[.A789]+1" office:value-type="date" office:date-value="2002-02-27" calcext:value-type="date">
            <text:p>27/02/02</text:p>
          </table:table-cell>
          <table:table-cell table:formula="of:=[.B789]+[.C790]" office:value-type="float" office:value="1313.51963418989" calcext:value-type="float">
            <text:p>1313.51963418989</text:p>
          </table:table-cell>
          <table:table-cell table:formula="of:=(RAND()-0.5)*100" office:value-type="float" office:value="-46.2712116923482" calcext:value-type="float">
            <text:p>-46.2712116923482</text:p>
          </table:table-cell>
        </table:table-row>
        <table:table-row table:style-name="ro1">
          <table:table-cell table:formula="of:=[.A790]+1" office:value-type="date" office:date-value="2002-02-28" calcext:value-type="date">
            <text:p>28/02/02</text:p>
          </table:table-cell>
          <table:table-cell table:formula="of:=[.B790]+[.C791]" office:value-type="float" office:value="1271.15464380888" calcext:value-type="float">
            <text:p>1271.15464380888</text:p>
          </table:table-cell>
          <table:table-cell table:formula="of:=(RAND()-0.5)*100" office:value-type="float" office:value="-42.3649903810117" calcext:value-type="float">
            <text:p>-42.3649903810117</text:p>
          </table:table-cell>
        </table:table-row>
        <table:table-row table:style-name="ro1">
          <table:table-cell table:formula="of:=[.A791]+1" office:value-type="date" office:date-value="2002-03-01" calcext:value-type="date">
            <text:p>01/03/02</text:p>
          </table:table-cell>
          <table:table-cell table:formula="of:=[.B791]+[.C792]" office:value-type="float" office:value="1242.66795735718" calcext:value-type="float">
            <text:p>1242.66795735718</text:p>
          </table:table-cell>
          <table:table-cell table:formula="of:=(RAND()-0.5)*100" office:value-type="float" office:value="-28.4866864516982" calcext:value-type="float">
            <text:p>-28.4866864516982</text:p>
          </table:table-cell>
        </table:table-row>
        <table:table-row table:style-name="ro1">
          <table:table-cell table:formula="of:=[.A792]+1" office:value-type="date" office:date-value="2002-03-02" calcext:value-type="date">
            <text:p>02/03/02</text:p>
          </table:table-cell>
          <table:table-cell table:formula="of:=[.B792]+[.C793]" office:value-type="float" office:value="1267.44357164556" calcext:value-type="float">
            <text:p>1267.44357164556</text:p>
          </table:table-cell>
          <table:table-cell table:formula="of:=(RAND()-0.5)*100" office:value-type="float" office:value="24.7756142883807" calcext:value-type="float">
            <text:p>24.7756142883807</text:p>
          </table:table-cell>
        </table:table-row>
        <table:table-row table:style-name="ro1">
          <table:table-cell table:formula="of:=[.A793]+1" office:value-type="date" office:date-value="2002-03-03" calcext:value-type="date">
            <text:p>03/03/02</text:p>
          </table:table-cell>
          <table:table-cell table:formula="of:=[.B793]+[.C794]" office:value-type="float" office:value="1253.05312300707" calcext:value-type="float">
            <text:p>1253.05312300707</text:p>
          </table:table-cell>
          <table:table-cell table:formula="of:=(RAND()-0.5)*100" office:value-type="float" office:value="-14.3904486384856" calcext:value-type="float">
            <text:p>-14.3904486384856</text:p>
          </table:table-cell>
        </table:table-row>
        <table:table-row table:style-name="ro1">
          <table:table-cell table:formula="of:=[.A794]+1" office:value-type="date" office:date-value="2002-03-04" calcext:value-type="date">
            <text:p>04/03/02</text:p>
          </table:table-cell>
          <table:table-cell table:formula="of:=[.B794]+[.C795]" office:value-type="float" office:value="1209.68254171242" calcext:value-type="float">
            <text:p>1209.68254171242</text:p>
          </table:table-cell>
          <table:table-cell table:formula="of:=(RAND()-0.5)*100" office:value-type="float" office:value="-43.3705812946533" calcext:value-type="float">
            <text:p>-43.3705812946533</text:p>
          </table:table-cell>
        </table:table-row>
        <table:table-row table:style-name="ro1">
          <table:table-cell table:formula="of:=[.A795]+1" office:value-type="date" office:date-value="2002-03-05" calcext:value-type="date">
            <text:p>05/03/02</text:p>
          </table:table-cell>
          <table:table-cell table:formula="of:=[.B795]+[.C796]" office:value-type="float" office:value="1214.88331978922" calcext:value-type="float">
            <text:p>1214.88331978922</text:p>
          </table:table-cell>
          <table:table-cell table:formula="of:=(RAND()-0.5)*100" office:value-type="float" office:value="5.20077807679921" calcext:value-type="float">
            <text:p>5.20077807679921</text:p>
          </table:table-cell>
        </table:table-row>
        <table:table-row table:style-name="ro1">
          <table:table-cell table:formula="of:=[.A796]+1" office:value-type="date" office:date-value="2002-03-06" calcext:value-type="date">
            <text:p>06/03/02</text:p>
          </table:table-cell>
          <table:table-cell table:formula="of:=[.B796]+[.C797]" office:value-type="float" office:value="1214.38352896511" calcext:value-type="float">
            <text:p>1214.38352896511</text:p>
          </table:table-cell>
          <table:table-cell table:formula="of:=(RAND()-0.5)*100" office:value-type="float" office:value="-0.499790824112167" calcext:value-type="float">
            <text:p>-0.499790824112167</text:p>
          </table:table-cell>
        </table:table-row>
        <table:table-row table:style-name="ro1">
          <table:table-cell table:formula="of:=[.A797]+1" office:value-type="date" office:date-value="2002-03-07" calcext:value-type="date">
            <text:p>07/03/02</text:p>
          </table:table-cell>
          <table:table-cell table:formula="of:=[.B797]+[.C798]" office:value-type="float" office:value="1260.19458971655" calcext:value-type="float">
            <text:p>1260.19458971655</text:p>
          </table:table-cell>
          <table:table-cell table:formula="of:=(RAND()-0.5)*100" office:value-type="float" office:value="45.8110607514451" calcext:value-type="float">
            <text:p>45.8110607514451</text:p>
          </table:table-cell>
        </table:table-row>
        <table:table-row table:style-name="ro1">
          <table:table-cell table:formula="of:=[.A798]+1" office:value-type="date" office:date-value="2002-03-08" calcext:value-type="date">
            <text:p>08/03/02</text:p>
          </table:table-cell>
          <table:table-cell table:formula="of:=[.B798]+[.C799]" office:value-type="float" office:value="1299.17697373156" calcext:value-type="float">
            <text:p>1299.17697373156</text:p>
          </table:table-cell>
          <table:table-cell table:formula="of:=(RAND()-0.5)*100" office:value-type="float" office:value="38.9823840150091" calcext:value-type="float">
            <text:p>38.9823840150091</text:p>
          </table:table-cell>
        </table:table-row>
        <table:table-row table:style-name="ro1">
          <table:table-cell table:formula="of:=[.A799]+1" office:value-type="date" office:date-value="2002-03-09" calcext:value-type="date">
            <text:p>09/03/02</text:p>
          </table:table-cell>
          <table:table-cell table:formula="of:=[.B799]+[.C800]" office:value-type="float" office:value="1268.35996058502" calcext:value-type="float">
            <text:p>1268.35996058502</text:p>
          </table:table-cell>
          <table:table-cell table:formula="of:=(RAND()-0.5)*100" office:value-type="float" office:value="-30.817013146537" calcext:value-type="float">
            <text:p>-30.817013146537</text:p>
          </table:table-cell>
        </table:table-row>
        <table:table-row table:style-name="ro1">
          <table:table-cell table:formula="of:=[.A800]+1" office:value-type="date" office:date-value="2002-03-10" calcext:value-type="date">
            <text:p>10/03/02</text:p>
          </table:table-cell>
          <table:table-cell table:formula="of:=[.B800]+[.C801]" office:value-type="float" office:value="1240.01461380511" calcext:value-type="float">
            <text:p>1240.01461380511</text:p>
          </table:table-cell>
          <table:table-cell table:formula="of:=(RAND()-0.5)*100" office:value-type="float" office:value="-28.3453467799124" calcext:value-type="float">
            <text:p>-28.3453467799124</text:p>
          </table:table-cell>
        </table:table-row>
        <table:table-row table:style-name="ro1">
          <table:table-cell table:formula="of:=[.A801]+1" office:value-type="date" office:date-value="2002-03-11" calcext:value-type="date">
            <text:p>11/03/02</text:p>
          </table:table-cell>
          <table:table-cell table:formula="of:=[.B801]+[.C802]" office:value-type="float" office:value="1231.2001638512" calcext:value-type="float">
            <text:p>1231.2001638512</text:p>
          </table:table-cell>
          <table:table-cell table:formula="of:=(RAND()-0.5)*100" office:value-type="float" office:value="-8.81444995391363" calcext:value-type="float">
            <text:p>-8.81444995391363</text:p>
          </table:table-cell>
        </table:table-row>
        <table:table-row table:style-name="ro1">
          <table:table-cell table:formula="of:=[.A802]+1" office:value-type="date" office:date-value="2002-03-12" calcext:value-type="date">
            <text:p>12/03/02</text:p>
          </table:table-cell>
          <table:table-cell table:formula="of:=[.B802]+[.C803]" office:value-type="float" office:value="1199.00869456979" calcext:value-type="float">
            <text:p>1199.00869456979</text:p>
          </table:table-cell>
          <table:table-cell table:formula="of:=(RAND()-0.5)*100" office:value-type="float" office:value="-32.1914692814061" calcext:value-type="float">
            <text:p>-32.1914692814061</text:p>
          </table:table-cell>
        </table:table-row>
        <table:table-row table:style-name="ro1">
          <table:table-cell table:formula="of:=[.A803]+1" office:value-type="date" office:date-value="2002-03-13" calcext:value-type="date">
            <text:p>13/03/02</text:p>
          </table:table-cell>
          <table:table-cell table:formula="of:=[.B803]+[.C804]" office:value-type="float" office:value="1184.53199527461" calcext:value-type="float">
            <text:p>1184.53199527461</text:p>
          </table:table-cell>
          <table:table-cell table:formula="of:=(RAND()-0.5)*100" office:value-type="float" office:value="-14.4766992951776" calcext:value-type="float">
            <text:p>-14.4766992951776</text:p>
          </table:table-cell>
        </table:table-row>
        <table:table-row table:style-name="ro1">
          <table:table-cell table:formula="of:=[.A804]+1" office:value-type="date" office:date-value="2002-03-14" calcext:value-type="date">
            <text:p>14/03/02</text:p>
          </table:table-cell>
          <table:table-cell table:formula="of:=[.B804]+[.C805]" office:value-type="float" office:value="1187.82272668922" calcext:value-type="float">
            <text:p>1187.82272668922</text:p>
          </table:table-cell>
          <table:table-cell table:formula="of:=(RAND()-0.5)*100" office:value-type="float" office:value="3.29073141460092" calcext:value-type="float">
            <text:p>3.29073141460092</text:p>
          </table:table-cell>
        </table:table-row>
        <table:table-row table:style-name="ro1">
          <table:table-cell table:formula="of:=[.A805]+1" office:value-type="date" office:date-value="2002-03-15" calcext:value-type="date">
            <text:p>15/03/02</text:p>
          </table:table-cell>
          <table:table-cell table:formula="of:=[.B805]+[.C806]" office:value-type="float" office:value="1231.25769601126" calcext:value-type="float">
            <text:p>1231.25769601126</text:p>
          </table:table-cell>
          <table:table-cell table:formula="of:=(RAND()-0.5)*100" office:value-type="float" office:value="43.4349693220464" calcext:value-type="float">
            <text:p>43.4349693220464</text:p>
          </table:table-cell>
        </table:table-row>
        <table:table-row table:style-name="ro1">
          <table:table-cell table:formula="of:=[.A806]+1" office:value-type="date" office:date-value="2002-03-16" calcext:value-type="date">
            <text:p>16/03/02</text:p>
          </table:table-cell>
          <table:table-cell table:formula="of:=[.B806]+[.C807]" office:value-type="float" office:value="1268.14528395052" calcext:value-type="float">
            <text:p>1268.14528395052</text:p>
          </table:table-cell>
          <table:table-cell table:formula="of:=(RAND()-0.5)*100" office:value-type="float" office:value="36.8875879392553" calcext:value-type="float">
            <text:p>36.8875879392553</text:p>
          </table:table-cell>
        </table:table-row>
        <table:table-row table:style-name="ro1">
          <table:table-cell table:formula="of:=[.A807]+1" office:value-type="date" office:date-value="2002-03-17" calcext:value-type="date">
            <text:p>17/03/02</text:p>
          </table:table-cell>
          <table:table-cell table:formula="of:=[.B807]+[.C808]" office:value-type="float" office:value="1292.74797181648" calcext:value-type="float">
            <text:p>1292.74797181648</text:p>
          </table:table-cell>
          <table:table-cell table:formula="of:=(RAND()-0.5)*100" office:value-type="float" office:value="24.6026878659655" calcext:value-type="float">
            <text:p>24.6026878659655</text:p>
          </table:table-cell>
        </table:table-row>
        <table:table-row table:style-name="ro1">
          <table:table-cell table:formula="of:=[.A808]+1" office:value-type="date" office:date-value="2002-03-18" calcext:value-type="date">
            <text:p>18/03/02</text:p>
          </table:table-cell>
          <table:table-cell table:formula="of:=[.B808]+[.C809]" office:value-type="float" office:value="1249.89658320043" calcext:value-type="float">
            <text:p>1249.89658320043</text:p>
          </table:table-cell>
          <table:table-cell table:formula="of:=(RAND()-0.5)*100" office:value-type="float" office:value="-42.8513886160496" calcext:value-type="float">
            <text:p>-42.8513886160496</text:p>
          </table:table-cell>
        </table:table-row>
        <table:table-row table:style-name="ro1">
          <table:table-cell table:formula="of:=[.A809]+1" office:value-type="date" office:date-value="2002-03-19" calcext:value-type="date">
            <text:p>19/03/02</text:p>
          </table:table-cell>
          <table:table-cell table:formula="of:=[.B809]+[.C810]" office:value-type="float" office:value="1245.72517866424" calcext:value-type="float">
            <text:p>1245.72517866424</text:p>
          </table:table-cell>
          <table:table-cell table:formula="of:=(RAND()-0.5)*100" office:value-type="float" office:value="-4.17140453619707" calcext:value-type="float">
            <text:p>-4.17140453619707</text:p>
          </table:table-cell>
        </table:table-row>
        <table:table-row table:style-name="ro1">
          <table:table-cell table:formula="of:=[.A810]+1" office:value-type="date" office:date-value="2002-03-20" calcext:value-type="date">
            <text:p>20/03/02</text:p>
          </table:table-cell>
          <table:table-cell table:formula="of:=[.B810]+[.C811]" office:value-type="float" office:value="1223.48184396832" calcext:value-type="float">
            <text:p>1223.48184396832</text:p>
          </table:table-cell>
          <table:table-cell table:formula="of:=(RAND()-0.5)*100" office:value-type="float" office:value="-22.243334695916" calcext:value-type="float">
            <text:p>-22.243334695916</text:p>
          </table:table-cell>
        </table:table-row>
        <table:table-row table:style-name="ro1">
          <table:table-cell table:formula="of:=[.A811]+1" office:value-type="date" office:date-value="2002-03-21" calcext:value-type="date">
            <text:p>21/03/02</text:p>
          </table:table-cell>
          <table:table-cell table:formula="of:=[.B811]+[.C812]" office:value-type="float" office:value="1193.35424328599" calcext:value-type="float">
            <text:p>1193.35424328599</text:p>
          </table:table-cell>
          <table:table-cell table:formula="of:=(RAND()-0.5)*100" office:value-type="float" office:value="-30.1276006823304" calcext:value-type="float">
            <text:p>-30.1276006823304</text:p>
          </table:table-cell>
        </table:table-row>
        <table:table-row table:style-name="ro1">
          <table:table-cell table:formula="of:=[.A812]+1" office:value-type="date" office:date-value="2002-03-22" calcext:value-type="date">
            <text:p>22/03/02</text:p>
          </table:table-cell>
          <table:table-cell table:formula="of:=[.B812]+[.C813]" office:value-type="float" office:value="1185.46543015966" calcext:value-type="float">
            <text:p>1185.46543015966</text:p>
          </table:table-cell>
          <table:table-cell table:formula="of:=(RAND()-0.5)*100" office:value-type="float" office:value="-7.88881312632548" calcext:value-type="float">
            <text:p>-7.88881312632548</text:p>
          </table:table-cell>
        </table:table-row>
        <table:table-row table:style-name="ro1">
          <table:table-cell table:formula="of:=[.A813]+1" office:value-type="date" office:date-value="2002-03-23" calcext:value-type="date">
            <text:p>23/03/02</text:p>
          </table:table-cell>
          <table:table-cell table:formula="of:=[.B813]+[.C814]" office:value-type="float" office:value="1192.376611883" calcext:value-type="float">
            <text:p>1192.376611883</text:p>
          </table:table-cell>
          <table:table-cell table:formula="of:=(RAND()-0.5)*100" office:value-type="float" office:value="6.91118172333238" calcext:value-type="float">
            <text:p>6.91118172333238</text:p>
          </table:table-cell>
        </table:table-row>
        <table:table-row table:style-name="ro1">
          <table:table-cell table:formula="of:=[.A814]+1" office:value-type="date" office:date-value="2002-03-24" calcext:value-type="date">
            <text:p>24/03/02</text:p>
          </table:table-cell>
          <table:table-cell table:formula="of:=[.B814]+[.C815]" office:value-type="float" office:value="1147.98081088868" calcext:value-type="float">
            <text:p>1147.98081088868</text:p>
          </table:table-cell>
          <table:table-cell table:formula="of:=(RAND()-0.5)*100" office:value-type="float" office:value="-44.3958009943164" calcext:value-type="float">
            <text:p>-44.3958009943164</text:p>
          </table:table-cell>
        </table:table-row>
        <table:table-row table:style-name="ro1">
          <table:table-cell table:formula="of:=[.A815]+1" office:value-type="date" office:date-value="2002-03-25" calcext:value-type="date">
            <text:p>25/03/02</text:p>
          </table:table-cell>
          <table:table-cell table:formula="of:=[.B815]+[.C816]" office:value-type="float" office:value="1108.21192141793" calcext:value-type="float">
            <text:p>1108.21192141793</text:p>
          </table:table-cell>
          <table:table-cell table:formula="of:=(RAND()-0.5)*100" office:value-type="float" office:value="-39.7688894707473" calcext:value-type="float">
            <text:p>-39.7688894707473</text:p>
          </table:table-cell>
        </table:table-row>
        <table:table-row table:style-name="ro1">
          <table:table-cell table:formula="of:=[.A816]+1" office:value-type="date" office:date-value="2002-03-26" calcext:value-type="date">
            <text:p>26/03/02</text:p>
          </table:table-cell>
          <table:table-cell table:formula="of:=[.B816]+[.C817]" office:value-type="float" office:value="1145.05161593505" calcext:value-type="float">
            <text:p>1145.05161593505</text:p>
          </table:table-cell>
          <table:table-cell table:formula="of:=(RAND()-0.5)*100" office:value-type="float" office:value="36.8396945171206" calcext:value-type="float">
            <text:p>36.8396945171206</text:p>
          </table:table-cell>
        </table:table-row>
        <table:table-row table:style-name="ro1">
          <table:table-cell table:formula="of:=[.A817]+1" office:value-type="date" office:date-value="2002-03-27" calcext:value-type="date">
            <text:p>27/03/02</text:p>
          </table:table-cell>
          <table:table-cell table:formula="of:=[.B817]+[.C818]" office:value-type="float" office:value="1127.34612833923" calcext:value-type="float">
            <text:p>1127.34612833923</text:p>
          </table:table-cell>
          <table:table-cell table:formula="of:=(RAND()-0.5)*100" office:value-type="float" office:value="-17.7054875958254" calcext:value-type="float">
            <text:p>-17.7054875958254</text:p>
          </table:table-cell>
        </table:table-row>
        <table:table-row table:style-name="ro1">
          <table:table-cell table:formula="of:=[.A818]+1" office:value-type="date" office:date-value="2002-03-28" calcext:value-type="date">
            <text:p>28/03/02</text:p>
          </table:table-cell>
          <table:table-cell table:formula="of:=[.B818]+[.C819]" office:value-type="float" office:value="1120.50931534942" calcext:value-type="float">
            <text:p>1120.50931534942</text:p>
          </table:table-cell>
          <table:table-cell table:formula="of:=(RAND()-0.5)*100" office:value-type="float" office:value="-6.83681298980643" calcext:value-type="float">
            <text:p>-6.83681298980643</text:p>
          </table:table-cell>
        </table:table-row>
        <table:table-row table:style-name="ro1">
          <table:table-cell table:formula="of:=[.A819]+1" office:value-type="date" office:date-value="2002-03-29" calcext:value-type="date">
            <text:p>29/03/02</text:p>
          </table:table-cell>
          <table:table-cell table:formula="of:=[.B819]+[.C820]" office:value-type="float" office:value="1104.25125820054" calcext:value-type="float">
            <text:p>1104.25125820054</text:p>
          </table:table-cell>
          <table:table-cell table:formula="of:=(RAND()-0.5)*100" office:value-type="float" office:value="-16.2580571488771" calcext:value-type="float">
            <text:p>-16.2580571488771</text:p>
          </table:table-cell>
        </table:table-row>
        <table:table-row table:style-name="ro1">
          <table:table-cell table:formula="of:=[.A820]+1" office:value-type="date" office:date-value="2002-03-30" calcext:value-type="date">
            <text:p>30/03/02</text:p>
          </table:table-cell>
          <table:table-cell table:formula="of:=[.B820]+[.C821]" office:value-type="float" office:value="1151.3833563221" calcext:value-type="float">
            <text:p>1151.3833563221</text:p>
          </table:table-cell>
          <table:table-cell table:formula="of:=(RAND()-0.5)*100" office:value-type="float" office:value="47.132098121557" calcext:value-type="float">
            <text:p>47.132098121557</text:p>
          </table:table-cell>
        </table:table-row>
        <table:table-row table:style-name="ro1">
          <table:table-cell table:formula="of:=[.A821]+1" office:value-type="date" office:date-value="2002-03-31" calcext:value-type="date">
            <text:p>31/03/02</text:p>
          </table:table-cell>
          <table:table-cell table:formula="of:=[.B821]+[.C822]" office:value-type="float" office:value="1178.43868323949" calcext:value-type="float">
            <text:p>1178.43868323949</text:p>
          </table:table-cell>
          <table:table-cell table:formula="of:=(RAND()-0.5)*100" office:value-type="float" office:value="27.0553269173906" calcext:value-type="float">
            <text:p>27.0553269173906</text:p>
          </table:table-cell>
        </table:table-row>
        <table:table-row table:style-name="ro1">
          <table:table-cell table:formula="of:=[.A822]+1" office:value-type="date" office:date-value="2002-04-01" calcext:value-type="date">
            <text:p>01/04/02</text:p>
          </table:table-cell>
          <table:table-cell table:formula="of:=[.B822]+[.C823]" office:value-type="float" office:value="1175.82104260691" calcext:value-type="float">
            <text:p>1175.82104260691</text:p>
          </table:table-cell>
          <table:table-cell table:formula="of:=(RAND()-0.5)*100" office:value-type="float" office:value="-2.61764063257976" calcext:value-type="float">
            <text:p>-2.61764063257976</text:p>
          </table:table-cell>
        </table:table-row>
        <table:table-row table:style-name="ro1">
          <table:table-cell table:formula="of:=[.A823]+1" office:value-type="date" office:date-value="2002-04-02" calcext:value-type="date">
            <text:p>02/04/02</text:p>
          </table:table-cell>
          <table:table-cell table:formula="of:=[.B823]+[.C824]" office:value-type="float" office:value="1165.79137444451" calcext:value-type="float">
            <text:p>1165.79137444451</text:p>
          </table:table-cell>
          <table:table-cell table:formula="of:=(RAND()-0.5)*100" office:value-type="float" office:value="-10.0296681623984" calcext:value-type="float">
            <text:p>-10.0296681623984</text:p>
          </table:table-cell>
        </table:table-row>
        <table:table-row table:style-name="ro1">
          <table:table-cell table:formula="of:=[.A824]+1" office:value-type="date" office:date-value="2002-04-03" calcext:value-type="date">
            <text:p>03/04/02</text:p>
          </table:table-cell>
          <table:table-cell table:formula="of:=[.B824]+[.C825]" office:value-type="float" office:value="1187.88875356758" calcext:value-type="float">
            <text:p>1187.88875356758</text:p>
          </table:table-cell>
          <table:table-cell table:formula="of:=(RAND()-0.5)*100" office:value-type="float" office:value="22.0973791230632" calcext:value-type="float">
            <text:p>22.0973791230632</text:p>
          </table:table-cell>
        </table:table-row>
        <table:table-row table:style-name="ro1">
          <table:table-cell table:formula="of:=[.A825]+1" office:value-type="date" office:date-value="2002-04-04" calcext:value-type="date">
            <text:p>04/04/02</text:p>
          </table:table-cell>
          <table:table-cell table:formula="of:=[.B825]+[.C826]" office:value-type="float" office:value="1156.77332085375" calcext:value-type="float">
            <text:p>1156.77332085375</text:p>
          </table:table-cell>
          <table:table-cell table:formula="of:=(RAND()-0.5)*100" office:value-type="float" office:value="-31.1154327138236" calcext:value-type="float">
            <text:p>-31.1154327138236</text:p>
          </table:table-cell>
        </table:table-row>
        <table:table-row table:style-name="ro1">
          <table:table-cell table:formula="of:=[.A826]+1" office:value-type="date" office:date-value="2002-04-05" calcext:value-type="date">
            <text:p>05/04/02</text:p>
          </table:table-cell>
          <table:table-cell table:formula="of:=[.B826]+[.C827]" office:value-type="float" office:value="1174.99988570703" calcext:value-type="float">
            <text:p>1174.99988570703</text:p>
          </table:table-cell>
          <table:table-cell table:formula="of:=(RAND()-0.5)*100" office:value-type="float" office:value="18.2265648532796" calcext:value-type="float">
            <text:p>18.2265648532796</text:p>
          </table:table-cell>
        </table:table-row>
        <table:table-row table:style-name="ro1">
          <table:table-cell table:formula="of:=[.A827]+1" office:value-type="date" office:date-value="2002-04-06" calcext:value-type="date">
            <text:p>06/04/02</text:p>
          </table:table-cell>
          <table:table-cell table:formula="of:=[.B827]+[.C828]" office:value-type="float" office:value="1192.58253404266" calcext:value-type="float">
            <text:p>1192.58253404266</text:p>
          </table:table-cell>
          <table:table-cell table:formula="of:=(RAND()-0.5)*100" office:value-type="float" office:value="17.5826483356224" calcext:value-type="float">
            <text:p>17.5826483356224</text:p>
          </table:table-cell>
        </table:table-row>
        <table:table-row table:style-name="ro1">
          <table:table-cell table:formula="of:=[.A828]+1" office:value-type="date" office:date-value="2002-04-07" calcext:value-type="date">
            <text:p>07/04/02</text:p>
          </table:table-cell>
          <table:table-cell table:formula="of:=[.B828]+[.C829]" office:value-type="float" office:value="1188.7935333127" calcext:value-type="float">
            <text:p>1188.7935333127</text:p>
          </table:table-cell>
          <table:table-cell table:formula="of:=(RAND()-0.5)*100" office:value-type="float" office:value="-3.78900072995255" calcext:value-type="float">
            <text:p>-3.78900072995255</text:p>
          </table:table-cell>
        </table:table-row>
        <table:table-row table:style-name="ro1">
          <table:table-cell table:formula="of:=[.A829]+1" office:value-type="date" office:date-value="2002-04-08" calcext:value-type="date">
            <text:p>08/04/02</text:p>
          </table:table-cell>
          <table:table-cell table:formula="of:=[.B829]+[.C830]" office:value-type="float" office:value="1185.54595079622" calcext:value-type="float">
            <text:p>1185.54595079622</text:p>
          </table:table-cell>
          <table:table-cell table:formula="of:=(RAND()-0.5)*100" office:value-type="float" office:value="-3.24758251648444" calcext:value-type="float">
            <text:p>-3.24758251648444</text:p>
          </table:table-cell>
        </table:table-row>
        <table:table-row table:style-name="ro1">
          <table:table-cell table:formula="of:=[.A830]+1" office:value-type="date" office:date-value="2002-04-09" calcext:value-type="date">
            <text:p>09/04/02</text:p>
          </table:table-cell>
          <table:table-cell table:formula="of:=[.B830]+[.C831]" office:value-type="float" office:value="1212.47030635781" calcext:value-type="float">
            <text:p>1212.47030635781</text:p>
          </table:table-cell>
          <table:table-cell table:formula="of:=(RAND()-0.5)*100" office:value-type="float" office:value="26.9243555615928" calcext:value-type="float">
            <text:p>26.9243555615928</text:p>
          </table:table-cell>
        </table:table-row>
        <table:table-row table:style-name="ro1">
          <table:table-cell table:formula="of:=[.A831]+1" office:value-type="date" office:date-value="2002-04-10" calcext:value-type="date">
            <text:p>10/04/02</text:p>
          </table:table-cell>
          <table:table-cell table:formula="of:=[.B831]+[.C832]" office:value-type="float" office:value="1236.61343362674" calcext:value-type="float">
            <text:p>1236.61343362674</text:p>
          </table:table-cell>
          <table:table-cell table:formula="of:=(RAND()-0.5)*100" office:value-type="float" office:value="24.1431272689306" calcext:value-type="float">
            <text:p>24.1431272689306</text:p>
          </table:table-cell>
        </table:table-row>
        <table:table-row table:style-name="ro1">
          <table:table-cell table:formula="of:=[.A832]+1" office:value-type="date" office:date-value="2002-04-11" calcext:value-type="date">
            <text:p>11/04/02</text:p>
          </table:table-cell>
          <table:table-cell table:formula="of:=[.B832]+[.C833]" office:value-type="float" office:value="1262.99555343843" calcext:value-type="float">
            <text:p>1262.99555343843</text:p>
          </table:table-cell>
          <table:table-cell table:formula="of:=(RAND()-0.5)*100" office:value-type="float" office:value="26.3821198116872" calcext:value-type="float">
            <text:p>26.3821198116872</text:p>
          </table:table-cell>
        </table:table-row>
        <table:table-row table:style-name="ro1">
          <table:table-cell table:formula="of:=[.A833]+1" office:value-type="date" office:date-value="2002-04-12" calcext:value-type="date">
            <text:p>12/04/02</text:p>
          </table:table-cell>
          <table:table-cell table:formula="of:=[.B833]+[.C834]" office:value-type="float" office:value="1258.52016888649" calcext:value-type="float">
            <text:p>1258.52016888649</text:p>
          </table:table-cell>
          <table:table-cell table:formula="of:=(RAND()-0.5)*100" office:value-type="float" office:value="-4.47538455193839" calcext:value-type="float">
            <text:p>-4.47538455193839</text:p>
          </table:table-cell>
        </table:table-row>
        <table:table-row table:style-name="ro1">
          <table:table-cell table:formula="of:=[.A834]+1" office:value-type="date" office:date-value="2002-04-13" calcext:value-type="date">
            <text:p>13/04/02</text:p>
          </table:table-cell>
          <table:table-cell table:formula="of:=[.B834]+[.C835]" office:value-type="float" office:value="1234.29971716255" calcext:value-type="float">
            <text:p>1234.29971716255</text:p>
          </table:table-cell>
          <table:table-cell table:formula="of:=(RAND()-0.5)*100" office:value-type="float" office:value="-24.2204517239451" calcext:value-type="float">
            <text:p>-24.2204517239451</text:p>
          </table:table-cell>
        </table:table-row>
        <table:table-row table:style-name="ro1">
          <table:table-cell table:formula="of:=[.A835]+1" office:value-type="date" office:date-value="2002-04-14" calcext:value-type="date">
            <text:p>14/04/02</text:p>
          </table:table-cell>
          <table:table-cell table:formula="of:=[.B835]+[.C836]" office:value-type="float" office:value="1189.79538041775" calcext:value-type="float">
            <text:p>1189.79538041775</text:p>
          </table:table-cell>
          <table:table-cell table:formula="of:=(RAND()-0.5)*100" office:value-type="float" office:value="-44.5043367448006" calcext:value-type="float">
            <text:p>-44.5043367448006</text:p>
          </table:table-cell>
        </table:table-row>
        <table:table-row table:style-name="ro1">
          <table:table-cell table:formula="of:=[.A836]+1" office:value-type="date" office:date-value="2002-04-15" calcext:value-type="date">
            <text:p>15/04/02</text:p>
          </table:table-cell>
          <table:table-cell table:formula="of:=[.B836]+[.C837]" office:value-type="float" office:value="1222.04255567205" calcext:value-type="float">
            <text:p>1222.04255567205</text:p>
          </table:table-cell>
          <table:table-cell table:formula="of:=(RAND()-0.5)*100" office:value-type="float" office:value="32.2471752543069" calcext:value-type="float">
            <text:p>32.2471752543069</text:p>
          </table:table-cell>
        </table:table-row>
        <table:table-row table:style-name="ro1">
          <table:table-cell table:formula="of:=[.A837]+1" office:value-type="date" office:date-value="2002-04-16" calcext:value-type="date">
            <text:p>16/04/02</text:p>
          </table:table-cell>
          <table:table-cell table:formula="of:=[.B837]+[.C838]" office:value-type="float" office:value="1203.85242376531" calcext:value-type="float">
            <text:p>1203.85242376531</text:p>
          </table:table-cell>
          <table:table-cell table:formula="of:=(RAND()-0.5)*100" office:value-type="float" office:value="-18.1901319067438" calcext:value-type="float">
            <text:p>-18.1901319067438</text:p>
          </table:table-cell>
        </table:table-row>
        <table:table-row table:style-name="ro1">
          <table:table-cell table:formula="of:=[.A838]+1" office:value-type="date" office:date-value="2002-04-17" calcext:value-type="date">
            <text:p>17/04/02</text:p>
          </table:table-cell>
          <table:table-cell table:formula="of:=[.B838]+[.C839]" office:value-type="float" office:value="1240.99640423816" calcext:value-type="float">
            <text:p>1240.99640423816</text:p>
          </table:table-cell>
          <table:table-cell table:formula="of:=(RAND()-0.5)*100" office:value-type="float" office:value="37.14398047285" calcext:value-type="float">
            <text:p>37.14398047285</text:p>
          </table:table-cell>
        </table:table-row>
        <table:table-row table:style-name="ro1">
          <table:table-cell table:formula="of:=[.A839]+1" office:value-type="date" office:date-value="2002-04-18" calcext:value-type="date">
            <text:p>18/04/02</text:p>
          </table:table-cell>
          <table:table-cell table:formula="of:=[.B839]+[.C840]" office:value-type="float" office:value="1203.66969179531" calcext:value-type="float">
            <text:p>1203.66969179531</text:p>
          </table:table-cell>
          <table:table-cell table:formula="of:=(RAND()-0.5)*100" office:value-type="float" office:value="-37.3267124428522" calcext:value-type="float">
            <text:p>-37.3267124428522</text:p>
          </table:table-cell>
        </table:table-row>
        <table:table-row table:style-name="ro1">
          <table:table-cell table:formula="of:=[.A840]+1" office:value-type="date" office:date-value="2002-04-19" calcext:value-type="date">
            <text:p>19/04/02</text:p>
          </table:table-cell>
          <table:table-cell table:formula="of:=[.B840]+[.C841]" office:value-type="float" office:value="1210.9388040286" calcext:value-type="float">
            <text:p>1210.9388040286</text:p>
          </table:table-cell>
          <table:table-cell table:formula="of:=(RAND()-0.5)*100" office:value-type="float" office:value="7.26911223328905" calcext:value-type="float">
            <text:p>7.26911223328905</text:p>
          </table:table-cell>
        </table:table-row>
        <table:table-row table:style-name="ro1">
          <table:table-cell table:formula="of:=[.A841]+1" office:value-type="date" office:date-value="2002-04-20" calcext:value-type="date">
            <text:p>20/04/02</text:p>
          </table:table-cell>
          <table:table-cell table:formula="of:=[.B841]+[.C842]" office:value-type="float" office:value="1217.05084131456" calcext:value-type="float">
            <text:p>1217.05084131456</text:p>
          </table:table-cell>
          <table:table-cell table:formula="of:=(RAND()-0.5)*100" office:value-type="float" office:value="6.11203728596567" calcext:value-type="float">
            <text:p>6.11203728596567</text:p>
          </table:table-cell>
        </table:table-row>
        <table:table-row table:style-name="ro1">
          <table:table-cell table:formula="of:=[.A842]+1" office:value-type="date" office:date-value="2002-04-21" calcext:value-type="date">
            <text:p>21/04/02</text:p>
          </table:table-cell>
          <table:table-cell table:formula="of:=[.B842]+[.C843]" office:value-type="float" office:value="1244.46262988282" calcext:value-type="float">
            <text:p>1244.46262988282</text:p>
          </table:table-cell>
          <table:table-cell table:formula="of:=(RAND()-0.5)*100" office:value-type="float" office:value="27.4117885682591" calcext:value-type="float">
            <text:p>27.4117885682591</text:p>
          </table:table-cell>
        </table:table-row>
        <table:table-row table:style-name="ro1">
          <table:table-cell table:formula="of:=[.A843]+1" office:value-type="date" office:date-value="2002-04-22" calcext:value-type="date">
            <text:p>22/04/02</text:p>
          </table:table-cell>
          <table:table-cell table:formula="of:=[.B843]+[.C844]" office:value-type="float" office:value="1239.76066007866" calcext:value-type="float">
            <text:p>1239.76066007866</text:p>
          </table:table-cell>
          <table:table-cell table:formula="of:=(RAND()-0.5)*100" office:value-type="float" office:value="-4.70196980416079" calcext:value-type="float">
            <text:p>-4.70196980416079</text:p>
          </table:table-cell>
        </table:table-row>
        <table:table-row table:style-name="ro1">
          <table:table-cell table:formula="of:=[.A844]+1" office:value-type="date" office:date-value="2002-04-23" calcext:value-type="date">
            <text:p>23/04/02</text:p>
          </table:table-cell>
          <table:table-cell table:formula="of:=[.B844]+[.C845]" office:value-type="float" office:value="1216.31805685859" calcext:value-type="float">
            <text:p>1216.31805685859</text:p>
          </table:table-cell>
          <table:table-cell table:formula="of:=(RAND()-0.5)*100" office:value-type="float" office:value="-23.442603220069" calcext:value-type="float">
            <text:p>-23.442603220069</text:p>
          </table:table-cell>
        </table:table-row>
        <table:table-row table:style-name="ro1">
          <table:table-cell table:formula="of:=[.A845]+1" office:value-type="date" office:date-value="2002-04-24" calcext:value-type="date">
            <text:p>24/04/02</text:p>
          </table:table-cell>
          <table:table-cell table:formula="of:=[.B845]+[.C846]" office:value-type="float" office:value="1261.62085098942" calcext:value-type="float">
            <text:p>1261.62085098942</text:p>
          </table:table-cell>
          <table:table-cell table:formula="of:=(RAND()-0.5)*100" office:value-type="float" office:value="45.3027941308347" calcext:value-type="float">
            <text:p>45.3027941308347</text:p>
          </table:table-cell>
        </table:table-row>
        <table:table-row table:style-name="ro1">
          <table:table-cell table:formula="of:=[.A846]+1" office:value-type="date" office:date-value="2002-04-25" calcext:value-type="date">
            <text:p>25/04/02</text:p>
          </table:table-cell>
          <table:table-cell table:formula="of:=[.B846]+[.C847]" office:value-type="float" office:value="1226.28592403026" calcext:value-type="float">
            <text:p>1226.28592403026</text:p>
          </table:table-cell>
          <table:table-cell table:formula="of:=(RAND()-0.5)*100" office:value-type="float" office:value="-35.3349269591635" calcext:value-type="float">
            <text:p>-35.3349269591635</text:p>
          </table:table-cell>
        </table:table-row>
        <table:table-row table:style-name="ro1">
          <table:table-cell table:formula="of:=[.A847]+1" office:value-type="date" office:date-value="2002-04-26" calcext:value-type="date">
            <text:p>26/04/02</text:p>
          </table:table-cell>
          <table:table-cell table:formula="of:=[.B847]+[.C848]" office:value-type="float" office:value="1203.2239417498" calcext:value-type="float">
            <text:p>1203.2239417498</text:p>
          </table:table-cell>
          <table:table-cell table:formula="of:=(RAND()-0.5)*100" office:value-type="float" office:value="-23.0619822804608" calcext:value-type="float">
            <text:p>-23.0619822804608</text:p>
          </table:table-cell>
        </table:table-row>
        <table:table-row table:style-name="ro1">
          <table:table-cell table:formula="of:=[.A848]+1" office:value-type="date" office:date-value="2002-04-27" calcext:value-type="date">
            <text:p>27/04/02</text:p>
          </table:table-cell>
          <table:table-cell table:formula="of:=[.B848]+[.C849]" office:value-type="float" office:value="1180.59537815002" calcext:value-type="float">
            <text:p>1180.59537815002</text:p>
          </table:table-cell>
          <table:table-cell table:formula="of:=(RAND()-0.5)*100" office:value-type="float" office:value="-22.6285635997806" calcext:value-type="float">
            <text:p>-22.6285635997806</text:p>
          </table:table-cell>
        </table:table-row>
        <table:table-row table:style-name="ro1">
          <table:table-cell table:formula="of:=[.A849]+1" office:value-type="date" office:date-value="2002-04-28" calcext:value-type="date">
            <text:p>28/04/02</text:p>
          </table:table-cell>
          <table:table-cell table:formula="of:=[.B849]+[.C850]" office:value-type="float" office:value="1169.22743312848" calcext:value-type="float">
            <text:p>1169.22743312848</text:p>
          </table:table-cell>
          <table:table-cell table:formula="of:=(RAND()-0.5)*100" office:value-type="float" office:value="-11.3679450215357" calcext:value-type="float">
            <text:p>-11.3679450215357</text:p>
          </table:table-cell>
        </table:table-row>
        <table:table-row table:style-name="ro1">
          <table:table-cell table:formula="of:=[.A850]+1" office:value-type="date" office:date-value="2002-04-29" calcext:value-type="date">
            <text:p>29/04/02</text:p>
          </table:table-cell>
          <table:table-cell table:formula="of:=[.B850]+[.C851]" office:value-type="float" office:value="1141.65792718372" calcext:value-type="float">
            <text:p>1141.65792718372</text:p>
          </table:table-cell>
          <table:table-cell table:formula="of:=(RAND()-0.5)*100" office:value-type="float" office:value="-27.5695059447634" calcext:value-type="float">
            <text:p>-27.5695059447634</text:p>
          </table:table-cell>
        </table:table-row>
        <table:table-row table:style-name="ro1">
          <table:table-cell table:formula="of:=[.A851]+1" office:value-type="date" office:date-value="2002-04-30" calcext:value-type="date">
            <text:p>30/04/02</text:p>
          </table:table-cell>
          <table:table-cell table:formula="of:=[.B851]+[.C852]" office:value-type="float" office:value="1151.76301326061" calcext:value-type="float">
            <text:p>1151.76301326061</text:p>
          </table:table-cell>
          <table:table-cell table:formula="of:=(RAND()-0.5)*100" office:value-type="float" office:value="10.1050860768899" calcext:value-type="float">
            <text:p>10.1050860768899</text:p>
          </table:table-cell>
        </table:table-row>
        <table:table-row table:style-name="ro1">
          <table:table-cell table:formula="of:=[.A852]+1" office:value-type="date" office:date-value="2002-05-01" calcext:value-type="date">
            <text:p>01/05/02</text:p>
          </table:table-cell>
          <table:table-cell table:formula="of:=[.B852]+[.C853]" office:value-type="float" office:value="1106.05113776265" calcext:value-type="float">
            <text:p>1106.05113776265</text:p>
          </table:table-cell>
          <table:table-cell table:formula="of:=(RAND()-0.5)*100" office:value-type="float" office:value="-45.7118754979597" calcext:value-type="float">
            <text:p>-45.7118754979597</text:p>
          </table:table-cell>
        </table:table-row>
        <table:table-row table:style-name="ro1">
          <table:table-cell table:formula="of:=[.A853]+1" office:value-type="date" office:date-value="2002-05-02" calcext:value-type="date">
            <text:p>02/05/02</text:p>
          </table:table-cell>
          <table:table-cell table:formula="of:=[.B853]+[.C854]" office:value-type="float" office:value="1095.69096181923" calcext:value-type="float">
            <text:p>1095.69096181923</text:p>
          </table:table-cell>
          <table:table-cell table:formula="of:=(RAND()-0.5)*100" office:value-type="float" office:value="-10.3601759434171" calcext:value-type="float">
            <text:p>-10.3601759434171</text:p>
          </table:table-cell>
        </table:table-row>
        <table:table-row table:style-name="ro1">
          <table:table-cell table:formula="of:=[.A854]+1" office:value-type="date" office:date-value="2002-05-03" calcext:value-type="date">
            <text:p>03/05/02</text:p>
          </table:table-cell>
          <table:table-cell table:formula="of:=[.B854]+[.C855]" office:value-type="float" office:value="1120.54669369286" calcext:value-type="float">
            <text:p>1120.54669369286</text:p>
          </table:table-cell>
          <table:table-cell table:formula="of:=(RAND()-0.5)*100" office:value-type="float" office:value="24.8557318736271" calcext:value-type="float">
            <text:p>24.8557318736271</text:p>
          </table:table-cell>
        </table:table-row>
        <table:table-row table:style-name="ro1">
          <table:table-cell table:formula="of:=[.A855]+1" office:value-type="date" office:date-value="2002-05-04" calcext:value-type="date">
            <text:p>04/05/02</text:p>
          </table:table-cell>
          <table:table-cell table:formula="of:=[.B855]+[.C856]" office:value-type="float" office:value="1125.98254540949" calcext:value-type="float">
            <text:p>1125.98254540949</text:p>
          </table:table-cell>
          <table:table-cell table:formula="of:=(RAND()-0.5)*100" office:value-type="float" office:value="5.43585171663338" calcext:value-type="float">
            <text:p>5.43585171663338</text:p>
          </table:table-cell>
        </table:table-row>
        <table:table-row table:style-name="ro1">
          <table:table-cell table:formula="of:=[.A856]+1" office:value-type="date" office:date-value="2002-05-05" calcext:value-type="date">
            <text:p>05/05/02</text:p>
          </table:table-cell>
          <table:table-cell table:formula="of:=[.B856]+[.C857]" office:value-type="float" office:value="1103.09383071869" calcext:value-type="float">
            <text:p>1103.09383071869</text:p>
          </table:table-cell>
          <table:table-cell table:formula="of:=(RAND()-0.5)*100" office:value-type="float" office:value="-22.8887146908064" calcext:value-type="float">
            <text:p>-22.8887146908064</text:p>
          </table:table-cell>
        </table:table-row>
        <table:table-row table:style-name="ro1">
          <table:table-cell table:formula="of:=[.A857]+1" office:value-type="date" office:date-value="2002-05-06" calcext:value-type="date">
            <text:p>06/05/02</text:p>
          </table:table-cell>
          <table:table-cell table:formula="of:=[.B857]+[.C858]" office:value-type="float" office:value="1124.43402896834" calcext:value-type="float">
            <text:p>1124.43402896834</text:p>
          </table:table-cell>
          <table:table-cell table:formula="of:=(RAND()-0.5)*100" office:value-type="float" office:value="21.3401982496526" calcext:value-type="float">
            <text:p>21.3401982496526</text:p>
          </table:table-cell>
        </table:table-row>
        <table:table-row table:style-name="ro1">
          <table:table-cell table:formula="of:=[.A858]+1" office:value-type="date" office:date-value="2002-05-07" calcext:value-type="date">
            <text:p>07/05/02</text:p>
          </table:table-cell>
          <table:table-cell table:formula="of:=[.B858]+[.C859]" office:value-type="float" office:value="1132.21981623551" calcext:value-type="float">
            <text:p>1132.21981623551</text:p>
          </table:table-cell>
          <table:table-cell table:formula="of:=(RAND()-0.5)*100" office:value-type="float" office:value="7.78578726717116" calcext:value-type="float">
            <text:p>7.78578726717116</text:p>
          </table:table-cell>
        </table:table-row>
        <table:table-row table:style-name="ro1">
          <table:table-cell table:formula="of:=[.A859]+1" office:value-type="date" office:date-value="2002-05-08" calcext:value-type="date">
            <text:p>08/05/02</text:p>
          </table:table-cell>
          <table:table-cell table:formula="of:=[.B859]+[.C860]" office:value-type="float" office:value="1099.63384776868" calcext:value-type="float">
            <text:p>1099.63384776868</text:p>
          </table:table-cell>
          <table:table-cell table:formula="of:=(RAND()-0.5)*100" office:value-type="float" office:value="-32.5859684668274" calcext:value-type="float">
            <text:p>-32.5859684668274</text:p>
          </table:table-cell>
        </table:table-row>
        <table:table-row table:style-name="ro1">
          <table:table-cell table:formula="of:=[.A860]+1" office:value-type="date" office:date-value="2002-05-09" calcext:value-type="date">
            <text:p>09/05/02</text:p>
          </table:table-cell>
          <table:table-cell table:formula="of:=[.B860]+[.C861]" office:value-type="float" office:value="1127.04082076969" calcext:value-type="float">
            <text:p>1127.04082076969</text:p>
          </table:table-cell>
          <table:table-cell table:formula="of:=(RAND()-0.5)*100" office:value-type="float" office:value="27.4069730010023" calcext:value-type="float">
            <text:p>27.4069730010023</text:p>
          </table:table-cell>
        </table:table-row>
        <table:table-row table:style-name="ro1">
          <table:table-cell table:formula="of:=[.A861]+1" office:value-type="date" office:date-value="2002-05-10" calcext:value-type="date">
            <text:p>10/05/02</text:p>
          </table:table-cell>
          <table:table-cell table:formula="of:=[.B861]+[.C862]" office:value-type="float" office:value="1157.13808469476" calcext:value-type="float">
            <text:p>1157.13808469476</text:p>
          </table:table-cell>
          <table:table-cell table:formula="of:=(RAND()-0.5)*100" office:value-type="float" office:value="30.0972639250783" calcext:value-type="float">
            <text:p>30.0972639250783</text:p>
          </table:table-cell>
        </table:table-row>
        <table:table-row table:style-name="ro1">
          <table:table-cell table:formula="of:=[.A862]+1" office:value-type="date" office:date-value="2002-05-11" calcext:value-type="date">
            <text:p>11/05/02</text:p>
          </table:table-cell>
          <table:table-cell table:formula="of:=[.B862]+[.C863]" office:value-type="float" office:value="1182.03769605158" calcext:value-type="float">
            <text:p>1182.03769605158</text:p>
          </table:table-cell>
          <table:table-cell table:formula="of:=(RAND()-0.5)*100" office:value-type="float" office:value="24.8996113568147" calcext:value-type="float">
            <text:p>24.8996113568147</text:p>
          </table:table-cell>
        </table:table-row>
        <table:table-row table:style-name="ro1">
          <table:table-cell table:formula="of:=[.A863]+1" office:value-type="date" office:date-value="2002-05-12" calcext:value-type="date">
            <text:p>12/05/02</text:p>
          </table:table-cell>
          <table:table-cell table:formula="of:=[.B863]+[.C864]" office:value-type="float" office:value="1224.96342312692" calcext:value-type="float">
            <text:p>1224.96342312692</text:p>
          </table:table-cell>
          <table:table-cell table:formula="of:=(RAND()-0.5)*100" office:value-type="float" office:value="42.9257270753423" calcext:value-type="float">
            <text:p>42.9257270753423</text:p>
          </table:table-cell>
        </table:table-row>
        <table:table-row table:style-name="ro1">
          <table:table-cell table:formula="of:=[.A864]+1" office:value-type="date" office:date-value="2002-05-13" calcext:value-type="date">
            <text:p>13/05/02</text:p>
          </table:table-cell>
          <table:table-cell table:formula="of:=[.B864]+[.C865]" office:value-type="float" office:value="1194.82065619779" calcext:value-type="float">
            <text:p>1194.82065619779</text:p>
          </table:table-cell>
          <table:table-cell table:formula="of:=(RAND()-0.5)*100" office:value-type="float" office:value="-30.142766929128" calcext:value-type="float">
            <text:p>-30.142766929128</text:p>
          </table:table-cell>
        </table:table-row>
        <table:table-row table:style-name="ro1">
          <table:table-cell table:formula="of:=[.A865]+1" office:value-type="date" office:date-value="2002-05-14" calcext:value-type="date">
            <text:p>14/05/02</text:p>
          </table:table-cell>
          <table:table-cell table:formula="of:=[.B865]+[.C866]" office:value-type="float" office:value="1171.10413649474" calcext:value-type="float">
            <text:p>1171.10413649474</text:p>
          </table:table-cell>
          <table:table-cell table:formula="of:=(RAND()-0.5)*100" office:value-type="float" office:value="-23.7165197030581" calcext:value-type="float">
            <text:p>-23.7165197030581</text:p>
          </table:table-cell>
        </table:table-row>
        <table:table-row table:style-name="ro1">
          <table:table-cell table:formula="of:=[.A866]+1" office:value-type="date" office:date-value="2002-05-15" calcext:value-type="date">
            <text:p>15/05/02</text:p>
          </table:table-cell>
          <table:table-cell table:formula="of:=[.B866]+[.C867]" office:value-type="float" office:value="1159.19580380197" calcext:value-type="float">
            <text:p>1159.19580380197</text:p>
          </table:table-cell>
          <table:table-cell table:formula="of:=(RAND()-0.5)*100" office:value-type="float" office:value="-11.9083326927689" calcext:value-type="float">
            <text:p>-11.9083326927689</text:p>
          </table:table-cell>
        </table:table-row>
        <table:table-row table:style-name="ro1">
          <table:table-cell table:formula="of:=[.A867]+1" office:value-type="date" office:date-value="2002-05-16" calcext:value-type="date">
            <text:p>16/05/02</text:p>
          </table:table-cell>
          <table:table-cell table:formula="of:=[.B867]+[.C868]" office:value-type="float" office:value="1199.49913950835" calcext:value-type="float">
            <text:p>1199.49913950835</text:p>
          </table:table-cell>
          <table:table-cell table:formula="of:=(RAND()-0.5)*100" office:value-type="float" office:value="40.3033357063878" calcext:value-type="float">
            <text:p>40.3033357063878</text:p>
          </table:table-cell>
        </table:table-row>
        <table:table-row table:style-name="ro1">
          <table:table-cell table:formula="of:=[.A868]+1" office:value-type="date" office:date-value="2002-05-17" calcext:value-type="date">
            <text:p>17/05/02</text:p>
          </table:table-cell>
          <table:table-cell table:formula="of:=[.B868]+[.C869]" office:value-type="float" office:value="1193.88101460657" calcext:value-type="float">
            <text:p>1193.88101460657</text:p>
          </table:table-cell>
          <table:table-cell table:formula="of:=(RAND()-0.5)*100" office:value-type="float" office:value="-5.61812490178692" calcext:value-type="float">
            <text:p>-5.61812490178692</text:p>
          </table:table-cell>
        </table:table-row>
        <table:table-row table:style-name="ro1">
          <table:table-cell table:formula="of:=[.A869]+1" office:value-type="date" office:date-value="2002-05-18" calcext:value-type="date">
            <text:p>18/05/02</text:p>
          </table:table-cell>
          <table:table-cell table:formula="of:=[.B869]+[.C870]" office:value-type="float" office:value="1206.53265919833" calcext:value-type="float">
            <text:p>1206.53265919833</text:p>
          </table:table-cell>
          <table:table-cell table:formula="of:=(RAND()-0.5)*100" office:value-type="float" office:value="12.6516445917589" calcext:value-type="float">
            <text:p>12.6516445917589</text:p>
          </table:table-cell>
        </table:table-row>
        <table:table-row table:style-name="ro1">
          <table:table-cell table:formula="of:=[.A870]+1" office:value-type="date" office:date-value="2002-05-19" calcext:value-type="date">
            <text:p>19/05/02</text:p>
          </table:table-cell>
          <table:table-cell table:formula="of:=[.B870]+[.C871]" office:value-type="float" office:value="1186.90397541286" calcext:value-type="float">
            <text:p>1186.90397541286</text:p>
          </table:table-cell>
          <table:table-cell table:formula="of:=(RAND()-0.5)*100" office:value-type="float" office:value="-19.6286837854689" calcext:value-type="float">
            <text:p>-19.6286837854689</text:p>
          </table:table-cell>
        </table:table-row>
        <table:table-row table:style-name="ro1">
          <table:table-cell table:formula="of:=[.A871]+1" office:value-type="date" office:date-value="2002-05-20" calcext:value-type="date">
            <text:p>20/05/02</text:p>
          </table:table-cell>
          <table:table-cell table:formula="of:=[.B871]+[.C872]" office:value-type="float" office:value="1224.46158668614" calcext:value-type="float">
            <text:p>1224.46158668614</text:p>
          </table:table-cell>
          <table:table-cell table:formula="of:=(RAND()-0.5)*100" office:value-type="float" office:value="37.55761127328" calcext:value-type="float">
            <text:p>37.55761127328</text:p>
          </table:table-cell>
        </table:table-row>
        <table:table-row table:style-name="ro1">
          <table:table-cell table:formula="of:=[.A872]+1" office:value-type="date" office:date-value="2002-05-21" calcext:value-type="date">
            <text:p>21/05/02</text:p>
          </table:table-cell>
          <table:table-cell table:formula="of:=[.B872]+[.C873]" office:value-type="float" office:value="1266.34433324827" calcext:value-type="float">
            <text:p>1266.34433324827</text:p>
          </table:table-cell>
          <table:table-cell table:formula="of:=(RAND()-0.5)*100" office:value-type="float" office:value="41.882746562137" calcext:value-type="float">
            <text:p>41.882746562137</text:p>
          </table:table-cell>
        </table:table-row>
        <table:table-row table:style-name="ro1">
          <table:table-cell table:formula="of:=[.A873]+1" office:value-type="date" office:date-value="2002-05-22" calcext:value-type="date">
            <text:p>22/05/02</text:p>
          </table:table-cell>
          <table:table-cell table:formula="of:=[.B873]+[.C874]" office:value-type="float" office:value="1305.48382513474" calcext:value-type="float">
            <text:p>1305.48382513474</text:p>
          </table:table-cell>
          <table:table-cell table:formula="of:=(RAND()-0.5)*100" office:value-type="float" office:value="39.1394918864677" calcext:value-type="float">
            <text:p>39.1394918864677</text:p>
          </table:table-cell>
        </table:table-row>
        <table:table-row table:style-name="ro1">
          <table:table-cell table:formula="of:=[.A874]+1" office:value-type="date" office:date-value="2002-05-23" calcext:value-type="date">
            <text:p>23/05/02</text:p>
          </table:table-cell>
          <table:table-cell table:formula="of:=[.B874]+[.C875]" office:value-type="float" office:value="1348.01449595685" calcext:value-type="float">
            <text:p>1348.01449595685</text:p>
          </table:table-cell>
          <table:table-cell table:formula="of:=(RAND()-0.5)*100" office:value-type="float" office:value="42.530670822106" calcext:value-type="float">
            <text:p>42.530670822106</text:p>
          </table:table-cell>
        </table:table-row>
        <table:table-row table:style-name="ro1">
          <table:table-cell table:formula="of:=[.A875]+1" office:value-type="date" office:date-value="2002-05-24" calcext:value-type="date">
            <text:p>24/05/02</text:p>
          </table:table-cell>
          <table:table-cell table:formula="of:=[.B875]+[.C876]" office:value-type="float" office:value="1334.86363565844" calcext:value-type="float">
            <text:p>1334.86363565844</text:p>
          </table:table-cell>
          <table:table-cell table:formula="of:=(RAND()-0.5)*100" office:value-type="float" office:value="-13.1508602984085" calcext:value-type="float">
            <text:p>-13.1508602984085</text:p>
          </table:table-cell>
        </table:table-row>
        <table:table-row table:style-name="ro1">
          <table:table-cell table:formula="of:=[.A876]+1" office:value-type="date" office:date-value="2002-05-25" calcext:value-type="date">
            <text:p>25/05/02</text:p>
          </table:table-cell>
          <table:table-cell table:formula="of:=[.B876]+[.C877]" office:value-type="float" office:value="1339.08759040977" calcext:value-type="float">
            <text:p>1339.08759040977</text:p>
          </table:table-cell>
          <table:table-cell table:formula="of:=(RAND()-0.5)*100" office:value-type="float" office:value="4.22395475132886" calcext:value-type="float">
            <text:p>4.22395475132886</text:p>
          </table:table-cell>
        </table:table-row>
        <table:table-row table:style-name="ro1">
          <table:table-cell table:formula="of:=[.A877]+1" office:value-type="date" office:date-value="2002-05-26" calcext:value-type="date">
            <text:p>26/05/02</text:p>
          </table:table-cell>
          <table:table-cell table:formula="of:=[.B877]+[.C878]" office:value-type="float" office:value="1335.55250025081" calcext:value-type="float">
            <text:p>1335.55250025081</text:p>
          </table:table-cell>
          <table:table-cell table:formula="of:=(RAND()-0.5)*100" office:value-type="float" office:value="-3.53509015895564" calcext:value-type="float">
            <text:p>-3.53509015895564</text:p>
          </table:table-cell>
        </table:table-row>
        <table:table-row table:style-name="ro1">
          <table:table-cell table:formula="of:=[.A878]+1" office:value-type="date" office:date-value="2002-05-27" calcext:value-type="date">
            <text:p>27/05/02</text:p>
          </table:table-cell>
          <table:table-cell table:formula="of:=[.B878]+[.C879]" office:value-type="float" office:value="1309.40579553013" calcext:value-type="float">
            <text:p>1309.40579553013</text:p>
          </table:table-cell>
          <table:table-cell table:formula="of:=(RAND()-0.5)*100" office:value-type="float" office:value="-26.1467047206878" calcext:value-type="float">
            <text:p>-26.1467047206878</text:p>
          </table:table-cell>
        </table:table-row>
        <table:table-row table:style-name="ro1">
          <table:table-cell table:formula="of:=[.A879]+1" office:value-type="date" office:date-value="2002-05-28" calcext:value-type="date">
            <text:p>28/05/02</text:p>
          </table:table-cell>
          <table:table-cell table:formula="of:=[.B879]+[.C880]" office:value-type="float" office:value="1340.53114270111" calcext:value-type="float">
            <text:p>1340.53114270111</text:p>
          </table:table-cell>
          <table:table-cell table:formula="of:=(RAND()-0.5)*100" office:value-type="float" office:value="31.1253471709834" calcext:value-type="float">
            <text:p>31.1253471709834</text:p>
          </table:table-cell>
        </table:table-row>
        <table:table-row table:style-name="ro1">
          <table:table-cell table:formula="of:=[.A880]+1" office:value-type="date" office:date-value="2002-05-29" calcext:value-type="date">
            <text:p>29/05/02</text:p>
          </table:table-cell>
          <table:table-cell table:formula="of:=[.B880]+[.C881]" office:value-type="float" office:value="1321.77983963836" calcext:value-type="float">
            <text:p>1321.77983963836</text:p>
          </table:table-cell>
          <table:table-cell table:formula="of:=(RAND()-0.5)*100" office:value-type="float" office:value="-18.7513030627459" calcext:value-type="float">
            <text:p>-18.7513030627459</text:p>
          </table:table-cell>
        </table:table-row>
        <table:table-row table:style-name="ro1">
          <table:table-cell table:formula="of:=[.A881]+1" office:value-type="date" office:date-value="2002-05-30" calcext:value-type="date">
            <text:p>30/05/02</text:p>
          </table:table-cell>
          <table:table-cell table:formula="of:=[.B881]+[.C882]" office:value-type="float" office:value="1281.61542459578" calcext:value-type="float">
            <text:p>1281.61542459578</text:p>
          </table:table-cell>
          <table:table-cell table:formula="of:=(RAND()-0.5)*100" office:value-type="float" office:value="-40.1644150425831" calcext:value-type="float">
            <text:p>-40.1644150425831</text:p>
          </table:table-cell>
        </table:table-row>
        <table:table-row table:style-name="ro1">
          <table:table-cell table:formula="of:=[.A882]+1" office:value-type="date" office:date-value="2002-05-31" calcext:value-type="date">
            <text:p>31/05/02</text:p>
          </table:table-cell>
          <table:table-cell table:formula="of:=[.B882]+[.C883]" office:value-type="float" office:value="1246.31324288256" calcext:value-type="float">
            <text:p>1246.31324288256</text:p>
          </table:table-cell>
          <table:table-cell table:formula="of:=(RAND()-0.5)*100" office:value-type="float" office:value="-35.3021817132155" calcext:value-type="float">
            <text:p>-35.3021817132155</text:p>
          </table:table-cell>
        </table:table-row>
        <table:table-row table:style-name="ro1">
          <table:table-cell table:formula="of:=[.A883]+1" office:value-type="date" office:date-value="2002-06-01" calcext:value-type="date">
            <text:p>01/06/02</text:p>
          </table:table-cell>
          <table:table-cell table:formula="of:=[.B883]+[.C884]" office:value-type="float" office:value="1287.26221484474" calcext:value-type="float">
            <text:p>1287.26221484474</text:p>
          </table:table-cell>
          <table:table-cell table:formula="of:=(RAND()-0.5)*100" office:value-type="float" office:value="40.9489719621773" calcext:value-type="float">
            <text:p>40.9489719621773</text:p>
          </table:table-cell>
        </table:table-row>
        <table:table-row table:style-name="ro1">
          <table:table-cell table:formula="of:=[.A884]+1" office:value-type="date" office:date-value="2002-06-02" calcext:value-type="date">
            <text:p>02/06/02</text:p>
          </table:table-cell>
          <table:table-cell table:formula="of:=[.B884]+[.C885]" office:value-type="float" office:value="1268.94958928529" calcext:value-type="float">
            <text:p>1268.94958928529</text:p>
          </table:table-cell>
          <table:table-cell table:formula="of:=(RAND()-0.5)*100" office:value-type="float" office:value="-18.3126255594545" calcext:value-type="float">
            <text:p>-18.3126255594545</text:p>
          </table:table-cell>
        </table:table-row>
        <table:table-row table:style-name="ro1">
          <table:table-cell table:formula="of:=[.A885]+1" office:value-type="date" office:date-value="2002-06-03" calcext:value-type="date">
            <text:p>03/06/02</text:p>
          </table:table-cell>
          <table:table-cell table:formula="of:=[.B885]+[.C886]" office:value-type="float" office:value="1264.17048575187" calcext:value-type="float">
            <text:p>1264.17048575187</text:p>
          </table:table-cell>
          <table:table-cell table:formula="of:=(RAND()-0.5)*100" office:value-type="float" office:value="-4.77910353341973" calcext:value-type="float">
            <text:p>-4.77910353341973</text:p>
          </table:table-cell>
        </table:table-row>
        <table:table-row table:style-name="ro1">
          <table:table-cell table:formula="of:=[.A886]+1" office:value-type="date" office:date-value="2002-06-04" calcext:value-type="date">
            <text:p>04/06/02</text:p>
          </table:table-cell>
          <table:table-cell table:formula="of:=[.B886]+[.C887]" office:value-type="float" office:value="1302.66470108983" calcext:value-type="float">
            <text:p>1302.66470108983</text:p>
          </table:table-cell>
          <table:table-cell table:formula="of:=(RAND()-0.5)*100" office:value-type="float" office:value="38.494215337961" calcext:value-type="float">
            <text:p>38.494215337961</text:p>
          </table:table-cell>
        </table:table-row>
        <table:table-row table:style-name="ro1">
          <table:table-cell table:formula="of:=[.A887]+1" office:value-type="date" office:date-value="2002-06-05" calcext:value-type="date">
            <text:p>05/06/02</text:p>
          </table:table-cell>
          <table:table-cell table:formula="of:=[.B887]+[.C888]" office:value-type="float" office:value="1315.63415646218" calcext:value-type="float">
            <text:p>1315.63415646218</text:p>
          </table:table-cell>
          <table:table-cell table:formula="of:=(RAND()-0.5)*100" office:value-type="float" office:value="12.9694553723514" calcext:value-type="float">
            <text:p>12.9694553723514</text:p>
          </table:table-cell>
        </table:table-row>
        <table:table-row table:style-name="ro1">
          <table:table-cell table:formula="of:=[.A888]+1" office:value-type="date" office:date-value="2002-06-06" calcext:value-type="date">
            <text:p>06/06/02</text:p>
          </table:table-cell>
          <table:table-cell table:formula="of:=[.B888]+[.C889]" office:value-type="float" office:value="1332.78268858002" calcext:value-type="float">
            <text:p>1332.78268858002</text:p>
          </table:table-cell>
          <table:table-cell table:formula="of:=(RAND()-0.5)*100" office:value-type="float" office:value="17.1485321178355" calcext:value-type="float">
            <text:p>17.1485321178355</text:p>
          </table:table-cell>
        </table:table-row>
        <table:table-row table:style-name="ro1">
          <table:table-cell table:formula="of:=[.A889]+1" office:value-type="date" office:date-value="2002-06-07" calcext:value-type="date">
            <text:p>07/06/02</text:p>
          </table:table-cell>
          <table:table-cell table:formula="of:=[.B889]+[.C890]" office:value-type="float" office:value="1378.30219409472" calcext:value-type="float">
            <text:p>1378.30219409472</text:p>
          </table:table-cell>
          <table:table-cell table:formula="of:=(RAND()-0.5)*100" office:value-type="float" office:value="45.519505514706" calcext:value-type="float">
            <text:p>45.519505514706</text:p>
          </table:table-cell>
        </table:table-row>
        <table:table-row table:style-name="ro1">
          <table:table-cell table:formula="of:=[.A890]+1" office:value-type="date" office:date-value="2002-06-08" calcext:value-type="date">
            <text:p>08/06/02</text:p>
          </table:table-cell>
          <table:table-cell table:formula="of:=[.B890]+[.C891]" office:value-type="float" office:value="1344.3903640639" calcext:value-type="float">
            <text:p>1344.3903640639</text:p>
          </table:table-cell>
          <table:table-cell table:formula="of:=(RAND()-0.5)*100" office:value-type="float" office:value="-33.9118300308208" calcext:value-type="float">
            <text:p>-33.9118300308208</text:p>
          </table:table-cell>
        </table:table-row>
        <table:table-row table:style-name="ro1">
          <table:table-cell table:formula="of:=[.A891]+1" office:value-type="date" office:date-value="2002-06-09" calcext:value-type="date">
            <text:p>09/06/02</text:p>
          </table:table-cell>
          <table:table-cell table:formula="of:=[.B891]+[.C892]" office:value-type="float" office:value="1347.68660417199" calcext:value-type="float">
            <text:p>1347.68660417199</text:p>
          </table:table-cell>
          <table:table-cell table:formula="of:=(RAND()-0.5)*100" office:value-type="float" office:value="3.2962401080909" calcext:value-type="float">
            <text:p>3.2962401080909</text:p>
          </table:table-cell>
        </table:table-row>
        <table:table-row table:style-name="ro1">
          <table:table-cell table:formula="of:=[.A892]+1" office:value-type="date" office:date-value="2002-06-10" calcext:value-type="date">
            <text:p>10/06/02</text:p>
          </table:table-cell>
          <table:table-cell table:formula="of:=[.B892]+[.C893]" office:value-type="float" office:value="1358.55290014252" calcext:value-type="float">
            <text:p>1358.55290014252</text:p>
          </table:table-cell>
          <table:table-cell table:formula="of:=(RAND()-0.5)*100" office:value-type="float" office:value="10.866295970524" calcext:value-type="float">
            <text:p>10.866295970524</text:p>
          </table:table-cell>
        </table:table-row>
        <table:table-row table:style-name="ro1">
          <table:table-cell table:formula="of:=[.A893]+1" office:value-type="date" office:date-value="2002-06-11" calcext:value-type="date">
            <text:p>11/06/02</text:p>
          </table:table-cell>
          <table:table-cell table:formula="of:=[.B893]+[.C894]" office:value-type="float" office:value="1397.06267183707" calcext:value-type="float">
            <text:p>1397.06267183707</text:p>
          </table:table-cell>
          <table:table-cell table:formula="of:=(RAND()-0.5)*100" office:value-type="float" office:value="38.5097716945591" calcext:value-type="float">
            <text:p>38.5097716945591</text:p>
          </table:table-cell>
        </table:table-row>
        <table:table-row table:style-name="ro1">
          <table:table-cell table:formula="of:=[.A894]+1" office:value-type="date" office:date-value="2002-06-12" calcext:value-type="date">
            <text:p>12/06/02</text:p>
          </table:table-cell>
          <table:table-cell table:formula="of:=[.B894]+[.C895]" office:value-type="float" office:value="1404.86866044811" calcext:value-type="float">
            <text:p>1404.86866044811</text:p>
          </table:table-cell>
          <table:table-cell table:formula="of:=(RAND()-0.5)*100" office:value-type="float" office:value="7.80598861104005" calcext:value-type="float">
            <text:p>7.80598861104005</text:p>
          </table:table-cell>
        </table:table-row>
        <table:table-row table:style-name="ro1">
          <table:table-cell table:formula="of:=[.A895]+1" office:value-type="date" office:date-value="2002-06-13" calcext:value-type="date">
            <text:p>13/06/02</text:p>
          </table:table-cell>
          <table:table-cell table:formula="of:=[.B895]+[.C896]" office:value-type="float" office:value="1366.8290942027" calcext:value-type="float">
            <text:p>1366.8290942027</text:p>
          </table:table-cell>
          <table:table-cell table:formula="of:=(RAND()-0.5)*100" office:value-type="float" office:value="-38.0395662454141" calcext:value-type="float">
            <text:p>-38.0395662454141</text:p>
          </table:table-cell>
        </table:table-row>
        <table:table-row table:style-name="ro1">
          <table:table-cell table:formula="of:=[.A896]+1" office:value-type="date" office:date-value="2002-06-14" calcext:value-type="date">
            <text:p>14/06/02</text:p>
          </table:table-cell>
          <table:table-cell table:formula="of:=[.B896]+[.C897]" office:value-type="float" office:value="1411.65944821711" calcext:value-type="float">
            <text:p>1411.65944821711</text:p>
          </table:table-cell>
          <table:table-cell table:formula="of:=(RAND()-0.5)*100" office:value-type="float" office:value="44.8303540144052" calcext:value-type="float">
            <text:p>44.8303540144052</text:p>
          </table:table-cell>
        </table:table-row>
        <table:table-row table:style-name="ro1">
          <table:table-cell table:formula="of:=[.A897]+1" office:value-type="date" office:date-value="2002-06-15" calcext:value-type="date">
            <text:p>15/06/02</text:p>
          </table:table-cell>
          <table:table-cell table:formula="of:=[.B897]+[.C898]" office:value-type="float" office:value="1366.58174801268" calcext:value-type="float">
            <text:p>1366.58174801268</text:p>
          </table:table-cell>
          <table:table-cell table:formula="of:=(RAND()-0.5)*100" office:value-type="float" office:value="-45.0777002044207" calcext:value-type="float">
            <text:p>-45.0777002044207</text:p>
          </table:table-cell>
        </table:table-row>
        <table:table-row table:style-name="ro1">
          <table:table-cell table:formula="of:=[.A898]+1" office:value-type="date" office:date-value="2002-06-16" calcext:value-type="date">
            <text:p>16/06/02</text:p>
          </table:table-cell>
          <table:table-cell table:formula="of:=[.B898]+[.C899]" office:value-type="float" office:value="1365.79846789539" calcext:value-type="float">
            <text:p>1365.79846789539</text:p>
          </table:table-cell>
          <table:table-cell table:formula="of:=(RAND()-0.5)*100" office:value-type="float" office:value="-0.783280117298835" calcext:value-type="float">
            <text:p>-0.783280117298835</text:p>
          </table:table-cell>
        </table:table-row>
        <table:table-row table:style-name="ro1">
          <table:table-cell table:formula="of:=[.A899]+1" office:value-type="date" office:date-value="2002-06-17" calcext:value-type="date">
            <text:p>17/06/02</text:p>
          </table:table-cell>
          <table:table-cell table:formula="of:=[.B899]+[.C900]" office:value-type="float" office:value="1381.95117301953" calcext:value-type="float">
            <text:p>1381.95117301953</text:p>
          </table:table-cell>
          <table:table-cell table:formula="of:=(RAND()-0.5)*100" office:value-type="float" office:value="16.1527051241415" calcext:value-type="float">
            <text:p>16.1527051241415</text:p>
          </table:table-cell>
        </table:table-row>
        <table:table-row table:style-name="ro1">
          <table:table-cell table:formula="of:=[.A900]+1" office:value-type="date" office:date-value="2002-06-18" calcext:value-type="date">
            <text:p>18/06/02</text:p>
          </table:table-cell>
          <table:table-cell table:formula="of:=[.B900]+[.C901]" office:value-type="float" office:value="1377.73294486186" calcext:value-type="float">
            <text:p>1377.73294486186</text:p>
          </table:table-cell>
          <table:table-cell table:formula="of:=(RAND()-0.5)*100" office:value-type="float" office:value="-4.21822815766795" calcext:value-type="float">
            <text:p>-4.21822815766795</text:p>
          </table:table-cell>
        </table:table-row>
        <table:table-row table:style-name="ro1">
          <table:table-cell table:formula="of:=[.A901]+1" office:value-type="date" office:date-value="2002-06-19" calcext:value-type="date">
            <text:p>19/06/02</text:p>
          </table:table-cell>
          <table:table-cell table:formula="of:=[.B901]+[.C902]" office:value-type="float" office:value="1370.30837869548" calcext:value-type="float">
            <text:p>1370.30837869548</text:p>
          </table:table-cell>
          <table:table-cell table:formula="of:=(RAND()-0.5)*100" office:value-type="float" office:value="-7.42456616637526" calcext:value-type="float">
            <text:p>-7.42456616637526</text:p>
          </table:table-cell>
        </table:table-row>
        <table:table-row table:style-name="ro1">
          <table:table-cell table:formula="of:=[.A902]+1" office:value-type="date" office:date-value="2002-06-20" calcext:value-type="date">
            <text:p>20/06/02</text:p>
          </table:table-cell>
          <table:table-cell table:formula="of:=[.B902]+[.C903]" office:value-type="float" office:value="1328.14725971162" calcext:value-type="float">
            <text:p>1328.14725971162</text:p>
          </table:table-cell>
          <table:table-cell table:formula="of:=(RAND()-0.5)*100" office:value-type="float" office:value="-42.1611189838659" calcext:value-type="float">
            <text:p>-42.1611189838659</text:p>
          </table:table-cell>
        </table:table-row>
        <table:table-row table:style-name="ro1">
          <table:table-cell table:formula="of:=[.A903]+1" office:value-type="date" office:date-value="2002-06-21" calcext:value-type="date">
            <text:p>21/06/02</text:p>
          </table:table-cell>
          <table:table-cell table:formula="of:=[.B903]+[.C904]" office:value-type="float" office:value="1319.42307390405" calcext:value-type="float">
            <text:p>1319.42307390405</text:p>
          </table:table-cell>
          <table:table-cell table:formula="of:=(RAND()-0.5)*100" office:value-type="float" office:value="-8.72418580757295" calcext:value-type="float">
            <text:p>-8.72418580757295</text:p>
          </table:table-cell>
        </table:table-row>
        <table:table-row table:style-name="ro1">
          <table:table-cell table:formula="of:=[.A904]+1" office:value-type="date" office:date-value="2002-06-22" calcext:value-type="date">
            <text:p>22/06/02</text:p>
          </table:table-cell>
          <table:table-cell table:formula="of:=[.B904]+[.C905]" office:value-type="float" office:value="1345.51642533497" calcext:value-type="float">
            <text:p>1345.51642533497</text:p>
          </table:table-cell>
          <table:table-cell table:formula="of:=(RAND()-0.5)*100" office:value-type="float" office:value="26.0933514309237" calcext:value-type="float">
            <text:p>26.0933514309237</text:p>
          </table:table-cell>
        </table:table-row>
        <table:table-row table:style-name="ro1">
          <table:table-cell table:formula="of:=[.A905]+1" office:value-type="date" office:date-value="2002-06-23" calcext:value-type="date">
            <text:p>23/06/02</text:p>
          </table:table-cell>
          <table:table-cell table:formula="of:=[.B905]+[.C906]" office:value-type="float" office:value="1379.72561241719" calcext:value-type="float">
            <text:p>1379.72561241719</text:p>
          </table:table-cell>
          <table:table-cell table:formula="of:=(RAND()-0.5)*100" office:value-type="float" office:value="34.2091870822194" calcext:value-type="float">
            <text:p>34.2091870822194</text:p>
          </table:table-cell>
        </table:table-row>
        <table:table-row table:style-name="ro1">
          <table:table-cell table:formula="of:=[.A906]+1" office:value-type="date" office:date-value="2002-06-24" calcext:value-type="date">
            <text:p>24/06/02</text:p>
          </table:table-cell>
          <table:table-cell table:formula="of:=[.B906]+[.C907]" office:value-type="float" office:value="1353.32929299299" calcext:value-type="float">
            <text:p>1353.32929299299</text:p>
          </table:table-cell>
          <table:table-cell table:formula="of:=(RAND()-0.5)*100" office:value-type="float" office:value="-26.396319424196" calcext:value-type="float">
            <text:p>-26.396319424196</text:p>
          </table:table-cell>
        </table:table-row>
        <table:table-row table:style-name="ro1">
          <table:table-cell table:formula="of:=[.A907]+1" office:value-type="date" office:date-value="2002-06-25" calcext:value-type="date">
            <text:p>25/06/02</text:p>
          </table:table-cell>
          <table:table-cell table:formula="of:=[.B907]+[.C908]" office:value-type="float" office:value="1333.38160936792" calcext:value-type="float">
            <text:p>1333.38160936792</text:p>
          </table:table-cell>
          <table:table-cell table:formula="of:=(RAND()-0.5)*100" office:value-type="float" office:value="-19.9476836250696" calcext:value-type="float">
            <text:p>-19.9476836250696</text:p>
          </table:table-cell>
        </table:table-row>
        <table:table-row table:style-name="ro1">
          <table:table-cell table:formula="of:=[.A908]+1" office:value-type="date" office:date-value="2002-06-26" calcext:value-type="date">
            <text:p>26/06/02</text:p>
          </table:table-cell>
          <table:table-cell table:formula="of:=[.B908]+[.C909]" office:value-type="float" office:value="1327.3301288497" calcext:value-type="float">
            <text:p>1327.3301288497</text:p>
          </table:table-cell>
          <table:table-cell table:formula="of:=(RAND()-0.5)*100" office:value-type="float" office:value="-6.05148051822035" calcext:value-type="float">
            <text:p>-6.05148051822035</text:p>
          </table:table-cell>
        </table:table-row>
        <table:table-row table:style-name="ro1">
          <table:table-cell table:formula="of:=[.A909]+1" office:value-type="date" office:date-value="2002-06-27" calcext:value-type="date">
            <text:p>27/06/02</text:p>
          </table:table-cell>
          <table:table-cell table:formula="of:=[.B909]+[.C910]" office:value-type="float" office:value="1311.43934266991" calcext:value-type="float">
            <text:p>1311.43934266991</text:p>
          </table:table-cell>
          <table:table-cell table:formula="of:=(RAND()-0.5)*100" office:value-type="float" office:value="-15.8907861797929" calcext:value-type="float">
            <text:p>-15.8907861797929</text:p>
          </table:table-cell>
        </table:table-row>
        <table:table-row table:style-name="ro1">
          <table:table-cell table:formula="of:=[.A910]+1" office:value-type="date" office:date-value="2002-06-28" calcext:value-type="date">
            <text:p>28/06/02</text:p>
          </table:table-cell>
          <table:table-cell table:formula="of:=[.B910]+[.C911]" office:value-type="float" office:value="1341.50849794195" calcext:value-type="float">
            <text:p>1341.50849794195</text:p>
          </table:table-cell>
          <table:table-cell table:formula="of:=(RAND()-0.5)*100" office:value-type="float" office:value="30.069155272036" calcext:value-type="float">
            <text:p>30.069155272036</text:p>
          </table:table-cell>
        </table:table-row>
        <table:table-row table:style-name="ro1">
          <table:table-cell table:formula="of:=[.A911]+1" office:value-type="date" office:date-value="2002-06-29" calcext:value-type="date">
            <text:p>29/06/02</text:p>
          </table:table-cell>
          <table:table-cell table:formula="of:=[.B911]+[.C912]" office:value-type="float" office:value="1351.34195176737" calcext:value-type="float">
            <text:p>1351.34195176737</text:p>
          </table:table-cell>
          <table:table-cell table:formula="of:=(RAND()-0.5)*100" office:value-type="float" office:value="9.83345382542139" calcext:value-type="float">
            <text:p>9.83345382542139</text:p>
          </table:table-cell>
        </table:table-row>
        <table:table-row table:style-name="ro1">
          <table:table-cell table:formula="of:=[.A912]+1" office:value-type="date" office:date-value="2002-06-30" calcext:value-type="date">
            <text:p>30/06/02</text:p>
          </table:table-cell>
          <table:table-cell table:formula="of:=[.B912]+[.C913]" office:value-type="float" office:value="1310.79619929379" calcext:value-type="float">
            <text:p>1310.79619929379</text:p>
          </table:table-cell>
          <table:table-cell table:formula="of:=(RAND()-0.5)*100" office:value-type="float" office:value="-40.5457524735734" calcext:value-type="float">
            <text:p>-40.5457524735734</text:p>
          </table:table-cell>
        </table:table-row>
        <table:table-row table:style-name="ro1">
          <table:table-cell table:formula="of:=[.A913]+1" office:value-type="date" office:date-value="2002-07-01" calcext:value-type="date">
            <text:p>01/07/02</text:p>
          </table:table-cell>
          <table:table-cell table:formula="of:=[.B913]+[.C914]" office:value-type="float" office:value="1315.17662917801" calcext:value-type="float">
            <text:p>1315.17662917801</text:p>
          </table:table-cell>
          <table:table-cell table:formula="of:=(RAND()-0.5)*100" office:value-type="float" office:value="4.38042988421301" calcext:value-type="float">
            <text:p>4.38042988421301</text:p>
          </table:table-cell>
        </table:table-row>
        <table:table-row table:style-name="ro1">
          <table:table-cell table:formula="of:=[.A914]+1" office:value-type="date" office:date-value="2002-07-02" calcext:value-type="date">
            <text:p>02/07/02</text:p>
          </table:table-cell>
          <table:table-cell table:formula="of:=[.B914]+[.C915]" office:value-type="float" office:value="1295.85887258617" calcext:value-type="float">
            <text:p>1295.85887258617</text:p>
          </table:table-cell>
          <table:table-cell table:formula="of:=(RAND()-0.5)*100" office:value-type="float" office:value="-19.3177565918344" calcext:value-type="float">
            <text:p>-19.3177565918344</text:p>
          </table:table-cell>
        </table:table-row>
        <table:table-row table:style-name="ro1">
          <table:table-cell table:formula="of:=[.A915]+1" office:value-type="date" office:date-value="2002-07-03" calcext:value-type="date">
            <text:p>03/07/02</text:p>
          </table:table-cell>
          <table:table-cell table:formula="of:=[.B915]+[.C916]" office:value-type="float" office:value="1276.5165182888" calcext:value-type="float">
            <text:p>1276.5165182888</text:p>
          </table:table-cell>
          <table:table-cell table:formula="of:=(RAND()-0.5)*100" office:value-type="float" office:value="-19.3423542973677" calcext:value-type="float">
            <text:p>-19.3423542973677</text:p>
          </table:table-cell>
        </table:table-row>
        <table:table-row table:style-name="ro1">
          <table:table-cell table:formula="of:=[.A916]+1" office:value-type="date" office:date-value="2002-07-04" calcext:value-type="date">
            <text:p>04/07/02</text:p>
          </table:table-cell>
          <table:table-cell table:formula="of:=[.B916]+[.C917]" office:value-type="float" office:value="1255.85000188952" calcext:value-type="float">
            <text:p>1255.85000188952</text:p>
          </table:table-cell>
          <table:table-cell table:formula="of:=(RAND()-0.5)*100" office:value-type="float" office:value="-20.6665163992862" calcext:value-type="float">
            <text:p>-20.6665163992862</text:p>
          </table:table-cell>
        </table:table-row>
        <table:table-row table:style-name="ro1">
          <table:table-cell table:formula="of:=[.A917]+1" office:value-type="date" office:date-value="2002-07-05" calcext:value-type="date">
            <text:p>05/07/02</text:p>
          </table:table-cell>
          <table:table-cell table:formula="of:=[.B917]+[.C918]" office:value-type="float" office:value="1253.3997553326" calcext:value-type="float">
            <text:p>1253.3997553326</text:p>
          </table:table-cell>
          <table:table-cell table:formula="of:=(RAND()-0.5)*100" office:value-type="float" office:value="-2.45024655691562" calcext:value-type="float">
            <text:p>-2.45024655691562</text:p>
          </table:table-cell>
        </table:table-row>
        <table:table-row table:style-name="ro1">
          <table:table-cell table:formula="of:=[.A918]+1" office:value-type="date" office:date-value="2002-07-06" calcext:value-type="date">
            <text:p>06/07/02</text:p>
          </table:table-cell>
          <table:table-cell table:formula="of:=[.B918]+[.C919]" office:value-type="float" office:value="1240.51746531375" calcext:value-type="float">
            <text:p>1240.51746531375</text:p>
          </table:table-cell>
          <table:table-cell table:formula="of:=(RAND()-0.5)*100" office:value-type="float" office:value="-12.8822900188505" calcext:value-type="float">
            <text:p>-12.8822900188505</text:p>
          </table:table-cell>
        </table:table-row>
        <table:table-row table:style-name="ro1">
          <table:table-cell table:formula="of:=[.A919]+1" office:value-type="date" office:date-value="2002-07-07" calcext:value-type="date">
            <text:p>07/07/02</text:p>
          </table:table-cell>
          <table:table-cell table:formula="of:=[.B919]+[.C920]" office:value-type="float" office:value="1273.13041285648" calcext:value-type="float">
            <text:p>1273.13041285648</text:p>
          </table:table-cell>
          <table:table-cell table:formula="of:=(RAND()-0.5)*100" office:value-type="float" office:value="32.6129475427233" calcext:value-type="float">
            <text:p>32.6129475427233</text:p>
          </table:table-cell>
        </table:table-row>
        <table:table-row table:style-name="ro1">
          <table:table-cell table:formula="of:=[.A920]+1" office:value-type="date" office:date-value="2002-07-08" calcext:value-type="date">
            <text:p>08/07/02</text:p>
          </table:table-cell>
          <table:table-cell table:formula="of:=[.B920]+[.C921]" office:value-type="float" office:value="1239.28567906652" calcext:value-type="float">
            <text:p>1239.28567906652</text:p>
          </table:table-cell>
          <table:table-cell table:formula="of:=(RAND()-0.5)*100" office:value-type="float" office:value="-33.844733789952" calcext:value-type="float">
            <text:p>-33.844733789952</text:p>
          </table:table-cell>
        </table:table-row>
        <table:table-row table:style-name="ro1">
          <table:table-cell table:formula="of:=[.A921]+1" office:value-type="date" office:date-value="2002-07-09" calcext:value-type="date">
            <text:p>09/07/02</text:p>
          </table:table-cell>
          <table:table-cell table:formula="of:=[.B921]+[.C922]" office:value-type="float" office:value="1261.37127462301" calcext:value-type="float">
            <text:p>1261.37127462301</text:p>
          </table:table-cell>
          <table:table-cell table:formula="of:=(RAND()-0.5)*100" office:value-type="float" office:value="22.0855955564903" calcext:value-type="float">
            <text:p>22.0855955564903</text:p>
          </table:table-cell>
        </table:table-row>
        <table:table-row table:style-name="ro1">
          <table:table-cell table:formula="of:=[.A922]+1" office:value-type="date" office:date-value="2002-07-10" calcext:value-type="date">
            <text:p>10/07/02</text:p>
          </table:table-cell>
          <table:table-cell table:formula="of:=[.B922]+[.C923]" office:value-type="float" office:value="1251.45086900256" calcext:value-type="float">
            <text:p>1251.45086900256</text:p>
          </table:table-cell>
          <table:table-cell table:formula="of:=(RAND()-0.5)*100" office:value-type="float" office:value="-9.920405620455" calcext:value-type="float">
            <text:p>-9.920405620455</text:p>
          </table:table-cell>
        </table:table-row>
        <table:table-row table:style-name="ro1">
          <table:table-cell table:formula="of:=[.A923]+1" office:value-type="date" office:date-value="2002-07-11" calcext:value-type="date">
            <text:p>11/07/02</text:p>
          </table:table-cell>
          <table:table-cell table:formula="of:=[.B923]+[.C924]" office:value-type="float" office:value="1229.88285156135" calcext:value-type="float">
            <text:p>1229.88285156135</text:p>
          </table:table-cell>
          <table:table-cell table:formula="of:=(RAND()-0.5)*100" office:value-type="float" office:value="-21.5680174412129" calcext:value-type="float">
            <text:p>-21.5680174412129</text:p>
          </table:table-cell>
        </table:table-row>
        <table:table-row table:style-name="ro1">
          <table:table-cell table:formula="of:=[.A924]+1" office:value-type="date" office:date-value="2002-07-12" calcext:value-type="date">
            <text:p>12/07/02</text:p>
          </table:table-cell>
          <table:table-cell table:formula="of:=[.B924]+[.C925]" office:value-type="float" office:value="1265.36719159601" calcext:value-type="float">
            <text:p>1265.36719159601</text:p>
          </table:table-cell>
          <table:table-cell table:formula="of:=(RAND()-0.5)*100" office:value-type="float" office:value="35.4843400346681" calcext:value-type="float">
            <text:p>35.4843400346681</text:p>
          </table:table-cell>
        </table:table-row>
        <table:table-row table:style-name="ro1">
          <table:table-cell table:formula="of:=[.A925]+1" office:value-type="date" office:date-value="2002-07-13" calcext:value-type="date">
            <text:p>13/07/02</text:p>
          </table:table-cell>
          <table:table-cell table:formula="of:=[.B925]+[.C926]" office:value-type="float" office:value="1217.75042376285" calcext:value-type="float">
            <text:p>1217.75042376285</text:p>
          </table:table-cell>
          <table:table-cell table:formula="of:=(RAND()-0.5)*100" office:value-type="float" office:value="-47.6167678331634" calcext:value-type="float">
            <text:p>-47.6167678331634</text:p>
          </table:table-cell>
        </table:table-row>
        <table:table-row table:style-name="ro1">
          <table:table-cell table:formula="of:=[.A926]+1" office:value-type="date" office:date-value="2002-07-14" calcext:value-type="date">
            <text:p>14/07/02</text:p>
          </table:table-cell>
          <table:table-cell table:formula="of:=[.B926]+[.C927]" office:value-type="float" office:value="1235.03843567142" calcext:value-type="float">
            <text:p>1235.03843567142</text:p>
          </table:table-cell>
          <table:table-cell table:formula="of:=(RAND()-0.5)*100" office:value-type="float" office:value="17.2880119085712" calcext:value-type="float">
            <text:p>17.2880119085712</text:p>
          </table:table-cell>
        </table:table-row>
        <table:table-row table:style-name="ro1">
          <table:table-cell table:formula="of:=[.A927]+1" office:value-type="date" office:date-value="2002-07-15" calcext:value-type="date">
            <text:p>15/07/02</text:p>
          </table:table-cell>
          <table:table-cell table:formula="of:=[.B927]+[.C928]" office:value-type="float" office:value="1263.10652356232" calcext:value-type="float">
            <text:p>1263.10652356232</text:p>
          </table:table-cell>
          <table:table-cell table:formula="of:=(RAND()-0.5)*100" office:value-type="float" office:value="28.0680878909003" calcext:value-type="float">
            <text:p>28.0680878909003</text:p>
          </table:table-cell>
        </table:table-row>
        <table:table-row table:style-name="ro1">
          <table:table-cell table:formula="of:=[.A928]+1" office:value-type="date" office:date-value="2002-07-16" calcext:value-type="date">
            <text:p>16/07/02</text:p>
          </table:table-cell>
          <table:table-cell table:formula="of:=[.B928]+[.C929]" office:value-type="float" office:value="1310.46057724332" calcext:value-type="float">
            <text:p>1310.46057724332</text:p>
          </table:table-cell>
          <table:table-cell table:formula="of:=(RAND()-0.5)*100" office:value-type="float" office:value="47.3540536809995" calcext:value-type="float">
            <text:p>47.3540536809995</text:p>
          </table:table-cell>
        </table:table-row>
        <table:table-row table:style-name="ro1">
          <table:table-cell table:formula="of:=[.A929]+1" office:value-type="date" office:date-value="2002-07-17" calcext:value-type="date">
            <text:p>17/07/02</text:p>
          </table:table-cell>
          <table:table-cell table:formula="of:=[.B929]+[.C930]" office:value-type="float" office:value="1320.4190998617" calcext:value-type="float">
            <text:p>1320.4190998617</text:p>
          </table:table-cell>
          <table:table-cell table:formula="of:=(RAND()-0.5)*100" office:value-type="float" office:value="9.95852261838144" calcext:value-type="float">
            <text:p>9.95852261838144</text:p>
          </table:table-cell>
        </table:table-row>
        <table:table-row table:style-name="ro1">
          <table:table-cell table:formula="of:=[.A930]+1" office:value-type="date" office:date-value="2002-07-18" calcext:value-type="date">
            <text:p>18/07/02</text:p>
          </table:table-cell>
          <table:table-cell table:formula="of:=[.B930]+[.C931]" office:value-type="float" office:value="1358.83604204775" calcext:value-type="float">
            <text:p>1358.83604204775</text:p>
          </table:table-cell>
          <table:table-cell table:formula="of:=(RAND()-0.5)*100" office:value-type="float" office:value="38.4169421860502" calcext:value-type="float">
            <text:p>38.4169421860502</text:p>
          </table:table-cell>
        </table:table-row>
        <table:table-row table:style-name="ro1">
          <table:table-cell table:formula="of:=[.A931]+1" office:value-type="date" office:date-value="2002-07-19" calcext:value-type="date">
            <text:p>19/07/02</text:p>
          </table:table-cell>
          <table:table-cell table:formula="of:=[.B931]+[.C932]" office:value-type="float" office:value="1370.37932693252" calcext:value-type="float">
            <text:p>1370.37932693252</text:p>
          </table:table-cell>
          <table:table-cell table:formula="of:=(RAND()-0.5)*100" office:value-type="float" office:value="11.5432848847692" calcext:value-type="float">
            <text:p>11.5432848847692</text:p>
          </table:table-cell>
        </table:table-row>
        <table:table-row table:style-name="ro1">
          <table:table-cell table:formula="of:=[.A932]+1" office:value-type="date" office:date-value="2002-07-20" calcext:value-type="date">
            <text:p>20/07/02</text:p>
          </table:table-cell>
          <table:table-cell table:formula="of:=[.B932]+[.C933]" office:value-type="float" office:value="1407.86540565932" calcext:value-type="float">
            <text:p>1407.86540565932</text:p>
          </table:table-cell>
          <table:table-cell table:formula="of:=(RAND()-0.5)*100" office:value-type="float" office:value="37.4860787267999" calcext:value-type="float">
            <text:p>37.4860787267999</text:p>
          </table:table-cell>
        </table:table-row>
        <table:table-row table:style-name="ro1">
          <table:table-cell table:formula="of:=[.A933]+1" office:value-type="date" office:date-value="2002-07-21" calcext:value-type="date">
            <text:p>21/07/02</text:p>
          </table:table-cell>
          <table:table-cell table:formula="of:=[.B933]+[.C934]" office:value-type="float" office:value="1390.94877411" calcext:value-type="float">
            <text:p>1390.94877411</text:p>
          </table:table-cell>
          <table:table-cell table:formula="of:=(RAND()-0.5)*100" office:value-type="float" office:value="-16.9166315493227" calcext:value-type="float">
            <text:p>-16.9166315493227</text:p>
          </table:table-cell>
        </table:table-row>
        <table:table-row table:style-name="ro1">
          <table:table-cell table:formula="of:=[.A934]+1" office:value-type="date" office:date-value="2002-07-22" calcext:value-type="date">
            <text:p>22/07/02</text:p>
          </table:table-cell>
          <table:table-cell table:formula="of:=[.B934]+[.C935]" office:value-type="float" office:value="1416.15627337563" calcext:value-type="float">
            <text:p>1416.15627337563</text:p>
          </table:table-cell>
          <table:table-cell table:formula="of:=(RAND()-0.5)*100" office:value-type="float" office:value="25.207499265626" calcext:value-type="float">
            <text:p>25.207499265626</text:p>
          </table:table-cell>
        </table:table-row>
        <table:table-row table:style-name="ro1">
          <table:table-cell table:formula="of:=[.A935]+1" office:value-type="date" office:date-value="2002-07-23" calcext:value-type="date">
            <text:p>23/07/02</text:p>
          </table:table-cell>
          <table:table-cell table:formula="of:=[.B935]+[.C936]" office:value-type="float" office:value="1450.24330747559" calcext:value-type="float">
            <text:p>1450.24330747559</text:p>
          </table:table-cell>
          <table:table-cell table:formula="of:=(RAND()-0.5)*100" office:value-type="float" office:value="34.0870340999669" calcext:value-type="float">
            <text:p>34.0870340999669</text:p>
          </table:table-cell>
        </table:table-row>
        <table:table-row table:style-name="ro1">
          <table:table-cell table:formula="of:=[.A936]+1" office:value-type="date" office:date-value="2002-07-24" calcext:value-type="date">
            <text:p>24/07/02</text:p>
          </table:table-cell>
          <table:table-cell table:formula="of:=[.B936]+[.C937]" office:value-type="float" office:value="1407.44545527299" calcext:value-type="float">
            <text:p>1407.44545527299</text:p>
          </table:table-cell>
          <table:table-cell table:formula="of:=(RAND()-0.5)*100" office:value-type="float" office:value="-42.7978522026003" calcext:value-type="float">
            <text:p>-42.7978522026003</text:p>
          </table:table-cell>
        </table:table-row>
        <table:table-row table:style-name="ro1">
          <table:table-cell table:formula="of:=[.A937]+1" office:value-type="date" office:date-value="2002-07-25" calcext:value-type="date">
            <text:p>25/07/02</text:p>
          </table:table-cell>
          <table:table-cell table:formula="of:=[.B937]+[.C938]" office:value-type="float" office:value="1372.17853115132" calcext:value-type="float">
            <text:p>1372.17853115132</text:p>
          </table:table-cell>
          <table:table-cell table:formula="of:=(RAND()-0.5)*100" office:value-type="float" office:value="-35.2669241216736" calcext:value-type="float">
            <text:p>-35.2669241216736</text:p>
          </table:table-cell>
        </table:table-row>
        <table:table-row table:style-name="ro1">
          <table:table-cell table:formula="of:=[.A938]+1" office:value-type="date" office:date-value="2002-07-26" calcext:value-type="date">
            <text:p>26/07/02</text:p>
          </table:table-cell>
          <table:table-cell table:formula="of:=[.B938]+[.C939]" office:value-type="float" office:value="1364.61943020619" calcext:value-type="float">
            <text:p>1364.61943020619</text:p>
          </table:table-cell>
          <table:table-cell table:formula="of:=(RAND()-0.5)*100" office:value-type="float" office:value="-7.55910094513025" calcext:value-type="float">
            <text:p>-7.55910094513025</text:p>
          </table:table-cell>
        </table:table-row>
        <table:table-row table:style-name="ro1">
          <table:table-cell table:formula="of:=[.A939]+1" office:value-type="date" office:date-value="2002-07-27" calcext:value-type="date">
            <text:p>27/07/02</text:p>
          </table:table-cell>
          <table:table-cell table:formula="of:=[.B939]+[.C940]" office:value-type="float" office:value="1354.21424202636" calcext:value-type="float">
            <text:p>1354.21424202636</text:p>
          </table:table-cell>
          <table:table-cell table:formula="of:=(RAND()-0.5)*100" office:value-type="float" office:value="-10.4051881798323" calcext:value-type="float">
            <text:p>-10.4051881798323</text:p>
          </table:table-cell>
        </table:table-row>
        <table:table-row table:style-name="ro1">
          <table:table-cell table:formula="of:=[.A940]+1" office:value-type="date" office:date-value="2002-07-28" calcext:value-type="date">
            <text:p>28/07/02</text:p>
          </table:table-cell>
          <table:table-cell table:formula="of:=[.B940]+[.C941]" office:value-type="float" office:value="1369.47049765838" calcext:value-type="float">
            <text:p>1369.47049765838</text:p>
          </table:table-cell>
          <table:table-cell table:formula="of:=(RAND()-0.5)*100" office:value-type="float" office:value="15.256255632027" calcext:value-type="float">
            <text:p>15.256255632027</text:p>
          </table:table-cell>
        </table:table-row>
        <table:table-row table:style-name="ro1">
          <table:table-cell table:formula="of:=[.A941]+1" office:value-type="date" office:date-value="2002-07-29" calcext:value-type="date">
            <text:p>29/07/02</text:p>
          </table:table-cell>
          <table:table-cell table:formula="of:=[.B941]+[.C942]" office:value-type="float" office:value="1386.75876207277" calcext:value-type="float">
            <text:p>1386.75876207277</text:p>
          </table:table-cell>
          <table:table-cell table:formula="of:=(RAND()-0.5)*100" office:value-type="float" office:value="17.2882644143872" calcext:value-type="float">
            <text:p>17.2882644143872</text:p>
          </table:table-cell>
        </table:table-row>
        <table:table-row table:style-name="ro1">
          <table:table-cell table:formula="of:=[.A942]+1" office:value-type="date" office:date-value="2002-07-30" calcext:value-type="date">
            <text:p>30/07/02</text:p>
          </table:table-cell>
          <table:table-cell table:formula="of:=[.B942]+[.C943]" office:value-type="float" office:value="1369.05716340437" calcext:value-type="float">
            <text:p>1369.05716340437</text:p>
          </table:table-cell>
          <table:table-cell table:formula="of:=(RAND()-0.5)*100" office:value-type="float" office:value="-17.7015986684035" calcext:value-type="float">
            <text:p>-17.7015986684035</text:p>
          </table:table-cell>
        </table:table-row>
        <table:table-row table:style-name="ro1">
          <table:table-cell table:formula="of:=[.A943]+1" office:value-type="date" office:date-value="2002-07-31" calcext:value-type="date">
            <text:p>31/07/02</text:p>
          </table:table-cell>
          <table:table-cell table:formula="of:=[.B943]+[.C944]" office:value-type="float" office:value="1392.32027011871" calcext:value-type="float">
            <text:p>1392.32027011871</text:p>
          </table:table-cell>
          <table:table-cell table:formula="of:=(RAND()-0.5)*100" office:value-type="float" office:value="23.2631067143447" calcext:value-type="float">
            <text:p>23.26310671434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10:50:53.649081004</meta:creation-date>
    <dc:date>2023-11-08T14:56:23.446072660</dc:date>
    <meta:editing-duration>PT6M46S</meta:editing-duration>
    <meta:editing-cycles>4</meta:editing-cycles>
    <meta:generator>LibreOffice/7.3.7.2$Linux_X86_64 LibreOffice_project/30$Build-2</meta:generator>
    <meta:document-statistic meta:table-count="1" meta:cell-count="283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plot-area chart:style-name="ch2" table:cell-range-address="Sheet1.B1:Sheet1.B38" chart:data-source-has-labels="row" svg:x="0.319cm" svg:y="0.18cm" svg:width="15.36cm" svg:height="8.646cm">
          <chart:coordinate-region svg:x="1.311cm" svg:y="0.38cm" svg:width="14.181cm" svg:height="7.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2:Sheet1.B38" chart:label-cell-address="Sheet1.B1:Sheet1.B1" chart:class="chart:line">
            <chart:data-point chart:repeated="3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c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B2:Sheet1.B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3.46551705133">
                <text:p>1003.46551705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9.82449364453">
                <text:p>1019.824493644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1.017551854565">
                <text:p>981.0175518545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0.64137911244">
                <text:p>1020.641379112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2.41279632346">
                <text:p>1032.412796323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38.47264924994">
                <text:p>1038.472649249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7.74807089833">
                <text:p>1057.748070898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1.41092423524">
                <text:p>1021.410924235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17.44499740254">
                <text:p>1017.444997402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2.05450571333">
                <text:p>1022.05450571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8.67738933638">
                <text:p>1028.677389336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3.988193062487">
                <text:p>993.9881930624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7.554250277707">
                <text:p>977.5542502777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7.605156845202">
                <text:p>967.6051568452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8.112643813876">
                <text:p>998.1126438138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74.89663436168">
                <text:p>974.896634361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60.729896246283">
                <text:p>960.7298962462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46.189852371722">
                <text:p>946.1898523717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82.243592726053">
                <text:p>982.2435927260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50.346954559067">
                <text:p>950.3469545590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81.418106213716">
                <text:p>981.4181062137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2.29709904692">
                <text:p>1002.297099046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73.933943345696">
                <text:p>973.9339433456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44.009859970462">
                <text:p>944.0098599704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1.404411836054">
                <text:p>971.4044118360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3.91582963111">
                <text:p>1003.91582963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2.55978724267">
                <text:p>1002.559787242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63.640958325994">
                <text:p>963.6409583259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0.770924799129">
                <text:p>960.7709247991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3.116825581301">
                <text:p>913.1168255813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44.21331692337">
                <text:p>944.213316923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2.49206374737">
                <text:p>962.492063747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83.061007543311">
                <text:p>983.0610075433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13.78470435892">
                <text:p>1013.784704358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75.989432197246">
                <text:p>975.9894321972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91.394358532955">
                <text:p>991.3943585329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913cm" svg:y="4.203cm" style:legend-expansion="high" chart:style-name="ch2"/>
        <chart:plot-area chart:style-name="ch3" table:cell-range-address="Sheet1.B1:Sheet1.B338" chart:data-source-has-labels="row" svg:x="0.319cm" svg:y="0.18cm" svg:width="13.275cm" svg:height="8.645cm">
          <chart:coordinate-region svg:x="1.311cm" svg:y="0.379cm" svg:width="12.143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38" chart:label-cell-address="Sheet1.B1:Sheet1.B1" chart:class="chart:line">
            <chart:data-point chart:repeated="3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c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B2:Sheet1.B3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3.46551705133">
                <text:p>1003.46551705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9.82449364453">
                <text:p>1019.824493644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1.017551854565">
                <text:p>981.0175518545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0.64137911244">
                <text:p>1020.641379112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2.41279632346">
                <text:p>1032.412796323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38.47264924994">
                <text:p>1038.472649249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7.74807089833">
                <text:p>1057.748070898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1.41092423524">
                <text:p>1021.410924235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17.44499740254">
                <text:p>1017.444997402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2.05450571333">
                <text:p>1022.05450571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8.67738933638">
                <text:p>1028.677389336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3.988193062487">
                <text:p>993.9881930624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7.554250277707">
                <text:p>977.5542502777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7.605156845202">
                <text:p>967.6051568452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8.112643813876">
                <text:p>998.1126438138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74.89663436168">
                <text:p>974.896634361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60.729896246283">
                <text:p>960.7298962462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46.189852371722">
                <text:p>946.1898523717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82.243592726053">
                <text:p>982.2435927260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50.346954559067">
                <text:p>950.3469545590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81.418106213716">
                <text:p>981.4181062137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2.29709904692">
                <text:p>1002.297099046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73.933943345696">
                <text:p>973.9339433456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44.009859970462">
                <text:p>944.0098599704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1.404411836054">
                <text:p>971.4044118360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3.91582963111">
                <text:p>1003.91582963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2.55978724267">
                <text:p>1002.559787242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63.640958325994">
                <text:p>963.6409583259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0.770924799129">
                <text:p>960.7709247991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3.116825581301">
                <text:p>913.1168255813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44.21331692337">
                <text:p>944.213316923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2.49206374737">
                <text:p>962.492063747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83.061007543311">
                <text:p>983.0610075433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13.78470435892">
                <text:p>1013.784704358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75.989432197246">
                <text:p>975.9894321972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91.394358532955">
                <text:p>991.3943585329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37.03671000099">
                <text:p>1037.036710000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36.88284389678">
                <text:p>1036.882843896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87.071883195845">
                <text:p>987.0718831958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59.276664882058">
                <text:p>959.2766648820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4.83729926336">
                <text:p>1004.837299263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14.58607419497">
                <text:p>1014.586074194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37.94359720807">
                <text:p>1037.943597208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52.20155394715">
                <text:p>1052.201553947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27.96988214666">
                <text:p>1027.969882146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45.51301045902">
                <text:p>1045.513010459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98.960012477462">
                <text:p>998.9600124774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15.08883727907">
                <text:p>1015.088837279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67.061473147943">
                <text:p>967.0614731479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65.540207180086">
                <text:p>965.5402071800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28.926763623497">
                <text:p>928.9267636234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8.992058824087">
                <text:p>908.9920588240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37.380411593911">
                <text:p>937.3804115939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39.366480812973">
                <text:p>939.3664808129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72.081673575742">
                <text:p>972.0816735757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09.87838193137">
                <text:p>1009.878381931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25.82136565478">
                <text:p>1025.821365654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39.77900916205">
                <text:p>1039.779009162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34.11094580977">
                <text:p>1034.110945809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74.08410981868">
                <text:p>1074.084109818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82.8916531068">
                <text:p>1082.89165310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43.68447076583">
                <text:p>1043.684470765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6.23412000737">
                <text:p>1006.234120007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71.50809817944">
                <text:p>971.508098179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31.931167659727">
                <text:p>931.9311676597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13.060216151025">
                <text:p>913.0602161510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96.787170221949">
                <text:p>896.7871702219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30.101113516808">
                <text:p>930.1011135168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42.335995054249">
                <text:p>942.3359950542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57.700264258284">
                <text:p>957.7002642582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83.649162573105">
                <text:p>983.6491625731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50.79176579436">
                <text:p>950.791765794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00.39366300996">
                <text:p>1000.393663009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94.650299993768">
                <text:p>994.6502999937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22.77747317318">
                <text:p>1022.777473173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87.617867786904">
                <text:p>987.6178677869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47.796806190051">
                <text:p>947.7968061900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92.206769687724">
                <text:p>992.2067696877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5.80331104528">
                <text:p>1005.803311045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38.98732030791">
                <text:p>1038.987320307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28.99773545273">
                <text:p>1028.997735452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17.6498714719">
                <text:p>1017.64987147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29.7354973054">
                <text:p>1029.73549730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72.43454973342">
                <text:p>1072.434549733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12.36323966024">
                <text:p>1112.363239660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16.35205179588">
                <text:p>1116.352051795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63.50807428954">
                <text:p>1163.508074289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59.86157932986">
                <text:p>1159.861579329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98.13249149292">
                <text:p>1198.132491492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72.22109995564">
                <text:p>1172.221099955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48.86611842349">
                <text:p>1148.866118423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20.33655722896">
                <text:p>1120.336557228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35.37837821441">
                <text:p>1135.378378214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10.76921430053">
                <text:p>1110.769214300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09.32697992285">
                <text:p>1109.326979922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80.96783612152">
                <text:p>1080.967836121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84.18279098702">
                <text:p>1084.182790987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53.18948256715">
                <text:p>1053.189482567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76.71494417125">
                <text:p>1076.714944171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58.92971109725">
                <text:p>1058.929711097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88.73337612042">
                <text:p>1088.733376120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52.68718148777">
                <text:p>1052.6871814877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97.88210987873">
                <text:p>1097.882109878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37.68076597236">
                <text:p>1137.680765972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68.18182248648">
                <text:p>1168.181822486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49.12345072193">
                <text:p>1149.123450721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26.75991187982">
                <text:p>1126.759911879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69.78447274853">
                <text:p>1169.784472748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40.15331854118">
                <text:p>1140.153318541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74.12626728325">
                <text:p>1174.126267283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38.18165236951">
                <text:p>1138.181652369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83.06195776076">
                <text:p>1183.061957760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4.05349775508">
                <text:p>1144.053497755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75.13446886924">
                <text:p>1175.134468869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89.62052480523">
                <text:p>1189.620524805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3.53108259281">
                <text:p>1183.5310825928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46.26610999459">
                <text:p>1146.266109994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59.62628924733">
                <text:p>1159.626289247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60.89904407958">
                <text:p>1160.899044079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21.69787586078">
                <text:p>1121.697875860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87.73665735727">
                <text:p>1087.736657357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34.82105543123">
                <text:p>1134.821055431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95.78327304263">
                <text:p>1095.783273042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04.73507212364">
                <text:p>1104.735072123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38.85198483878">
                <text:p>1138.851984838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42.60937668572">
                <text:p>1142.609376685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34.63405313061">
                <text:p>1134.634053130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44.34863430466">
                <text:p>1144.348634304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67.06483562082">
                <text:p>1167.064835620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08.44974381377">
                <text:p>1208.449743813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48.65706028272">
                <text:p>1248.657060282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40.25515301915">
                <text:p>1240.255153019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06.04816509199">
                <text:p>1206.048165091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74.35276891392">
                <text:p>1174.352768913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57.5286286724">
                <text:p>1157.52862867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72.27220729459">
                <text:p>1172.272207294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28.3241526449">
                <text:p>1128.32415264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84.43862306748">
                <text:p>1084.438623067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16.31049769788">
                <text:p>1116.310497697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95.49719997416">
                <text:p>1095.497199974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88.60384421642">
                <text:p>1088.603844216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38.86691260612">
                <text:p>1038.866912606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20.98571125195">
                <text:p>1020.985711251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72.147338573395">
                <text:p>972.1473385733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00.69651334515">
                <text:p>1000.696513345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29.686836051">
                <text:p>1029.6868360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44.71082972549">
                <text:p>1044.710829725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29.19739423402">
                <text:p>1029.197394234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37.08194583321">
                <text:p>1037.081945833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88.495339730001">
                <text:p>988.4953397300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54.762338664271">
                <text:p>954.76233866427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55.620646736647">
                <text:p>955.6206467366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67.034809204925">
                <text:p>967.0348092049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82.396949352876">
                <text:p>982.3969493528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70.61354406942">
                <text:p>970.613544069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37.40939559903">
                <text:p>937.409395599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49.689691525015">
                <text:p>949.6896915250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95.467042343129">
                <text:p>995.4670423431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10.99364307371">
                <text:p>1010.993643073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17.71052340155">
                <text:p>1017.710523401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41.64304980068">
                <text:p>1041.643049800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67.23951174273">
                <text:p>1067.2395117427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06.8171503657">
                <text:p>1106.81715036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62.96369033897">
                <text:p>1062.963690338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32.54435777357">
                <text:p>1032.5443577735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56.7777194657">
                <text:p>1056.777719465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21.2658917023">
                <text:p>1021.26589170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00.44500663216">
                <text:p>1000.445006632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43.43439648298">
                <text:p>1043.434396482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72.47077678209">
                <text:p>1072.4707767820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17.15438579255">
                <text:p>1117.154385792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96.31920193764">
                <text:p>1096.3192019376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34.86753667868">
                <text:p>1134.867536678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34.04051639994">
                <text:p>1134.040516399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76.89258105212">
                <text:p>1176.892581052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36.79162691827">
                <text:p>1136.791626918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80.28231966124">
                <text:p>1180.282319661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04.19008185899">
                <text:p>1204.190081858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34.92800544992">
                <text:p>1234.928005449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23.4546310942">
                <text:p>1223.45463109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96.70803483643">
                <text:p>1196.708034836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62.29176632923">
                <text:p>1162.291766329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93.33000831744">
                <text:p>1193.330008317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77.33193514139">
                <text:p>1177.3319351413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44.04665257707">
                <text:p>1144.0466525770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88.03578266299">
                <text:p>1188.035782662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88.0798177011">
                <text:p>1188.07981770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91.79581164452">
                <text:p>1191.795811644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09.87683439809">
                <text:p>1209.876834398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04.41589319295">
                <text:p>1204.415893192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97.73677666029">
                <text:p>1197.736776660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89.13446845513">
                <text:p>1189.134468455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71.75326755453">
                <text:p>1171.753267554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14.78665707515">
                <text:p>1214.786657075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46.17853804669">
                <text:p>1246.1785380466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90.20565473365">
                <text:p>1290.205654733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90.32727731382">
                <text:p>1290.3272773138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53.17733915468">
                <text:p>1253.177339154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33.45117642582">
                <text:p>1233.451176425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45.26838928516">
                <text:p>1245.268389285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58.65193922471">
                <text:p>1258.6519392247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20.17137663267">
                <text:p>1220.171376632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27.74609336996">
                <text:p>1227.746093369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51.24256500303">
                <text:p>1251.2425650030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91.54832443037">
                <text:p>1291.5483244303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46.43253532295">
                <text:p>1246.432535322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60.04824934085">
                <text:p>1260.0482493408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17.12681848404">
                <text:p>1217.1268184840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15.64216368861">
                <text:p>1215.6421636886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90.18489390889">
                <text:p>1190.1848939088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97.01604127513">
                <text:p>1197.016041275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70.3824350815">
                <text:p>1170.38243508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89.96596766493">
                <text:p>1189.9659676649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21.63334937442">
                <text:p>1221.6333493744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21.48411332086">
                <text:p>1221.4841133208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18.24727299353">
                <text:p>1218.2472729935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78.32202226905">
                <text:p>1178.322022269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91.69911266182">
                <text:p>1191.699112661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54.04575380962">
                <text:p>1154.0457538096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39.24362960415">
                <text:p>1139.243629604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10.17170219029">
                <text:p>1110.1717021902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09.4632974187">
                <text:p>1109.463297418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61.6644217582">
                <text:p>1061.664421758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58.89897042381">
                <text:p>1058.8989704238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34.94507104632">
                <text:p>1034.945071046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96.106541176371">
                <text:p>996.10654117637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74.424477283333">
                <text:p>974.4244772833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69.767783271468">
                <text:p>969.76778327146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23.087094613804">
                <text:p>923.0870946138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10.887702857542">
                <text:p>910.8877028575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36.680828405713">
                <text:p>936.68082840571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52.369559703739">
                <text:p>952.3695597037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47.135375056517">
                <text:p>947.1353750565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17.221888268443">
                <text:p>917.22188826844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82.870014699231">
                <text:p>882.8700146992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43.589289493869">
                <text:p>843.58928949386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83.469991688906">
                <text:p>883.4699916889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82.853350799366">
                <text:p>882.85335079936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80.676544978776">
                <text:p>880.6765449787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81.989187854758">
                <text:p>881.98918785475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64.591490261313">
                <text:p>864.5914902613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95.946196728201">
                <text:p>895.9461967282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80.81822923073">
                <text:p>880.8182292307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26.01458626089">
                <text:p>926.0145862608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77.986732939335">
                <text:p>877.9867329393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47.043092639086">
                <text:p>847.04309263908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21.739109977768">
                <text:p>821.73910997776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65.767387883782">
                <text:p>865.76738788378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06.453172582832">
                <text:p>906.45317258283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98.889786015308">
                <text:p>898.8897860153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94.914637854923">
                <text:p>894.91463785492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35.432766590577">
                <text:p>935.43276659057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75.876427869208">
                <text:p>975.87642786920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15.63860056797">
                <text:p>1015.638600567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68.280895009803">
                <text:p>968.28089500980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95.025629024691">
                <text:p>995.02562902469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57.554614809682">
                <text:p>957.55461480968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32.303174135699">
                <text:p>932.30317413569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16.522187918921">
                <text:p>916.52218791892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42.418687956047">
                <text:p>942.41868795604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97.414897898927">
                <text:p>897.41489789892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45.518468074841">
                <text:p>945.51846807484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49.639923375805">
                <text:p>949.63992337580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42.677043229946">
                <text:p>942.67704322994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46.724400038993">
                <text:p>946.72440003899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16.302821453897">
                <text:p>916.30282145389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84.77570184806">
                <text:p>884.7757018480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64.173950373891">
                <text:p>864.17395037389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28.405676397223">
                <text:p>828.40567639722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48.429765830733">
                <text:p>848.4297658307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40.53833540906">
                <text:p>840.538335409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64.426707199123">
                <text:p>864.42670719912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98.151884128836">
                <text:p>898.15188412883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53.115813800802">
                <text:p>853.11581380080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23.099882633847">
                <text:p>823.09988263384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35.757195962768">
                <text:p>835.75719596276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18.720722287116">
                <text:p>818.7207222871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17.958408650173">
                <text:p>817.95840865017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69.343177431107">
                <text:p>769.34317743110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41.227861969071">
                <text:p>741.22786196907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95.051069820257">
                <text:p>695.05106982025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49.166741140023">
                <text:p>649.16674114002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35.943688961865">
                <text:p>635.94368896186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54.400366672309">
                <text:p>654.40036667230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26.479538827036">
                <text:p>626.47953882703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88.169656658233">
                <text:p>588.1696566582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98.145507331766">
                <text:p>598.14550733176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30.946711389096">
                <text:p>630.9467113890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12.439367936026">
                <text:p>612.43936793602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75.495643467719">
                <text:p>575.49564346771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01.789763828297">
                <text:p>601.78976382829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18.728223794452">
                <text:p>618.72822379445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78.386711377255">
                <text:p>578.38671137725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13.776598012589">
                <text:p>613.77659801258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46.756177427104">
                <text:p>646.75617742710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48.748588988931">
                <text:p>648.74858898893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45.83388256725">
                <text:p>645.833882567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29.022303422011">
                <text:p>629.02230342201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51.083487403367">
                <text:p>651.0834874033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80.499641801405">
                <text:p>680.49964180140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61.18714313431">
                <text:p>661.1871431343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72.96414780584">
                <text:p>672.9641478058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11.657489014863">
                <text:p>711.65748901486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72.743039610349">
                <text:p>672.74303961034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48.297067124036">
                <text:p>648.29706712403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04.776024919303">
                <text:p>604.77602491930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27.392486337951">
                <text:p>627.39248633795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96.711970217284">
                <text:p>596.71197021728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43.16716667547">
                <text:p>643.1671666754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53.14663630608">
                <text:p>653.1466363060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05.139137425079">
                <text:p>605.13913742507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35.803245019915">
                <text:p>635.80324501991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63.127295994677">
                <text:p>663.12729599467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52.316328033877">
                <text:p>652.31632803387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13.669564009554">
                <text:p>613.66956400955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96.130324712107">
                <text:p>596.13032471210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86.071617501699">
                <text:p>586.07161750169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18.944460404395">
                <text:p>618.9444604043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17.816161650151">
                <text:p>617.81616165015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33.817173947084">
                <text:p>633.81717394708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17.43435157915">
                <text:p>617.4343515791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06.531926618598">
                <text:p>606.53192661859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86.560908617406">
                <text:p>586.56090861740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91.427959934316">
                <text:p>591.42795993431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77.063244924928">
                <text:p>577.06324492492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86.496213386019">
                <text:p>586.49621338601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38.765823980736">
                <text:p>538.76582398073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84.470832596581">
                <text:p>584.47083259658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73.859115561898">
                <text:p>573.85911556189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27.784574746004">
                <text:p>527.7845747460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72.046615702939">
                <text:p>572.04661570293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82.942321320672">
                <text:p>582.94232132067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57.789776616513">
                <text:p>557.78977661651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82.642576331672">
                <text:p>582.64257633167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34.86217088005">
                <text:p>534.8621708800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81.412710570366">
                <text:p>581.4127105703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4.201cm" style:legend-expansion="high" chart:style-name="ch2"/>
        <chart:plot-area chart:style-name="ch3" table:cell-range-address="Sheet1.B1:Sheet1.B944" chart:data-source-has-labels="row" svg:x="0.32cm" svg:y="0.18cm" svg:width="13.275cm" svg:height="8.64cm">
          <chart:coordinate-region svg:x="1.312cm" svg:y="0.379cm" svg:width="12.283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944" chart:label-cell-address="Sheet1.B1:Sheet1.B1" chart:class="chart:line">
            <chart:data-point chart:repeated="94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c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B2:Sheet1.B9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3.46551705133">
                <text:p>1003.46551705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9.82449364453">
                <text:p>1019.824493644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1.017551854565">
                <text:p>981.0175518545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0.64137911244">
                <text:p>1020.641379112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2.41279632346">
                <text:p>1032.412796323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38.47264924994">
                <text:p>1038.472649249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7.74807089833">
                <text:p>1057.748070898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1.41092423524">
                <text:p>1021.410924235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17.44499740254">
                <text:p>1017.444997402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2.05450571333">
                <text:p>1022.05450571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8.67738933638">
                <text:p>1028.677389336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3.988193062487">
                <text:p>993.9881930624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7.554250277707">
                <text:p>977.5542502777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7.605156845202">
                <text:p>967.6051568452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8.112643813876">
                <text:p>998.1126438138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74.89663436168">
                <text:p>974.896634361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60.729896246283">
                <text:p>960.7298962462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46.189852371722">
                <text:p>946.1898523717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82.243592726053">
                <text:p>982.2435927260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50.346954559067">
                <text:p>950.3469545590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81.418106213716">
                <text:p>981.4181062137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2.29709904692">
                <text:p>1002.297099046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73.933943345696">
                <text:p>973.9339433456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44.009859970462">
                <text:p>944.0098599704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1.404411836054">
                <text:p>971.4044118360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3.91582963111">
                <text:p>1003.91582963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2.55978724267">
                <text:p>1002.559787242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63.640958325994">
                <text:p>963.6409583259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0.770924799129">
                <text:p>960.7709247991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3.116825581301">
                <text:p>913.1168255813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44.21331692337">
                <text:p>944.213316923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2.49206374737">
                <text:p>962.492063747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83.061007543311">
                <text:p>983.0610075433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13.78470435892">
                <text:p>1013.784704358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75.989432197246">
                <text:p>975.9894321972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91.394358532955">
                <text:p>991.3943585329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37.03671000099">
                <text:p>1037.036710000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36.88284389678">
                <text:p>1036.882843896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87.071883195845">
                <text:p>987.0718831958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59.276664882058">
                <text:p>959.2766648820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4.83729926336">
                <text:p>1004.837299263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14.58607419497">
                <text:p>1014.586074194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37.94359720807">
                <text:p>1037.943597208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52.20155394715">
                <text:p>1052.201553947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27.96988214666">
                <text:p>1027.969882146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45.51301045902">
                <text:p>1045.513010459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98.960012477462">
                <text:p>998.9600124774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15.08883727907">
                <text:p>1015.088837279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67.061473147943">
                <text:p>967.0614731479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65.540207180086">
                <text:p>965.5402071800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28.926763623497">
                <text:p>928.9267636234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8.992058824087">
                <text:p>908.9920588240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37.380411593911">
                <text:p>937.3804115939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39.366480812973">
                <text:p>939.3664808129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72.081673575742">
                <text:p>972.0816735757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09.87838193137">
                <text:p>1009.878381931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25.82136565478">
                <text:p>1025.821365654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39.77900916205">
                <text:p>1039.779009162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34.11094580977">
                <text:p>1034.110945809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74.08410981868">
                <text:p>1074.084109818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82.8916531068">
                <text:p>1082.89165310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43.68447076583">
                <text:p>1043.684470765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6.23412000737">
                <text:p>1006.234120007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71.50809817944">
                <text:p>971.508098179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31.931167659727">
                <text:p>931.9311676597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13.060216151025">
                <text:p>913.0602161510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96.787170221949">
                <text:p>896.7871702219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30.101113516808">
                <text:p>930.1011135168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42.335995054249">
                <text:p>942.3359950542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57.700264258284">
                <text:p>957.7002642582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83.649162573105">
                <text:p>983.6491625731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50.79176579436">
                <text:p>950.791765794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00.39366300996">
                <text:p>1000.393663009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94.650299993768">
                <text:p>994.6502999937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22.77747317318">
                <text:p>1022.777473173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87.617867786904">
                <text:p>987.6178677869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47.796806190051">
                <text:p>947.7968061900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92.206769687724">
                <text:p>992.2067696877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5.80331104528">
                <text:p>1005.803311045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38.98732030791">
                <text:p>1038.987320307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28.99773545273">
                <text:p>1028.997735452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17.6498714719">
                <text:p>1017.64987147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29.7354973054">
                <text:p>1029.73549730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72.43454973342">
                <text:p>1072.434549733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12.36323966024">
                <text:p>1112.363239660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16.35205179588">
                <text:p>1116.352051795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63.50807428954">
                <text:p>1163.508074289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59.86157932986">
                <text:p>1159.861579329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98.13249149292">
                <text:p>1198.132491492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72.22109995564">
                <text:p>1172.221099955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48.86611842349">
                <text:p>1148.866118423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20.33655722896">
                <text:p>1120.336557228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35.37837821441">
                <text:p>1135.378378214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10.76921430053">
                <text:p>1110.769214300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09.32697992285">
                <text:p>1109.326979922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80.96783612152">
                <text:p>1080.967836121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84.18279098702">
                <text:p>1084.182790987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53.18948256715">
                <text:p>1053.189482567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76.71494417125">
                <text:p>1076.714944171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58.92971109725">
                <text:p>1058.929711097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88.73337612042">
                <text:p>1088.733376120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52.68718148777">
                <text:p>1052.6871814877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97.88210987873">
                <text:p>1097.882109878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37.68076597236">
                <text:p>1137.680765972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68.18182248648">
                <text:p>1168.181822486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49.12345072193">
                <text:p>1149.123450721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26.75991187982">
                <text:p>1126.759911879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69.78447274853">
                <text:p>1169.784472748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40.15331854118">
                <text:p>1140.153318541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74.12626728325">
                <text:p>1174.126267283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38.18165236951">
                <text:p>1138.181652369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83.06195776076">
                <text:p>1183.061957760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4.05349775508">
                <text:p>1144.053497755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75.13446886924">
                <text:p>1175.134468869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89.62052480523">
                <text:p>1189.620524805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3.53108259281">
                <text:p>1183.5310825928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46.26610999459">
                <text:p>1146.266109994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59.62628924733">
                <text:p>1159.626289247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60.89904407958">
                <text:p>1160.899044079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21.69787586078">
                <text:p>1121.697875860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87.73665735727">
                <text:p>1087.736657357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34.82105543123">
                <text:p>1134.821055431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95.78327304263">
                <text:p>1095.783273042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04.73507212364">
                <text:p>1104.735072123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38.85198483878">
                <text:p>1138.851984838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42.60937668572">
                <text:p>1142.609376685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34.63405313061">
                <text:p>1134.634053130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44.34863430466">
                <text:p>1144.348634304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67.06483562082">
                <text:p>1167.064835620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08.44974381377">
                <text:p>1208.449743813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48.65706028272">
                <text:p>1248.657060282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40.25515301915">
                <text:p>1240.255153019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06.04816509199">
                <text:p>1206.048165091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74.35276891392">
                <text:p>1174.352768913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57.5286286724">
                <text:p>1157.52862867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72.27220729459">
                <text:p>1172.272207294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28.3241526449">
                <text:p>1128.32415264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84.43862306748">
                <text:p>1084.438623067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16.31049769788">
                <text:p>1116.310497697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95.49719997416">
                <text:p>1095.497199974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88.60384421642">
                <text:p>1088.603844216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38.86691260612">
                <text:p>1038.866912606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20.98571125195">
                <text:p>1020.985711251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72.147338573395">
                <text:p>972.1473385733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00.69651334515">
                <text:p>1000.696513345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29.686836051">
                <text:p>1029.6868360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44.71082972549">
                <text:p>1044.710829725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29.19739423402">
                <text:p>1029.197394234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37.08194583321">
                <text:p>1037.081945833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88.495339730001">
                <text:p>988.4953397300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54.762338664271">
                <text:p>954.76233866427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55.620646736647">
                <text:p>955.6206467366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67.034809204925">
                <text:p>967.0348092049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82.396949352876">
                <text:p>982.3969493528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70.61354406942">
                <text:p>970.613544069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37.40939559903">
                <text:p>937.409395599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49.689691525015">
                <text:p>949.6896915250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95.467042343129">
                <text:p>995.4670423431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10.99364307371">
                <text:p>1010.993643073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17.71052340155">
                <text:p>1017.710523401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41.64304980068">
                <text:p>1041.643049800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67.23951174273">
                <text:p>1067.2395117427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06.8171503657">
                <text:p>1106.81715036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62.96369033897">
                <text:p>1062.963690338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32.54435777357">
                <text:p>1032.5443577735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56.7777194657">
                <text:p>1056.777719465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21.2658917023">
                <text:p>1021.26589170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00.44500663216">
                <text:p>1000.445006632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43.43439648298">
                <text:p>1043.434396482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72.47077678209">
                <text:p>1072.4707767820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17.15438579255">
                <text:p>1117.154385792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96.31920193764">
                <text:p>1096.3192019376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34.86753667868">
                <text:p>1134.867536678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34.04051639994">
                <text:p>1134.040516399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76.89258105212">
                <text:p>1176.892581052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36.79162691827">
                <text:p>1136.791626918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80.28231966124">
                <text:p>1180.282319661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04.19008185899">
                <text:p>1204.190081858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34.92800544992">
                <text:p>1234.928005449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23.4546310942">
                <text:p>1223.45463109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96.70803483643">
                <text:p>1196.708034836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62.29176632923">
                <text:p>1162.291766329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93.33000831744">
                <text:p>1193.330008317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77.33193514139">
                <text:p>1177.3319351413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44.04665257707">
                <text:p>1144.0466525770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88.03578266299">
                <text:p>1188.035782662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88.0798177011">
                <text:p>1188.07981770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91.79581164452">
                <text:p>1191.795811644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09.87683439809">
                <text:p>1209.876834398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04.41589319295">
                <text:p>1204.415893192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97.73677666029">
                <text:p>1197.736776660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89.13446845513">
                <text:p>1189.134468455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71.75326755453">
                <text:p>1171.753267554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14.78665707515">
                <text:p>1214.786657075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46.17853804669">
                <text:p>1246.1785380466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90.20565473365">
                <text:p>1290.205654733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90.32727731382">
                <text:p>1290.3272773138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53.17733915468">
                <text:p>1253.177339154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33.45117642582">
                <text:p>1233.451176425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45.26838928516">
                <text:p>1245.268389285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58.65193922471">
                <text:p>1258.6519392247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20.17137663267">
                <text:p>1220.171376632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27.74609336996">
                <text:p>1227.746093369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51.24256500303">
                <text:p>1251.2425650030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91.54832443037">
                <text:p>1291.5483244303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46.43253532295">
                <text:p>1246.432535322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60.04824934085">
                <text:p>1260.0482493408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17.12681848404">
                <text:p>1217.1268184840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15.64216368861">
                <text:p>1215.6421636886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90.18489390889">
                <text:p>1190.1848939088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97.01604127513">
                <text:p>1197.016041275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70.3824350815">
                <text:p>1170.38243508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89.96596766493">
                <text:p>1189.9659676649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21.63334937442">
                <text:p>1221.6333493744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21.48411332086">
                <text:p>1221.4841133208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18.24727299353">
                <text:p>1218.2472729935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78.32202226905">
                <text:p>1178.322022269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91.69911266182">
                <text:p>1191.699112661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54.04575380962">
                <text:p>1154.0457538096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39.24362960415">
                <text:p>1139.243629604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10.17170219029">
                <text:p>1110.1717021902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09.4632974187">
                <text:p>1109.463297418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61.6644217582">
                <text:p>1061.664421758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58.89897042381">
                <text:p>1058.8989704238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34.94507104632">
                <text:p>1034.945071046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96.106541176371">
                <text:p>996.10654117637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74.424477283333">
                <text:p>974.4244772833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69.767783271468">
                <text:p>969.76778327146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23.087094613804">
                <text:p>923.0870946138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10.887702857542">
                <text:p>910.8877028575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36.680828405713">
                <text:p>936.68082840571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52.369559703739">
                <text:p>952.3695597037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47.135375056517">
                <text:p>947.1353750565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17.221888268443">
                <text:p>917.22188826844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82.870014699231">
                <text:p>882.8700146992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43.589289493869">
                <text:p>843.58928949386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83.469991688906">
                <text:p>883.4699916889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82.853350799366">
                <text:p>882.85335079936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80.676544978776">
                <text:p>880.6765449787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81.989187854758">
                <text:p>881.98918785475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64.591490261313">
                <text:p>864.5914902613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95.946196728201">
                <text:p>895.9461967282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80.81822923073">
                <text:p>880.8182292307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26.01458626089">
                <text:p>926.0145862608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77.986732939335">
                <text:p>877.9867329393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47.043092639086">
                <text:p>847.04309263908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21.739109977768">
                <text:p>821.73910997776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65.767387883782">
                <text:p>865.76738788378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06.453172582832">
                <text:p>906.45317258283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98.889786015308">
                <text:p>898.8897860153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94.914637854923">
                <text:p>894.91463785492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35.432766590577">
                <text:p>935.43276659057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75.876427869208">
                <text:p>975.87642786920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15.63860056797">
                <text:p>1015.638600567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68.280895009803">
                <text:p>968.28089500980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95.025629024691">
                <text:p>995.02562902469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57.554614809682">
                <text:p>957.55461480968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32.303174135699">
                <text:p>932.30317413569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16.522187918921">
                <text:p>916.52218791892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42.418687956047">
                <text:p>942.41868795604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97.414897898927">
                <text:p>897.41489789892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45.518468074841">
                <text:p>945.51846807484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49.639923375805">
                <text:p>949.63992337580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42.677043229946">
                <text:p>942.67704322994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46.724400038993">
                <text:p>946.72440003899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16.302821453897">
                <text:p>916.30282145389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84.77570184806">
                <text:p>884.7757018480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64.173950373891">
                <text:p>864.17395037389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28.405676397223">
                <text:p>828.40567639722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48.429765830733">
                <text:p>848.4297658307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40.53833540906">
                <text:p>840.538335409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64.426707199123">
                <text:p>864.42670719912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98.151884128836">
                <text:p>898.15188412883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53.115813800802">
                <text:p>853.11581380080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23.099882633847">
                <text:p>823.09988263384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35.757195962768">
                <text:p>835.75719596276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18.720722287116">
                <text:p>818.7207222871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17.958408650173">
                <text:p>817.95840865017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69.343177431107">
                <text:p>769.34317743110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41.227861969071">
                <text:p>741.22786196907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95.051069820257">
                <text:p>695.05106982025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49.166741140023">
                <text:p>649.16674114002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35.943688961865">
                <text:p>635.94368896186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54.400366672309">
                <text:p>654.40036667230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26.479538827036">
                <text:p>626.47953882703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88.169656658233">
                <text:p>588.1696566582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98.145507331766">
                <text:p>598.14550733176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30.946711389096">
                <text:p>630.9467113890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12.439367936026">
                <text:p>612.43936793602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75.495643467719">
                <text:p>575.49564346771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01.789763828297">
                <text:p>601.78976382829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18.728223794452">
                <text:p>618.72822379445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78.386711377255">
                <text:p>578.38671137725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13.776598012589">
                <text:p>613.77659801258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46.756177427104">
                <text:p>646.75617742710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48.748588988931">
                <text:p>648.74858898893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45.83388256725">
                <text:p>645.833882567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29.022303422011">
                <text:p>629.02230342201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51.083487403367">
                <text:p>651.0834874033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80.499641801405">
                <text:p>680.49964180140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61.18714313431">
                <text:p>661.1871431343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72.96414780584">
                <text:p>672.9641478058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11.657489014863">
                <text:p>711.65748901486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72.743039610349">
                <text:p>672.74303961034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48.297067124036">
                <text:p>648.29706712403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04.776024919303">
                <text:p>604.77602491930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27.392486337951">
                <text:p>627.39248633795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96.711970217284">
                <text:p>596.71197021728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43.16716667547">
                <text:p>643.1671666754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53.14663630608">
                <text:p>653.1466363060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05.139137425079">
                <text:p>605.13913742507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35.803245019915">
                <text:p>635.80324501991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63.127295994677">
                <text:p>663.12729599467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52.316328033877">
                <text:p>652.31632803387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13.669564009554">
                <text:p>613.66956400955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96.130324712107">
                <text:p>596.13032471210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86.071617501699">
                <text:p>586.07161750169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18.944460404395">
                <text:p>618.9444604043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17.816161650151">
                <text:p>617.81616165015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33.817173947084">
                <text:p>633.81717394708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17.43435157915">
                <text:p>617.4343515791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06.531926618598">
                <text:p>606.53192661859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86.560908617406">
                <text:p>586.56090861740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91.427959934316">
                <text:p>591.42795993431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77.063244924928">
                <text:p>577.06324492492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86.496213386019">
                <text:p>586.49621338601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38.765823980736">
                <text:p>538.76582398073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84.470832596581">
                <text:p>584.47083259658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73.859115561898">
                <text:p>573.85911556189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27.784574746004">
                <text:p>527.7845747460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72.046615702939">
                <text:p>572.04661570293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82.942321320672">
                <text:p>582.94232132067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57.789776616513">
                <text:p>557.78977661651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82.642576331672">
                <text:p>582.64257633167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34.86217088005">
                <text:p>534.8621708800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81.412710570366">
                <text:p>581.41271057036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60.446016477441">
                <text:p>560.44601647744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67.933244736674">
                <text:p>567.93324473667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78.690057088346">
                <text:p>578.69005708834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96.492386298509">
                <text:p>596.49238629850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79.690834250467">
                <text:p>579.6908342504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95.499676789615">
                <text:p>595.49967678961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68.729430537269">
                <text:p>568.72943053726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28.769652859205">
                <text:p>528.76965285920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32.545173996325">
                <text:p>532.5451739963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28.0637378694">
                <text:p>528.063737869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85.526968660026">
                <text:p>485.52696866002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62.351044667925">
                <text:p>462.3510446679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31.003344596971">
                <text:p>431.00334459697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74.192868896706">
                <text:p>474.19286889670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69.333323117617">
                <text:p>469.33332311761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36.093673637642">
                <text:p>436.09367363764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60.64363792078">
                <text:p>460.6436379207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96.655189254554">
                <text:p>496.65518925455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04.22364550015">
                <text:p>504.2236455001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40.75205965761">
                <text:p>540.7520596576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12.553832994299">
                <text:p>512.55383299429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62.451727755461">
                <text:p>562.45172775546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91.187037838097">
                <text:p>591.18703783809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76.260642529346">
                <text:p>576.26064252934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12.81727074273">
                <text:p>612.8172707427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10.997133535468">
                <text:p>610.99713353546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83.004485024477">
                <text:p>583.00448502447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87.669455399135">
                <text:p>587.66945539913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80.43745339875">
                <text:p>580.4374533987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43.111414118625">
                <text:p>543.1114141186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81.341819597818">
                <text:p>581.34181959781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24.880132060388">
                <text:p>624.88013206038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77.018450707943">
                <text:p>577.01845070794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28.03103695751">
                <text:p>528.0310369575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06.603077179323">
                <text:p>506.60307717932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74.310202571037">
                <text:p>474.31020257103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69.360361087676">
                <text:p>469.36036108767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10.909371030672">
                <text:p>510.90937103067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61.696405218097">
                <text:p>461.69640521809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17.737707723791">
                <text:p>417.73770772379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58.306769967024">
                <text:p>458.30676996702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13.821835189438">
                <text:p>413.82183518943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07.734248677306">
                <text:p>407.73424867730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29.799773122228">
                <text:p>429.79977312222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93.361590672734">
                <text:p>393.36159067273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39.685799303766">
                <text:p>439.68579930376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60.615475744908">
                <text:p>460.61547574490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72.156515658473">
                <text:p>472.15651565847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46.754513763684">
                <text:p>446.75451376368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22.814344376073">
                <text:p>422.81434437607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65.950102356665">
                <text:p>465.95010235666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90.466826917149">
                <text:p>490.46682691714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46.343009018574">
                <text:p>446.34300901857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95.172107672995">
                <text:p>495.17210767299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48.378912722172">
                <text:p>448.37891272217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31.061491525659">
                <text:p>431.06149152565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51.795998896799">
                <text:p>451.79599889679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02.854656472883">
                <text:p>402.85465647288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28.501964653602">
                <text:p>428.50196465360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45.242207887788">
                <text:p>445.24220788778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87.510894199549">
                <text:p>487.51089419954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00.044428166079">
                <text:p>500.04442816607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39.059253328565">
                <text:p>539.05925332856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33.901955230193">
                <text:p>533.90195523019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37.744552721429">
                <text:p>537.74455272142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80.894709277761">
                <text:p>580.89470927776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09.806057061504">
                <text:p>609.80605706150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93.519943828454">
                <text:p>593.51994382845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91.708212338687">
                <text:p>591.70821233868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21.979969639124">
                <text:p>621.97996963912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68.779349352631">
                <text:p>668.77934935263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68.325846033035">
                <text:p>668.32584603303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91.316843714723">
                <text:p>691.31684371472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31.457753514361">
                <text:p>731.45775351436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92.64711332094">
                <text:p>692.6471133209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04.561077438431">
                <text:p>704.56107743843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80.770644365131">
                <text:p>680.77064436513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13.14483129176">
                <text:p>713.1448312917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90.710546037557">
                <text:p>690.71054603755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91.809481764765">
                <text:p>691.80948176476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30.618077639144">
                <text:p>730.61807763914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24.547776192199">
                <text:p>724.54777619219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21.969113392359">
                <text:p>721.96911339235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52.583157144147">
                <text:p>752.58315714414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10.690053580132">
                <text:p>710.69005358013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99.060378224002">
                <text:p>699.06037822400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10.781847702905">
                <text:p>710.78184770290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03.59417173294">
                <text:p>703.5941717329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18.553135510041">
                <text:p>718.55313551004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06.317839368452">
                <text:p>706.31783936845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91.085517417245">
                <text:p>691.08551741724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26.601074015072">
                <text:p>726.60107401507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39.460953968431">
                <text:p>739.46095396843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92.690080594726">
                <text:p>692.69008059472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46.450874757588">
                <text:p>646.45087475758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19.512141848082">
                <text:p>619.51214184808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62.857889850748">
                <text:p>662.85788985074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06.160132314155">
                <text:p>706.16013231415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12.431511150981">
                <text:p>712.43151115098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56.154925820553">
                <text:p>756.15492582055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85.283441892881">
                <text:p>785.28344189288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84.898295041419">
                <text:p>784.89829504141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06.889033420894">
                <text:p>806.88903342089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21.769537033011">
                <text:p>821.76953703301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52.21693458194">
                <text:p>852.2169345819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48.451951281781">
                <text:p>848.45195128178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76.928204966912">
                <text:p>876.92820496691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28.305621198313">
                <text:p>828.30562119831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39.58832411074">
                <text:p>839.5883241107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70.953451142223">
                <text:p>870.95345114222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32.221727082347">
                <text:p>832.22172708234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80.576106079416">
                <text:p>880.57610607941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08.918969756224">
                <text:p>908.91896975622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36.732432185098">
                <text:p>936.73243218509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12.677939924472">
                <text:p>912.67793992447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5.893767586862">
                <text:p>905.89376758686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89.157855513646">
                <text:p>889.15785551364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35.366182933775">
                <text:p>935.36618293377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38.041188128696">
                <text:p>938.04118812869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1.472302330311">
                <text:p>911.47230233031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52.479077441282">
                <text:p>952.47907744128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96.304275076659">
                <text:p>996.30427507665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52.965634850135">
                <text:p>952.96563485013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46.530703375016">
                <text:p>946.53070337501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76.22136721234">
                <text:p>976.2213672123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00.39263043731">
                <text:p>1000.3926304373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03.86445880492">
                <text:p>1003.8644588049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58.67066444045">
                <text:p>958.6706644404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3.353594710971">
                <text:p>933.35359471097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06.921100734903">
                <text:p>906.92110073490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27.564332148931">
                <text:p>927.56433214893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61.022438790994">
                <text:p>961.02243879099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92.478107147908">
                <text:p>992.47810714790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58.377057707">
                <text:p>958.37705770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58.899961074038">
                <text:p>958.89996107403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86.970264546131">
                <text:p>986.97026454613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07.81003902693">
                <text:p>1007.8100390269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82.661019228497">
                <text:p>982.66101922849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85.041154378071">
                <text:p>985.04115437807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73.215882331556">
                <text:p>973.21588233155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4.043427801945">
                <text:p>954.04342780194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26.981885693002">
                <text:p>926.98188569300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01.190843287496">
                <text:p>901.19084328749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78.682986111608">
                <text:p>878.68298611160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03.810550883705">
                <text:p>903.81055088370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71.149798741982">
                <text:p>871.14979874198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17.547854324581">
                <text:p>917.54785432458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76.799285375043">
                <text:p>876.79928537504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15.941624223136">
                <text:p>915.94162422313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18.789200725368">
                <text:p>918.78920072536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72.034520535557">
                <text:p>872.03452053555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80.438449879727">
                <text:p>880.43844987972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26.639274928557">
                <text:p>926.63927492855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16.42301332357">
                <text:p>916.4230133235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93.650612745952">
                <text:p>893.65061274595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42.01342348422">
                <text:p>942.0134234842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97.037677712747">
                <text:p>897.03767771274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21.169149588908">
                <text:p>921.16914958890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98.797502982053">
                <text:p>898.79750298205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27.760918686165">
                <text:p>927.76091868616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08.80524999592">
                <text:p>908.8052499959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64.257899456359">
                <text:p>864.25789945635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04.577859455226">
                <text:p>904.57785945522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41.765063901462">
                <text:p>941.76506390146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76.811580366555">
                <text:p>976.81158036655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42.358746427501">
                <text:p>942.35874642750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959.370275634547">
                <text:p>959.37027563454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991.803633391719">
                <text:p>991.80363339171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92.948618439658">
                <text:p>992.94861843965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29.30760706929">
                <text:p>1029.3076070692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61.12606880275">
                <text:p>1061.1260688027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23.75660760246">
                <text:p>1023.7566076024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49.18034471647">
                <text:p>1049.1803447164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32.57632728863">
                <text:p>1032.5763272886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31.52418967972">
                <text:p>1031.5241896797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01.03344572615">
                <text:p>1001.0334457261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972.40963551807">
                <text:p>972.4096355180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988.645044004658">
                <text:p>988.64504400465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978.274722421899">
                <text:p>978.27472242189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46.626497472051">
                <text:p>946.62649747205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922.181866976661">
                <text:p>922.18186697666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948.084910091318">
                <text:p>948.08491009131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59.18021653922">
                <text:p>959.1802165392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950.882974244989">
                <text:p>950.88297424498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964.564255317757">
                <text:p>964.56425531775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969.52203733076">
                <text:p>969.5220373307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939.299477758048">
                <text:p>939.29947775804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80.485482442963">
                <text:p>980.48548244296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00.05309931677">
                <text:p>1000.0530993167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47.16290464841">
                <text:p>1047.1629046484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49.28780173191">
                <text:p>1049.2878017319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34.09727088847">
                <text:p>1034.0972708884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98.360081507383">
                <text:p>998.36008150738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22.77563251376">
                <text:p>1022.7756325137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54.56170262359">
                <text:p>1054.5617026235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10.55525511605">
                <text:p>1010.5552551160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98.554822904193">
                <text:p>998.55482290419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22.3402766169">
                <text:p>1022.340276616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27.28645175414">
                <text:p>1027.2864517541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12.98427306161">
                <text:p>1012.9842730616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994.089977189801">
                <text:p>994.08997718980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973.12329964286">
                <text:p>973.1232996428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960.109078189635">
                <text:p>960.10907818963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00.39382973828">
                <text:p>1000.3938297382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16.879653704">
                <text:p>1016.87965370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90.014896111591">
                <text:p>990.01489611159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21.28364383594">
                <text:p>1021.2836438359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61.60560504248">
                <text:p>1061.6056050424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35.39900541318">
                <text:p>1035.3990054131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998.40258601661">
                <text:p>998.4025860166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18.26062293852">
                <text:p>1018.2606229385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97.454012199368">
                <text:p>997.45401219936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03.77115739876">
                <text:p>1003.7711573987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955.186593555602">
                <text:p>955.18659355560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89.577064529091">
                <text:p>989.57706452909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50.143843153847">
                <text:p>950.14384315384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950.869120120473">
                <text:p>950.86912012047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70.909293698807">
                <text:p>970.90929369880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50.041100046383">
                <text:p>950.04110004638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931.855647364733">
                <text:p>931.85564736473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894.690043306078">
                <text:p>894.69004330607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881.478493337395">
                <text:p>881.47849333739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869.826879765856">
                <text:p>869.82687976585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849.089298296819">
                <text:p>849.08929829681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869.596867844213">
                <text:p>869.59686784421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884.526577233117">
                <text:p>884.52657723311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04.788246193751">
                <text:p>904.78824619375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33.28465277903">
                <text:p>933.2846527790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955.265920871408">
                <text:p>955.26592087140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990.318916663459">
                <text:p>990.31891666345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015.94541330871">
                <text:p>1015.9454133087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065.34749297811">
                <text:p>1065.3474929781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07.83462670585">
                <text:p>1107.8346267058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11.11218231593">
                <text:p>1111.1121823159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077.5844619203">
                <text:p>1077.584461920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043.35525069741">
                <text:p>1043.3552506974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065.74511847094">
                <text:p>1065.7451184709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076.52975249351">
                <text:p>1076.5297524935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02.54056692336">
                <text:p>1102.5405669233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27.35143585627">
                <text:p>1127.3514358562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43.47138105886">
                <text:p>1143.4713810588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99.8172810664">
                <text:p>1099.817281066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83.66118893598">
                <text:p>1083.6611889359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40.83145800508">
                <text:p>1040.8314580050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03.08732994925">
                <text:p>1003.0873299492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68.733114351718">
                <text:p>968.73311435171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927.389850394585">
                <text:p>927.38985039458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946.468183530943">
                <text:p>946.46818353094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966.268086111279">
                <text:p>966.26808611127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45.864607658491">
                <text:p>945.86460765849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98.841227966674">
                <text:p>898.84122796667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23.853824699997">
                <text:p>923.85382469999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83.660913991184">
                <text:p>883.66091399118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66.16197825824">
                <text:p>866.1619782582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20.156952065848">
                <text:p>820.15695206584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33.045885659324">
                <text:p>833.04588565932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96.072169745916">
                <text:p>796.07216974591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10.371009585033">
                <text:p>810.37100958503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51.545340759786">
                <text:p>851.54534075978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848.127209774697">
                <text:p>848.12720977469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849.247286722044">
                <text:p>849.24728672204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864.837766111271">
                <text:p>864.83776611127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889.947840272031">
                <text:p>889.94784027203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13.337842087273">
                <text:p>913.33784208727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47.838953317041">
                <text:p>947.83895331704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81.180332756489">
                <text:p>981.18033275648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44.339513185101">
                <text:p>944.33951318510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47.198072976359">
                <text:p>947.19807297635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24.673231300516">
                <text:p>924.67323130051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940.838876985378">
                <text:p>940.83887698537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972.92199147004">
                <text:p>972.9219914700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956.275504453724">
                <text:p>956.27550445372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983.976847993972">
                <text:p>983.97684799397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971.387186392501">
                <text:p>971.38718639250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982.598551779327">
                <text:p>982.59855177932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978.750581099235">
                <text:p>978.75058109923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932.075079066033">
                <text:p>932.07507906603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92.217715804917">
                <text:p>892.21771580491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884.244267356866">
                <text:p>884.24426735686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876.645015086066">
                <text:p>876.64501508606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828.349037493505">
                <text:p>828.34903749350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00.024915801851">
                <text:p>800.02491580185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53.36683782316">
                <text:p>753.3668378231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02.901301400715">
                <text:p>802.90130140071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95.267646175333">
                <text:p>795.26764617533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838.582067445235">
                <text:p>838.58206744523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863.712695457122">
                <text:p>863.71269545712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63.949929704055">
                <text:p>863.94992970405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907.393618061412">
                <text:p>907.39361806141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71.784232678533">
                <text:p>871.78423267853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895.754082443464">
                <text:p>895.75408244346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25.563321072682">
                <text:p>925.56332107268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52.750253066304">
                <text:p>952.75025306630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36.747009517073">
                <text:p>936.74700951707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894.646765124329">
                <text:p>894.64676512432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43.358758179047">
                <text:p>943.35875817904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12.319852032244">
                <text:p>912.31985203224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894.215983183495">
                <text:p>894.21598318349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76.954478363463">
                <text:p>876.95447836346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838.602404937771">
                <text:p>838.60240493777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822.517604406984">
                <text:p>822.51760440698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858.618183924285">
                <text:p>858.61818392428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876.671263418955">
                <text:p>876.67126341895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30.538957998291">
                <text:p>830.53895799829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89.771398887726">
                <text:p>789.77139888772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92.518250841329">
                <text:p>792.51825084132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11.689477253077">
                <text:p>811.68947725307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854.024311274386">
                <text:p>854.02431127438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833.562227680638">
                <text:p>833.56222768063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98.442949040786">
                <text:p>798.44294904078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51.505831354408">
                <text:p>751.50583135440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96.149744688893">
                <text:p>796.14974468889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832.45457569264">
                <text:p>832.4545756926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873.476169734472">
                <text:p>873.47616973447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852.217039512757">
                <text:p>852.21703951275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873.266270317732">
                <text:p>873.26627031773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843.331525607388">
                <text:p>843.33152560738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870.894369527562">
                <text:p>870.89436952756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853.218887420697">
                <text:p>853.21888742069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824.161235576997">
                <text:p>824.16123557699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871.467804918126">
                <text:p>871.46780491812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903.440427369383">
                <text:p>903.44042736938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910.459099557621">
                <text:p>910.45909955762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881.159238694437">
                <text:p>881.15923869443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899.491218256734">
                <text:p>899.49121825673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897.02993354091">
                <text:p>897.0299335409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921.822661602324">
                <text:p>921.82266160232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900.11491881512">
                <text:p>900.1149188151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887.481582491298">
                <text:p>887.48158249129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847.473274810264">
                <text:p>847.47327481026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867.850033037367">
                <text:p>867.85003303736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911.871426053935">
                <text:p>911.87142605393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914.217734535335">
                <text:p>914.21773453533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958.153233377068">
                <text:p>958.15323337706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932.99966286062">
                <text:p>932.9996628606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941.294208495018">
                <text:p>941.29420849501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957.815860551875">
                <text:p>957.81586055187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990.498939744874">
                <text:p>990.49893974487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027.27620972188">
                <text:p>1027.2762097218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012.68611015219">
                <text:p>1012.6861101521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006.4304283751">
                <text:p>1006.430428375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965.779867239863">
                <text:p>965.77986723986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983.286592327336">
                <text:p>983.28659232733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972.283594740354">
                <text:p>972.28359474035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002.63487315423">
                <text:p>1002.6348731542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030.74223108637">
                <text:p>1030.7422310863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050.35523932967">
                <text:p>1050.3552393296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023.64518013194">
                <text:p>1023.6451801319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049.72340869155">
                <text:p>1049.7234086915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042.41412623124">
                <text:p>1042.4141262312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996.6049658263">
                <text:p>996.604965826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037.46312886962">
                <text:p>1037.4631288696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047.89211933631">
                <text:p>1047.8921193363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004.65791420724">
                <text:p>1004.6579142072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048.18379703163">
                <text:p>1048.1837970316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030.12780119858">
                <text:p>1030.1278011985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062.94382906231">
                <text:p>1062.9438290623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068.73195637903">
                <text:p>1068.7319563790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109.77776040814">
                <text:p>1109.7777604081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137.46046064117">
                <text:p>1137.4604606411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179.14813504488">
                <text:p>1179.1481350448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169.56103955185">
                <text:p>1169.5610395518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185.73105561806">
                <text:p>1185.7310556180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145.15952809427">
                <text:p>1145.1595280942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181.17100635125">
                <text:p>1181.1710063512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133.66456061323">
                <text:p>1133.6645606132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107.01266201543">
                <text:p>1107.0126620154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085.49757753087">
                <text:p>1085.4975775308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117.64048317809">
                <text:p>1117.6404831780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153.8381783732">
                <text:p>1153.838178373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141.10681547855">
                <text:p>1141.1068154785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112.09607722247">
                <text:p>1112.0960772224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159.06817224526">
                <text:p>1159.0681722452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158.01637567836">
                <text:p>1158.0163756783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139.81309556583">
                <text:p>1139.8130955658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097.3835744778">
                <text:p>1097.383574477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131.86225959288">
                <text:p>1131.8622595928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101.67098283712">
                <text:p>1101.6709828371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137.16185247798">
                <text:p>1137.1618524779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166.24305044151">
                <text:p>1166.2430504415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194.0540797983">
                <text:p>1194.054079798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152.80440164619">
                <text:p>1152.8044016461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109.34938653556">
                <text:p>1109.3493865355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060.53772821999">
                <text:p>1060.5377282199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082.58425651487">
                <text:p>1082.5842565148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128.98486346723">
                <text:p>1128.9848634672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169.5227534888">
                <text:p>1169.522753488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144.51497835934">
                <text:p>1144.5149783593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124.81901674913">
                <text:p>1124.8190167491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077.37321544628">
                <text:p>1077.3732154462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047.71270990605">
                <text:p>1047.7127099060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072.70408879629">
                <text:p>1072.7040887962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107.97377158904">
                <text:p>1107.9737715890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096.03143556947">
                <text:p>1096.0314355694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116.14580732993">
                <text:p>1116.1458073299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073.70223804452">
                <text:p>1073.7022380445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101.83177923368">
                <text:p>1101.8317792336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075.04371735136">
                <text:p>1075.0437173513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029.16154195155">
                <text:p>1029.1615419515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073.78565381998">
                <text:p>1073.7856538199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052.76642064722">
                <text:p>1052.7664206472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101.54701105041">
                <text:p>1101.5470110504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121.79500331217">
                <text:p>1121.7950033121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103.11617715161">
                <text:p>1103.1161771516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063.7608181515">
                <text:p>1063.760818151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051.5618255096">
                <text:p>1051.561825509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027.43357088783">
                <text:p>1027.4335708878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056.16682071536">
                <text:p>1056.1668207153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076.21517900869">
                <text:p>1076.2151790086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110.67675049481">
                <text:p>1110.6767504948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123.73613076528">
                <text:p>1123.7361307652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124.14747477585">
                <text:p>1124.1474747758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079.04246636716">
                <text:p>1079.0424663671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120.02437163889">
                <text:p>1120.0243716388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146.76447446648">
                <text:p>1146.7644744664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151.68016969504">
                <text:p>1151.6801696950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157.26352064672">
                <text:p>1157.2635206467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179.13293550673">
                <text:p>1179.1329355067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130.98729972002">
                <text:p>1130.9872997200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153.87322567738">
                <text:p>1153.8732256773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119.00056016051">
                <text:p>1119.0005601605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111.46190934541">
                <text:p>1111.4619093454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083.46095793513">
                <text:p>1083.4609579351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114.7878428298">
                <text:p>1114.787842829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139.78195314634">
                <text:p>1139.7819531463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139.18380223177">
                <text:p>1139.1838022317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165.69467321823">
                <text:p>1165.6946732182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194.73264855773">
                <text:p>1194.7326485577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216.63374959298">
                <text:p>1216.6337495929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226.54743440468">
                <text:p>1226.5474344046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263.06223565217">
                <text:p>1263.0622356521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277.15481505673">
                <text:p>1277.1548150567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260.7631528585">
                <text:p>1260.763152858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286.44424867952">
                <text:p>1286.4442486795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301.39772713822">
                <text:p>1301.3977271382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331.96842578672">
                <text:p>1331.9684257867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354.20197345655">
                <text:p>1354.2019734565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314.08783347373">
                <text:p>1314.0878334737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334.20818502228">
                <text:p>1334.2081850222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361.34243711867">
                <text:p>1361.3424371186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400.09270930842">
                <text:p>1400.0927093084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370.31247954863">
                <text:p>1370.3124795486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341.70688728025">
                <text:p>1341.7068872802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300.5615301745">
                <text:p>1300.561530174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295.83729401038">
                <text:p>1295.8372940103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330.50263587841">
                <text:p>1330.5026358784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318.23698803849">
                <text:p>1318.2369880384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352.54018297799">
                <text:p>1352.5401829779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344.05439465842">
                <text:p>1344.0543946584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380.38221334552">
                <text:p>1380.3822133455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359.79084588224">
                <text:p>1359.7908458822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313.51963418989">
                <text:p>1313.5196341898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271.15464380888">
                <text:p>1271.1546438088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242.66795735718">
                <text:p>1242.6679573571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267.44357164556">
                <text:p>1267.4435716455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253.05312300707">
                <text:p>1253.0531230070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209.68254171242">
                <text:p>1209.6825417124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214.88331978922">
                <text:p>1214.8833197892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214.38352896511">
                <text:p>1214.3835289651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260.19458971655">
                <text:p>1260.1945897165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299.17697373156">
                <text:p>1299.1769737315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268.35996058502">
                <text:p>1268.3599605850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240.01461380511">
                <text:p>1240.0146138051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231.2001638512">
                <text:p>1231.200163851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199.00869456979">
                <text:p>1199.0086945697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184.53199527461">
                <text:p>1184.5319952746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187.82272668922">
                <text:p>1187.8227266892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231.25769601126">
                <text:p>1231.2576960112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268.14528395052">
                <text:p>1268.1452839505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292.74797181648">
                <text:p>1292.7479718164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249.89658320043">
                <text:p>1249.8965832004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245.72517866424">
                <text:p>1245.7251786642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223.48184396832">
                <text:p>1223.4818439683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193.35424328599">
                <text:p>1193.3542432859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185.46543015966">
                <text:p>1185.4654301596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192.376611883">
                <text:p>1192.37661188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147.98081088868">
                <text:p>1147.9808108886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108.21192141793">
                <text:p>1108.2119214179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145.05161593505">
                <text:p>1145.0516159350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127.34612833923">
                <text:p>1127.3461283392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120.50931534942">
                <text:p>1120.5093153494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104.25125820054">
                <text:p>1104.2512582005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151.3833563221">
                <text:p>1151.383356322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178.43868323949">
                <text:p>1178.4386832394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175.82104260691">
                <text:p>1175.8210426069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165.79137444451">
                <text:p>1165.7913744445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187.88875356758">
                <text:p>1187.8887535675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156.77332085375">
                <text:p>1156.7733208537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174.99988570703">
                <text:p>1174.9998857070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192.58253404266">
                <text:p>1192.5825340426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188.7935333127">
                <text:p>1188.793533312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185.54595079622">
                <text:p>1185.5459507962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212.47030635781">
                <text:p>1212.4703063578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236.61343362674">
                <text:p>1236.6134336267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262.99555343843">
                <text:p>1262.9955534384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258.52016888649">
                <text:p>1258.5201688864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234.29971716255">
                <text:p>1234.2997171625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189.79538041775">
                <text:p>1189.7953804177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222.04255567205">
                <text:p>1222.0425556720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203.85242376531">
                <text:p>1203.8524237653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240.99640423816">
                <text:p>1240.9964042381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203.66969179531">
                <text:p>1203.6696917953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210.9388040286">
                <text:p>1210.938804028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217.05084131456">
                <text:p>1217.0508413145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244.46262988282">
                <text:p>1244.4626298828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239.76066007866">
                <text:p>1239.7606600786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216.31805685859">
                <text:p>1216.3180568585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261.62085098942">
                <text:p>1261.6208509894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226.28592403026">
                <text:p>1226.2859240302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203.2239417498">
                <text:p>1203.223941749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180.59537815002">
                <text:p>1180.5953781500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169.22743312848">
                <text:p>1169.2274331284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141.65792718372">
                <text:p>1141.6579271837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151.76301326061">
                <text:p>1151.7630132606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106.05113776265">
                <text:p>1106.0511377626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095.69096181923">
                <text:p>1095.6909618192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120.54669369286">
                <text:p>1120.5466936928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125.98254540949">
                <text:p>1125.9825454094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103.09383071869">
                <text:p>1103.0938307186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124.43402896834">
                <text:p>1124.4340289683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132.21981623551">
                <text:p>1132.2198162355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099.63384776868">
                <text:p>1099.6338477686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127.04082076969">
                <text:p>1127.0408207696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157.13808469476">
                <text:p>1157.1380846947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182.03769605158">
                <text:p>1182.0376960515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224.96342312692">
                <text:p>1224.9634231269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194.82065619779">
                <text:p>1194.8206561977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171.10413649474">
                <text:p>1171.1041364947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159.19580380197">
                <text:p>1159.1958038019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199.49913950835">
                <text:p>1199.4991395083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193.88101460657">
                <text:p>1193.8810146065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206.53265919833">
                <text:p>1206.5326591983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186.90397541286">
                <text:p>1186.9039754128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224.46158668614">
                <text:p>1224.4615866861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266.34433324827">
                <text:p>1266.3443332482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305.48382513474">
                <text:p>1305.4838251347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348.01449595685">
                <text:p>1348.0144959568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334.86363565844">
                <text:p>1334.8636356584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339.08759040977">
                <text:p>1339.0875904097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335.55250025081">
                <text:p>1335.5525002508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309.40579553013">
                <text:p>1309.4057955301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340.53114270111">
                <text:p>1340.5311427011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321.77983963836">
                <text:p>1321.7798396383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281.61542459578">
                <text:p>1281.6154245957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246.31324288256">
                <text:p>1246.3132428825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287.26221484474">
                <text:p>1287.2622148447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268.94958928529">
                <text:p>1268.9495892852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264.17048575187">
                <text:p>1264.1704857518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302.66470108983">
                <text:p>1302.6647010898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315.63415646218">
                <text:p>1315.6341564621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332.78268858002">
                <text:p>1332.7826885800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378.30219409472">
                <text:p>1378.3021940947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344.3903640639">
                <text:p>1344.390364063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347.68660417199">
                <text:p>1347.6866041719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358.55290014252">
                <text:p>1358.5529001425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397.06267183707">
                <text:p>1397.0626718370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404.86866044811">
                <text:p>1404.8686604481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366.8290942027">
                <text:p>1366.829094202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411.65944821711">
                <text:p>1411.6594482171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366.58174801268">
                <text:p>1366.5817480126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365.79846789539">
                <text:p>1365.7984678953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381.95117301953">
                <text:p>1381.9511730195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377.73294486186">
                <text:p>1377.7329448618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370.30837869548">
                <text:p>1370.3083786954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328.14725971162">
                <text:p>1328.1472597116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319.42307390405">
                <text:p>1319.4230739040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345.51642533497">
                <text:p>1345.5164253349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379.72561241719">
                <text:p>1379.7256124171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353.32929299299">
                <text:p>1353.3292929929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333.38160936792">
                <text:p>1333.3816093679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327.3301288497">
                <text:p>1327.330128849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311.43934266991">
                <text:p>1311.4393426699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341.50849794195">
                <text:p>1341.5084979419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351.34195176737">
                <text:p>1351.3419517673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310.79619929379">
                <text:p>1310.7961992937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315.17662917801">
                <text:p>1315.1766291780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295.85887258617">
                <text:p>1295.8588725861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276.5165182888">
                <text:p>1276.516518288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255.85000188952">
                <text:p>1255.8500018895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253.3997553326">
                <text:p>1253.399755332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240.51746531375">
                <text:p>1240.5174653137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273.13041285648">
                <text:p>1273.1304128564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239.28567906652">
                <text:p>1239.2856790665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261.37127462301">
                <text:p>1261.3712746230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251.45086900256">
                <text:p>1251.4508690025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229.88285156135">
                <text:p>1229.8828515613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265.36719159601">
                <text:p>1265.3671915960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217.75042376285">
                <text:p>1217.7504237628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235.03843567142">
                <text:p>1235.0384356714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263.10652356232">
                <text:p>1263.1065235623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310.46057724332">
                <text:p>1310.4605772433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320.4190998617">
                <text:p>1320.419099861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358.83604204775">
                <text:p>1358.8360420477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370.37932693252">
                <text:p>1370.3793269325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407.86540565932">
                <text:p>1407.8654056593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390.94877411">
                <text:p>1390.9487741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416.15627337563">
                <text:p>1416.1562733756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450.24330747559">
                <text:p>1450.2433074755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407.44545527299">
                <text:p>1407.4454552729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372.17853115132">
                <text:p>1372.1785311513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364.61943020619">
                <text:p>1364.6194302061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354.21424202636">
                <text:p>1354.2142420263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369.47049765838">
                <text:p>1369.4704976583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386.75876207277">
                <text:p>1386.7587620727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369.05716340437">
                <text:p>1369.0571634043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392.32027011871">
                <text:p>1392.320270118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